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181.39pt"/>
    </style:style>
    <style:style style:name="co3" style:family="table-column">
      <style:table-column-properties fo:break-before="auto" style:column-width="145.11pt"/>
    </style:style>
    <style:style style:name="co4" style:family="table-column">
      <style:table-column-properties fo:break-before="auto" style:column-width="163.64pt"/>
    </style:style>
    <style:style style:name="co5" style:family="table-column">
      <style:table-column-properties fo:break-before="auto" style:column-width="106.5pt"/>
    </style:style>
    <style:style style:name="co6" style:family="table-column">
      <style:table-column-properties fo:break-before="auto" style:column-width="289.1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79.26pt"/>
    </style:style>
    <style:style style:name="co11" style:family="table-column">
      <style:table-column-properties fo:break-before="auto" style:column-width="82.29pt"/>
    </style:style>
    <style:style style:name="co12" style:family="table-column">
      <style:table-column-properties fo:break-before="auto" style:column-width="74.75pt"/>
    </style:style>
    <style:style style:name="co13" style:family="table-column">
      <style:table-column-properties fo:break-before="auto" style:column-width="75.66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89.35pt"/>
    </style:style>
    <style:style style:name="co16" style:family="table-column">
      <style:table-column-properties fo:break-before="auto" style:column-width="81.89pt"/>
    </style:style>
    <style:style style:name="co17" style:family="table-column">
      <style:table-column-properties fo:break-before="auto" style:column-width="132.75pt"/>
    </style:style>
    <style:style style:name="co18" style:family="table-column">
      <style:table-column-properties fo:break-before="auto" style:column-width="71.01pt"/>
    </style:style>
    <style:style style:name="co19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ffff00"/>
      <style:text-properties fo:color="#800000"/>
    </style:style>
    <style:style style:name="ce12" style:family="table-cell" style:parent-style-name="Default" style:data-style-name="N0"/>
    <style:style style:name="ce13" style:family="table-cell" style:parent-style-name="Default" style:data-style-name="N11"/>
    <style:style style:name="ce14" style:family="table-cell" style:parent-style-name="Default">
      <style:text-properties fo:color="#ff3333"/>
    </style:style>
    <style:style style:name="ce15" style:family="table-cell" style:parent-style-name="Default" style:data-style-name="N1"/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ext-properties fo:color="#8000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paragraph-properties fo:margin-left="2.01pt"/>
    </style:style>
  </office:automatic-styles>
  <office:body>
    <office:spreadsheet>
      <table:calculation-settings table:automatic-find-labels="false"/>
      <table:table table:name="10.20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hannel Conditions</text:p>
          </table:table-cell>
          <table:table-cell table:style-name="ce5" office:value-type="string" calcext:value-type="string">
            <text:p>Bi-direction links</text:p>
          </table:table-cell>
          <table:table-cell table:style-name="ce5"/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r 70</text:p>
          </table:table-cell>
          <table:table-cell office:value-type="string" calcext:value-type="string">
            <text:p>Prr 80</text:p>
          </table:table-cell>
          <table:table-cell table:style-name="ce8" office:value-type="string" calcext:value-type="string">
            <text:p>Prr 9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table:style-name="ce8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6" calcext:value-type="float">
            <text:p>336</text:p>
          </table:table-cell>
          <table:table-cell office:value-type="float" office:value="322" calcext:value-type="float">
            <text:p>322</text:p>
          </table:table-cell>
          <table:table-cell table:style-name="ce8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265" calcext:value-type="float">
            <text:p>265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4" calcext:value-type="float">
            <text:p>304</text:p>
          </table:table-cell>
          <table:table-cell office:value-type="float" office:value="293" calcext:value-type="float">
            <text:p>293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table:style-name="ce8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330" calcext:value-type="float">
            <text:p>330</text:p>
          </table:table-cell>
          <table:table-cell table:style-name="ce9"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rank</text:p>
          </table:table-cell>
          <table:table-cell table:style-name="ce7" office:value-type="string" calcext:value-type="string">
            <text:p>prr7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rr8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prr9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e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hannels</text:p>
          </table:table-cell>
          <table:table-cell office:value-type="string" calcext:value-type="string">
            <text:p>PRR</text:p>
          </table:table-cell>
          <table:table-cell office:value-type="string" calcext:value-type="string">
            <text:p>Average Energy</text:p>
          </table:table-cell>
          <table:table-cell office:value-type="string" calcext:value-type="string">
            <text:p>Latency Average</text:p>
          </table:table-cell>
          <table:table-cell office:value-type="string" calcext:value-type="string">
            <text:p>PDR Average</text:p>
          </table:table-cell>
          <table:table-cell office:value-type="string" calcext:value-type="string">
            <text:p>6 flows Latency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.29232" calcext:value-type="float">
            <text:p>2.29232</text:p>
          </table:table-cell>
          <table:table-cell table:style-name="ce11" office:value-type="float" office:value="43.9204" calcext:value-type="float">
            <text:p>43.9204</text:p>
          </table:table-cell>
          <table:table-cell office:value-type="float" office:value="0.999987" calcext:value-type="float">
            <text:p>0.999987</text:p>
          </table:table-cell>
          <table:table-cell table:style-name="ce12" office:value-type="string" calcext:value-type="string">
            <text:p>51.5815 30.2984 30.214 30.459 70.4636 50.4476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.32953" calcext:value-type="float">
            <text:p>2.32953</text:p>
          </table:table-cell>
          <table:table-cell table:style-name="ce11" office:value-type="float" office:value="77.1568" calcext:value-type="float">
            <text:p>77.1568</text:p>
          </table:table-cell>
          <table:table-cell office:value-type="float" office:value="0.999993" calcext:value-type="float">
            <text:p>0.999993</text:p>
          </table:table-cell>
          <table:table-cell office:value-type="string" calcext:value-type="string">
            <text:p>70.1084 40.9252 40.6082 60.5072 120.483 130.309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.50053" calcext:value-type="float">
            <text:p>2.50053</text:p>
          </table:table-cell>
          <table:table-cell table:style-name="ce11" office:value-type="float" office:value="90.3152" calcext:value-type="float">
            <text:p>90.3152</text:p>
          </table:table-cell>
          <table:table-cell office:value-type="float" office:value="0.999983" calcext:value-type="float">
            <text:p>0.999983</text:p>
          </table:table-cell>
          <table:table-cell office:value-type="string" calcext:value-type="string">
            <text:p>70.298 30.1374 140.542 100.392 100.202 100.32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.49813" calcext:value-type="float">
            <text:p>2.49813</text:p>
          </table:table-cell>
          <table:table-cell table:style-name="ce11" office:value-type="float" office:value="132.116" calcext:value-type="float">
            <text:p>132.116</text:p>
          </table:table-cell>
          <table:table-cell office:value-type="float" office:value="0.999987" calcext:value-type="float">
            <text:p>0.999987</text:p>
          </table:table-cell>
          <table:table-cell office:value-type="string" calcext:value-type="string">
            <text:p>70.4306 30.0934 130.627 170.207 150.638 240.701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.54817" calcext:value-type="float">
            <text:p>2.54817</text:p>
          </table:table-cell>
          <table:table-cell table:style-name="ce11" office:value-type="float" office:value="117.161" calcext:value-type="float">
            <text:p>117.161</text:p>
          </table:table-cell>
          <table:table-cell office:value-type="float" office:value="0.999967" calcext:value-type="float">
            <text:p>0.999967</text:p>
          </table:table-cell>
          <table:table-cell office:value-type="string" calcext:value-type="string">
            <text:p>70.5656 30.7604 50.368 120 230.627 200.647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2.53208" calcext:value-type="float">
            <text:p>2.53208</text:p>
          </table:table-cell>
          <table:table-cell table:style-name="ce11" office:value-type="float" office:value="124.221" calcext:value-type="float">
            <text:p>124.221</text:p>
          </table:table-cell>
          <table:table-cell office:value-type="float" office:value="0.99994" calcext:value-type="float">
            <text:p>0.99994</text:p>
          </table:table-cell>
          <table:table-cell office:value-type="string" calcext:value-type="string">
            <text:p>70.4994 30.7235 50.718 92.1132 221.05 280.107</text:p>
          </table:table-cell>
          <table:table-cell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.67995" calcext:value-type="float">
            <text:p>2.67995</text:p>
          </table:table-cell>
          <table:table-cell table:style-name="ce11" office:value-type="float" office:value="160.088" calcext:value-type="float">
            <text:p>160.088</text:p>
          </table:table-cell>
          <table:table-cell office:value-type="float" office:value="0.999927" calcext:value-type="float">
            <text:p>0.999927</text:p>
          </table:table-cell>
          <table:table-cell office:value-type="string" calcext:value-type="string">
            <text:p>111.212 51.2796 70.631 85.5943 280.679 361.081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iss Count</text:p>
          </table:table-cell>
        </table:table-row>
        <table:table-row table:style-name="ro1">
          <table:table-cell table:style-name="ce4" office:value-type="string" calcext:value-type="string">
            <text:p>Re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hannels</text:p>
          </table:table-cell>
          <table:table-cell office:value-type="string" calcext:value-type="string">
            <text:p>PRR</text:p>
          </table:table-cell>
          <table:table-cell office:value-type="string" calcext:value-type="string">
            <text:p>Average Energy</text:p>
          </table:table-cell>
          <table:table-cell office:value-type="string" calcext:value-type="string">
            <text:p>Latency Average</text:p>
          </table:table-cell>
          <table:table-cell office:value-type="string" calcext:value-type="string">
            <text:p>PDR Average</text:p>
          </table:table-cell>
          <table:table-cell office:value-type="string" calcext:value-type="string">
            <text:p>6 flows Latency From the Beginning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2.29232" calcext:value-type="float">
            <text:p>2.29232</text:p>
          </table:table-cell>
          <table:table-cell table:style-name="ce10" office:value-type="float" office:value="282.255" calcext:value-type="float">
            <text:p>282.255</text:p>
          </table:table-cell>
          <table:table-cell table:style-name="ce10" office:value-type="float" office:value="0.999987" calcext:value-type="float">
            <text:p>0.999987</text:p>
          </table:table-cell>
          <table:table-cell table:style-name="ce10" office:value-type="string" calcext:value-type="string">
            <text:p>51.6015 150.313 220.219 290.481 410.486 570.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.32953" calcext:value-type="float">
            <text:p>2.32953</text:p>
          </table:table-cell>
          <table:table-cell office:value-type="float" office:value="187.15" calcext:value-type="float">
            <text:p>187.15</text:p>
          </table:table-cell>
          <table:table-cell office:value-type="float" office:value="0.999993" calcext:value-type="float">
            <text:p>0.999993</text:p>
          </table:table-cell>
          <table:table-cell table:style-name="ce10" office:value-type="string" calcext:value-type="string">
            <text:p>70.1066 40.8892 150.61 210.491 290.487 360.3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.50053" calcext:value-type="float">
            <text:p>2.50053</text:p>
          </table:table-cell>
          <table:table-cell office:value-type="float" office:value="158.636" calcext:value-type="float">
            <text:p>158.636</text:p>
          </table:table-cell>
          <table:table-cell office:value-type="float" office:value="0.999983" calcext:value-type="float">
            <text:p>0.999983</text:p>
          </table:table-cell>
          <table:table-cell table:style-name="ce10" office:value-type="string" calcext:value-type="string">
            <text:p>70.2954 30.1114 140.514 180.378 230.2 300.3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.49813" calcext:value-type="float">
            <text:p>2.49813</text:p>
          </table:table-cell>
          <table:table-cell office:value-type="float" office:value="160.445" calcext:value-type="float">
            <text:p>160.445</text:p>
          </table:table-cell>
          <table:table-cell office:value-type="float" office:value="0.999987" calcext:value-type="float">
            <text:p>0.999987</text:p>
          </table:table-cell>
          <table:table-cell table:style-name="ce10" office:value-type="string" calcext:value-type="string">
            <text:p>70.4232 30.1088 130.605 170.206 230.627 330.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.54817" calcext:value-type="float">
            <text:p>2.54817</text:p>
          </table:table-cell>
          <table:table-cell office:value-type="float" office:value="133.833" calcext:value-type="float">
            <text:p>133.833</text:p>
          </table:table-cell>
          <table:table-cell office:value-type="float" office:value="0.999967" calcext:value-type="float">
            <text:p>0.999967</text:p>
          </table:table-cell>
          <table:table-cell table:style-name="ce10" office:value-type="string" calcext:value-type="string">
            <text:p>70.5966 30.74 50.3968 120 230.626 300.6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.53208" calcext:value-type="float">
            <text:p>2.53208</text:p>
          </table:table-cell>
          <table:table-cell office:value-type="float" office:value="124.223" calcext:value-type="float">
            <text:p>124.223</text:p>
          </table:table-cell>
          <table:table-cell office:value-type="float" office:value="0.99994" calcext:value-type="float">
            <text:p>0.99994</text:p>
          </table:table-cell>
          <table:table-cell table:style-name="ce10" office:value-type="string" calcext:value-type="string">
            <text:p>70.5078 30.7495 50.7466 92.1576 221.067 280.109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2.67995" calcext:value-type="float">
            <text:p>2.67995</text:p>
          </table:table-cell>
          <table:table-cell table:style-name="ce10" office:value-type="float" office:value="185.093" calcext:value-type="float">
            <text:p>185.093</text:p>
          </table:table-cell>
          <table:table-cell table:style-name="ce10" office:value-type="float" office:value="0.999927" calcext:value-type="float">
            <text:p>0.999927</text:p>
          </table:table-cell>
          <table:table-cell table:style-name="ce10" office:value-type="string" calcext:value-type="string">
            <text:p>111.229 51.2736 220.626 85.6531 280.676 361.1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2.26628" calcext:value-type="float">
            <text:p>2.26628</text:p>
          </table:table-cell>
          <table:table-cell table:style-name="ce10" office:value-type="float" office:value="273.925" calcext:value-type="float">
            <text:p>273.925</text:p>
          </table:table-cell>
          <table:table-cell table:style-name="ce10" office:value-type="float" office:value="0.99998" calcext:value-type="float">
            <text:p>0.99998</text:p>
          </table:table-cell>
          <table:table-cell table:style-name="ce10" office:value-type="string" calcext:value-type="string">
            <text:p>51.6052 150.304 220.207 290.455 390.525 540.4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37795" calcext:value-type="float">
            <text:p>2.37795</text:p>
          </table:table-cell>
          <table:table-cell office:value-type="float" office:value="187.253" calcext:value-type="float">
            <text:p>187.253</text:p>
          </table:table-cell>
          <table:table-cell office:value-type="float" office:value="0.99999" calcext:value-type="float">
            <text:p>0.99999</text:p>
          </table:table-cell>
          <table:table-cell table:style-name="ce10" office:value-type="string" calcext:value-type="string">
            <text:p>51.5004 90.1956 130.31 190.713 270.306 390.4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.40862" calcext:value-type="float">
            <text:p>2.40862</text:p>
          </table:table-cell>
          <table:table-cell office:value-type="float" office:value="143.745" calcext:value-type="float">
            <text:p>143.745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70.5938 30.1016 120.593 160.202 220.203 260.7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.5221" calcext:value-type="float">
            <text:p>2.5221</text:p>
          </table:table-cell>
          <table:table-cell office:value-type="float" office:value="163.638" calcext:value-type="float">
            <text:p>163.638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70.299 30.1006 140 180.984 240.443 3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.54838" calcext:value-type="float">
            <text:p>2.54838</text:p>
          </table:table-cell>
          <table:table-cell office:value-type="float" office:value="134.102" calcext:value-type="float">
            <text:p>134.102</text:p>
          </table:table-cell>
          <table:table-cell office:value-type="float" office:value="0.99999" calcext:value-type="float">
            <text:p>0.99999</text:p>
          </table:table-cell>
          <table:table-cell table:style-name="ce10" office:value-type="string" calcext:value-type="string">
            <text:p>70.1998 30.778 50 122.029 231.071 300.5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.49697" calcext:value-type="float">
            <text:p>2.49697</text:p>
          </table:table-cell>
          <table:table-cell office:value-type="float" office:value="140.872" calcext:value-type="float">
            <text:p>140.872</text:p>
          </table:table-cell>
          <table:table-cell office:value-type="float" office:value="0.999897" calcext:value-type="float">
            <text:p>0.999897</text:p>
          </table:table-cell>
          <table:table-cell table:style-name="ce10" office:value-type="string" calcext:value-type="string">
            <text:p>70.2082 30.7444 50.5108 162.152 231.089 300.53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2.65303" calcext:value-type="float">
            <text:p>2.65303</text:p>
          </table:table-cell>
          <table:table-cell table:style-name="ce10" office:value-type="float" office:value="202.542" calcext:value-type="float">
            <text:p>202.542</text:p>
          </table:table-cell>
          <table:table-cell table:style-name="ce10" office:value-type="float" office:value="0.999923" calcext:value-type="float">
            <text:p>0.999923</text:p>
          </table:table-cell>
          <table:table-cell table:style-name="ce10" office:value-type="string" calcext:value-type="string">
            <text:p>111.664 51.251 211.451 170.648 290 380.238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2.26618" calcext:value-type="float">
            <text:p>2.26618</text:p>
          </table:table-cell>
          <table:table-cell table:style-name="ce10" office:value-type="float" office:value="273.945" calcext:value-type="float">
            <text:p>273.945</text:p>
          </table:table-cell>
          <table:table-cell table:style-name="ce10" office:value-type="float" office:value="0.99996" calcext:value-type="float">
            <text:p>0.99996</text:p>
          </table:table-cell>
          <table:table-cell table:style-name="ce10" office:value-type="string" calcext:value-type="string">
            <text:p>51.5688 150.301 220.213 290.447 390.56 540.58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.35261" calcext:value-type="float">
            <text:p>2.35261</text:p>
          </table:table-cell>
          <table:table-cell office:value-type="float" office:value="186.231" calcext:value-type="float">
            <text:p>186.231</text:p>
          </table:table-cell>
          <table:table-cell office:value-type="float" office:value="0.999993" calcext:value-type="float">
            <text:p>0.999993</text:p>
          </table:table-cell>
          <table:table-cell table:style-name="ce10" office:value-type="string" calcext:value-type="string">
            <text:p>51.4788 90.1908 130.317 190.693 273.563 381.1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40863" calcext:value-type="float">
            <text:p>2.40863</text:p>
          </table:table-cell>
          <table:table-cell office:value-type="float" office:value="143.762" calcext:value-type="float">
            <text:p>143.76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70.6004 30.1004 120.639 160.198 220.227 260.8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.51583" calcext:value-type="float">
            <text:p>2.51583</text:p>
          </table:table-cell>
          <table:table-cell office:value-type="float" office:value="160.253" calcext:value-type="float">
            <text:p>160.253</text:p>
          </table:table-cell>
          <table:table-cell office:value-type="float" office:value="0.999997" calcext:value-type="float">
            <text:p>0.999997</text:p>
          </table:table-cell>
          <table:table-cell table:style-name="ce10" office:value-type="string" calcext:value-type="string">
            <text:p>70.3062 30.096 130 170.799 230 330.3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.54175" calcext:value-type="float">
            <text:p>2.54175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0.99999" calcext:value-type="float">
            <text:p>0.99999</text:p>
          </table:table-cell>
          <table:table-cell table:style-name="ce10" office:value-type="string" calcext:value-type="string">
            <text:p>70.2024 30.767 50 122.002 231.064 300.5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.5555" calcext:value-type="float">
            <text:p>2.5555</text:p>
          </table:table-cell>
          <table:table-cell office:value-type="float" office:value="134.333" calcext:value-type="float">
            <text:p>134.333</text:p>
          </table:table-cell>
          <table:table-cell office:value-type="float" office:value="0.999877" calcext:value-type="float">
            <text:p>0.999877</text:p>
          </table:table-cell>
          <table:table-cell table:style-name="ce10" office:value-type="string" calcext:value-type="string">
            <text:p>70.1908 30.7898 50.4958 122.872 231.312 300.337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2.68323" calcext:value-type="float">
            <text:p>2.68323</text:p>
          </table:table-cell>
          <table:table-cell table:style-name="ce10" office:value-type="float" office:value="197.654" calcext:value-type="float">
            <text:p>197.654</text:p>
          </table:table-cell>
          <table:table-cell table:style-name="ce10" office:value-type="float" office:value="0.999973" calcext:value-type="float">
            <text:p>0.999973</text:p>
          </table:table-cell>
          <table:table-cell table:style-name="ce10" office:value-type="string" calcext:value-type="string">
            <text:p>111.699 51.2574 211.437 170.633 280.691 360.20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e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hannels</text:p>
          </table:table-cell>
          <table:table-cell office:value-type="string" calcext:value-type="string">
            <text:p>PRR</text:p>
          </table:table-cell>
          <table:table-cell office:value-type="string" calcext:value-type="string">
            <text:p>Average Energy</text:p>
          </table:table-cell>
          <table:table-cell office:value-type="string" calcext:value-type="string">
            <text:p>Latency Average</text:p>
          </table:table-cell>
          <table:table-cell office:value-type="string" calcext:value-type="string">
            <text:p>PDR Average</text:p>
          </table:table-cell>
          <table:table-cell office:value-type="string" calcext:value-type="string">
            <text:p>6 flows Latency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.18984" calcext:value-type="float">
            <text:p>2.18984</text:p>
          </table:table-cell>
          <table:table-cell office:value-type="float" office:value="204.907" calcext:value-type="float">
            <text:p>204.907</text:p>
          </table:table-cell>
          <table:table-cell office:value-type="float" office:value="0.99793" calcext:value-type="float">
            <text:p>0.99793</text:p>
          </table:table-cell>
          <table:table-cell office:value-type="string" calcext:value-type="string">
            <text:p>35.8371 110.539 160 210 291.668 421.3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.23035" calcext:value-type="float">
            <text:p>2.23035</text:p>
          </table:table-cell>
          <table:table-cell office:value-type="float" office:value="147.367" calcext:value-type="float">
            <text:p>147.367</text:p>
          </table:table-cell>
          <table:table-cell office:value-type="float" office:value="0.999107" calcext:value-type="float">
            <text:p>0.999107</text:p>
          </table:table-cell>
          <table:table-cell office:value-type="string" calcext:value-type="string">
            <text:p>41.2613 100.1 120 150.623 201.077 271.1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.35934" calcext:value-type="float">
            <text:p>2.35934</text:p>
          </table:table-cell>
          <table:table-cell office:value-type="float" office:value="115.645" calcext:value-type="float">
            <text:p>115.645</text:p>
          </table:table-cell>
          <table:table-cell office:value-type="float" office:value="0.998987" calcext:value-type="float">
            <text:p>0.998987</text:p>
          </table:table-cell>
          <table:table-cell office:value-type="string" calcext:value-type="string">
            <text:p>41.0766 20.2576 121.112 110 180 221.4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.36193" calcext:value-type="float">
            <text:p>2.36193</text:p>
          </table:table-cell>
          <table:table-cell office:value-type="float" office:value="122.201" calcext:value-type="float">
            <text:p>122.201</text:p>
          </table:table-cell>
          <table:table-cell office:value-type="float" office:value="0.999533" calcext:value-type="float">
            <text:p>0.999533</text:p>
          </table:table-cell>
          <table:table-cell office:value-type="string" calcext:value-type="string">
            <text:p>41.014 20.0934 110.678 130 180 251.4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.40821" calcext:value-type="float">
            <text:p>2.40821</text:p>
          </table:table-cell>
          <table:table-cell office:value-type="float" office:value="93.5985" calcext:value-type="float">
            <text:p>93.5985</text:p>
          </table:table-cell>
          <table:table-cell office:value-type="float" office:value="0.998463" calcext:value-type="float">
            <text:p>0.998463</text:p>
          </table:table-cell>
          <table:table-cell office:value-type="string" calcext:value-type="string">
            <text:p>43.3215 21.1815 32.9877 70.6241 153.476 2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.40668" calcext:value-type="float">
            <text:p>2.40668</text:p>
          </table:table-cell>
          <table:table-cell office:value-type="float" office:value="89.5663" calcext:value-type="float">
            <text:p>89.5663</text:p>
          </table:table-cell>
          <table:table-cell office:value-type="float" office:value="0.998983" calcext:value-type="float">
            <text:p>0.998983</text:p>
          </table:table-cell>
          <table:table-cell office:value-type="string" calcext:value-type="string">
            <text:p>42.408 20.9669 32.6628 70 151.103 220.256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.53225" calcext:value-type="float">
            <text:p>2.53225</text:p>
          </table:table-cell>
          <table:table-cell office:value-type="float" office:value="142.673" calcext:value-type="float">
            <text:p>142.673</text:p>
          </table:table-cell>
          <table:table-cell office:value-type="float" office:value="0.997723" calcext:value-type="float">
            <text:p>0.997723</text:p>
          </table:table-cell>
          <table:table-cell office:value-type="string" calcext:value-type="string">
            <text:p>67.0984 32.6648 180.191 43.1194 230.85 302.116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.1768" calcext:value-type="float">
            <text:p>2.1768</text:p>
          </table:table-cell>
          <table:table-cell office:value-type="float" office:value="200.217" calcext:value-type="float">
            <text:p>200.217</text:p>
          </table:table-cell>
          <table:table-cell office:value-type="float" office:value="0.99757" calcext:value-type="float">
            <text:p>0.99757</text:p>
          </table:table-cell>
          <table:table-cell office:value-type="string" calcext:value-type="string">
            <text:p>35.8391 110.514 160 210 283.581 401.3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.26302" calcext:value-type="float">
            <text:p>2.26302</text:p>
          </table:table-cell>
          <table:table-cell office:value-type="float" office:value="138.029" calcext:value-type="float">
            <text:p>138.029</text:p>
          </table:table-cell>
          <table:table-cell office:value-type="float" office:value="0.997697" calcext:value-type="float">
            <text:p>0.997697</text:p>
          </table:table-cell>
          <table:table-cell office:value-type="string" calcext:value-type="string">
            <text:p>34.2986 70.1777 100.406 130.495 200.34 292.4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.28925" calcext:value-type="float">
            <text:p>2.28925</text:p>
          </table:table-cell>
          <table:table-cell office:value-type="float" office:value="109.794" calcext:value-type="float">
            <text:p>109.794</text:p>
          </table:table-cell>
          <table:table-cell office:value-type="float" office:value="0.999513" calcext:value-type="float">
            <text:p>0.999513</text:p>
          </table:table-cell>
          <table:table-cell office:value-type="string" calcext:value-type="string">
            <text:p>40.711 20.5965 100 120.613 161.549 215.29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.37964" calcext:value-type="float">
            <text:p>2.37964</text:p>
          </table:table-cell>
          <table:table-cell office:value-type="float" office:value="125.194" calcext:value-type="float">
            <text:p>125.194</text:p>
          </table:table-cell>
          <table:table-cell office:value-type="float" office:value="0.99991" calcext:value-type="float">
            <text:p>0.99991</text:p>
          </table:table-cell>
          <table:table-cell office:value-type="string" calcext:value-type="string">
            <text:p>40 20.1052 110.767 140 190 250.2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.40857" calcext:value-type="float">
            <text:p>2.40857</text:p>
          </table:table-cell>
          <table:table-cell office:value-type="float" office:value="93.6547" calcext:value-type="float">
            <text:p>93.6547</text:p>
          </table:table-cell>
          <table:table-cell office:value-type="float" office:value="0.998373" calcext:value-type="float">
            <text:p>0.998373</text:p>
          </table:table-cell>
          <table:table-cell office:value-type="string" calcext:value-type="string">
            <text:p>42.8991 21.1354 32.9729 70 153.552 241.36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.37087" calcext:value-type="float">
            <text:p>2.37087</text:p>
          </table:table-cell>
          <table:table-cell office:value-type="float" office:value="97.826" calcext:value-type="float">
            <text:p>97.826</text:p>
          </table:table-cell>
          <table:table-cell office:value-type="float" office:value="0.998253" calcext:value-type="float">
            <text:p>0.998253</text:p>
          </table:table-cell>
          <table:table-cell office:value-type="string" calcext:value-type="string">
            <text:p>42.0975 20.8091 32.6065 70 181.443 240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.50407" calcext:value-type="float">
            <text:p>2.50407</text:p>
          </table:table-cell>
          <table:table-cell office:value-type="float" office:value="140.252" calcext:value-type="float">
            <text:p>140.252</text:p>
          </table:table-cell>
          <table:table-cell office:value-type="float" office:value="0.997703" calcext:value-type="float">
            <text:p>0.997703</text:p>
          </table:table-cell>
          <table:table-cell office:value-type="string" calcext:value-type="string">
            <text:p>66.9933 32.6597 171.202 50 220.472 300.182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.17647" calcext:value-type="float">
            <text:p>2.17647</text:p>
          </table:table-cell>
          <table:table-cell office:value-type="float" office:value="199.899" calcext:value-type="float">
            <text:p>199.899</text:p>
          </table:table-cell>
          <table:table-cell office:value-type="float" office:value="0.995223" calcext:value-type="float">
            <text:p>0.995223</text:p>
          </table:table-cell>
          <table:table-cell office:value-type="string" calcext:value-type="string">
            <text:p>35.2946 110.528 160 210 283.572 4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.24401" calcext:value-type="float">
            <text:p>2.24401</text:p>
          </table:table-cell>
          <table:table-cell office:value-type="float" office:value="136.519" calcext:value-type="float">
            <text:p>136.519</text:p>
          </table:table-cell>
          <table:table-cell office:value-type="float" office:value="0.996757" calcext:value-type="float">
            <text:p>0.996757</text:p>
          </table:table-cell>
          <table:table-cell office:value-type="string" calcext:value-type="string">
            <text:p>34.34 70.1837 100.399 130.49 202.316 281.3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.28927" calcext:value-type="float">
            <text:p>2.28927</text:p>
          </table:table-cell>
          <table:table-cell office:value-type="float" office:value="109.807" calcext:value-type="float">
            <text:p>109.807</text:p>
          </table:table-cell>
          <table:table-cell office:value-type="float" office:value="0.99954" calcext:value-type="float">
            <text:p>0.99954</text:p>
          </table:table-cell>
          <table:table-cell office:value-type="string" calcext:value-type="string">
            <text:p>40.6778 20.5928 100 120.643 161.549 215.3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.37315" calcext:value-type="float">
            <text:p>2.37315</text:p>
          </table:table-cell>
          <table:table-cell office:value-type="float" office:value="118.579" calcext:value-type="float">
            <text:p>118.579</text:p>
          </table:table-cell>
          <table:table-cell office:value-type="float" office:value="0.999773" calcext:value-type="float">
            <text:p>0.999773</text:p>
          </table:table-cell>
          <table:table-cell office:value-type="string" calcext:value-type="string">
            <text:p>40 20.0994 100 130.389 180.567 240.4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.40169" calcext:value-type="float">
            <text:p>2.40169</text:p>
          </table:table-cell>
          <table:table-cell office:value-type="float" office:value="88.676" calcext:value-type="float">
            <text:p>88.676</text:p>
          </table:table-cell>
          <table:table-cell office:value-type="float" office:value="0.998307" calcext:value-type="float">
            <text:p>0.998307</text:p>
          </table:table-cell>
          <table:table-cell office:value-type="string" calcext:value-type="string">
            <text:p>42.4752 20.9885 33.0869 50.474 144.198 240.8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.41623" calcext:value-type="float">
            <text:p>2.41623</text:p>
          </table:table-cell>
          <table:table-cell office:value-type="float" office:value="108.366" calcext:value-type="float">
            <text:p>108.366</text:p>
          </table:table-cell>
          <table:table-cell office:value-type="float" office:value="0.99697" calcext:value-type="float">
            <text:p>0.99697</text:p>
          </table:table-cell>
          <table:table-cell office:value-type="string" calcext:value-type="string">
            <text:p>42.1757 20.9069 32.3915 130.186 181.672 242.867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.52361" calcext:value-type="float">
            <text:p>2.52361</text:p>
          </table:table-cell>
          <table:table-cell office:value-type="float" office:value="138.593" calcext:value-type="float">
            <text:p>138.593</text:p>
          </table:table-cell>
          <table:table-cell office:value-type="float" office:value="0.99727" calcext:value-type="float">
            <text:p>0.99727</text:p>
          </table:table-cell>
          <table:table-cell office:value-type="string" calcext:value-type="string">
            <text:p>67.0328 32.6857 171.202 50 220.476 290.15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60.445" calcext:value-type="float">
            <text:p>160.44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33.833" calcext:value-type="float">
            <text:p>133.8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4.223" calcext:value-type="float">
            <text:p>124.223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5.093" calcext:value-type="float">
            <text:p>185.0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63.638" calcext:value-type="float">
            <text:p>163.6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34.102" calcext:value-type="float">
            <text:p>134.1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40.872" calcext:value-type="float">
            <text:p>140.872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2.542" calcext:value-type="float">
            <text:p>202.5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60.253" calcext:value-type="float">
            <text:p>160.2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4.094" calcext:value-type="float">
            <text:p>134.09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4.333" calcext:value-type="float">
            <text:p>134.333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7.654" calcext:value-type="float">
            <text:p>197.6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2.201" calcext:value-type="float">
            <text:p>122.2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3.5985" calcext:value-type="float">
            <text:p>93.59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9.5663" calcext:value-type="float">
            <text:p>89.5663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42.673" calcext:value-type="float">
            <text:p>142.67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5.194" calcext:value-type="float">
            <text:p>125.19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3.6547" calcext:value-type="float">
            <text:p>93.65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7.826" calcext:value-type="float">
            <text:p>97.826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40.252" calcext:value-type="float">
            <text:p>140.2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18.579" calcext:value-type="float">
            <text:p>118.57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8.676" calcext:value-type="float">
            <text:p>88.67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08.366" calcext:value-type="float">
            <text:p>108.366</text:p>
          </table:table-cell>
          <table:table-cell table:number-columns-repeated="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8.593" calcext:value-type="float">
            <text:p>138.593</text:p>
          </table:table-cell>
          <table:table-cell table:number-columns-repeated="3"/>
        </table:table-row>
      </table:table>
      <table:table table:name="11.8" table:style-name="ta1">
        <table:table-column table:style-name="co8" table:default-cell-style-name="Default"/>
        <table:table-column table:style-name="co7" table:number-columns-repeated="14" table:default-cell-style-name="Default"/>
        <table:table-row table:style-name="ro1">
          <table:table-cell office:value-type="string" calcext:value-type="string">
            <text:p>Retransmissio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RR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miss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32.706" calcext:value-type="float">
            <text:p>332.706</text:p>
          </table:table-cell>
          <table:table-cell office:value-type="float" office:value="2.42144" calcext:value-type="float">
            <text:p>2.42144</text:p>
          </table:table-cell>
          <table:table-cell office:value-type="float" office:value="0.991554" calcext:value-type="float">
            <text:p>0.991554</text:p>
          </table:table-cell>
          <table:table-cell office:value-type="float" office:value="2534" calcext:value-type="float">
            <text:p>2534</text:p>
          </table:table-cell>
          <table:table-cell/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85.154" calcext:value-type="float">
            <text:p>185.154</text:p>
          </table:table-cell>
          <table:table-cell office:value-type="float" office:value="2.36792" calcext:value-type="float">
            <text:p>2.36792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43.467" calcext:value-type="float">
            <text:p>143.467</text:p>
          </table:table-cell>
          <table:table-cell office:value-type="float" office:value="2.42954" calcext:value-type="float">
            <text:p>2.4295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60.099" calcext:value-type="float">
            <text:p>160.099</text:p>
          </table:table-cell>
          <table:table-cell office:value-type="float" office:value="2.51696" calcext:value-type="float">
            <text:p>2.51696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7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133.525" calcext:value-type="float">
            <text:p>133.525</text:p>
          </table:table-cell>
          <table:table-cell office:value-type="float" office:value="2.57164" calcext:value-type="float">
            <text:p>2.57164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6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2.57871" calcext:value-type="float">
            <text:p>2.57871</text:p>
          </table:table-cell>
          <table:table-cell office:value-type="float" office:value="0.999493" calcext:value-type="float">
            <text:p>0.999493</text:p>
          </table:table-cell>
          <table:table-cell office:value-type="float" office:value="152" calcext:value-type="float">
            <text:p>152</text:p>
          </table:table-cell>
          <table:table-cell/>
          <table:table-cell table:number-columns-repeated="6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129.782" calcext:value-type="float">
            <text:p>129.782</text:p>
          </table:table-cell>
          <table:table-cell office:value-type="float" office:value="2.50815" calcext:value-type="float">
            <text:p>2.50815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210.569" calcext:value-type="float">
            <text:p>210.569</text:p>
          </table:table-cell>
          <table:table-cell office:value-type="float" office:value="2.59236" calcext:value-type="float">
            <text:p>2.59236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74.519" calcext:value-type="float">
            <text:p>274.519</text:p>
          </table:table-cell>
          <table:table-cell office:value-type="float" office:value="2.27973" calcext:value-type="float">
            <text:p>2.27973</text:p>
          </table:table-cell>
          <table:table-cell office:value-type="float" office:value="0.99777" calcext:value-type="float">
            <text:p>0.99777</text:p>
          </table:table-cell>
          <table:table-cell office:value-type="float" office:value="669" calcext:value-type="float">
            <text:p>6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185.245" calcext:value-type="float">
            <text:p>185.245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143.504" calcext:value-type="float">
            <text:p>143.504</text:p>
          </table:table-cell>
          <table:table-cell office:value-type="float" office:value="2.40989" calcext:value-type="float">
            <text:p>2.40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2.51637" calcext:value-type="float">
            <text:p>2.51637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133.495" calcext:value-type="float">
            <text:p>133.495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129.366" calcext:value-type="float">
            <text:p>129.366</text:p>
          </table:table-cell>
          <table:table-cell office:value-type="float" office:value="2.49022" calcext:value-type="float">
            <text:p>2.49022</text:p>
          </table:table-cell>
          <table:table-cell office:value-type="float" office:value="0.99957" calcext:value-type="float">
            <text:p>0.99957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129.732" calcext:value-type="float">
            <text:p>129.732</text:p>
          </table:table-cell>
          <table:table-cell office:value-type="float" office:value="2.55278" calcext:value-type="float">
            <text:p>2.55278</text:p>
          </table:table-cell>
          <table:table-cell office:value-type="float" office:value="0.999393" calcext:value-type="float">
            <text:p>0.999393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2.706" calcext:value-type="float">
            <text:p>332.706</text:p>
          </table:table-cell>
          <table:table-cell office:value-type="float" office:value="2.42144" calcext:value-type="float">
            <text:p>2.42144</text:p>
          </table:table-cell>
          <table:table-cell office:value-type="float" office:value="0.991554" calcext:value-type="float">
            <text:p>0.991554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188.951" calcext:value-type="float">
            <text:p>188.951</text:p>
          </table:table-cell>
          <table:table-cell office:value-type="float" office:value="2.62449" calcext:value-type="float">
            <text:p>2.62449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85.154" calcext:value-type="float">
            <text:p>185.154</text:p>
          </table:table-cell>
          <table:table-cell office:value-type="float" office:value="2.36792" calcext:value-type="float">
            <text:p>2.36792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73.666" calcext:value-type="float">
            <text:p>273.666</text:p>
          </table:table-cell>
          <table:table-cell office:value-type="float" office:value="2.26234" calcext:value-type="float">
            <text:p>2.26234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43.467" calcext:value-type="float">
            <text:p>143.467</text:p>
          </table:table-cell>
          <table:table-cell office:value-type="float" office:value="2.42954" calcext:value-type="float">
            <text:p>2.4295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85.247" calcext:value-type="float">
            <text:p>185.247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0.099" calcext:value-type="float">
            <text:p>160.099</text:p>
          </table:table-cell>
          <table:table-cell office:value-type="float" office:value="2.51696" calcext:value-type="float">
            <text:p>2.51696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43.509" calcext:value-type="float">
            <text:p>143.509</text:p>
          </table:table-cell>
          <table:table-cell office:value-type="float" office:value="2.40987" calcext:value-type="float">
            <text:p>2.40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3.525" calcext:value-type="float">
            <text:p>133.525</text:p>
          </table:table-cell>
          <table:table-cell office:value-type="float" office:value="2.57164" calcext:value-type="float">
            <text:p>2.57164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2.51637" calcext:value-type="float">
            <text:p>2.5163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2.57871" calcext:value-type="float">
            <text:p>2.57871</text:p>
          </table:table-cell>
          <table:table-cell office:value-type="float" office:value="0.999493" calcext:value-type="float">
            <text:p>0.99949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133.504" calcext:value-type="float">
            <text:p>133.504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9.782" calcext:value-type="float">
            <text:p>129.782</text:p>
          </table:table-cell>
          <table:table-cell office:value-type="float" office:value="2.50815" calcext:value-type="float">
            <text:p>2.50815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132.63" calcext:value-type="float">
            <text:p>132.63</text:p>
          </table:table-cell>
          <table:table-cell office:value-type="float" office:value="2.47609" calcext:value-type="float">
            <text:p>2.47609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10.569" calcext:value-type="float">
            <text:p>210.569</text:p>
          </table:table-cell>
          <table:table-cell office:value-type="float" office:value="2.59236" calcext:value-type="float">
            <text:p>2.59236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44.236" calcext:value-type="float">
            <text:p>144.236</text:p>
          </table:table-cell>
          <table:table-cell office:value-type="float" office:value="2.53629" calcext:value-type="float">
            <text:p>2.53629</text:p>
          </table:table-cell>
          <table:table-cell office:value-type="float" office:value="0.99832" calcext:value-type="float">
            <text:p>0.9983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.666" calcext:value-type="float">
            <text:p>273.666</text:p>
          </table:table-cell>
          <table:table-cell office:value-type="float" office:value="2.26234" calcext:value-type="float">
            <text:p>2.26234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88.966" calcext:value-type="float">
            <text:p>188.966</text:p>
          </table:table-cell>
          <table:table-cell office:value-type="float" office:value="2.6245" calcext:value-type="float">
            <text:p>2.6245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5.247" calcext:value-type="float">
            <text:p>185.247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3.691" calcext:value-type="float">
            <text:p>273.691</text:p>
          </table:table-cell>
          <table:table-cell office:value-type="float" office:value="2.2622" calcext:value-type="float">
            <text:p>2.2622</text:p>
          </table:table-cell>
          <table:table-cell office:value-type="float" office:value="0.999863" calcext:value-type="float">
            <text:p>0.99986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3.509" calcext:value-type="float">
            <text:p>143.509</text:p>
          </table:table-cell>
          <table:table-cell office:value-type="float" office:value="2.40987" calcext:value-type="float">
            <text:p>2.40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186.846" calcext:value-type="float">
            <text:p>186.846</text:p>
          </table:table-cell>
          <table:table-cell office:value-type="float" office:value="2.39297" calcext:value-type="float">
            <text:p>2.39297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2.51637" calcext:value-type="float">
            <text:p>2.5163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43.504" calcext:value-type="float">
            <text:p>143.504</text:p>
          </table:table-cell>
          <table:table-cell office:value-type="float" office:value="2.40988" calcext:value-type="float">
            <text:p>2.40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33.504" calcext:value-type="float">
            <text:p>133.504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2.51637" calcext:value-type="float">
            <text:p>2.5163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32.63" calcext:value-type="float">
            <text:p>132.63</text:p>
          </table:table-cell>
          <table:table-cell office:value-type="float" office:value="2.47609" calcext:value-type="float">
            <text:p>2.47609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133.487" calcext:value-type="float">
            <text:p>133.487</text:p>
          </table:table-cell>
          <table:table-cell office:value-type="float" office:value="2.54402" calcext:value-type="float">
            <text:p>2.5440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4.236" calcext:value-type="float">
            <text:p>144.236</text:p>
          </table:table-cell>
          <table:table-cell office:value-type="float" office:value="2.53629" calcext:value-type="float">
            <text:p>2.53629</text:p>
          </table:table-cell>
          <table:table-cell office:value-type="float" office:value="0.99832" calcext:value-type="float">
            <text:p>0.9983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133.727" calcext:value-type="float">
            <text:p>133.727</text:p>
          </table:table-cell>
          <table:table-cell office:value-type="float" office:value="2.50854" calcext:value-type="float">
            <text:p>2.50854</text:p>
          </table:table-cell>
          <table:table-cell office:value-type="float" office:value="0.99986" calcext:value-type="float">
            <text:p>0.9998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88.966" calcext:value-type="float">
            <text:p>188.966</text:p>
          </table:table-cell>
          <table:table-cell office:value-type="float" office:value="2.6245" calcext:value-type="float">
            <text:p>2.6245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114.586" calcext:value-type="float">
            <text:p>114.586</text:p>
          </table:table-cell>
          <table:table-cell office:value-type="float" office:value="2.5215" calcext:value-type="float">
            <text:p>2.5215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3.688" calcext:value-type="float">
            <text:p>273.688</text:p>
          </table:table-cell>
          <table:table-cell office:value-type="float" office:value="2.26217" calcext:value-type="float">
            <text:p>2.26217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190.636" calcext:value-type="float">
            <text:p>190.636</text:p>
          </table:table-cell>
          <table:table-cell office:value-type="float" office:value="2.63633" calcext:value-type="float">
            <text:p>2.63633</text:p>
          </table:table-cell>
          <table:table-cell office:value-type="float" office:value="0.99977" calcext:value-type="float">
            <text:p>0.99977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86.848" calcext:value-type="float">
            <text:p>186.848</text:p>
          </table:table-cell>
          <table:table-cell office:value-type="float" office:value="2.39296" calcext:value-type="float">
            <text:p>2.39296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.688" calcext:value-type="float">
            <text:p>273.688</text:p>
          </table:table-cell>
          <table:table-cell office:value-type="float" office:value="2.26217" calcext:value-type="float">
            <text:p>2.26217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43.513" calcext:value-type="float">
            <text:p>143.513</text:p>
          </table:table-cell>
          <table:table-cell office:value-type="float" office:value="2.40989" calcext:value-type="float">
            <text:p>2.40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86.848" calcext:value-type="float">
            <text:p>186.848</text:p>
          </table:table-cell>
          <table:table-cell office:value-type="float" office:value="2.39296" calcext:value-type="float">
            <text:p>2.39296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3.358" calcext:value-type="float">
            <text:p>163.358</text:p>
          </table:table-cell>
          <table:table-cell office:value-type="float" office:value="2.52314" calcext:value-type="float">
            <text:p>2.5231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43.513" calcext:value-type="float">
            <text:p>143.513</text:p>
          </table:table-cell>
          <table:table-cell office:value-type="float" office:value="2.40989" calcext:value-type="float">
            <text:p>2.40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33.481" calcext:value-type="float">
            <text:p>133.481</text:p>
          </table:table-cell>
          <table:table-cell office:value-type="float" office:value="2.55065" calcext:value-type="float">
            <text:p>2.55065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63.358" calcext:value-type="float">
            <text:p>163.358</text:p>
          </table:table-cell>
          <table:table-cell office:value-type="float" office:value="2.52314" calcext:value-type="float">
            <text:p>2.5231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40.369" calcext:value-type="float">
            <text:p>140.369</text:p>
          </table:table-cell>
          <table:table-cell office:value-type="float" office:value="2.49866" calcext:value-type="float">
            <text:p>2.49866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133.481" calcext:value-type="float">
            <text:p>133.481</text:p>
          </table:table-cell>
          <table:table-cell office:value-type="float" office:value="2.55065" calcext:value-type="float">
            <text:p>2.55065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4.33" calcext:value-type="float">
            <text:p>144.33</text:p>
          </table:table-cell>
          <table:table-cell office:value-type="float" office:value="2.5593" calcext:value-type="float">
            <text:p>2.5593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140.369" calcext:value-type="float">
            <text:p>140.369</text:p>
          </table:table-cell>
          <table:table-cell office:value-type="float" office:value="2.49866" calcext:value-type="float">
            <text:p>2.49866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90.621" calcext:value-type="float">
            <text:p>190.621</text:p>
          </table:table-cell>
          <table:table-cell office:value-type="float" office:value="2.66457" calcext:value-type="float">
            <text:p>2.6645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144.33" calcext:value-type="float">
            <text:p>144.33</text:p>
          </table:table-cell>
          <table:table-cell office:value-type="float" office:value="2.5593" calcext:value-type="float">
            <text:p>2.5593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1.982" calcext:value-type="float">
            <text:p>281.982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190.621" calcext:value-type="float">
            <text:p>190.621</text:p>
          </table:table-cell>
          <table:table-cell office:value-type="float" office:value="2.66457" calcext:value-type="float">
            <text:p>2.6645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6.81" calcext:value-type="float">
            <text:p>186.81</text:p>
          </table:table-cell>
          <table:table-cell office:value-type="float" office:value="2.31007" calcext:value-type="float">
            <text:p>2.3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73.696" calcext:value-type="float">
            <text:p>273.696</text:p>
          </table:table-cell>
          <table:table-cell office:value-type="float" office:value="2.26219" calcext:value-type="float">
            <text:p>2.26219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8.481" calcext:value-type="float">
            <text:p>158.481</text:p>
          </table:table-cell>
          <table:table-cell office:value-type="float" office:value="2.49889" calcext:value-type="float">
            <text:p>2.498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186.845" calcext:value-type="float">
            <text:p>186.845</text:p>
          </table:table-cell>
          <table:table-cell office:value-type="float" office:value="2.39299" calcext:value-type="float">
            <text:p>2.39299</text:p>
          </table:table-cell>
          <table:table-cell office:value-type="float" office:value="0.99981" calcext:value-type="float">
            <text:p>0.999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60.113" calcext:value-type="float">
            <text:p>160.113</text:p>
          </table:table-cell>
          <table:table-cell office:value-type="float" office:value="2.49954" calcext:value-type="float">
            <text:p>2.49954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43.507" calcext:value-type="float">
            <text:p>143.507</text:p>
          </table:table-cell>
          <table:table-cell office:value-type="float" office:value="2.40989" calcext:value-type="float">
            <text:p>2.40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3.53" calcext:value-type="float">
            <text:p>133.53</text:p>
          </table:table-cell>
          <table:table-cell office:value-type="float" office:value="2.55047" calcext:value-type="float">
            <text:p>2.5504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165.019" calcext:value-type="float">
            <text:p>165.019</text:p>
          </table:table-cell>
          <table:table-cell office:value-type="float" office:value="2.52314" calcext:value-type="float">
            <text:p>2.52314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3.919" calcext:value-type="float">
            <text:p>123.919</text:p>
          </table:table-cell>
          <table:table-cell office:value-type="float" office:value="2.53911" calcext:value-type="float">
            <text:p>2.53911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133.486" calcext:value-type="float">
            <text:p>133.486</text:p>
          </table:table-cell>
          <table:table-cell office:value-type="float" office:value="2.55064" calcext:value-type="float">
            <text:p>2.55064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2.68342" calcext:value-type="float">
            <text:p>2.68342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128.965" calcext:value-type="float">
            <text:p>128.965</text:p>
          </table:table-cell>
          <table:table-cell office:value-type="float" office:value="2.50465" calcext:value-type="float">
            <text:p>2.50465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3.16331" calcext:value-type="float">
            <text:p>3.16331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184.394" calcext:value-type="float">
            <text:p>184.394</text:p>
          </table:table-cell>
          <table:table-cell office:value-type="float" office:value="2.69943" calcext:value-type="float">
            <text:p>2.69943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1.613" calcext:value-type="float">
            <text:p>251.613</text:p>
          </table:table-cell>
          <table:table-cell office:value-type="float" office:value="2.28855" calcext:value-type="float">
            <text:p>2.28855</text:p>
          </table:table-cell>
          <table:table-cell office:value-type="float" office:value="0.986137" calcext:value-type="float">
            <text:p>0.986137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190.399" calcext:value-type="float">
            <text:p>190.399</text:p>
          </table:table-cell>
          <table:table-cell office:value-type="float" office:value="2.74786" calcext:value-type="float">
            <text:p>2.74786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6.673" calcext:value-type="float">
            <text:p>136.673</text:p>
          </table:table-cell>
          <table:table-cell office:value-type="float" office:value="2.25044" calcext:value-type="float">
            <text:p>2.25044</text:p>
          </table:table-cell>
          <table:table-cell office:value-type="float" office:value="0.995503" calcext:value-type="float">
            <text:p>0.995503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281.982" calcext:value-type="float">
            <text:p>281.982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9.44" calcext:value-type="float">
            <text:p>109.44</text:p>
          </table:table-cell>
          <table:table-cell office:value-type="float" office:value="2.29918" calcext:value-type="float">
            <text:p>2.29918</text:p>
          </table:table-cell>
          <table:table-cell office:value-type="float" office:value="0.999063" calcext:value-type="float">
            <text:p>0.99906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86.81" calcext:value-type="float">
            <text:p>186.81</text:p>
          </table:table-cell>
          <table:table-cell office:value-type="float" office:value="2.31007" calcext:value-type="float">
            <text:p>2.3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8.794" calcext:value-type="float">
            <text:p>118.794</text:p>
          </table:table-cell>
          <table:table-cell office:value-type="float" office:value="2.37362" calcext:value-type="float">
            <text:p>2.37362</text:p>
          </table:table-cell>
          <table:table-cell office:value-type="float" office:value="0.99812" calcext:value-type="float">
            <text:p>0.9981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58.481" calcext:value-type="float">
            <text:p>158.481</text:p>
          </table:table-cell>
          <table:table-cell office:value-type="float" office:value="2.49889" calcext:value-type="float">
            <text:p>2.498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89.3163" calcext:value-type="float">
            <text:p>89.3163</text:p>
          </table:table-cell>
          <table:table-cell office:value-type="float" office:value="2.42375" calcext:value-type="float">
            <text:p>2.42375</text:p>
          </table:table-cell>
          <table:table-cell office:value-type="float" office:value="0.99783" calcext:value-type="float">
            <text:p>0.9978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60.113" calcext:value-type="float">
            <text:p>160.113</text:p>
          </table:table-cell>
          <table:table-cell office:value-type="float" office:value="2.49954" calcext:value-type="float">
            <text:p>2.49954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8.766" calcext:value-type="float">
            <text:p>128.766</text:p>
          </table:table-cell>
          <table:table-cell office:value-type="float" office:value="2.42906" calcext:value-type="float">
            <text:p>2.42906</text:p>
          </table:table-cell>
          <table:table-cell office:value-type="float" office:value="0.99434" calcext:value-type="float">
            <text:p>0.99434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133.53" calcext:value-type="float">
            <text:p>133.53</text:p>
          </table:table-cell>
          <table:table-cell office:value-type="float" office:value="2.55047" calcext:value-type="float">
            <text:p>2.5504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99.3903" calcext:value-type="float">
            <text:p>99.3903</text:p>
          </table:table-cell>
          <table:table-cell office:value-type="float" office:value="2.37907" calcext:value-type="float">
            <text:p>2.37907</text:p>
          </table:table-cell>
          <table:table-cell office:value-type="float" office:value="0.99592" calcext:value-type="float">
            <text:p>0.9959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23.919" calcext:value-type="float">
            <text:p>123.919</text:p>
          </table:table-cell>
          <table:table-cell office:value-type="float" office:value="2.53911" calcext:value-type="float">
            <text:p>2.53911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42.929" calcext:value-type="float">
            <text:p>142.929</text:p>
          </table:table-cell>
          <table:table-cell office:value-type="float" office:value="2.44643" calcext:value-type="float">
            <text:p>2.44643</text:p>
          </table:table-cell>
          <table:table-cell office:value-type="float" office:value="0.996657" calcext:value-type="float">
            <text:p>0.99665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2.68342" calcext:value-type="float">
            <text:p>2.68342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9.873" calcext:value-type="float">
            <text:p>199.873</text:p>
          </table:table-cell>
          <table:table-cell office:value-type="float" office:value="2.1668" calcext:value-type="float">
            <text:p>2.1668</text:p>
          </table:table-cell>
          <table:table-cell office:value-type="float" office:value="0.99516" calcext:value-type="float">
            <text:p>0.9951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3.16331" calcext:value-type="float">
            <text:p>3.16331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6.49" calcext:value-type="float">
            <text:p>136.49</text:p>
          </table:table-cell>
          <table:table-cell office:value-type="float" office:value="2.25055" calcext:value-type="float">
            <text:p>2.25055</text:p>
          </table:table-cell>
          <table:table-cell office:value-type="float" office:value="0.99688" calcext:value-type="float">
            <text:p>0.99688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2.28506" calcext:value-type="float">
            <text:p>2.28506</text:p>
          </table:table-cell>
          <table:table-cell office:value-type="float" office:value="0.999443" calcext:value-type="float">
            <text:p>0.99944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1.613" calcext:value-type="float">
            <text:p>251.613</text:p>
          </table:table-cell>
          <table:table-cell office:value-type="float" office:value="2.28855" calcext:value-type="float">
            <text:p>2.28855</text:p>
          </table:table-cell>
          <table:table-cell office:value-type="float" office:value="0.986137" calcext:value-type="float">
            <text:p>0.986137</text:p>
          </table:table-cell>
          <table:table-cell office:value-type="float" office:value="4159" calcext:value-type="float">
            <text:p>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.594" calcext:value-type="float">
            <text:p>118.594</text:p>
          </table:table-cell>
          <table:table-cell office:value-type="float" office:value="2.37317" calcext:value-type="float">
            <text:p>2.37317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36.673" calcext:value-type="float">
            <text:p>136.673</text:p>
          </table:table-cell>
          <table:table-cell office:value-type="float" office:value="2.25044" calcext:value-type="float">
            <text:p>2.25044</text:p>
          </table:table-cell>
          <table:table-cell office:value-type="float" office:value="0.995503" calcext:value-type="float">
            <text:p>0.995503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8.6717" calcext:value-type="float">
            <text:p>88.6717</text:p>
          </table:table-cell>
          <table:table-cell office:value-type="float" office:value="2.40168" calcext:value-type="float">
            <text:p>2.40168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09.44" calcext:value-type="float">
            <text:p>109.44</text:p>
          </table:table-cell>
          <table:table-cell office:value-type="float" office:value="2.29918" calcext:value-type="float">
            <text:p>2.29918</text:p>
          </table:table-cell>
          <table:table-cell office:value-type="float" office:value="0.999063" calcext:value-type="float">
            <text:p>0.99906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0.077" calcext:value-type="float">
            <text:p>100.077</text:p>
          </table:table-cell>
          <table:table-cell office:value-type="float" office:value="2.35323" calcext:value-type="float">
            <text:p>2.35323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118.794" calcext:value-type="float">
            <text:p>118.794</text:p>
          </table:table-cell>
          <table:table-cell office:value-type="float" office:value="2.37362" calcext:value-type="float">
            <text:p>2.37362</text:p>
          </table:table-cell>
          <table:table-cell office:value-type="float" office:value="0.99812" calcext:value-type="float">
            <text:p>0.99812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2.40803" calcext:value-type="float">
            <text:p>2.40803</text:p>
          </table:table-cell>
          <table:table-cell office:value-type="float" office:value="0.996397" calcext:value-type="float">
            <text:p>0.99639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89.3163" calcext:value-type="float">
            <text:p>89.3163</text:p>
          </table:table-cell>
          <table:table-cell office:value-type="float" office:value="2.42375" calcext:value-type="float">
            <text:p>2.42375</text:p>
          </table:table-cell>
          <table:table-cell office:value-type="float" office:value="0.99783" calcext:value-type="float">
            <text:p>0.99783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56.474" calcext:value-type="float">
            <text:p>156.474</text:p>
          </table:table-cell>
          <table:table-cell office:value-type="float" office:value="2.474" calcext:value-type="float">
            <text:p>2.474</text:p>
          </table:table-cell>
          <table:table-cell office:value-type="float" office:value="0.99671" calcext:value-type="float">
            <text:p>0.9967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128.766" calcext:value-type="float">
            <text:p>128.766</text:p>
          </table:table-cell>
          <table:table-cell office:value-type="float" office:value="2.42906" calcext:value-type="float">
            <text:p>2.42906</text:p>
          </table:table-cell>
          <table:table-cell office:value-type="float" office:value="0.99434" calcext:value-type="float">
            <text:p>0.99434</text:p>
          </table:table-cell>
          <table:table-cell office:value-type="float" office:value="1698" calcext:value-type="float">
            <text:p>16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0.183" calcext:value-type="float">
            <text:p>200.183</text:p>
          </table:table-cell>
          <table:table-cell office:value-type="float" office:value="2.16714" calcext:value-type="float">
            <text:p>2.16714</text:p>
          </table:table-cell>
          <table:table-cell office:value-type="float" office:value="0.99755" calcext:value-type="float">
            <text:p>0.9975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99.3903" calcext:value-type="float">
            <text:p>99.3903</text:p>
          </table:table-cell>
          <table:table-cell office:value-type="float" office:value="2.37907" calcext:value-type="float">
            <text:p>2.37907</text:p>
          </table:table-cell>
          <table:table-cell office:value-type="float" office:value="0.99592" calcext:value-type="float">
            <text:p>0.99592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8.039" calcext:value-type="float">
            <text:p>138.039</text:p>
          </table:table-cell>
          <table:table-cell office:value-type="float" office:value="2.27068" calcext:value-type="float">
            <text:p>2.27068</text:p>
          </table:table-cell>
          <table:table-cell office:value-type="float" office:value="0.997737" calcext:value-type="float">
            <text:p>0.99773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42.929" calcext:value-type="float">
            <text:p>142.929</text:p>
          </table:table-cell>
          <table:table-cell office:value-type="float" office:value="2.44643" calcext:value-type="float">
            <text:p>2.44643</text:p>
          </table:table-cell>
          <table:table-cell office:value-type="float" office:value="0.996657" calcext:value-type="float">
            <text:p>0.996657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9.798" calcext:value-type="float">
            <text:p>109.798</text:p>
          </table:table-cell>
          <table:table-cell office:value-type="float" office:value="2.28505" calcext:value-type="float">
            <text:p>2.28505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199.873" calcext:value-type="float">
            <text:p>199.873</text:p>
          </table:table-cell>
          <table:table-cell office:value-type="float" office:value="2.1668" calcext:value-type="float">
            <text:p>2.1668</text:p>
          </table:table-cell>
          <table:table-cell office:value-type="float" office:value="0.99516" calcext:value-type="float">
            <text:p>0.99516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5.198" calcext:value-type="float">
            <text:p>125.198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36.49" calcext:value-type="float">
            <text:p>136.49</text:p>
          </table:table-cell>
          <table:table-cell office:value-type="float" office:value="2.25055" calcext:value-type="float">
            <text:p>2.25055</text:p>
          </table:table-cell>
          <table:table-cell office:value-type="float" office:value="0.99688" calcext:value-type="float">
            <text:p>0.99688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3.6762" calcext:value-type="float">
            <text:p>93.6762</text:p>
          </table:table-cell>
          <table:table-cell office:value-type="float" office:value="2.40859" calcext:value-type="float">
            <text:p>2.40859</text:p>
          </table:table-cell>
          <table:table-cell office:value-type="float" office:value="0.998297" calcext:value-type="float">
            <text:p>0.99829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2.28506" calcext:value-type="float">
            <text:p>2.28506</text:p>
          </table:table-cell>
          <table:table-cell office:value-type="float" office:value="0.999443" calcext:value-type="float">
            <text:p>0.99944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7.8353" calcext:value-type="float">
            <text:p>97.8353</text:p>
          </table:table-cell>
          <table:table-cell office:value-type="float" office:value="2.3709" calcext:value-type="float">
            <text:p>2.3709</text:p>
          </table:table-cell>
          <table:table-cell office:value-type="float" office:value="0.998287" calcext:value-type="float">
            <text:p>0.99828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18.594" calcext:value-type="float">
            <text:p>118.594</text:p>
          </table:table-cell>
          <table:table-cell office:value-type="float" office:value="2.37317" calcext:value-type="float">
            <text:p>2.37317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6.648" calcext:value-type="float">
            <text:p>116.648</text:p>
          </table:table-cell>
          <table:table-cell office:value-type="float" office:value="2.42964" calcext:value-type="float">
            <text:p>2.42964</text:p>
          </table:table-cell>
          <table:table-cell office:value-type="float" office:value="0.996693" calcext:value-type="float">
            <text:p>0.99669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88.6717" calcext:value-type="float">
            <text:p>88.6717</text:p>
          </table:table-cell>
          <table:table-cell office:value-type="float" office:value="2.40168" calcext:value-type="float">
            <text:p>2.40168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43.261" calcext:value-type="float">
            <text:p>143.261</text:p>
          </table:table-cell>
          <table:table-cell office:value-type="float" office:value="2.51435" calcext:value-type="float">
            <text:p>2.51435</text:p>
          </table:table-cell>
          <table:table-cell office:value-type="float" office:value="0.997497" calcext:value-type="float">
            <text:p>0.99749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100.077" calcext:value-type="float">
            <text:p>100.077</text:p>
          </table:table-cell>
          <table:table-cell office:value-type="float" office:value="2.35323" calcext:value-type="float">
            <text:p>2.35323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1266" calcext:value-type="float">
            <text:p>12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4.913" calcext:value-type="float">
            <text:p>204.913</text:p>
          </table:table-cell>
          <table:table-cell office:value-type="float" office:value="2.17386" calcext:value-type="float">
            <text:p>2.17386</text:p>
          </table:table-cell>
          <table:table-cell office:value-type="float" office:value="0.99793" calcext:value-type="float">
            <text:p>0.9979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2.40803" calcext:value-type="float">
            <text:p>2.40803</text:p>
          </table:table-cell>
          <table:table-cell office:value-type="float" office:value="0.996397" calcext:value-type="float">
            <text:p>0.996397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47.366" calcext:value-type="float">
            <text:p>147.366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156.474" calcext:value-type="float">
            <text:p>156.474</text:p>
          </table:table-cell>
          <table:table-cell office:value-type="float" office:value="2.474" calcext:value-type="float">
            <text:p>2.474</text:p>
          </table:table-cell>
          <table:table-cell office:value-type="float" office:value="0.99671" calcext:value-type="float">
            <text:p>0.99671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5.66" calcext:value-type="float">
            <text:p>115.66</text:p>
          </table:table-cell>
          <table:table-cell office:value-type="float" office:value="2.35036" calcext:value-type="float">
            <text:p>2.35036</text:p>
          </table:table-cell>
          <table:table-cell office:value-type="float" office:value="0.999007" calcext:value-type="float">
            <text:p>0.9990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00.183" calcext:value-type="float">
            <text:p>200.183</text:p>
          </table:table-cell>
          <table:table-cell office:value-type="float" office:value="2.16714" calcext:value-type="float">
            <text:p>2.16714</text:p>
          </table:table-cell>
          <table:table-cell office:value-type="float" office:value="0.99755" calcext:value-type="float">
            <text:p>0.99755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2.21" calcext:value-type="float">
            <text:p>122.21</text:p>
          </table:table-cell>
          <table:table-cell office:value-type="float" office:value="2.36195" calcext:value-type="float">
            <text:p>2.36195</text:p>
          </table:table-cell>
          <table:table-cell office:value-type="float" office:value="0.99951" calcext:value-type="float">
            <text:p>0.999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38.039" calcext:value-type="float">
            <text:p>138.039</text:p>
          </table:table-cell>
          <table:table-cell office:value-type="float" office:value="2.27068" calcext:value-type="float">
            <text:p>2.27068</text:p>
          </table:table-cell>
          <table:table-cell office:value-type="float" office:value="0.997737" calcext:value-type="float">
            <text:p>0.997737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3.5985" calcext:value-type="float">
            <text:p>93.5985</text:p>
          </table:table-cell>
          <table:table-cell office:value-type="float" office:value="2.40819" calcext:value-type="float">
            <text:p>2.40819</text:p>
          </table:table-cell>
          <table:table-cell office:value-type="float" office:value="0.998433" calcext:value-type="float">
            <text:p>0.99843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09.798" calcext:value-type="float">
            <text:p>109.798</text:p>
          </table:table-cell>
          <table:table-cell office:value-type="float" office:value="2.28505" calcext:value-type="float">
            <text:p>2.28505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9.5725" calcext:value-type="float">
            <text:p>89.5725</text:p>
          </table:table-cell>
          <table:table-cell office:value-type="float" office:value="2.40701" calcext:value-type="float">
            <text:p>2.40701</text:p>
          </table:table-cell>
          <table:table-cell office:value-type="float" office:value="0.998947" calcext:value-type="float">
            <text:p>0.99894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25.198" calcext:value-type="float">
            <text:p>125.198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2.768" calcext:value-type="float">
            <text:p>142.768</text:p>
          </table:table-cell>
          <table:table-cell office:value-type="float" office:value="2.53229" calcext:value-type="float">
            <text:p>2.53229</text:p>
          </table:table-cell>
          <table:table-cell office:value-type="float" office:value="0.997747" calcext:value-type="float">
            <text:p>0.99774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93.6762" calcext:value-type="float">
            <text:p>93.6762</text:p>
          </table:table-cell>
          <table:table-cell office:value-type="float" office:value="2.40859" calcext:value-type="float">
            <text:p>2.40859</text:p>
          </table:table-cell>
          <table:table-cell office:value-type="float" office:value="0.998297" calcext:value-type="float">
            <text:p>0.99829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83.332" calcext:value-type="float">
            <text:p>183.332</text:p>
          </table:table-cell>
          <table:table-cell office:value-type="float" office:value="2.95094" calcext:value-type="float">
            <text:p>2.95094</text:p>
          </table:table-cell>
          <table:table-cell office:value-type="float" office:value="0.99828" calcext:value-type="float">
            <text:p>0.9982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97.8353" calcext:value-type="float">
            <text:p>97.8353</text:p>
          </table:table-cell>
          <table:table-cell office:value-type="float" office:value="2.3709" calcext:value-type="float">
            <text:p>2.3709</text:p>
          </table:table-cell>
          <table:table-cell office:value-type="float" office:value="0.998287" calcext:value-type="float">
            <text:p>0.998287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19723" calcext:value-type="float">
            <text:p>2.19723</text:p>
          </table:table-cell>
          <table:table-cell office:value-type="float" office:value="0.905579" calcext:value-type="float">
            <text:p>0.905579</text:p>
          </table:table-cell>
          <table:table-cell office:value-type="float" office:value="28327" calcext:value-type="float">
            <text:p>28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116.648" calcext:value-type="float">
            <text:p>116.648</text:p>
          </table:table-cell>
          <table:table-cell office:value-type="float" office:value="2.42964" calcext:value-type="float">
            <text:p>2.42964</text:p>
          </table:table-cell>
          <table:table-cell office:value-type="float" office:value="0.996693" calcext:value-type="float">
            <text:p>0.996693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.1407" calcext:value-type="float">
            <text:p>2.1407</text:p>
          </table:table-cell>
          <table:table-cell office:value-type="float" office:value="0.952071" calcext:value-type="float">
            <text:p>0.952071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143.261" calcext:value-type="float">
            <text:p>143.261</text:p>
          </table:table-cell>
          <table:table-cell office:value-type="float" office:value="2.51435" calcext:value-type="float">
            <text:p>2.51435</text:p>
          </table:table-cell>
          <table:table-cell office:value-type="float" office:value="0.997497" calcext:value-type="float">
            <text:p>0.997497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93" calcext:value-type="float">
            <text:p>2.16393</text:p>
          </table:table-cell>
          <table:table-cell office:value-type="float" office:value="0.965087" calcext:value-type="float">
            <text:p>0.965087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204.913" calcext:value-type="float">
            <text:p>204.913</text:p>
          </table:table-cell>
          <table:table-cell office:value-type="float" office:value="2.17386" calcext:value-type="float">
            <text:p>2.17386</text:p>
          </table:table-cell>
          <table:table-cell office:value-type="float" office:value="0.99793" calcext:value-type="float">
            <text:p>0.99793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0.971627" calcext:value-type="float">
            <text:p>0.971627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47.366" calcext:value-type="float">
            <text:p>147.366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06" calcext:value-type="float">
            <text:p>2.23806</text:p>
          </table:table-cell>
          <table:table-cell office:value-type="float" office:value="0.960494" calcext:value-type="float">
            <text:p>0.960494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15.66" calcext:value-type="float">
            <text:p>115.66</text:p>
          </table:table-cell>
          <table:table-cell office:value-type="float" office:value="2.35036" calcext:value-type="float">
            <text:p>2.35036</text:p>
          </table:table-cell>
          <table:table-cell office:value-type="float" office:value="0.999007" calcext:value-type="float">
            <text:p>0.999007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18334" calcext:value-type="float">
            <text:p>2.18334</text:p>
          </table:table-cell>
          <table:table-cell office:value-type="float" office:value="0.907709" calcext:value-type="float">
            <text:p>0.907709</text:p>
          </table:table-cell>
          <table:table-cell office:value-type="float" office:value="27688" calcext:value-type="float">
            <text:p>27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22.21" calcext:value-type="float">
            <text:p>122.21</text:p>
          </table:table-cell>
          <table:table-cell office:value-type="float" office:value="2.36195" calcext:value-type="float">
            <text:p>2.36195</text:p>
          </table:table-cell>
          <table:table-cell office:value-type="float" office:value="0.99951" calcext:value-type="float">
            <text:p>0.9995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.19896" calcext:value-type="float">
            <text:p>2.19896</text:p>
          </table:table-cell>
          <table:table-cell office:value-type="float" office:value="0.902372" calcext:value-type="float">
            <text:p>0.902372</text:p>
          </table:table-cell>
          <table:table-cell office:value-type="float" office:value="29289" calcext:value-type="float">
            <text:p>29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93.5985" calcext:value-type="float">
            <text:p>93.5985</text:p>
          </table:table-cell>
          <table:table-cell office:value-type="float" office:value="2.40819" calcext:value-type="float">
            <text:p>2.40819</text:p>
          </table:table-cell>
          <table:table-cell office:value-type="float" office:value="0.998433" calcext:value-type="float">
            <text:p>0.998433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261" calcext:value-type="float">
            <text:p>2.25261</text:p>
          </table:table-cell>
          <table:table-cell office:value-type="float" office:value="0.930485" calcext:value-type="float">
            <text:p>0.930485</text:p>
          </table:table-cell>
          <table:table-cell office:value-type="float" office:value="20855" calcext:value-type="float">
            <text:p>20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89.5725" calcext:value-type="float">
            <text:p>89.5725</text:p>
          </table:table-cell>
          <table:table-cell office:value-type="float" office:value="2.40701" calcext:value-type="float">
            <text:p>2.40701</text:p>
          </table:table-cell>
          <table:table-cell office:value-type="float" office:value="0.998947" calcext:value-type="float">
            <text:p>0.99894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64657" calcext:value-type="float">
            <text:p>0.964657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142.768" calcext:value-type="float">
            <text:p>142.768</text:p>
          </table:table-cell>
          <table:table-cell office:value-type="float" office:value="2.53229" calcext:value-type="float">
            <text:p>2.53229</text:p>
          </table:table-cell>
          <table:table-cell office:value-type="float" office:value="0.997747" calcext:value-type="float">
            <text:p>0.997747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14016" calcext:value-type="float">
            <text:p>2.14016</text:p>
          </table:table-cell>
          <table:table-cell office:value-type="float" office:value="0.950841" calcext:value-type="float">
            <text:p>0.950841</text:p>
          </table:table-cell>
          <table:table-cell office:value-type="float" office:value="14748" calcext:value-type="float">
            <text:p>14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183.332" calcext:value-type="float">
            <text:p>183.332</text:p>
          </table:table-cell>
          <table:table-cell office:value-type="float" office:value="2.95094" calcext:value-type="float">
            <text:p>2.95094</text:p>
          </table:table-cell>
          <table:table-cell office:value-type="float" office:value="0.99828" calcext:value-type="float">
            <text:p>0.99828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7" calcext:value-type="float">
            <text:p>2.16377</text:p>
          </table:table-cell>
          <table:table-cell office:value-type="float" office:value="0.971871" calcext:value-type="float">
            <text:p>0.971871</text:p>
          </table:table-cell>
          <table:table-cell office:value-type="float" office:value="8439" calcext:value-type="float">
            <text:p>8439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454" calcext:value-type="float">
            <text:p>0.988454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19723" calcext:value-type="float">
            <text:p>2.19723</text:p>
          </table:table-cell>
          <table:table-cell office:value-type="float" office:value="0.905579" calcext:value-type="float">
            <text:p>0.90557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961" calcext:value-type="float">
            <text:p>0.965961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55" calcext:value-type="float">
            <text:p>55</text:p>
          </table:table-cell>
          <table:table-cell office:value-type="float" office:value="2.1407" calcext:value-type="float">
            <text:p>2.1407</text:p>
          </table:table-cell>
          <table:table-cell office:value-type="float" office:value="0.952071" calcext:value-type="float">
            <text:p>0.952071</text:p>
          </table:table-cell>
          <table:table-cell office:value-type="float" office:value="14379" calcext:value-type="float">
            <text:p>14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.19863" calcext:value-type="float">
            <text:p>2.19863</text:p>
          </table:table-cell>
          <table:table-cell office:value-type="float" office:value="0.900389" calcext:value-type="float">
            <text:p>0.900389</text:p>
          </table:table-cell>
          <table:table-cell office:value-type="float" office:value="29884" calcext:value-type="float">
            <text:p>2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93" calcext:value-type="float">
            <text:p>2.16393</text:p>
          </table:table-cell>
          <table:table-cell office:value-type="float" office:value="0.965087" calcext:value-type="float">
            <text:p>0.965087</text:p>
          </table:table-cell>
          <table:table-cell office:value-type="float" office:value="10474" calcext:value-type="float">
            <text:p>10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142" calcext:value-type="float">
            <text:p>2.20142</text:p>
          </table:table-cell>
          <table:table-cell office:value-type="float" office:value="0.929245" calcext:value-type="float">
            <text:p>0.929245</text:p>
          </table:table-cell>
          <table:table-cell office:value-type="float" office:value="21227" calcext:value-type="float">
            <text:p>21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55" calcext:value-type="float">
            <text:p>55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0.971627" calcext:value-type="float">
            <text:p>0.971627</text:p>
          </table:table-cell>
          <table:table-cell office:value-type="float" office:value="8512" calcext:value-type="float">
            <text:p>8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328" calcext:value-type="float">
            <text:p>2.25328</text:p>
          </table:table-cell>
          <table:table-cell office:value-type="float" office:value="0.933035" calcext:value-type="float">
            <text:p>0.933035</text:p>
          </table:table-cell>
          <table:table-cell office:value-type="float" office:value="20090" calcext:value-type="float">
            <text:p>200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06" calcext:value-type="float">
            <text:p>2.23806</text:p>
          </table:table-cell>
          <table:table-cell office:value-type="float" office:value="0.960494" calcext:value-type="float">
            <text:p>0.960494</text:p>
          </table:table-cell>
          <table:table-cell office:value-type="float" office:value="11852" calcext:value-type="float">
            <text:p>118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.12719" calcext:value-type="float">
            <text:p>2.12719</text:p>
          </table:table-cell>
          <table:table-cell office:value-type="float" office:value="0.960557" calcext:value-type="float">
            <text:p>0.960557</text:p>
          </table:table-cell>
          <table:table-cell office:value-type="float" office:value="11833" calcext:value-type="float">
            <text:p>11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18334" calcext:value-type="float">
            <text:p>2.18334</text:p>
          </table:table-cell>
          <table:table-cell office:value-type="float" office:value="0.907709" calcext:value-type="float">
            <text:p>0.907709</text:p>
          </table:table-cell>
          <table:table-cell office:value-type="float" office:value="27688" calcext:value-type="float">
            <text:p>276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12567" calcext:value-type="float">
            <text:p>12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5" calcext:value-type="float">
            <text:p>45</text:p>
          </table:table-cell>
          <table:table-cell office:value-type="float" office:value="2.19896" calcext:value-type="float">
            <text:p>2.19896</text:p>
          </table:table-cell>
          <table:table-cell office:value-type="float" office:value="0.902372" calcext:value-type="float">
            <text:p>0.902372</text:p>
          </table:table-cell>
          <table:table-cell office:value-type="float" office:value="29289" calcext:value-type="float">
            <text:p>292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2" calcext:value-type="float">
            <text:p>2.16372</text:p>
          </table:table-cell>
          <table:table-cell office:value-type="float" office:value="0.971551" calcext:value-type="float">
            <text:p>0.971551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261" calcext:value-type="float">
            <text:p>2.25261</text:p>
          </table:table-cell>
          <table:table-cell office:value-type="float" office:value="0.930485" calcext:value-type="float">
            <text:p>0.930485</text:p>
          </table:table-cell>
          <table:table-cell office:value-type="float" office:value="20855" calcext:value-type="float">
            <text:p>20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307" calcext:value-type="float">
            <text:p>0.98830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85" calcext:value-type="float">
            <text:p>8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64657" calcext:value-type="float">
            <text:p>0.964657</text:p>
          </table:table-cell>
          <table:table-cell office:value-type="float" office:value="10603" calcext:value-type="float">
            <text:p>106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107" calcext:value-type="float">
            <text:p>0.965107</text:p>
          </table:table-cell>
          <table:table-cell office:value-type="float" office:value="10468" calcext:value-type="float">
            <text:p>10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5" calcext:value-type="float">
            <text:p>55</text:p>
          </table:table-cell>
          <table:table-cell office:value-type="float" office:value="2.14016" calcext:value-type="float">
            <text:p>2.14016</text:p>
          </table:table-cell>
          <table:table-cell office:value-type="float" office:value="0.950841" calcext:value-type="float">
            <text:p>0.950841</text:p>
          </table:table-cell>
          <table:table-cell office:value-type="float" office:value="14748" calcext:value-type="float">
            <text:p>147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96" calcext:value-type="float">
            <text:p>2.21796</text:p>
          </table:table-cell>
          <table:table-cell office:value-type="float" office:value="0.965867" calcext:value-type="float">
            <text:p>0.965867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7" calcext:value-type="float">
            <text:p>2.16377</text:p>
          </table:table-cell>
          <table:table-cell office:value-type="float" office:value="0.971871" calcext:value-type="float">
            <text:p>0.971871</text:p>
          </table:table-cell>
          <table:table-cell office:value-type="float" office:value="8439" calcext:value-type="float">
            <text:p>8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038" calcext:value-type="float">
            <text:p>2.20038</text:p>
          </table:table-cell>
          <table:table-cell office:value-type="float" office:value="0.912702" calcext:value-type="float">
            <text:p>0.912702</text:p>
          </table:table-cell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454" calcext:value-type="float">
            <text:p>0.988454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7262" calcext:value-type="float">
            <text:p>2.27262</text:p>
          </table:table-cell>
          <table:table-cell office:value-type="float" office:value="0.960677" calcext:value-type="float">
            <text:p>0.960677</text:p>
          </table:table-cell>
          <table:table-cell office:value-type="float" office:value="11797" calcext:value-type="float">
            <text:p>11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961" calcext:value-type="float">
            <text:p>0.965961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8.3333" calcext:value-type="float">
            <text:p>88.3333</text:p>
          </table:table-cell>
          <table:table-cell office:value-type="float" office:value="2.124" calcext:value-type="float">
            <text:p>2.124</text:p>
          </table:table-cell>
          <table:table-cell office:value-type="float" office:value="0.964224" calcext:value-type="float">
            <text:p>0.964224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45" calcext:value-type="float">
            <text:p>45</text:p>
          </table:table-cell>
          <table:table-cell office:value-type="float" office:value="2.19863" calcext:value-type="float">
            <text:p>2.19863</text:p>
          </table:table-cell>
          <table:table-cell office:value-type="float" office:value="0.900389" calcext:value-type="float">
            <text:p>0.900389</text:p>
          </table:table-cell>
          <table:table-cell office:value-type="float" office:value="29884" calcext:value-type="float">
            <text:p>29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.15106" calcext:value-type="float">
            <text:p>2.15106</text:p>
          </table:table-cell>
          <table:table-cell office:value-type="float" office:value="0.982314" calcext:value-type="float">
            <text:p>0.982314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142" calcext:value-type="float">
            <text:p>2.20142</text:p>
          </table:table-cell>
          <table:table-cell office:value-type="float" office:value="0.929245" calcext:value-type="float">
            <text:p>0.929245</text:p>
          </table:table-cell>
          <table:table-cell office:value-type="float" office:value="21227" calcext:value-type="float">
            <text:p>21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178" calcext:value-type="float">
            <text:p>2.2178</text:p>
          </table:table-cell>
          <table:table-cell office:value-type="float" office:value="0.983124" calcext:value-type="float">
            <text:p>0.98312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328" calcext:value-type="float">
            <text:p>2.25328</text:p>
          </table:table-cell>
          <table:table-cell office:value-type="float" office:value="0.933035" calcext:value-type="float">
            <text:p>0.933035</text:p>
          </table:table-cell>
          <table:table-cell office:value-type="float" office:value="20090" calcext:value-type="float">
            <text:p>200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0.986604" calcext:value-type="float">
            <text:p>0.986604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85" calcext:value-type="float">
            <text:p>85</text:p>
          </table:table-cell>
          <table:table-cell office:value-type="float" office:value="2.12719" calcext:value-type="float">
            <text:p>2.12719</text:p>
          </table:table-cell>
          <table:table-cell office:value-type="float" office:value="0.960557" calcext:value-type="float">
            <text:p>0.960557</text:p>
          </table:table-cell>
          <table:table-cell office:value-type="float" office:value="11833" calcext:value-type="float">
            <text:p>118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68" calcext:value-type="float">
            <text:p>2.23868</text:p>
          </table:table-cell>
          <table:table-cell office:value-type="float" office:value="0.971737" calcext:value-type="float">
            <text:p>0.971737</text:p>
          </table:table-cell>
          <table:table-cell office:value-type="float" office:value="8479" calcext:value-type="float">
            <text:p>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12567" calcext:value-type="float">
            <text:p>125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963961" calcext:value-type="float">
            <text:p>0.963961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2" calcext:value-type="float">
            <text:p>2.16372</text:p>
          </table:table-cell>
          <table:table-cell office:value-type="float" office:value="0.971551" calcext:value-type="float">
            <text:p>0.971551</text:p>
          </table:table-cell>
          <table:table-cell office:value-type="float" office:value="8535" calcext:value-type="float">
            <text:p>8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6351" calcext:value-type="float">
            <text:p>2.26351</text:p>
          </table:table-cell>
          <table:table-cell office:value-type="float" office:value="0.950664" calcext:value-type="float">
            <text:p>0.950664</text:p>
          </table:table-cell>
          <table:table-cell office:value-type="float" office:value="14801" calcext:value-type="float">
            <text:p>14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307" calcext:value-type="float">
            <text:p>0.988307</text:p>
          </table:table-cell>
          <table:table-cell office:value-type="float" office:value="3508" calcext:value-type="float">
            <text:p>35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1.6667" calcext:value-type="float">
            <text:p>71.6667</text:p>
          </table:table-cell>
          <table:table-cell office:value-type="float" office:value="2.29366" calcext:value-type="float">
            <text:p>2.29366</text:p>
          </table:table-cell>
          <table:table-cell office:value-type="float" office:value="0.978587" calcext:value-type="float">
            <text:p>0.978587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107" calcext:value-type="float">
            <text:p>0.965107</text:p>
          </table:table-cell>
          <table:table-cell office:value-type="float" office:value="10468" calcext:value-type="float">
            <text:p>10468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96" calcext:value-type="float">
            <text:p>2.21796</text:p>
          </table:table-cell>
          <table:table-cell office:value-type="float" office:value="0.965867" calcext:value-type="float">
            <text:p>0.965867</text:p>
          </table:table-cell>
          <table:table-cell office:value-type="float" office:value="10240" calcext:value-type="float">
            <text:p>1024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038" calcext:value-type="float">
            <text:p>2.20038</text:p>
          </table:table-cell>
          <table:table-cell office:value-type="float" office:value="0.912702" calcext:value-type="float">
            <text:p>0.912702</text:p>
          </table:table-cell>
          <table:table-cell office:value-type="float" office:value="26190" calcext:value-type="float">
            <text:p>2619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7262" calcext:value-type="float">
            <text:p>2.27262</text:p>
          </table:table-cell>
          <table:table-cell office:value-type="float" office:value="0.960677" calcext:value-type="float">
            <text:p>0.960677</text:p>
          </table:table-cell>
          <table:table-cell office:value-type="float" office:value="11797" calcext:value-type="float">
            <text:p>11797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88.3333" calcext:value-type="float">
            <text:p>88.3333</text:p>
          </table:table-cell>
          <table:table-cell office:value-type="float" office:value="2.124" calcext:value-type="float">
            <text:p>2.124</text:p>
          </table:table-cell>
          <table:table-cell office:value-type="float" office:value="0.964224" calcext:value-type="float">
            <text:p>0.964224</text:p>
          </table:table-cell>
          <table:table-cell office:value-type="float" office:value="10733" calcext:value-type="float">
            <text:p>1073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2.15106" calcext:value-type="float">
            <text:p>2.15106</text:p>
          </table:table-cell>
          <table:table-cell office:value-type="float" office:value="0.982314" calcext:value-type="float">
            <text:p>0.982314</text:p>
          </table:table-cell>
          <table:table-cell office:value-type="float" office:value="5306" calcext:value-type="float">
            <text:p>530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55" calcext:value-type="float">
            <text:p>55</text:p>
          </table:table-cell>
          <table:table-cell office:value-type="float" office:value="2.2178" calcext:value-type="float">
            <text:p>2.2178</text:p>
          </table:table-cell>
          <table:table-cell office:value-type="float" office:value="0.983124" calcext:value-type="float">
            <text:p>0.983124</text:p>
          </table:table-cell>
          <table:table-cell office:value-type="float" office:value="5063" calcext:value-type="float">
            <text:p>5063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55" calcext:value-type="float">
            <text:p>55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0.986604" calcext:value-type="float">
            <text:p>0.986604</text:p>
          </table:table-cell>
          <table:table-cell office:value-type="float" office:value="4019" calcext:value-type="float">
            <text:p>401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68" calcext:value-type="float">
            <text:p>2.23868</text:p>
          </table:table-cell>
          <table:table-cell office:value-type="float" office:value="0.971737" calcext:value-type="float">
            <text:p>0.971737</text:p>
          </table:table-cell>
          <table:table-cell office:value-type="float" office:value="8479" calcext:value-type="float">
            <text:p>8479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963961" calcext:value-type="float">
            <text:p>0.963961</text:p>
          </table:table-cell>
          <table:table-cell office:value-type="float" office:value="10812" calcext:value-type="float">
            <text:p>1081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6351" calcext:value-type="float">
            <text:p>2.26351</text:p>
          </table:table-cell>
          <table:table-cell office:value-type="float" office:value="0.950664" calcext:value-type="float">
            <text:p>0.950664</text:p>
          </table:table-cell>
          <table:table-cell office:value-type="float" office:value="14801" calcext:value-type="float">
            <text:p>1480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71.6667" calcext:value-type="float">
            <text:p>71.6667</text:p>
          </table:table-cell>
          <table:table-cell office:value-type="float" office:value="2.29366" calcext:value-type="float">
            <text:p>2.29366</text:p>
          </table:table-cell>
          <table:table-cell office:value-type="float" office:value="0.978587" calcext:value-type="float">
            <text:p>0.978587</text:p>
          </table:table-cell>
          <table:table-cell office:value-type="float" office:value="6424" calcext:value-type="float">
            <text:p>6424</text:p>
          </table:table-cell>
          <table:table-cell table:number-columns-repeated="8"/>
        </table:table-row>
      </table:table>
      <table:table table:name="11.20" table:style-name="ta1"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PRR THR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2.706" calcext:value-type="float">
            <text:p>332.706</text:p>
          </table:table-cell>
          <table:table-cell office:value-type="float" office:value="2.42144" calcext:value-type="float">
            <text:p>2.42144</text:p>
          </table:table-cell>
          <table:table-cell office:value-type="float" office:value="0.991554" calcext:value-type="float">
            <text:p>0.991554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85.154" calcext:value-type="float">
            <text:p>185.154</text:p>
          </table:table-cell>
          <table:table-cell office:value-type="float" office:value="2.36792" calcext:value-type="float">
            <text:p>2.36792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43.467" calcext:value-type="float">
            <text:p>143.467</text:p>
          </table:table-cell>
          <table:table-cell office:value-type="float" office:value="2.42954" calcext:value-type="float">
            <text:p>2.4295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0.099" calcext:value-type="float">
            <text:p>160.099</text:p>
          </table:table-cell>
          <table:table-cell office:value-type="float" office:value="2.51696" calcext:value-type="float">
            <text:p>2.51696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3.525" calcext:value-type="float">
            <text:p>133.525</text:p>
          </table:table-cell>
          <table:table-cell office:value-type="float" office:value="2.57164" calcext:value-type="float">
            <text:p>2.57164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2.57871" calcext:value-type="float">
            <text:p>2.57871</text:p>
          </table:table-cell>
          <table:table-cell office:value-type="float" office:value="0.999493" calcext:value-type="float">
            <text:p>0.99949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9.782" calcext:value-type="float">
            <text:p>129.782</text:p>
          </table:table-cell>
          <table:table-cell office:value-type="float" office:value="2.50815" calcext:value-type="float">
            <text:p>2.50815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10.569" calcext:value-type="float">
            <text:p>210.569</text:p>
          </table:table-cell>
          <table:table-cell office:value-type="float" office:value="2.59236" calcext:value-type="float">
            <text:p>2.59236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.666" calcext:value-type="float">
            <text:p>273.666</text:p>
          </table:table-cell>
          <table:table-cell office:value-type="float" office:value="2.26234" calcext:value-type="float">
            <text:p>2.26234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5.247" calcext:value-type="float">
            <text:p>185.247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3.509" calcext:value-type="float">
            <text:p>143.509</text:p>
          </table:table-cell>
          <table:table-cell office:value-type="float" office:value="2.40987" calcext:value-type="float">
            <text:p>2.40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2.51637" calcext:value-type="float">
            <text:p>2.5163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33.504" calcext:value-type="float">
            <text:p>133.504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32.63" calcext:value-type="float">
            <text:p>132.63</text:p>
          </table:table-cell>
          <table:table-cell office:value-type="float" office:value="2.47609" calcext:value-type="float">
            <text:p>2.47609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4.236" calcext:value-type="float">
            <text:p>144.236</text:p>
          </table:table-cell>
          <table:table-cell office:value-type="float" office:value="2.53629" calcext:value-type="float">
            <text:p>2.53629</text:p>
          </table:table-cell>
          <table:table-cell office:value-type="float" office:value="0.99832" calcext:value-type="float">
            <text:p>0.9983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88.966" calcext:value-type="float">
            <text:p>188.966</text:p>
          </table:table-cell>
          <table:table-cell office:value-type="float" office:value="2.6245" calcext:value-type="float">
            <text:p>2.6245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3.688" calcext:value-type="float">
            <text:p>273.688</text:p>
          </table:table-cell>
          <table:table-cell office:value-type="float" office:value="2.26217" calcext:value-type="float">
            <text:p>2.26217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86.848" calcext:value-type="float">
            <text:p>186.848</text:p>
          </table:table-cell>
          <table:table-cell office:value-type="float" office:value="2.39296" calcext:value-type="float">
            <text:p>2.39296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43.513" calcext:value-type="float">
            <text:p>143.513</text:p>
          </table:table-cell>
          <table:table-cell office:value-type="float" office:value="2.40989" calcext:value-type="float">
            <text:p>2.40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3.358" calcext:value-type="float">
            <text:p>163.358</text:p>
          </table:table-cell>
          <table:table-cell office:value-type="float" office:value="2.52314" calcext:value-type="float">
            <text:p>2.5231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33.481" calcext:value-type="float">
            <text:p>133.481</text:p>
          </table:table-cell>
          <table:table-cell office:value-type="float" office:value="2.55065" calcext:value-type="float">
            <text:p>2.55065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40.369" calcext:value-type="float">
            <text:p>140.369</text:p>
          </table:table-cell>
          <table:table-cell office:value-type="float" office:value="2.49866" calcext:value-type="float">
            <text:p>2.49866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4.33" calcext:value-type="float">
            <text:p>144.33</text:p>
          </table:table-cell>
          <table:table-cell office:value-type="float" office:value="2.5593" calcext:value-type="float">
            <text:p>2.5593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90.621" calcext:value-type="float">
            <text:p>190.621</text:p>
          </table:table-cell>
          <table:table-cell office:value-type="float" office:value="2.66457" calcext:value-type="float">
            <text:p>2.6645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1.982" calcext:value-type="float">
            <text:p>281.982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6.81" calcext:value-type="float">
            <text:p>186.81</text:p>
          </table:table-cell>
          <table:table-cell office:value-type="float" office:value="2.31007" calcext:value-type="float">
            <text:p>2.3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8.481" calcext:value-type="float">
            <text:p>158.481</text:p>
          </table:table-cell>
          <table:table-cell office:value-type="float" office:value="2.49889" calcext:value-type="float">
            <text:p>2.498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60.113" calcext:value-type="float">
            <text:p>160.113</text:p>
          </table:table-cell>
          <table:table-cell office:value-type="float" office:value="2.49954" calcext:value-type="float">
            <text:p>2.49954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3.53" calcext:value-type="float">
            <text:p>133.53</text:p>
          </table:table-cell>
          <table:table-cell office:value-type="float" office:value="2.55047" calcext:value-type="float">
            <text:p>2.5504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3.919" calcext:value-type="float">
            <text:p>123.919</text:p>
          </table:table-cell>
          <table:table-cell office:value-type="float" office:value="2.53911" calcext:value-type="float">
            <text:p>2.53911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2.68342" calcext:value-type="float">
            <text:p>2.68342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3.16331" calcext:value-type="float">
            <text:p>3.16331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1.613" calcext:value-type="float">
            <text:p>251.613</text:p>
          </table:table-cell>
          <table:table-cell office:value-type="float" office:value="2.28855" calcext:value-type="float">
            <text:p>2.28855</text:p>
          </table:table-cell>
          <table:table-cell office:value-type="float" office:value="0.986137" calcext:value-type="float">
            <text:p>0.986137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6.673" calcext:value-type="float">
            <text:p>136.673</text:p>
          </table:table-cell>
          <table:table-cell office:value-type="float" office:value="2.25044" calcext:value-type="float">
            <text:p>2.25044</text:p>
          </table:table-cell>
          <table:table-cell office:value-type="float" office:value="0.985503" calcext:value-type="float">
            <text:p>0.985503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9.44" calcext:value-type="float">
            <text:p>109.44</text:p>
          </table:table-cell>
          <table:table-cell office:value-type="float" office:value="2.29918" calcext:value-type="float">
            <text:p>2.29918</text:p>
          </table:table-cell>
          <table:table-cell office:value-type="float" office:value="0.989063" calcext:value-type="float">
            <text:p>0.98906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8.794" calcext:value-type="float">
            <text:p>118.794</text:p>
          </table:table-cell>
          <table:table-cell office:value-type="float" office:value="2.37362" calcext:value-type="float">
            <text:p>2.37362</text:p>
          </table:table-cell>
          <table:table-cell office:value-type="float" office:value="0.98812" calcext:value-type="float">
            <text:p>0.98812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89.3163" calcext:value-type="float">
            <text:p>89.3163</text:p>
          </table:table-cell>
          <table:table-cell office:value-type="float" office:value="2.42375" calcext:value-type="float">
            <text:p>2.42375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8.766" calcext:value-type="float">
            <text:p>128.766</text:p>
          </table:table-cell>
          <table:table-cell office:value-type="float" office:value="2.42906" calcext:value-type="float">
            <text:p>2.42906</text:p>
          </table:table-cell>
          <table:table-cell office:value-type="float" office:value="0.98434" calcext:value-type="float">
            <text:p>0.98434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99.3903" calcext:value-type="float">
            <text:p>99.3903</text:p>
          </table:table-cell>
          <table:table-cell office:value-type="float" office:value="2.37907" calcext:value-type="float">
            <text:p>2.37907</text:p>
          </table:table-cell>
          <table:table-cell office:value-type="float" office:value="0.98592" calcext:value-type="float">
            <text:p>0.98592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42.929" calcext:value-type="float">
            <text:p>142.929</text:p>
          </table:table-cell>
          <table:table-cell office:value-type="float" office:value="2.44643" calcext:value-type="float">
            <text:p>2.44643</text:p>
          </table:table-cell>
          <table:table-cell office:value-type="float" office:value="0.986657" calcext:value-type="float">
            <text:p>0.98665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9.873" calcext:value-type="float">
            <text:p>199.873</text:p>
          </table:table-cell>
          <table:table-cell office:value-type="float" office:value="2.1668" calcext:value-type="float">
            <text:p>2.1668</text:p>
          </table:table-cell>
          <table:table-cell office:value-type="float" office:value="0.98516" calcext:value-type="float">
            <text:p>0.98516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6.49" calcext:value-type="float">
            <text:p>136.49</text:p>
          </table:table-cell>
          <table:table-cell office:value-type="float" office:value="2.25055" calcext:value-type="float">
            <text:p>2.25055</text:p>
          </table:table-cell>
          <table:table-cell office:value-type="float" office:value="0.98688" calcext:value-type="float">
            <text:p>0.98688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2.28506" calcext:value-type="float">
            <text:p>2.28506</text:p>
          </table:table-cell>
          <table:table-cell office:value-type="float" office:value="0.989443" calcext:value-type="float">
            <text:p>0.98944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.594" calcext:value-type="float">
            <text:p>118.594</text:p>
          </table:table-cell>
          <table:table-cell office:value-type="float" office:value="2.37317" calcext:value-type="float">
            <text:p>2.37317</text:p>
          </table:table-cell>
          <table:table-cell office:value-type="float" office:value="0.98979" calcext:value-type="float">
            <text:p>0.9897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8.6717" calcext:value-type="float">
            <text:p>88.6717</text:p>
          </table:table-cell>
          <table:table-cell office:value-type="float" office:value="2.40168" calcext:value-type="float">
            <text:p>2.40168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0.077" calcext:value-type="float">
            <text:p>100.077</text:p>
          </table:table-cell>
          <table:table-cell office:value-type="float" office:value="2.35323" calcext:value-type="float">
            <text:p>2.35323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2.40803" calcext:value-type="float">
            <text:p>2.40803</text:p>
          </table:table-cell>
          <table:table-cell office:value-type="float" office:value="0.986397" calcext:value-type="float">
            <text:p>0.986397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56.474" calcext:value-type="float">
            <text:p>156.474</text:p>
          </table:table-cell>
          <table:table-cell office:value-type="float" office:value="2.474" calcext:value-type="float">
            <text:p>2.474</text:p>
          </table:table-cell>
          <table:table-cell office:value-type="float" office:value="0.98671" calcext:value-type="float">
            <text:p>0.98671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0.183" calcext:value-type="float">
            <text:p>200.183</text:p>
          </table:table-cell>
          <table:table-cell office:value-type="float" office:value="2.16714" calcext:value-type="float">
            <text:p>2.16714</text:p>
          </table:table-cell>
          <table:table-cell office:value-type="float" office:value="0.98755" calcext:value-type="float">
            <text:p>0.9875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8.039" calcext:value-type="float">
            <text:p>138.039</text:p>
          </table:table-cell>
          <table:table-cell office:value-type="float" office:value="2.27068" calcext:value-type="float">
            <text:p>2.27068</text:p>
          </table:table-cell>
          <table:table-cell office:value-type="float" office:value="0.987737" calcext:value-type="float">
            <text:p>0.98773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9.798" calcext:value-type="float">
            <text:p>109.798</text:p>
          </table:table-cell>
          <table:table-cell office:value-type="float" office:value="2.28505" calcext:value-type="float">
            <text:p>2.28505</text:p>
          </table:table-cell>
          <table:table-cell office:value-type="float" office:value="0.989523" calcext:value-type="float">
            <text:p>0.9895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5.198" calcext:value-type="float">
            <text:p>125.198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0.989813" calcext:value-type="float">
            <text:p>0.989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3.6762" calcext:value-type="float">
            <text:p>93.6762</text:p>
          </table:table-cell>
          <table:table-cell office:value-type="float" office:value="2.40859" calcext:value-type="float">
            <text:p>2.40859</text:p>
          </table:table-cell>
          <table:table-cell office:value-type="float" office:value="0.988297" calcext:value-type="float">
            <text:p>0.988297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7.8353" calcext:value-type="float">
            <text:p>97.8353</text:p>
          </table:table-cell>
          <table:table-cell office:value-type="float" office:value="2.3709" calcext:value-type="float">
            <text:p>2.3709</text:p>
          </table:table-cell>
          <table:table-cell office:value-type="float" office:value="0.988287" calcext:value-type="float">
            <text:p>0.98828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6.648" calcext:value-type="float">
            <text:p>116.648</text:p>
          </table:table-cell>
          <table:table-cell office:value-type="float" office:value="2.42964" calcext:value-type="float">
            <text:p>2.42964</text:p>
          </table:table-cell>
          <table:table-cell office:value-type="float" office:value="0.996693" calcext:value-type="float">
            <text:p>0.996693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43.261" calcext:value-type="float">
            <text:p>143.261</text:p>
          </table:table-cell>
          <table:table-cell office:value-type="float" office:value="2.51435" calcext:value-type="float">
            <text:p>2.51435</text:p>
          </table:table-cell>
          <table:table-cell office:value-type="float" office:value="0.987497" calcext:value-type="float">
            <text:p>0.98749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4.913" calcext:value-type="float">
            <text:p>204.913</text:p>
          </table:table-cell>
          <table:table-cell office:value-type="float" office:value="2.17386" calcext:value-type="float">
            <text:p>2.17386</text:p>
          </table:table-cell>
          <table:table-cell office:value-type="float" office:value="0.98793" calcext:value-type="float">
            <text:p>0.98793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47.366" calcext:value-type="float">
            <text:p>147.366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0.98905" calcext:value-type="float">
            <text:p>0.9890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5.66" calcext:value-type="float">
            <text:p>115.66</text:p>
          </table:table-cell>
          <table:table-cell office:value-type="float" office:value="2.35036" calcext:value-type="float">
            <text:p>2.35036</text:p>
          </table:table-cell>
          <table:table-cell office:value-type="float" office:value="0.989007" calcext:value-type="float">
            <text:p>0.98900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2.21" calcext:value-type="float">
            <text:p>122.21</text:p>
          </table:table-cell>
          <table:table-cell office:value-type="float" office:value="2.36195" calcext:value-type="float">
            <text:p>2.36195</text:p>
          </table:table-cell>
          <table:table-cell office:value-type="float" office:value="0.98951" calcext:value-type="float">
            <text:p>0.9895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3.5985" calcext:value-type="float">
            <text:p>93.5985</text:p>
          </table:table-cell>
          <table:table-cell office:value-type="float" office:value="2.40819" calcext:value-type="float">
            <text:p>2.40819</text:p>
          </table:table-cell>
          <table:table-cell office:value-type="float" office:value="0.988433" calcext:value-type="float">
            <text:p>0.98843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9.5725" calcext:value-type="float">
            <text:p>89.5725</text:p>
          </table:table-cell>
          <table:table-cell office:value-type="float" office:value="2.40701" calcext:value-type="float">
            <text:p>2.40701</text:p>
          </table:table-cell>
          <table:table-cell office:value-type="float" office:value="0.988947" calcext:value-type="float">
            <text:p>0.98894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2.768" calcext:value-type="float">
            <text:p>142.768</text:p>
          </table:table-cell>
          <table:table-cell office:value-type="float" office:value="2.53229" calcext:value-type="float">
            <text:p>2.53229</text:p>
          </table:table-cell>
          <table:table-cell office:value-type="float" office:value="0.987747" calcext:value-type="float">
            <text:p>0.98774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83.332" calcext:value-type="float">
            <text:p>183.332</text:p>
          </table:table-cell>
          <table:table-cell office:value-type="float" office:value="2.95094" calcext:value-type="float">
            <text:p>2.95094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19723" calcext:value-type="float">
            <text:p>2.19723</text:p>
          </table:table-cell>
          <table:table-cell office:value-type="float" office:value="0.905579" calcext:value-type="float">
            <text:p>0.905579</text:p>
          </table:table-cell>
          <table:table-cell office:value-type="float" office:value="28327" calcext:value-type="float">
            <text:p>28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.1407" calcext:value-type="float">
            <text:p>2.1407</text:p>
          </table:table-cell>
          <table:table-cell office:value-type="float" office:value="0.952071" calcext:value-type="float">
            <text:p>0.952071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93" calcext:value-type="float">
            <text:p>2.16393</text:p>
          </table:table-cell>
          <table:table-cell office:value-type="float" office:value="0.965087" calcext:value-type="float">
            <text:p>0.965087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0.971627" calcext:value-type="float">
            <text:p>0.971627</text:p>
          </table:table-cell>
          <table:table-cell office:value-type="float" office:value="8512" calcext:value-type="float">
            <text:p>8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06" calcext:value-type="float">
            <text:p>2.23806</text:p>
          </table:table-cell>
          <table:table-cell office:value-type="float" office:value="0.960494" calcext:value-type="float">
            <text:p>0.960494</text:p>
          </table:table-cell>
          <table:table-cell office:value-type="float" office:value="11852" calcext:value-type="float">
            <text:p>11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18334" calcext:value-type="float">
            <text:p>2.18334</text:p>
          </table:table-cell>
          <table:table-cell office:value-type="float" office:value="0.907709" calcext:value-type="float">
            <text:p>0.907709</text:p>
          </table:table-cell>
          <table:table-cell office:value-type="float" office:value="27688" calcext:value-type="float">
            <text:p>27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.19896" calcext:value-type="float">
            <text:p>2.19896</text:p>
          </table:table-cell>
          <table:table-cell office:value-type="float" office:value="0.902372" calcext:value-type="float">
            <text:p>0.902372</text:p>
          </table:table-cell>
          <table:table-cell office:value-type="float" office:value="29289" calcext:value-type="float">
            <text:p>2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261" calcext:value-type="float">
            <text:p>2.25261</text:p>
          </table:table-cell>
          <table:table-cell office:value-type="float" office:value="0.930485" calcext:value-type="float">
            <text:p>0.930485</text:p>
          </table:table-cell>
          <table:table-cell office:value-type="float" office:value="20855" calcext:value-type="float">
            <text:p>20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64657" calcext:value-type="float">
            <text:p>0.964657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14016" calcext:value-type="float">
            <text:p>2.14016</text:p>
          </table:table-cell>
          <table:table-cell office:value-type="float" office:value="0.950841" calcext:value-type="float">
            <text:p>0.950841</text:p>
          </table:table-cell>
          <table:table-cell office:value-type="float" office:value="14748" calcext:value-type="float">
            <text:p>1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7" calcext:value-type="float">
            <text:p>2.16377</text:p>
          </table:table-cell>
          <table:table-cell office:value-type="float" office:value="0.971871" calcext:value-type="float">
            <text:p>0.971871</text:p>
          </table:table-cell>
          <table:table-cell office:value-type="float" office:value="8439" calcext:value-type="float">
            <text:p>8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454" calcext:value-type="float">
            <text:p>0.988454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961" calcext:value-type="float">
            <text:p>0.965961</text:p>
          </table:table-cell>
          <table:table-cell office:value-type="float" office:value="10212" calcext:value-type="float">
            <text:p>10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.19863" calcext:value-type="float">
            <text:p>2.19863</text:p>
          </table:table-cell>
          <table:table-cell office:value-type="float" office:value="0.900389" calcext:value-type="float">
            <text:p>0.900389</text:p>
          </table:table-cell>
          <table:table-cell office:value-type="float" office:value="29884" calcext:value-type="float">
            <text:p>298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142" calcext:value-type="float">
            <text:p>2.20142</text:p>
          </table:table-cell>
          <table:table-cell office:value-type="float" office:value="0.929245" calcext:value-type="float">
            <text:p>0.929245</text:p>
          </table:table-cell>
          <table:table-cell office:value-type="float" office:value="21227" calcext:value-type="float">
            <text:p>21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328" calcext:value-type="float">
            <text:p>2.25328</text:p>
          </table:table-cell>
          <table:table-cell office:value-type="float" office:value="0.933035" calcext:value-type="float">
            <text:p>0.933035</text:p>
          </table:table-cell>
          <table:table-cell office:value-type="float" office:value="20090" calcext:value-type="float">
            <text:p>200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.12719" calcext:value-type="float">
            <text:p>2.12719</text:p>
          </table:table-cell>
          <table:table-cell office:value-type="float" office:value="0.960557" calcext:value-type="float">
            <text:p>0.960557</text:p>
          </table:table-cell>
          <table:table-cell office:value-type="float" office:value="11833" calcext:value-type="float">
            <text:p>11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12567" calcext:value-type="float">
            <text:p>12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2" calcext:value-type="float">
            <text:p>2.16372</text:p>
          </table:table-cell>
          <table:table-cell office:value-type="float" office:value="0.971551" calcext:value-type="float">
            <text:p>0.971551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307" calcext:value-type="float">
            <text:p>0.98830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107" calcext:value-type="float">
            <text:p>0.965107</text:p>
          </table:table-cell>
          <table:table-cell office:value-type="float" office:value="10468" calcext:value-type="float">
            <text:p>10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96" calcext:value-type="float">
            <text:p>2.21796</text:p>
          </table:table-cell>
          <table:table-cell office:value-type="float" office:value="0.965867" calcext:value-type="float">
            <text:p>0.965867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038" calcext:value-type="float">
            <text:p>2.20038</text:p>
          </table:table-cell>
          <table:table-cell office:value-type="float" office:value="0.912702" calcext:value-type="float">
            <text:p>0.912702</text:p>
          </table:table-cell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7262" calcext:value-type="float">
            <text:p>2.27262</text:p>
          </table:table-cell>
          <table:table-cell office:value-type="float" office:value="0.960677" calcext:value-type="float">
            <text:p>0.960677</text:p>
          </table:table-cell>
          <table:table-cell office:value-type="float" office:value="11797" calcext:value-type="float">
            <text:p>11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8.3333" calcext:value-type="float">
            <text:p>88.3333</text:p>
          </table:table-cell>
          <table:table-cell office:value-type="float" office:value="2.124" calcext:value-type="float">
            <text:p>2.124</text:p>
          </table:table-cell>
          <table:table-cell office:value-type="float" office:value="0.964224" calcext:value-type="float">
            <text:p>0.964224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.15106" calcext:value-type="float">
            <text:p>2.15106</text:p>
          </table:table-cell>
          <table:table-cell office:value-type="float" office:value="0.982314" calcext:value-type="float">
            <text:p>0.982314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178" calcext:value-type="float">
            <text:p>2.2178</text:p>
          </table:table-cell>
          <table:table-cell office:value-type="float" office:value="0.983124" calcext:value-type="float">
            <text:p>0.983124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0.986604" calcext:value-type="float">
            <text:p>0.986604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68" calcext:value-type="float">
            <text:p>2.23868</text:p>
          </table:table-cell>
          <table:table-cell office:value-type="float" office:value="0.971737" calcext:value-type="float">
            <text:p>0.971737</text:p>
          </table:table-cell>
          <table:table-cell office:value-type="float" office:value="8479" calcext:value-type="float">
            <text:p>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963961" calcext:value-type="float">
            <text:p>0.963961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6351" calcext:value-type="float">
            <text:p>2.26351</text:p>
          </table:table-cell>
          <table:table-cell office:value-type="float" office:value="0.950664" calcext:value-type="float">
            <text:p>0.950664</text:p>
          </table:table-cell>
          <table:table-cell office:value-type="float" office:value="14801" calcext:value-type="float">
            <text:p>14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1.6667" calcext:value-type="float">
            <text:p>71.6667</text:p>
          </table:table-cell>
          <table:table-cell office:value-type="float" office:value="2.29366" calcext:value-type="float">
            <text:p>2.29366</text:p>
          </table:table-cell>
          <table:table-cell office:value-type="float" office:value="0.978587" calcext:value-type="float">
            <text:p>0.978587</text:p>
          </table:table-cell>
          <table:table-cell office:value-type="float" office:value="6424" calcext:value-type="float">
            <text:p>6424</text:p>
          </table:table-cell>
        </table:table-row>
      </table:table>
      <table:table table:name="12.18" table:style-name="ta1" table:print-ranges="'12.18'.B10:'12.18'.B10">
        <table:table-column table:style-name="co7" table:number-columns-repeated="23" table:default-cell-style-name="Default"/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PRR THR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 table:number-columns-repeated="2"/>
          <table:table-cell office:value-type="string" calcext:value-type="string">
            <text:p>12_18topology</text:p>
          </table:table-cell>
          <table:table-cell table:number-columns-repeated="7"/>
          <table:table-cell office:value-type="string" calcext:value-type="string">
            <text:p>11_20topology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32.706" calcext:value-type="float">
            <text:p>332.706</text:p>
          </table:table-cell>
          <table:table-cell office:value-type="float" office:value="2.42144" calcext:value-type="float">
            <text:p>2.42144</text:p>
          </table:table-cell>
          <table:table-cell office:value-type="float" office:value="0.991554" calcext:value-type="float">
            <text:p>0.991554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7.245" calcext:value-type="float">
            <text:p>277.245</text:p>
          </table:table-cell>
          <table:table-cell office:value-type="float" office:value="2.25353" calcext:value-type="float">
            <text:p>2.25353</text:p>
          </table:table-cell>
          <table:table-cell office:value-type="float" office:value="0.997097" calcext:value-type="float">
            <text:p>0.997097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74.539" calcext:value-type="float">
            <text:p>274.539</text:p>
          </table:table-cell>
          <table:table-cell office:value-type="float" office:value="2.26412" calcext:value-type="float">
            <text:p>2.26412</text:p>
          </table:table-cell>
          <table:table-cell office:value-type="float" office:value="0.9979" calcext:value-type="float">
            <text:p>0.9979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85.154" calcext:value-type="float">
            <text:p>185.154</text:p>
          </table:table-cell>
          <table:table-cell office:value-type="float" office:value="2.36792" calcext:value-type="float">
            <text:p>2.36792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78.762" calcext:value-type="float">
            <text:p>178.762</text:p>
          </table:table-cell>
          <table:table-cell office:value-type="float" office:value="2.35921" calcext:value-type="float">
            <text:p>2.35921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71.849" calcext:value-type="float">
            <text:p>171.849</text:p>
          </table:table-cell>
          <table:table-cell office:value-type="float" office:value="2.33039" calcext:value-type="float">
            <text:p>2.33039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43.467" calcext:value-type="float">
            <text:p>143.467</text:p>
          </table:table-cell>
          <table:table-cell office:value-type="float" office:value="2.42954" calcext:value-type="float">
            <text:p>2.4295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58.925" calcext:value-type="float">
            <text:p>158.925</text:p>
          </table:table-cell>
          <table:table-cell office:value-type="float" office:value="2.38757" calcext:value-type="float">
            <text:p>2.38757</text:p>
          </table:table-cell>
          <table:table-cell office:value-type="float" office:value="0.999843" calcext:value-type="float">
            <text:p>0.9998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55.045" calcext:value-type="float">
            <text:p>155.045</text:p>
          </table:table-cell>
          <table:table-cell office:value-type="float" office:value="2.51864" calcext:value-type="float">
            <text:p>2.5186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0.099" calcext:value-type="float">
            <text:p>160.099</text:p>
          </table:table-cell>
          <table:table-cell office:value-type="float" office:value="2.51696" calcext:value-type="float">
            <text:p>2.51696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35.112" calcext:value-type="float">
            <text:p>135.112</text:p>
          </table:table-cell>
          <table:table-cell office:value-type="float" office:value="2.44939" calcext:value-type="float">
            <text:p>2.44939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60.052" calcext:value-type="float">
            <text:p>160.052</text:p>
          </table:table-cell>
          <table:table-cell office:value-type="float" office:value="2.517" calcext:value-type="float">
            <text:p>2.517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33.525" calcext:value-type="float">
            <text:p>133.525</text:p>
          </table:table-cell>
          <table:table-cell office:value-type="float" office:value="2.57164" calcext:value-type="float">
            <text:p>2.57164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63.837" calcext:value-type="float">
            <text:p>163.837</text:p>
          </table:table-cell>
          <table:table-cell office:value-type="float" office:value="2.49964" calcext:value-type="float">
            <text:p>2.49964</text:p>
          </table:table-cell>
          <table:table-cell office:value-type="float" office:value="0.999507" calcext:value-type="float">
            <text:p>0.999507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50.732" calcext:value-type="float">
            <text:p>150.732</text:p>
          </table:table-cell>
          <table:table-cell office:value-type="float" office:value="2.47548" calcext:value-type="float">
            <text:p>2.47548</text:p>
          </table:table-cell>
          <table:table-cell office:value-type="float" office:value="0.999653" calcext:value-type="float">
            <text:p>0.99965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2.57871" calcext:value-type="float">
            <text:p>2.57871</text:p>
          </table:table-cell>
          <table:table-cell office:value-type="float" office:value="0.999493" calcext:value-type="float">
            <text:p>0.999493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93.736" calcext:value-type="float">
            <text:p>193.736</text:p>
          </table:table-cell>
          <table:table-cell office:value-type="float" office:value="2.53962" calcext:value-type="float">
            <text:p>2.53962</text:p>
          </table:table-cell>
          <table:table-cell office:value-type="float" office:value="0.999743" calcext:value-type="float">
            <text:p>0.99974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65.731" calcext:value-type="float">
            <text:p>165.731</text:p>
          </table:table-cell>
          <table:table-cell office:value-type="float" office:value="2.57944" calcext:value-type="float">
            <text:p>2.57944</text:p>
          </table:table-cell>
          <table:table-cell office:value-type="float" office:value="0.99923" calcext:value-type="float">
            <text:p>0.999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9.782" calcext:value-type="float">
            <text:p>129.782</text:p>
          </table:table-cell>
          <table:table-cell office:value-type="float" office:value="2.50815" calcext:value-type="float">
            <text:p>2.50815</text:p>
          </table:table-cell>
          <table:table-cell office:value-type="float" office:value="0.999673" calcext:value-type="float">
            <text:p>0.99967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17.174" calcext:value-type="float">
            <text:p>217.174</text:p>
          </table:table-cell>
          <table:table-cell office:value-type="float" office:value="2.54695" calcext:value-type="float">
            <text:p>2.54695</text:p>
          </table:table-cell>
          <table:table-cell office:value-type="float" office:value="0.999613" calcext:value-type="float">
            <text:p>0.99961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30.407" calcext:value-type="float">
            <text:p>130.407</text:p>
          </table:table-cell>
          <table:table-cell office:value-type="float" office:value="2.51094" calcext:value-type="float">
            <text:p>2.51094</text:p>
          </table:table-cell>
          <table:table-cell office:value-type="float" office:value="0.999323" calcext:value-type="float">
            <text:p>0.99932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10.569" calcext:value-type="float">
            <text:p>210.569</text:p>
          </table:table-cell>
          <table:table-cell office:value-type="float" office:value="2.59236" calcext:value-type="float">
            <text:p>2.59236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99.554" calcext:value-type="float">
            <text:p>199.554</text:p>
          </table:table-cell>
          <table:table-cell office:value-type="float" office:value="2.5488" calcext:value-type="float">
            <text:p>2.5488</text:p>
          </table:table-cell>
          <table:table-cell office:value-type="float" office:value="0.9977" calcext:value-type="float">
            <text:p>0.9977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10.438" calcext:value-type="float">
            <text:p>210.438</text:p>
          </table:table-cell>
          <table:table-cell office:value-type="float" office:value="2.59167" calcext:value-type="float">
            <text:p>2.59167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.666" calcext:value-type="float">
            <text:p>273.666</text:p>
          </table:table-cell>
          <table:table-cell office:value-type="float" office:value="2.26234" calcext:value-type="float">
            <text:p>2.26234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5.917" calcext:value-type="float">
            <text:p>275.917</text:p>
          </table:table-cell>
          <table:table-cell office:value-type="float" office:value="2.26557" calcext:value-type="float">
            <text:p>2.26557</text:p>
          </table:table-cell>
          <table:table-cell office:value-type="float" office:value="0.998747" calcext:value-type="float">
            <text:p>0.998747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.67" calcext:value-type="float">
            <text:p>273.67</text:p>
          </table:table-cell>
          <table:table-cell office:value-type="float" office:value="2.26232" calcext:value-type="float">
            <text:p>2.26232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5.247" calcext:value-type="float">
            <text:p>185.247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78.779" calcext:value-type="float">
            <text:p>178.779</text:p>
          </table:table-cell>
          <table:table-cell office:value-type="float" office:value="2.35156" calcext:value-type="float">
            <text:p>2.35156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6.761" calcext:value-type="float">
            <text:p>186.761</text:p>
          </table:table-cell>
          <table:table-cell office:value-type="float" office:value="2.37071" calcext:value-type="float">
            <text:p>2.3707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3.509" calcext:value-type="float">
            <text:p>143.509</text:p>
          </table:table-cell>
          <table:table-cell office:value-type="float" office:value="2.40987" calcext:value-type="float">
            <text:p>2.40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7.377" calcext:value-type="float">
            <text:p>147.377</text:p>
          </table:table-cell>
          <table:table-cell office:value-type="float" office:value="2.39344" calcext:value-type="float">
            <text:p>2.39344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55.05" calcext:value-type="float">
            <text:p>155.05</text:p>
          </table:table-cell>
          <table:table-cell office:value-type="float" office:value="2.51867" calcext:value-type="float">
            <text:p>2.51867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2.51637" calcext:value-type="float">
            <text:p>2.5163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53.97" calcext:value-type="float">
            <text:p>153.97</text:p>
          </table:table-cell>
          <table:table-cell office:value-type="float" office:value="2.41877" calcext:value-type="float">
            <text:p>2.41877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60.054" calcext:value-type="float">
            <text:p>160.054</text:p>
          </table:table-cell>
          <table:table-cell office:value-type="float" office:value="2.51699" calcext:value-type="float">
            <text:p>2.51699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33.504" calcext:value-type="float">
            <text:p>133.504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60.169" calcext:value-type="float">
            <text:p>160.169</text:p>
          </table:table-cell>
          <table:table-cell office:value-type="float" office:value="2.51969" calcext:value-type="float">
            <text:p>2.51969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46.07" calcext:value-type="float">
            <text:p>146.07</text:p>
          </table:table-cell>
          <table:table-cell office:value-type="float" office:value="2.47977" calcext:value-type="float">
            <text:p>2.47977</text:p>
          </table:table-cell>
          <table:table-cell office:value-type="float" office:value="0.999203" calcext:value-type="float">
            <text:p>0.99920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32.63" calcext:value-type="float">
            <text:p>132.63</text:p>
          </table:table-cell>
          <table:table-cell office:value-type="float" office:value="2.47609" calcext:value-type="float">
            <text:p>2.47609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50.624" calcext:value-type="float">
            <text:p>250.624</text:p>
          </table:table-cell>
          <table:table-cell office:value-type="float" office:value="2.64586" calcext:value-type="float">
            <text:p>2.64586</text:p>
          </table:table-cell>
          <table:table-cell office:value-type="float" office:value="0.999347" calcext:value-type="float">
            <text:p>0.99934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32.654" calcext:value-type="float">
            <text:p>132.654</text:p>
          </table:table-cell>
          <table:table-cell office:value-type="float" office:value="2.47709" calcext:value-type="float">
            <text:p>2.47709</text:p>
          </table:table-cell>
          <table:table-cell office:value-type="float" office:value="0.999227" calcext:value-type="float">
            <text:p>0.99922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4.236" calcext:value-type="float">
            <text:p>144.236</text:p>
          </table:table-cell>
          <table:table-cell office:value-type="float" office:value="2.53629" calcext:value-type="float">
            <text:p>2.53629</text:p>
          </table:table-cell>
          <table:table-cell office:value-type="float" office:value="0.99832" calcext:value-type="float">
            <text:p>0.9983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60.601" calcext:value-type="float">
            <text:p>260.601</text:p>
          </table:table-cell>
          <table:table-cell office:value-type="float" office:value="2.54216" calcext:value-type="float">
            <text:p>2.54216</text:p>
          </table:table-cell>
          <table:table-cell office:value-type="float" office:value="0.999117" calcext:value-type="float">
            <text:p>0.999117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4.127" calcext:value-type="float">
            <text:p>144.127</text:p>
          </table:table-cell>
          <table:table-cell office:value-type="float" office:value="2.53632" calcext:value-type="float">
            <text:p>2.53632</text:p>
          </table:table-cell>
          <table:table-cell office:value-type="float" office:value="0.999667" calcext:value-type="float">
            <text:p>0.999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88.966" calcext:value-type="float">
            <text:p>188.966</text:p>
          </table:table-cell>
          <table:table-cell office:value-type="float" office:value="2.6245" calcext:value-type="float">
            <text:p>2.6245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21.457" calcext:value-type="float">
            <text:p>221.457</text:p>
          </table:table-cell>
          <table:table-cell office:value-type="float" office:value="2.61569" calcext:value-type="float">
            <text:p>2.61569</text:p>
          </table:table-cell>
          <table:table-cell office:value-type="float" office:value="0.998757" calcext:value-type="float">
            <text:p>0.998757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86.23" calcext:value-type="float">
            <text:p>186.23</text:p>
          </table:table-cell>
          <table:table-cell office:value-type="float" office:value="2.625" calcext:value-type="float">
            <text:p>2.625</text:p>
          </table:table-cell>
          <table:table-cell office:value-type="float" office:value="0.999807" calcext:value-type="float">
            <text:p>0.9998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3.688" calcext:value-type="float">
            <text:p>273.688</text:p>
          </table:table-cell>
          <table:table-cell office:value-type="float" office:value="2.26217" calcext:value-type="float">
            <text:p>2.26217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80.927" calcext:value-type="float">
            <text:p>280.927</text:p>
          </table:table-cell>
          <table:table-cell office:value-type="float" office:value="2.26443" calcext:value-type="float">
            <text:p>2.26443</text:p>
          </table:table-cell>
          <table:table-cell office:value-type="float" office:value="0.99871" calcext:value-type="float">
            <text:p>0.99871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3.692" calcext:value-type="float">
            <text:p>273.692</text:p>
          </table:table-cell>
          <table:table-cell office:value-type="float" office:value="2.26221" calcext:value-type="float">
            <text:p>2.26221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86.848" calcext:value-type="float">
            <text:p>186.848</text:p>
          </table:table-cell>
          <table:table-cell office:value-type="float" office:value="2.39296" calcext:value-type="float">
            <text:p>2.39296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0.226" calcext:value-type="float">
            <text:p>200.226</text:p>
          </table:table-cell>
          <table:table-cell office:value-type="float" office:value="2.43751" calcext:value-type="float">
            <text:p>2.43751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86.758" calcext:value-type="float">
            <text:p>186.758</text:p>
          </table:table-cell>
          <table:table-cell office:value-type="float" office:value="2.3707" calcext:value-type="float">
            <text:p>2.37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43.513" calcext:value-type="float">
            <text:p>143.513</text:p>
          </table:table-cell>
          <table:table-cell office:value-type="float" office:value="2.40989" calcext:value-type="float">
            <text:p>2.40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49.03" calcext:value-type="float">
            <text:p>149.03</text:p>
          </table:table-cell>
          <table:table-cell office:value-type="float" office:value="2.39245" calcext:value-type="float">
            <text:p>2.39245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58.475" calcext:value-type="float">
            <text:p>158.475</text:p>
          </table:table-cell>
          <table:table-cell office:value-type="float" office:value="2.52643" calcext:value-type="float">
            <text:p>2.52643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3.358" calcext:value-type="float">
            <text:p>163.358</text:p>
          </table:table-cell>
          <table:table-cell office:value-type="float" office:value="2.52314" calcext:value-type="float">
            <text:p>2.5231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42.794" calcext:value-type="float">
            <text:p>142.794</text:p>
          </table:table-cell>
          <table:table-cell office:value-type="float" office:value="2.42554" calcext:value-type="float">
            <text:p>2.42554</text:p>
          </table:table-cell>
          <table:table-cell office:value-type="float" office:value="0.999843" calcext:value-type="float">
            <text:p>0.9998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3.414" calcext:value-type="float">
            <text:p>163.414</text:p>
          </table:table-cell>
          <table:table-cell office:value-type="float" office:value="2.52341" calcext:value-type="float">
            <text:p>2.52341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33.481" calcext:value-type="float">
            <text:p>133.481</text:p>
          </table:table-cell>
          <table:table-cell office:value-type="float" office:value="2.55065" calcext:value-type="float">
            <text:p>2.55065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40.51" calcext:value-type="float">
            <text:p>140.51</text:p>
          </table:table-cell>
          <table:table-cell office:value-type="float" office:value="2.49877" calcext:value-type="float">
            <text:p>2.49877</text:p>
          </table:table-cell>
          <table:table-cell office:value-type="float" office:value="0.9999" calcext:value-type="float">
            <text:p>0.999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67.22" calcext:value-type="float">
            <text:p>167.22</text:p>
          </table:table-cell>
          <table:table-cell office:value-type="float" office:value="2.48237" calcext:value-type="float">
            <text:p>2.48237</text:p>
          </table:table-cell>
          <table:table-cell office:value-type="float" office:value="0.999627" calcext:value-type="float">
            <text:p>0.99962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40.369" calcext:value-type="float">
            <text:p>140.369</text:p>
          </table:table-cell>
          <table:table-cell office:value-type="float" office:value="2.49866" calcext:value-type="float">
            <text:p>2.49866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83.106" calcext:value-type="float">
            <text:p>183.106</text:p>
          </table:table-cell>
          <table:table-cell office:value-type="float" office:value="2.52207" calcext:value-type="float">
            <text:p>2.52207</text:p>
          </table:table-cell>
          <table:table-cell office:value-type="float" office:value="0.999727" calcext:value-type="float">
            <text:p>0.99972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8.029" calcext:value-type="float">
            <text:p>138.029</text:p>
          </table:table-cell>
          <table:table-cell office:value-type="float" office:value="2.51134" calcext:value-type="float">
            <text:p>2.51134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4.33" calcext:value-type="float">
            <text:p>144.33</text:p>
          </table:table-cell>
          <table:table-cell office:value-type="float" office:value="2.5593" calcext:value-type="float">
            <text:p>2.5593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83.153" calcext:value-type="float">
            <text:p>183.153</text:p>
          </table:table-cell>
          <table:table-cell office:value-type="float" office:value="2.56378" calcext:value-type="float">
            <text:p>2.56378</text:p>
          </table:table-cell>
          <table:table-cell office:value-type="float" office:value="0.99968" calcext:value-type="float">
            <text:p>0.9996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4.314" calcext:value-type="float">
            <text:p>144.314</text:p>
          </table:table-cell>
          <table:table-cell office:value-type="float" office:value="2.5592" calcext:value-type="float">
            <text:p>2.5592</text:p>
          </table:table-cell>
          <table:table-cell office:value-type="float" office:value="0.999183" calcext:value-type="float">
            <text:p>0.99918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90.621" calcext:value-type="float">
            <text:p>190.621</text:p>
          </table:table-cell>
          <table:table-cell office:value-type="float" office:value="2.66457" calcext:value-type="float">
            <text:p>2.6645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72.403" calcext:value-type="float">
            <text:p>172.403</text:p>
          </table:table-cell>
          <table:table-cell office:value-type="float" office:value="2.58833" calcext:value-type="float">
            <text:p>2.58833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90.751" calcext:value-type="float">
            <text:p>190.751</text:p>
          </table:table-cell>
          <table:table-cell office:value-type="float" office:value="2.66523" calcext:value-type="float">
            <text:p>2.66523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1.982" calcext:value-type="float">
            <text:p>281.982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5.252" calcext:value-type="float">
            <text:p>285.252</text:p>
          </table:table-cell>
          <table:table-cell office:value-type="float" office:value="2.33641" calcext:value-type="float">
            <text:p>2.33641</text:p>
          </table:table-cell>
          <table:table-cell office:value-type="float" office:value="0.99994" calcext:value-type="float">
            <text:p>0.9999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1.984" calcext:value-type="float">
            <text:p>281.984</text:p>
          </table:table-cell>
          <table:table-cell office:value-type="float" office:value="2.28253" calcext:value-type="float">
            <text:p>2.28253</text:p>
          </table:table-cell>
          <table:table-cell office:value-type="float" office:value="0.999863" calcext:value-type="float">
            <text:p>0.99986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6.81" calcext:value-type="float">
            <text:p>186.81</text:p>
          </table:table-cell>
          <table:table-cell office:value-type="float" office:value="2.31007" calcext:value-type="float">
            <text:p>2.3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03.503" calcext:value-type="float">
            <text:p>203.503</text:p>
          </table:table-cell>
          <table:table-cell office:value-type="float" office:value="2.42062" calcext:value-type="float">
            <text:p>2.42062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6.804" calcext:value-type="float">
            <text:p>186.804</text:p>
          </table:table-cell>
          <table:table-cell office:value-type="float" office:value="2.31003" calcext:value-type="float">
            <text:p>2.31003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8.481" calcext:value-type="float">
            <text:p>158.481</text:p>
          </table:table-cell>
          <table:table-cell office:value-type="float" office:value="2.49889" calcext:value-type="float">
            <text:p>2.498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8.416" calcext:value-type="float">
            <text:p>158.416</text:p>
          </table:table-cell>
          <table:table-cell office:value-type="float" office:value="2.37985" calcext:value-type="float">
            <text:p>2.3798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8.481" calcext:value-type="float">
            <text:p>158.481</text:p>
          </table:table-cell>
          <table:table-cell office:value-type="float" office:value="2.49889" calcext:value-type="float">
            <text:p>2.49889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60.113" calcext:value-type="float">
            <text:p>160.113</text:p>
          </table:table-cell>
          <table:table-cell office:value-type="float" office:value="2.49954" calcext:value-type="float">
            <text:p>2.49954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60.307" calcext:value-type="float">
            <text:p>160.307</text:p>
          </table:table-cell>
          <table:table-cell office:value-type="float" office:value="2.43792" calcext:value-type="float">
            <text:p>2.43792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60.114" calcext:value-type="float">
            <text:p>160.114</text:p>
          </table:table-cell>
          <table:table-cell office:value-type="float" office:value="2.49953" calcext:value-type="float">
            <text:p>2.49953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3.53" calcext:value-type="float">
            <text:p>133.53</text:p>
          </table:table-cell>
          <table:table-cell office:value-type="float" office:value="2.55047" calcext:value-type="float">
            <text:p>2.5504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76.088" calcext:value-type="float">
            <text:p>176.088</text:p>
          </table:table-cell>
          <table:table-cell office:value-type="float" office:value="2.55845" calcext:value-type="float">
            <text:p>2.55845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56.9" calcext:value-type="float">
            <text:p>256.9</text:p>
          </table:table-cell>
          <table:table-cell office:value-type="float" office:value="2.72457" calcext:value-type="float">
            <text:p>2.72457</text:p>
          </table:table-cell>
          <table:table-cell office:value-type="float" office:value="0.999827" calcext:value-type="float">
            <text:p>0.9998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3.919" calcext:value-type="float">
            <text:p>123.919</text:p>
          </table:table-cell>
          <table:table-cell office:value-type="float" office:value="2.53911" calcext:value-type="float">
            <text:p>2.53911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18.463" calcext:value-type="float">
            <text:p>218.463</text:p>
          </table:table-cell>
          <table:table-cell office:value-type="float" office:value="2.65848" calcext:value-type="float">
            <text:p>2.65848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43.776" calcext:value-type="float">
            <text:p>243.776</text:p>
          </table:table-cell>
          <table:table-cell office:value-type="float" office:value="2.8118" calcext:value-type="float">
            <text:p>2.8118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2.68342" calcext:value-type="float">
            <text:p>2.68342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43.989" calcext:value-type="float">
            <text:p>243.989</text:p>
          </table:table-cell>
          <table:table-cell office:value-type="float" office:value="2.72099" calcext:value-type="float">
            <text:p>2.72099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5.306" calcext:value-type="float">
            <text:p>235.306</text:p>
          </table:table-cell>
          <table:table-cell office:value-type="float" office:value="2.97695" calcext:value-type="float">
            <text:p>2.97695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3.16331" calcext:value-type="float">
            <text:p>3.16331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08.603" calcext:value-type="float">
            <text:p>308.603</text:p>
          </table:table-cell>
          <table:table-cell office:value-type="float" office:value="2.74217" calcext:value-type="float">
            <text:p>2.74217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4.194" calcext:value-type="float">
            <text:p>224.194</text:p>
          </table:table-cell>
          <table:table-cell office:value-type="float" office:value="3.16304" calcext:value-type="float">
            <text:p>3.16304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51.613" calcext:value-type="float">
            <text:p>251.613</text:p>
          </table:table-cell>
          <table:table-cell office:value-type="float" office:value="2.28855" calcext:value-type="float">
            <text:p>2.28855</text:p>
          </table:table-cell>
          <table:table-cell office:value-type="float" office:value="0.986137" calcext:value-type="float">
            <text:p>0.986137</text:p>
          </table:table-cell>
          <table:table-cell office:value-type="float" office:value="4159" calcext:value-type="float">
            <text:p>415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36.673" calcext:value-type="float">
            <text:p>136.673</text:p>
          </table:table-cell>
          <table:table-cell office:value-type="float" office:value="2.25044" calcext:value-type="float">
            <text:p>2.25044</text:p>
          </table:table-cell>
          <table:table-cell office:value-type="float" office:value="0.985503" calcext:value-type="float">
            <text:p>0.985503</text:p>
          </table:table-cell>
          <table:table-cell office:value-type="float" office:value="1349" calcext:value-type="float">
            <text:p>134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9.44" calcext:value-type="float">
            <text:p>109.44</text:p>
          </table:table-cell>
          <table:table-cell office:value-type="float" office:value="2.29918" calcext:value-type="float">
            <text:p>2.29918</text:p>
          </table:table-cell>
          <table:table-cell office:value-type="float" office:value="0.989063" calcext:value-type="float">
            <text:p>0.989063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18.794" calcext:value-type="float">
            <text:p>118.794</text:p>
          </table:table-cell>
          <table:table-cell office:value-type="float" office:value="2.37362" calcext:value-type="float">
            <text:p>2.37362</text:p>
          </table:table-cell>
          <table:table-cell office:value-type="float" office:value="0.98812" calcext:value-type="float">
            <text:p>0.98812</text:p>
          </table:table-cell>
          <table:table-cell office:value-type="float" office:value="564" calcext:value-type="float">
            <text:p>56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89.3163" calcext:value-type="float">
            <text:p>89.3163</text:p>
          </table:table-cell>
          <table:table-cell office:value-type="float" office:value="2.42375" calcext:value-type="float">
            <text:p>2.42375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651" calcext:value-type="float">
            <text:p>65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8.766" calcext:value-type="float">
            <text:p>128.766</text:p>
          </table:table-cell>
          <table:table-cell office:value-type="float" office:value="2.42906" calcext:value-type="float">
            <text:p>2.42906</text:p>
          </table:table-cell>
          <table:table-cell office:value-type="float" office:value="0.98434" calcext:value-type="float">
            <text:p>0.98434</text:p>
          </table:table-cell>
          <table:table-cell office:value-type="float" office:value="1698" calcext:value-type="float">
            <text:p>169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99.3903" calcext:value-type="float">
            <text:p>99.3903</text:p>
          </table:table-cell>
          <table:table-cell office:value-type="float" office:value="2.37907" calcext:value-type="float">
            <text:p>2.37907</text:p>
          </table:table-cell>
          <table:table-cell office:value-type="float" office:value="0.98592" calcext:value-type="float">
            <text:p>0.98592</text:p>
          </table:table-cell>
          <table:table-cell office:value-type="float" office:value="1224" calcext:value-type="float">
            <text:p>122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42.929" calcext:value-type="float">
            <text:p>142.929</text:p>
          </table:table-cell>
          <table:table-cell office:value-type="float" office:value="2.44643" calcext:value-type="float">
            <text:p>2.44643</text:p>
          </table:table-cell>
          <table:table-cell office:value-type="float" office:value="0.986657" calcext:value-type="float">
            <text:p>0.986657</text:p>
          </table:table-cell>
          <table:table-cell office:value-type="float" office:value="1003" calcext:value-type="float">
            <text:p>100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9.873" calcext:value-type="float">
            <text:p>199.873</text:p>
          </table:table-cell>
          <table:table-cell office:value-type="float" office:value="2.1668" calcext:value-type="float">
            <text:p>2.1668</text:p>
          </table:table-cell>
          <table:table-cell office:value-type="float" office:value="0.98516" calcext:value-type="float">
            <text:p>0.98516</text:p>
          </table:table-cell>
          <table:table-cell office:value-type="float" office:value="1452" calcext:value-type="float">
            <text:p>145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6.49" calcext:value-type="float">
            <text:p>136.49</text:p>
          </table:table-cell>
          <table:table-cell office:value-type="float" office:value="2.25055" calcext:value-type="float">
            <text:p>2.25055</text:p>
          </table:table-cell>
          <table:table-cell office:value-type="float" office:value="0.98688" calcext:value-type="float">
            <text:p>0.98688</text:p>
          </table:table-cell>
          <table:table-cell office:value-type="float" office:value="936" calcext:value-type="float">
            <text:p>93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2.28506" calcext:value-type="float">
            <text:p>2.28506</text:p>
          </table:table-cell>
          <table:table-cell office:value-type="float" office:value="0.989443" calcext:value-type="float">
            <text:p>0.989443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.594" calcext:value-type="float">
            <text:p>118.594</text:p>
          </table:table-cell>
          <table:table-cell office:value-type="float" office:value="2.37317" calcext:value-type="float">
            <text:p>2.37317</text:p>
          </table:table-cell>
          <table:table-cell office:value-type="float" office:value="0.98979" calcext:value-type="float">
            <text:p>0.9897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8.6717" calcext:value-type="float">
            <text:p>88.6717</text:p>
          </table:table-cell>
          <table:table-cell office:value-type="float" office:value="2.40168" calcext:value-type="float">
            <text:p>2.40168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0.077" calcext:value-type="float">
            <text:p>100.077</text:p>
          </table:table-cell>
          <table:table-cell office:value-type="float" office:value="2.35323" calcext:value-type="float">
            <text:p>2.35323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1266" calcext:value-type="float">
            <text:p>126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2.40803" calcext:value-type="float">
            <text:p>2.40803</text:p>
          </table:table-cell>
          <table:table-cell office:value-type="float" office:value="0.986397" calcext:value-type="float">
            <text:p>0.986397</text:p>
          </table:table-cell>
          <table:table-cell office:value-type="float" office:value="1081" calcext:value-type="float">
            <text:p>108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56.474" calcext:value-type="float">
            <text:p>156.474</text:p>
          </table:table-cell>
          <table:table-cell office:value-type="float" office:value="2.474" calcext:value-type="float">
            <text:p>2.474</text:p>
          </table:table-cell>
          <table:table-cell office:value-type="float" office:value="0.98671" calcext:value-type="float">
            <text:p>0.98671</text:p>
          </table:table-cell>
          <table:table-cell office:value-type="float" office:value="987" calcext:value-type="float">
            <text:p>98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0.183" calcext:value-type="float">
            <text:p>200.183</text:p>
          </table:table-cell>
          <table:table-cell office:value-type="float" office:value="2.16714" calcext:value-type="float">
            <text:p>2.16714</text:p>
          </table:table-cell>
          <table:table-cell office:value-type="float" office:value="0.98755" calcext:value-type="float">
            <text:p>0.98755</text:p>
          </table:table-cell>
          <table:table-cell office:value-type="float" office:value="735" calcext:value-type="float">
            <text:p>7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8.039" calcext:value-type="float">
            <text:p>138.039</text:p>
          </table:table-cell>
          <table:table-cell office:value-type="float" office:value="2.27068" calcext:value-type="float">
            <text:p>2.27068</text:p>
          </table:table-cell>
          <table:table-cell office:value-type="float" office:value="0.987737" calcext:value-type="float">
            <text:p>0.987737</text:p>
          </table:table-cell>
          <table:table-cell office:value-type="float" office:value="679" calcext:value-type="float">
            <text:p>67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9.798" calcext:value-type="float">
            <text:p>109.798</text:p>
          </table:table-cell>
          <table:table-cell office:value-type="float" office:value="2.28505" calcext:value-type="float">
            <text:p>2.28505</text:p>
          </table:table-cell>
          <table:table-cell office:value-type="float" office:value="0.989523" calcext:value-type="float">
            <text:p>0.989523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5.198" calcext:value-type="float">
            <text:p>125.198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0.989813" calcext:value-type="float">
            <text:p>0.98981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3.6762" calcext:value-type="float">
            <text:p>93.6762</text:p>
          </table:table-cell>
          <table:table-cell office:value-type="float" office:value="2.40859" calcext:value-type="float">
            <text:p>2.40859</text:p>
          </table:table-cell>
          <table:table-cell office:value-type="float" office:value="0.988297" calcext:value-type="float">
            <text:p>0.988297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7.8353" calcext:value-type="float">
            <text:p>97.8353</text:p>
          </table:table-cell>
          <table:table-cell office:value-type="float" office:value="2.3709" calcext:value-type="float">
            <text:p>2.3709</text:p>
          </table:table-cell>
          <table:table-cell office:value-type="float" office:value="0.988287" calcext:value-type="float">
            <text:p>0.988287</text:p>
          </table:table-cell>
          <table:table-cell office:value-type="float" office:value="514" calcext:value-type="float">
            <text:p>51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6.648" calcext:value-type="float">
            <text:p>116.648</text:p>
          </table:table-cell>
          <table:table-cell office:value-type="float" office:value="2.42964" calcext:value-type="float">
            <text:p>2.42964</text:p>
          </table:table-cell>
          <table:table-cell office:value-type="float" office:value="0.996693" calcext:value-type="float">
            <text:p>0.996693</text:p>
          </table:table-cell>
          <table:table-cell office:value-type="float" office:value="992" calcext:value-type="float">
            <text:p>99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43.261" calcext:value-type="float">
            <text:p>143.261</text:p>
          </table:table-cell>
          <table:table-cell office:value-type="float" office:value="2.51435" calcext:value-type="float">
            <text:p>2.51435</text:p>
          </table:table-cell>
          <table:table-cell office:value-type="float" office:value="0.987497" calcext:value-type="float">
            <text:p>0.987497</text:p>
          </table:table-cell>
          <table:table-cell office:value-type="float" office:value="751" calcext:value-type="float">
            <text:p>75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4.913" calcext:value-type="float">
            <text:p>204.913</text:p>
          </table:table-cell>
          <table:table-cell office:value-type="float" office:value="2.17386" calcext:value-type="float">
            <text:p>2.17386</text:p>
          </table:table-cell>
          <table:table-cell office:value-type="float" office:value="0.98793" calcext:value-type="float">
            <text:p>0.98793</text:p>
          </table:table-cell>
          <table:table-cell office:value-type="float" office:value="621" calcext:value-type="float">
            <text:p>62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47.366" calcext:value-type="float">
            <text:p>147.366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0.98905" calcext:value-type="float">
            <text:p>0.98905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5.66" calcext:value-type="float">
            <text:p>115.66</text:p>
          </table:table-cell>
          <table:table-cell office:value-type="float" office:value="2.35036" calcext:value-type="float">
            <text:p>2.35036</text:p>
          </table:table-cell>
          <table:table-cell office:value-type="float" office:value="0.989007" calcext:value-type="float">
            <text:p>0.989007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2.21" calcext:value-type="float">
            <text:p>122.21</text:p>
          </table:table-cell>
          <table:table-cell office:value-type="float" office:value="2.36195" calcext:value-type="float">
            <text:p>2.36195</text:p>
          </table:table-cell>
          <table:table-cell office:value-type="float" office:value="0.98951" calcext:value-type="float">
            <text:p>0.98951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3.5985" calcext:value-type="float">
            <text:p>93.5985</text:p>
          </table:table-cell>
          <table:table-cell office:value-type="float" office:value="2.40819" calcext:value-type="float">
            <text:p>2.40819</text:p>
          </table:table-cell>
          <table:table-cell office:value-type="float" office:value="0.988433" calcext:value-type="float">
            <text:p>0.988433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9.5725" calcext:value-type="float">
            <text:p>89.5725</text:p>
          </table:table-cell>
          <table:table-cell office:value-type="float" office:value="2.40701" calcext:value-type="float">
            <text:p>2.40701</text:p>
          </table:table-cell>
          <table:table-cell office:value-type="float" office:value="0.988947" calcext:value-type="float">
            <text:p>0.988947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2.768" calcext:value-type="float">
            <text:p>142.768</text:p>
          </table:table-cell>
          <table:table-cell office:value-type="float" office:value="2.53229" calcext:value-type="float">
            <text:p>2.53229</text:p>
          </table:table-cell>
          <table:table-cell office:value-type="float" office:value="0.987747" calcext:value-type="float">
            <text:p>0.987747</text:p>
          </table:table-cell>
          <table:table-cell office:value-type="float" office:value="676" calcext:value-type="float">
            <text:p>67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83.332" calcext:value-type="float">
            <text:p>183.332</text:p>
          </table:table-cell>
          <table:table-cell office:value-type="float" office:value="2.95094" calcext:value-type="float">
            <text:p>2.95094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516" calcext:value-type="float">
            <text:p>516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19723" calcext:value-type="float">
            <text:p>2.19723</text:p>
          </table:table-cell>
          <table:table-cell office:value-type="float" office:value="0.905579" calcext:value-type="float">
            <text:p>0.905579</text:p>
          </table:table-cell>
          <table:table-cell office:value-type="float" office:value="28327" calcext:value-type="float">
            <text:p>2832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.1407" calcext:value-type="float">
            <text:p>2.1407</text:p>
          </table:table-cell>
          <table:table-cell office:value-type="float" office:value="0.952071" calcext:value-type="float">
            <text:p>0.952071</text:p>
          </table:table-cell>
          <table:table-cell office:value-type="float" office:value="14379" calcext:value-type="float">
            <text:p>1437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93" calcext:value-type="float">
            <text:p>2.16393</text:p>
          </table:table-cell>
          <table:table-cell office:value-type="float" office:value="0.965087" calcext:value-type="float">
            <text:p>0.965087</text:p>
          </table:table-cell>
          <table:table-cell office:value-type="float" office:value="10474" calcext:value-type="float">
            <text:p>1047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0.971627" calcext:value-type="float">
            <text:p>0.971627</text:p>
          </table:table-cell>
          <table:table-cell office:value-type="float" office:value="8512" calcext:value-type="float">
            <text:p>8512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06" calcext:value-type="float">
            <text:p>2.23806</text:p>
          </table:table-cell>
          <table:table-cell office:value-type="float" office:value="0.960494" calcext:value-type="float">
            <text:p>0.960494</text:p>
          </table:table-cell>
          <table:table-cell office:value-type="float" office:value="11852" calcext:value-type="float">
            <text:p>11852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18334" calcext:value-type="float">
            <text:p>2.18334</text:p>
          </table:table-cell>
          <table:table-cell office:value-type="float" office:value="0.907709" calcext:value-type="float">
            <text:p>0.907709</text:p>
          </table:table-cell>
          <table:table-cell office:value-type="float" office:value="27688" calcext:value-type="float">
            <text:p>2768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.19896" calcext:value-type="float">
            <text:p>2.19896</text:p>
          </table:table-cell>
          <table:table-cell office:value-type="float" office:value="0.902372" calcext:value-type="float">
            <text:p>0.902372</text:p>
          </table:table-cell>
          <table:table-cell office:value-type="float" office:value="29289" calcext:value-type="float">
            <text:p>2928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261" calcext:value-type="float">
            <text:p>2.25261</text:p>
          </table:table-cell>
          <table:table-cell office:value-type="float" office:value="0.930485" calcext:value-type="float">
            <text:p>0.930485</text:p>
          </table:table-cell>
          <table:table-cell office:value-type="float" office:value="20855" calcext:value-type="float">
            <text:p>20855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64657" calcext:value-type="float">
            <text:p>0.964657</text:p>
          </table:table-cell>
          <table:table-cell office:value-type="float" office:value="10603" calcext:value-type="float">
            <text:p>1060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14016" calcext:value-type="float">
            <text:p>2.14016</text:p>
          </table:table-cell>
          <table:table-cell office:value-type="float" office:value="0.950841" calcext:value-type="float">
            <text:p>0.950841</text:p>
          </table:table-cell>
          <table:table-cell office:value-type="float" office:value="14748" calcext:value-type="float">
            <text:p>1474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7" calcext:value-type="float">
            <text:p>2.16377</text:p>
          </table:table-cell>
          <table:table-cell office:value-type="float" office:value="0.971871" calcext:value-type="float">
            <text:p>0.971871</text:p>
          </table:table-cell>
          <table:table-cell office:value-type="float" office:value="8439" calcext:value-type="float">
            <text:p>843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454" calcext:value-type="float">
            <text:p>0.988454</text:p>
          </table:table-cell>
          <table:table-cell office:value-type="float" office:value="3464" calcext:value-type="float">
            <text:p>346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961" calcext:value-type="float">
            <text:p>0.965961</text:p>
          </table:table-cell>
          <table:table-cell office:value-type="float" office:value="10212" calcext:value-type="float">
            <text:p>10212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.19863" calcext:value-type="float">
            <text:p>2.19863</text:p>
          </table:table-cell>
          <table:table-cell office:value-type="float" office:value="0.900389" calcext:value-type="float">
            <text:p>0.900389</text:p>
          </table:table-cell>
          <table:table-cell office:value-type="float" office:value="29884" calcext:value-type="float">
            <text:p>2988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142" calcext:value-type="float">
            <text:p>2.20142</text:p>
          </table:table-cell>
          <table:table-cell office:value-type="float" office:value="0.929245" calcext:value-type="float">
            <text:p>0.929245</text:p>
          </table:table-cell>
          <table:table-cell office:value-type="float" office:value="21227" calcext:value-type="float">
            <text:p>2122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328" calcext:value-type="float">
            <text:p>2.25328</text:p>
          </table:table-cell>
          <table:table-cell office:value-type="float" office:value="0.933035" calcext:value-type="float">
            <text:p>0.933035</text:p>
          </table:table-cell>
          <table:table-cell office:value-type="float" office:value="20090" calcext:value-type="float">
            <text:p>2009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.12719" calcext:value-type="float">
            <text:p>2.12719</text:p>
          </table:table-cell>
          <table:table-cell office:value-type="float" office:value="0.960557" calcext:value-type="float">
            <text:p>0.960557</text:p>
          </table:table-cell>
          <table:table-cell office:value-type="float" office:value="11833" calcext:value-type="float">
            <text:p>1183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12567" calcext:value-type="float">
            <text:p>1256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2" calcext:value-type="float">
            <text:p>2.16372</text:p>
          </table:table-cell>
          <table:table-cell office:value-type="float" office:value="0.971551" calcext:value-type="float">
            <text:p>0.971551</text:p>
          </table:table-cell>
          <table:table-cell office:value-type="float" office:value="8535" calcext:value-type="float">
            <text:p>8535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307" calcext:value-type="float">
            <text:p>0.988307</text:p>
          </table:table-cell>
          <table:table-cell office:value-type="float" office:value="3508" calcext:value-type="float">
            <text:p>350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107" calcext:value-type="float">
            <text:p>0.965107</text:p>
          </table:table-cell>
          <table:table-cell office:value-type="float" office:value="10468" calcext:value-type="float">
            <text:p>1046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96" calcext:value-type="float">
            <text:p>2.21796</text:p>
          </table:table-cell>
          <table:table-cell office:value-type="float" office:value="0.965867" calcext:value-type="float">
            <text:p>0.965867</text:p>
          </table:table-cell>
          <table:table-cell office:value-type="float" office:value="10240" calcext:value-type="float">
            <text:p>1024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038" calcext:value-type="float">
            <text:p>2.20038</text:p>
          </table:table-cell>
          <table:table-cell office:value-type="float" office:value="0.912702" calcext:value-type="float">
            <text:p>0.912702</text:p>
          </table:table-cell>
          <table:table-cell office:value-type="float" office:value="26190" calcext:value-type="float">
            <text:p>2619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7262" calcext:value-type="float">
            <text:p>2.27262</text:p>
          </table:table-cell>
          <table:table-cell office:value-type="float" office:value="0.960677" calcext:value-type="float">
            <text:p>0.960677</text:p>
          </table:table-cell>
          <table:table-cell office:value-type="float" office:value="11797" calcext:value-type="float">
            <text:p>1179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8.3333" calcext:value-type="float">
            <text:p>88.3333</text:p>
          </table:table-cell>
          <table:table-cell office:value-type="float" office:value="2.124" calcext:value-type="float">
            <text:p>2.124</text:p>
          </table:table-cell>
          <table:table-cell office:value-type="float" office:value="0.964224" calcext:value-type="float">
            <text:p>0.964224</text:p>
          </table:table-cell>
          <table:table-cell office:value-type="float" office:value="10733" calcext:value-type="float">
            <text:p>1073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.15106" calcext:value-type="float">
            <text:p>2.15106</text:p>
          </table:table-cell>
          <table:table-cell office:value-type="float" office:value="0.982314" calcext:value-type="float">
            <text:p>0.982314</text:p>
          </table:table-cell>
          <table:table-cell office:value-type="float" office:value="5306" calcext:value-type="float">
            <text:p>5306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178" calcext:value-type="float">
            <text:p>2.2178</text:p>
          </table:table-cell>
          <table:table-cell office:value-type="float" office:value="0.983124" calcext:value-type="float">
            <text:p>0.983124</text:p>
          </table:table-cell>
          <table:table-cell office:value-type="float" office:value="5063" calcext:value-type="float">
            <text:p>506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0.986604" calcext:value-type="float">
            <text:p>0.986604</text:p>
          </table:table-cell>
          <table:table-cell office:value-type="float" office:value="4019" calcext:value-type="float">
            <text:p>401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68" calcext:value-type="float">
            <text:p>2.23868</text:p>
          </table:table-cell>
          <table:table-cell office:value-type="float" office:value="0.971737" calcext:value-type="float">
            <text:p>0.971737</text:p>
          </table:table-cell>
          <table:table-cell office:value-type="float" office:value="8479" calcext:value-type="float">
            <text:p>847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963961" calcext:value-type="float">
            <text:p>0.963961</text:p>
          </table:table-cell>
          <table:table-cell office:value-type="float" office:value="10812" calcext:value-type="float">
            <text:p>10812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6351" calcext:value-type="float">
            <text:p>2.26351</text:p>
          </table:table-cell>
          <table:table-cell office:value-type="float" office:value="0.950664" calcext:value-type="float">
            <text:p>0.950664</text:p>
          </table:table-cell>
          <table:table-cell office:value-type="float" office:value="14801" calcext:value-type="float">
            <text:p>1480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1.6667" calcext:value-type="float">
            <text:p>71.6667</text:p>
          </table:table-cell>
          <table:table-cell office:value-type="float" office:value="2.29366" calcext:value-type="float">
            <text:p>2.29366</text:p>
          </table:table-cell>
          <table:table-cell office:value-type="float" office:value="0.978587" calcext:value-type="float">
            <text:p>0.978587</text:p>
          </table:table-cell>
          <table:table-cell office:value-type="float" office:value="6424" calcext:value-type="float">
            <text:p>6424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.666" calcext:value-type="float">
            <text:p>273.666</text:p>
          </table:table-cell>
          <table:table-cell office:value-type="float" office:value="2.26234" calcext:value-type="float">
            <text:p>2.26234</text:p>
          </table:table-cell>
          <table:table-cell office:value-type="float" office:value="0.999657" calcext:value-type="float">
            <text:p>0.999657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5.247" calcext:value-type="float">
            <text:p>185.247</text:p>
          </table:table-cell>
          <table:table-cell office:value-type="float" office:value="2.37012" calcext:value-type="float">
            <text:p>2.3701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43.509" calcext:value-type="float">
            <text:p>143.509</text:p>
          </table:table-cell>
          <table:table-cell office:value-type="float" office:value="2.40987" calcext:value-type="float">
            <text:p>2.409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2.51637" calcext:value-type="float">
            <text:p>2.5163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33.504" calcext:value-type="float">
            <text:p>133.504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32.63" calcext:value-type="float">
            <text:p>132.63</text:p>
          </table:table-cell>
          <table:table-cell office:value-type="float" office:value="2.47609" calcext:value-type="float">
            <text:p>2.47609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4.236" calcext:value-type="float">
            <text:p>144.236</text:p>
          </table:table-cell>
          <table:table-cell office:value-type="float" office:value="2.53629" calcext:value-type="float">
            <text:p>2.53629</text:p>
          </table:table-cell>
          <table:table-cell office:value-type="float" office:value="0.99832" calcext:value-type="float">
            <text:p>0.99832</text:p>
          </table:table-cell>
          <table:table-cell office:value-type="float" office:value="504" calcext:value-type="float">
            <text:p>50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88.966" calcext:value-type="float">
            <text:p>188.966</text:p>
          </table:table-cell>
          <table:table-cell office:value-type="float" office:value="2.6245" calcext:value-type="float">
            <text:p>2.6245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3.688" calcext:value-type="float">
            <text:p>273.688</text:p>
          </table:table-cell>
          <table:table-cell office:value-type="float" office:value="2.26217" calcext:value-type="float">
            <text:p>2.26217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86.848" calcext:value-type="float">
            <text:p>186.848</text:p>
          </table:table-cell>
          <table:table-cell office:value-type="float" office:value="2.39296" calcext:value-type="float">
            <text:p>2.39296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43.513" calcext:value-type="float">
            <text:p>143.513</text:p>
          </table:table-cell>
          <table:table-cell office:value-type="float" office:value="2.40989" calcext:value-type="float">
            <text:p>2.40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3.358" calcext:value-type="float">
            <text:p>163.358</text:p>
          </table:table-cell>
          <table:table-cell office:value-type="float" office:value="2.52314" calcext:value-type="float">
            <text:p>2.52314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33.481" calcext:value-type="float">
            <text:p>133.481</text:p>
          </table:table-cell>
          <table:table-cell office:value-type="float" office:value="2.55065" calcext:value-type="float">
            <text:p>2.55065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40.369" calcext:value-type="float">
            <text:p>140.369</text:p>
          </table:table-cell>
          <table:table-cell office:value-type="float" office:value="2.49866" calcext:value-type="float">
            <text:p>2.49866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4.33" calcext:value-type="float">
            <text:p>144.33</text:p>
          </table:table-cell>
          <table:table-cell office:value-type="float" office:value="2.5593" calcext:value-type="float">
            <text:p>2.5593</text:p>
          </table:table-cell>
          <table:table-cell office:value-type="float" office:value="0.999523" calcext:value-type="float">
            <text:p>0.999523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90.621" calcext:value-type="float">
            <text:p>190.621</text:p>
          </table:table-cell>
          <table:table-cell office:value-type="float" office:value="2.66457" calcext:value-type="float">
            <text:p>2.6645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1.982" calcext:value-type="float">
            <text:p>281.982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6.81" calcext:value-type="float">
            <text:p>186.81</text:p>
          </table:table-cell>
          <table:table-cell office:value-type="float" office:value="2.31007" calcext:value-type="float">
            <text:p>2.31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8.481" calcext:value-type="float">
            <text:p>158.481</text:p>
          </table:table-cell>
          <table:table-cell office:value-type="float" office:value="2.49889" calcext:value-type="float">
            <text:p>2.49889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60.113" calcext:value-type="float">
            <text:p>160.113</text:p>
          </table:table-cell>
          <table:table-cell office:value-type="float" office:value="2.49954" calcext:value-type="float">
            <text:p>2.49954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3.53" calcext:value-type="float">
            <text:p>133.53</text:p>
          </table:table-cell>
          <table:table-cell office:value-type="float" office:value="2.55047" calcext:value-type="float">
            <text:p>2.5504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3.919" calcext:value-type="float">
            <text:p>123.919</text:p>
          </table:table-cell>
          <table:table-cell office:value-type="float" office:value="2.53911" calcext:value-type="float">
            <text:p>2.53911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4.348" calcext:value-type="float">
            <text:p>184.348</text:p>
          </table:table-cell>
          <table:table-cell office:value-type="float" office:value="2.68342" calcext:value-type="float">
            <text:p>2.68342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3.774" calcext:value-type="float">
            <text:p>223.774</text:p>
          </table:table-cell>
          <table:table-cell office:value-type="float" office:value="3.16331" calcext:value-type="float">
            <text:p>3.16331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9.873" calcext:value-type="float">
            <text:p>199.873</text:p>
          </table:table-cell>
          <table:table-cell office:value-type="float" office:value="2.1668" calcext:value-type="float">
            <text:p>2.1668</text:p>
          </table:table-cell>
          <table:table-cell office:value-type="float" office:value="0.98516" calcext:value-type="float">
            <text:p>0.98516</text:p>
          </table:table-cell>
          <table:table-cell office:value-type="float" office:value="1452" calcext:value-type="float">
            <text:p>145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6.49" calcext:value-type="float">
            <text:p>136.49</text:p>
          </table:table-cell>
          <table:table-cell office:value-type="float" office:value="2.25055" calcext:value-type="float">
            <text:p>2.25055</text:p>
          </table:table-cell>
          <table:table-cell office:value-type="float" office:value="0.98688" calcext:value-type="float">
            <text:p>0.98688</text:p>
          </table:table-cell>
          <table:table-cell office:value-type="float" office:value="936" calcext:value-type="float">
            <text:p>93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9.793" calcext:value-type="float">
            <text:p>109.793</text:p>
          </table:table-cell>
          <table:table-cell office:value-type="float" office:value="2.28506" calcext:value-type="float">
            <text:p>2.28506</text:p>
          </table:table-cell>
          <table:table-cell office:value-type="float" office:value="0.989443" calcext:value-type="float">
            <text:p>0.989443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.594" calcext:value-type="float">
            <text:p>118.594</text:p>
          </table:table-cell>
          <table:table-cell office:value-type="float" office:value="2.37317" calcext:value-type="float">
            <text:p>2.37317</text:p>
          </table:table-cell>
          <table:table-cell office:value-type="float" office:value="0.98979" calcext:value-type="float">
            <text:p>0.98979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8.6717" calcext:value-type="float">
            <text:p>88.6717</text:p>
          </table:table-cell>
          <table:table-cell office:value-type="float" office:value="2.40168" calcext:value-type="float">
            <text:p>2.40168</text:p>
          </table:table-cell>
          <table:table-cell office:value-type="float" office:value="0.99837" calcext:value-type="float">
            <text:p>0.99837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0.077" calcext:value-type="float">
            <text:p>100.077</text:p>
          </table:table-cell>
          <table:table-cell office:value-type="float" office:value="2.35323" calcext:value-type="float">
            <text:p>2.35323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1266" calcext:value-type="float">
            <text:p>126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19.394" calcext:value-type="float">
            <text:p>119.394</text:p>
          </table:table-cell>
          <table:table-cell office:value-type="float" office:value="2.40803" calcext:value-type="float">
            <text:p>2.40803</text:p>
          </table:table-cell>
          <table:table-cell office:value-type="float" office:value="0.986397" calcext:value-type="float">
            <text:p>0.986397</text:p>
          </table:table-cell>
          <table:table-cell office:value-type="float" office:value="1081" calcext:value-type="float">
            <text:p>108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56.474" calcext:value-type="float">
            <text:p>156.474</text:p>
          </table:table-cell>
          <table:table-cell office:value-type="float" office:value="2.474" calcext:value-type="float">
            <text:p>2.474</text:p>
          </table:table-cell>
          <table:table-cell office:value-type="float" office:value="0.98671" calcext:value-type="float">
            <text:p>0.98671</text:p>
          </table:table-cell>
          <table:table-cell office:value-type="float" office:value="987" calcext:value-type="float">
            <text:p>98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0.183" calcext:value-type="float">
            <text:p>200.183</text:p>
          </table:table-cell>
          <table:table-cell office:value-type="float" office:value="2.16714" calcext:value-type="float">
            <text:p>2.16714</text:p>
          </table:table-cell>
          <table:table-cell office:value-type="float" office:value="0.98755" calcext:value-type="float">
            <text:p>0.98755</text:p>
          </table:table-cell>
          <table:table-cell office:value-type="float" office:value="735" calcext:value-type="float">
            <text:p>73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8.039" calcext:value-type="float">
            <text:p>138.039</text:p>
          </table:table-cell>
          <table:table-cell office:value-type="float" office:value="2.27068" calcext:value-type="float">
            <text:p>2.27068</text:p>
          </table:table-cell>
          <table:table-cell office:value-type="float" office:value="0.987737" calcext:value-type="float">
            <text:p>0.987737</text:p>
          </table:table-cell>
          <table:table-cell office:value-type="float" office:value="679" calcext:value-type="float">
            <text:p>679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9.798" calcext:value-type="float">
            <text:p>109.798</text:p>
          </table:table-cell>
          <table:table-cell office:value-type="float" office:value="2.28505" calcext:value-type="float">
            <text:p>2.28505</text:p>
          </table:table-cell>
          <table:table-cell office:value-type="float" office:value="0.989523" calcext:value-type="float">
            <text:p>0.989523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5.198" calcext:value-type="float">
            <text:p>125.198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0.989813" calcext:value-type="float">
            <text:p>0.98981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3.6762" calcext:value-type="float">
            <text:p>93.6762</text:p>
          </table:table-cell>
          <table:table-cell office:value-type="float" office:value="2.40859" calcext:value-type="float">
            <text:p>2.40859</text:p>
          </table:table-cell>
          <table:table-cell office:value-type="float" office:value="0.988297" calcext:value-type="float">
            <text:p>0.988297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7.8353" calcext:value-type="float">
            <text:p>97.8353</text:p>
          </table:table-cell>
          <table:table-cell office:value-type="float" office:value="2.3709" calcext:value-type="float">
            <text:p>2.3709</text:p>
          </table:table-cell>
          <table:table-cell office:value-type="float" office:value="0.988287" calcext:value-type="float">
            <text:p>0.988287</text:p>
          </table:table-cell>
          <table:table-cell office:value-type="float" office:value="514" calcext:value-type="float">
            <text:p>51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6.648" calcext:value-type="float">
            <text:p>116.648</text:p>
          </table:table-cell>
          <table:table-cell office:value-type="float" office:value="2.42964" calcext:value-type="float">
            <text:p>2.42964</text:p>
          </table:table-cell>
          <table:table-cell office:value-type="float" office:value="0.996693" calcext:value-type="float">
            <text:p>0.996693</text:p>
          </table:table-cell>
          <table:table-cell office:value-type="float" office:value="992" calcext:value-type="float">
            <text:p>992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43.261" calcext:value-type="float">
            <text:p>143.261</text:p>
          </table:table-cell>
          <table:table-cell office:value-type="float" office:value="2.51435" calcext:value-type="float">
            <text:p>2.51435</text:p>
          </table:table-cell>
          <table:table-cell office:value-type="float" office:value="0.987497" calcext:value-type="float">
            <text:p>0.987497</text:p>
          </table:table-cell>
          <table:table-cell office:value-type="float" office:value="751" calcext:value-type="float">
            <text:p>751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4.913" calcext:value-type="float">
            <text:p>204.913</text:p>
          </table:table-cell>
          <table:table-cell office:value-type="float" office:value="2.17386" calcext:value-type="float">
            <text:p>2.17386</text:p>
          </table:table-cell>
          <table:table-cell office:value-type="float" office:value="0.98793" calcext:value-type="float">
            <text:p>0.98793</text:p>
          </table:table-cell>
          <table:table-cell office:value-type="float" office:value="621" calcext:value-type="float">
            <text:p>621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47.366" calcext:value-type="float">
            <text:p>147.366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0.98905" calcext:value-type="float">
            <text:p>0.98905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5.66" calcext:value-type="float">
            <text:p>115.66</text:p>
          </table:table-cell>
          <table:table-cell office:value-type="float" office:value="2.35036" calcext:value-type="float">
            <text:p>2.35036</text:p>
          </table:table-cell>
          <table:table-cell office:value-type="float" office:value="0.989007" calcext:value-type="float">
            <text:p>0.989007</text:p>
          </table:table-cell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2.21" calcext:value-type="float">
            <text:p>122.21</text:p>
          </table:table-cell>
          <table:table-cell office:value-type="float" office:value="2.36195" calcext:value-type="float">
            <text:p>2.36195</text:p>
          </table:table-cell>
          <table:table-cell office:value-type="float" office:value="0.98951" calcext:value-type="float">
            <text:p>0.98951</text:p>
          </table:table-cell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3.5985" calcext:value-type="float">
            <text:p>93.5985</text:p>
          </table:table-cell>
          <table:table-cell office:value-type="float" office:value="2.40819" calcext:value-type="float">
            <text:p>2.40819</text:p>
          </table:table-cell>
          <table:table-cell office:value-type="float" office:value="0.988433" calcext:value-type="float">
            <text:p>0.988433</text:p>
          </table:table-cell>
          <table:table-cell office:value-type="float" office:value="470" calcext:value-type="float">
            <text:p>47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9.5725" calcext:value-type="float">
            <text:p>89.5725</text:p>
          </table:table-cell>
          <table:table-cell office:value-type="float" office:value="2.40701" calcext:value-type="float">
            <text:p>2.40701</text:p>
          </table:table-cell>
          <table:table-cell office:value-type="float" office:value="0.988947" calcext:value-type="float">
            <text:p>0.988947</text:p>
          </table:table-cell>
          <table:table-cell office:value-type="float" office:value="316" calcext:value-type="float">
            <text:p>31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2.768" calcext:value-type="float">
            <text:p>142.768</text:p>
          </table:table-cell>
          <table:table-cell office:value-type="float" office:value="2.53229" calcext:value-type="float">
            <text:p>2.53229</text:p>
          </table:table-cell>
          <table:table-cell office:value-type="float" office:value="0.987747" calcext:value-type="float">
            <text:p>0.987747</text:p>
          </table:table-cell>
          <table:table-cell office:value-type="float" office:value="676" calcext:value-type="float">
            <text:p>676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83.332" calcext:value-type="float">
            <text:p>183.332</text:p>
          </table:table-cell>
          <table:table-cell office:value-type="float" office:value="2.95094" calcext:value-type="float">
            <text:p>2.95094</text:p>
          </table:table-cell>
          <table:table-cell office:value-type="float" office:value="0.98828" calcext:value-type="float">
            <text:p>0.98828</text:p>
          </table:table-cell>
          <table:table-cell office:value-type="float" office:value="516" calcext:value-type="float">
            <text:p>516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64657" calcext:value-type="float">
            <text:p>0.964657</text:p>
          </table:table-cell>
          <table:table-cell office:value-type="float" office:value="10603" calcext:value-type="float">
            <text:p>1060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14016" calcext:value-type="float">
            <text:p>2.14016</text:p>
          </table:table-cell>
          <table:table-cell office:value-type="float" office:value="0.950841" calcext:value-type="float">
            <text:p>0.950841</text:p>
          </table:table-cell>
          <table:table-cell office:value-type="float" office:value="14748" calcext:value-type="float">
            <text:p>1474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7" calcext:value-type="float">
            <text:p>2.16377</text:p>
          </table:table-cell>
          <table:table-cell office:value-type="float" office:value="0.971871" calcext:value-type="float">
            <text:p>0.971871</text:p>
          </table:table-cell>
          <table:table-cell office:value-type="float" office:value="8439" calcext:value-type="float">
            <text:p>843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454" calcext:value-type="float">
            <text:p>0.988454</text:p>
          </table:table-cell>
          <table:table-cell office:value-type="float" office:value="3464" calcext:value-type="float">
            <text:p>346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961" calcext:value-type="float">
            <text:p>0.965961</text:p>
          </table:table-cell>
          <table:table-cell office:value-type="float" office:value="10212" calcext:value-type="float">
            <text:p>10212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.19863" calcext:value-type="float">
            <text:p>2.19863</text:p>
          </table:table-cell>
          <table:table-cell office:value-type="float" office:value="0.900389" calcext:value-type="float">
            <text:p>0.900389</text:p>
          </table:table-cell>
          <table:table-cell office:value-type="float" office:value="29884" calcext:value-type="float">
            <text:p>29884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142" calcext:value-type="float">
            <text:p>2.20142</text:p>
          </table:table-cell>
          <table:table-cell office:value-type="float" office:value="0.929245" calcext:value-type="float">
            <text:p>0.929245</text:p>
          </table:table-cell>
          <table:table-cell office:value-type="float" office:value="21227" calcext:value-type="float">
            <text:p>2122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328" calcext:value-type="float">
            <text:p>2.25328</text:p>
          </table:table-cell>
          <table:table-cell office:value-type="float" office:value="0.933035" calcext:value-type="float">
            <text:p>0.933035</text:p>
          </table:table-cell>
          <table:table-cell office:value-type="float" office:value="20090" calcext:value-type="float">
            <text:p>2009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.12719" calcext:value-type="float">
            <text:p>2.12719</text:p>
          </table:table-cell>
          <table:table-cell office:value-type="float" office:value="0.960557" calcext:value-type="float">
            <text:p>0.960557</text:p>
          </table:table-cell>
          <table:table-cell office:value-type="float" office:value="11833" calcext:value-type="float">
            <text:p>1183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12723" calcext:value-type="float">
            <text:p>2.12723</text:p>
          </table:table-cell>
          <table:table-cell office:value-type="float" office:value="0.958111" calcext:value-type="float">
            <text:p>0.958111</text:p>
          </table:table-cell>
          <table:table-cell office:value-type="float" office:value="12567" calcext:value-type="float">
            <text:p>1256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6372" calcext:value-type="float">
            <text:p>2.16372</text:p>
          </table:table-cell>
          <table:table-cell office:value-type="float" office:value="0.971551" calcext:value-type="float">
            <text:p>0.971551</text:p>
          </table:table-cell>
          <table:table-cell office:value-type="float" office:value="8535" calcext:value-type="float">
            <text:p>8535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24019" calcext:value-type="float">
            <text:p>2.24019</text:p>
          </table:table-cell>
          <table:table-cell office:value-type="float" office:value="0.988307" calcext:value-type="float">
            <text:p>0.988307</text:p>
          </table:table-cell>
          <table:table-cell office:value-type="float" office:value="3508" calcext:value-type="float">
            <text:p>350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933" calcext:value-type="float">
            <text:p>2.23933</text:p>
          </table:table-cell>
          <table:table-cell office:value-type="float" office:value="0.965107" calcext:value-type="float">
            <text:p>0.965107</text:p>
          </table:table-cell>
          <table:table-cell office:value-type="float" office:value="10468" calcext:value-type="float">
            <text:p>10468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96" calcext:value-type="float">
            <text:p>2.21796</text:p>
          </table:table-cell>
          <table:table-cell office:value-type="float" office:value="0.965867" calcext:value-type="float">
            <text:p>0.965867</text:p>
          </table:table-cell>
          <table:table-cell office:value-type="float" office:value="10240" calcext:value-type="float">
            <text:p>1024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0038" calcext:value-type="float">
            <text:p>2.20038</text:p>
          </table:table-cell>
          <table:table-cell office:value-type="float" office:value="0.912702" calcext:value-type="float">
            <text:p>0.912702</text:p>
          </table:table-cell>
          <table:table-cell office:value-type="float" office:value="26190" calcext:value-type="float">
            <text:p>26190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7262" calcext:value-type="float">
            <text:p>2.27262</text:p>
          </table:table-cell>
          <table:table-cell office:value-type="float" office:value="0.960677" calcext:value-type="float">
            <text:p>0.960677</text:p>
          </table:table-cell>
          <table:table-cell office:value-type="float" office:value="11797" calcext:value-type="float">
            <text:p>11797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8.3333" calcext:value-type="float">
            <text:p>88.3333</text:p>
          </table:table-cell>
          <table:table-cell office:value-type="float" office:value="2.124" calcext:value-type="float">
            <text:p>2.124</text:p>
          </table:table-cell>
          <table:table-cell office:value-type="float" office:value="0.964224" calcext:value-type="float">
            <text:p>0.964224</text:p>
          </table:table-cell>
          <table:table-cell office:value-type="float" office:value="10733" calcext:value-type="float">
            <text:p>1073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.15106" calcext:value-type="float">
            <text:p>2.15106</text:p>
          </table:table-cell>
          <table:table-cell office:value-type="float" office:value="0.982314" calcext:value-type="float">
            <text:p>0.982314</text:p>
          </table:table-cell>
          <table:table-cell office:value-type="float" office:value="5306" calcext:value-type="float">
            <text:p>5306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178" calcext:value-type="float">
            <text:p>2.2178</text:p>
          </table:table-cell>
          <table:table-cell office:value-type="float" office:value="0.983124" calcext:value-type="float">
            <text:p>0.983124</text:p>
          </table:table-cell>
          <table:table-cell office:value-type="float" office:value="5063" calcext:value-type="float">
            <text:p>5063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0.986604" calcext:value-type="float">
            <text:p>0.986604</text:p>
          </table:table-cell>
          <table:table-cell office:value-type="float" office:value="4019" calcext:value-type="float">
            <text:p>401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68" calcext:value-type="float">
            <text:p>2.23868</text:p>
          </table:table-cell>
          <table:table-cell office:value-type="float" office:value="0.971737" calcext:value-type="float">
            <text:p>0.971737</text:p>
          </table:table-cell>
          <table:table-cell office:value-type="float" office:value="8479" calcext:value-type="float">
            <text:p>8479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34" calcext:value-type="float">
            <text:p>2.21734</text:p>
          </table:table-cell>
          <table:table-cell office:value-type="float" office:value="0.963961" calcext:value-type="float">
            <text:p>0.963961</text:p>
          </table:table-cell>
          <table:table-cell office:value-type="float" office:value="10812" calcext:value-type="float">
            <text:p>10812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6351" calcext:value-type="float">
            <text:p>2.26351</text:p>
          </table:table-cell>
          <table:table-cell office:value-type="float" office:value="0.950664" calcext:value-type="float">
            <text:p>0.950664</text:p>
          </table:table-cell>
          <table:table-cell office:value-type="float" office:value="14801" calcext:value-type="float">
            <text:p>14801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1.6667" calcext:value-type="float">
            <text:p>71.6667</text:p>
          </table:table-cell>
          <table:table-cell office:value-type="float" office:value="2.29366" calcext:value-type="float">
            <text:p>2.29366</text:p>
          </table:table-cell>
          <table:table-cell office:value-type="float" office:value="0.978587" calcext:value-type="float">
            <text:p>0.978587</text:p>
          </table:table-cell>
          <table:table-cell office:value-type="float" office:value="6424" calcext:value-type="float">
            <text:p>6424</text:p>
          </table:table-cell>
          <table:table-cell table:number-columns-repeated="16"/>
        </table:table-row>
      </table:table>
      <table:table table:name="12.31" table:style-name="ta1">
        <table:table-column table:style-name="co7" table:number-columns-repeated="13" table:default-cell-style-name="Default"/>
        <table:table-row table:style-name="ro1">
          <table:table-cell office:value-type="string" calcext:value-type="string">
            <text:p>Setting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PRR THR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Energy2/3</text:p>
          </table:table-cell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DC-motor</text:p>
          </table:table-cell>
          <table:table-cell/>
          <table:table-cell office:value-type="string" calcext:value-type="string">
            <text:p>Two tan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73.67" calcext:value-type="float">
            <text:p>273.67</text:p>
          </table:table-cell>
          <table:table-cell office:value-type="float" office:value="2.26232" calcext:value-type="float">
            <text:p>2.26232</text:p>
          </table:table-cell>
          <table:table-cell office:value-type="float" office:value="0.99961" calcext:value-type="float">
            <text:p>0.99961</text:p>
          </table:table-cell>
          <table:table-cell office:value-type="float" office:value="117" calcext:value-type="float">
            <text:p>117</text:p>
          </table:table-cell>
          <table:table-cell table:formula="of:=['12.31'.E3]*2/3" office:value-type="float" office:value="1.50821333333333" calcext:value-type="float">
            <text:p>1.5082133333</text:p>
          </table:table-cell>
          <table:table-cell table:formula="of:=['12.31'.A3]+1"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13"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73.684" calcext:value-type="float">
            <text:p>273.684</text:p>
          </table:table-cell>
          <table:table-cell office:value-type="float" office:value="2.26219" calcext:value-type="float">
            <text:p>2.26219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 table:formula="of:=['12.31'.E4]*2/3" office:value-type="float" office:value="1.50812666666667" calcext:value-type="float">
            <text:p>1.5081266667</text:p>
          </table:table-cell>
          <table:table-cell table:formula="of:=['12.31'.A4]+1"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3" office:value-type="percentage" office:value="0.03" calcext:value-type="percentage">
            <text:p>3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81.977" calcext:value-type="float">
            <text:p>281.977</text:p>
          </table:table-cell>
          <table:table-cell office:value-type="float" office:value="2.28253" calcext:value-type="float">
            <text:p>2.28253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 table:formula="of:=['12.31'.E5]*2/3" office:value-type="float" office:value="1.52168666666667" calcext:value-type="float">
            <text:p>1.5216866667</text:p>
          </table:table-cell>
          <table:table-cell table:formula="of:=['12.31'.A5]+1" office:value-type="float" office:value="3" calcext:value-type="float">
            <text:p>3</text:p>
          </table:table-cell>
          <table:table-cell/>
          <table:table-cell office:value-type="float" office:value="215" calcext:value-type="float">
            <text:p>215</text:p>
          </table:table-cell>
          <table:table-cell table:style-name="ce13" office:value-type="percentage" office:value="0.04" calcext:value-type="percentage">
            <text:p>4.00%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86.762" calcext:value-type="float">
            <text:p>186.762</text:p>
          </table:table-cell>
          <table:table-cell office:value-type="float" office:value="2.3707" calcext:value-type="float">
            <text:p>2.3707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formula="of:=['12.31'.E6]*2/3" office:value-type="float" office:value="1.58046666666667" calcext:value-type="float">
            <text:p>1.5804666667</text:p>
          </table:table-cell>
          <table:table-cell table:formula="of:=['12.31'.A6]+1" office:value-type="float" office:value="3" calcext:value-type="float">
            <text:p>3</text:p>
          </table:table-cell>
          <table:table-cell/>
          <table:table-cell office:value-type="float" office:value="266" calcext:value-type="float">
            <text:p>266</text:p>
          </table:table-cell>
          <table:table-cell table:style-name="ce13"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86.758" calcext:value-type="float">
            <text:p>186.758</text:p>
          </table:table-cell>
          <table:table-cell office:value-type="float" office:value="2.37068" calcext:value-type="float">
            <text:p>2.37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7]*2/3" office:value-type="float" office:value="1.58045333333333" calcext:value-type="float">
            <text:p>1.5804533333</text:p>
          </table:table-cell>
          <table:table-cell table:formula="of:=['12.31'.A7]+1" office:value-type="float" office:value="3" calcext:value-type="float">
            <text:p>3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ce13" office:value-type="percentage" office:value="0.06" calcext:value-type="percentage">
            <text:p>6.00%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86.808" calcext:value-type="float">
            <text:p>186.808</text:p>
          </table:table-cell>
          <table:table-cell office:value-type="float" office:value="2.31005" calcext:value-type="float">
            <text:p>2.3100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formula="of:=['12.31'.E8]*2/3" office:value-type="float" office:value="1.54003333333333" calcext:value-type="float">
            <text:p>1.5400333333</text:p>
          </table:table-cell>
          <table:table-cell table:formula="of:=['12.31'.A8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55.046" calcext:value-type="float">
            <text:p>155.046</text:p>
          </table:table-cell>
          <table:table-cell office:value-type="float" office:value="2.51867" calcext:value-type="float">
            <text:p>2.51867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['12.31'.E9]*2/3" office:value-type="float" office:value="1.67911333333333" calcext:value-type="float">
            <text:p>1.6791133333</text:p>
          </table:table-cell>
          <table:table-cell table:formula="of:=['12.31'.A9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58.483" calcext:value-type="float">
            <text:p>158.483</text:p>
          </table:table-cell>
          <table:table-cell office:value-type="float" office:value="2.52646" calcext:value-type="float">
            <text:p>2.5264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  <table:table-cell table:formula="of:=['12.31'.E10]*2/3" office:value-type="float" office:value="1.68430666666667" calcext:value-type="float">
            <text:p>1.6843066667</text:p>
          </table:table-cell>
          <table:table-cell table:formula="of:=['12.31'.A10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58.477" calcext:value-type="float">
            <text:p>158.477</text:p>
          </table:table-cell>
          <table:table-cell office:value-type="float" office:value="2.49888" calcext:value-type="float">
            <text:p>2.49888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formula="of:=['12.31'.E11]*2/3" office:value-type="float" office:value="1.66592" calcext:value-type="float">
            <text:p>1.66592</text:p>
          </table:table-cell>
          <table:table-cell table:formula="of:=['12.31'.A11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60.052" calcext:value-type="float">
            <text:p>160.052</text:p>
          </table:table-cell>
          <table:table-cell office:value-type="float" office:value="2.517" calcext:value-type="float">
            <text:p>2.517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23" calcext:value-type="float">
            <text:p>23</text:p>
          </table:table-cell>
          <table:table-cell table:formula="of:=['12.31'.E12]*2/3" office:value-type="float" office:value="1.678" calcext:value-type="float">
            <text:p>1.678</text:p>
          </table:table-cell>
          <table:table-cell table:formula="of:=['12.31'.A12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63.419" calcext:value-type="float">
            <text:p>163.419</text:p>
          </table:table-cell>
          <table:table-cell office:value-type="float" office:value="2.52343" calcext:value-type="float">
            <text:p>2.52343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formula="of:=['12.31'.E13]*2/3" office:value-type="float" office:value="1.68228666666667" calcext:value-type="float">
            <text:p>1.6822866667</text:p>
          </table:table-cell>
          <table:table-cell table:formula="of:=['12.31'.A13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60.114" calcext:value-type="float">
            <text:p>160.114</text:p>
          </table:table-cell>
          <table:table-cell office:value-type="float" office:value="2.49955" calcext:value-type="float">
            <text:p>2.49955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27" calcext:value-type="float">
            <text:p>27</text:p>
          </table:table-cell>
          <table:table-cell table:formula="of:=['12.31'.E14]*2/3" office:value-type="float" office:value="1.66636666666667" calcext:value-type="float">
            <text:p>1.6663666667</text:p>
          </table:table-cell>
          <table:table-cell table:formula="of:=['12.31'.A14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33.539" calcext:value-type="float">
            <text:p>133.539</text:p>
          </table:table-cell>
          <table:table-cell office:value-type="float" office:value="2.54378" calcext:value-type="float">
            <text:p>2.54378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7" calcext:value-type="float">
            <text:p>7</text:p>
          </table:table-cell>
          <table:table-cell table:formula="of:=['12.31'.E15]*2/3" office:value-type="float" office:value="1.69585333333333" calcext:value-type="float">
            <text:p>1.6958533333</text:p>
          </table:table-cell>
          <table:table-cell table:formula="of:=['12.31'.A15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33.521" calcext:value-type="float">
            <text:p>133.521</text:p>
          </table:table-cell>
          <table:table-cell office:value-type="float" office:value="2.55038" calcext:value-type="float">
            <text:p>2.55038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 table:formula="of:=['12.31'.E16]*2/3" office:value-type="float" office:value="1.70025333333333" calcext:value-type="float">
            <text:p>1.7002533333</text:p>
          </table:table-cell>
          <table:table-cell table:formula="of:=['12.31'.A16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3.527" calcext:value-type="float">
            <text:p>133.527</text:p>
          </table:table-cell>
          <table:table-cell office:value-type="float" office:value="2.55043" calcext:value-type="float">
            <text:p>2.55043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 table:formula="of:=['12.31'.E17]*2/3" office:value-type="float" office:value="1.70028666666667" calcext:value-type="float">
            <text:p>1.7002866667</text:p>
          </table:table-cell>
          <table:table-cell table:formula="of:=['12.31'.A17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33.726" calcext:value-type="float">
            <text:p>133.726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 table:formula="of:=['12.31'.E18]*2/3" office:value-type="float" office:value="1.70512" calcext:value-type="float">
            <text:p>1.70512</text:p>
          </table:table-cell>
          <table:table-cell table:formula="of:=['12.31'.A18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40.35" calcext:value-type="float">
            <text:p>140.35</text:p>
          </table:table-cell>
          <table:table-cell office:value-type="float" office:value="2.49886" calcext:value-type="float">
            <text:p>2.49886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54" calcext:value-type="float">
            <text:p>54</text:p>
          </table:table-cell>
          <table:table-cell table:formula="of:=['12.31'.E19]*2/3" office:value-type="float" office:value="1.66590666666667" calcext:value-type="float">
            <text:p>1.6659066667</text:p>
          </table:table-cell>
          <table:table-cell table:formula="of:=['12.31'.A19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23.905" calcext:value-type="float">
            <text:p>123.905</text:p>
          </table:table-cell>
          <table:table-cell office:value-type="float" office:value="2.53908" calcext:value-type="float">
            <text:p>2.53908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34" calcext:value-type="float">
            <text:p>34</text:p>
          </table:table-cell>
          <table:table-cell table:formula="of:=['12.31'.E20]*2/3" office:value-type="float" office:value="1.69272" calcext:value-type="float">
            <text:p>1.69272</text:p>
          </table:table-cell>
          <table:table-cell table:formula="of:=['12.31'.A20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96.96" calcext:value-type="float">
            <text:p>196.96</text:p>
          </table:table-cell>
          <table:table-cell office:value-type="float" office:value="2.68627" calcext:value-type="float">
            <text:p>2.68627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formula="of:=['12.31'.E21]*2/3" office:value-type="float" office:value="1.79084666666667" calcext:value-type="float">
            <text:p>1.7908466667</text:p>
          </table:table-cell>
          <table:table-cell table:formula="of:=['12.31'.A21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201.967" calcext:value-type="float">
            <text:p>201.967</text:p>
          </table:table-cell>
          <table:table-cell office:value-type="float" office:value="2.6554" calcext:value-type="float">
            <text:p>2.6554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  <table:table-cell table:formula="of:=['12.31'.E22]*2/3" office:value-type="float" office:value="1.77026666666667" calcext:value-type="float">
            <text:p>1.7702666667</text:p>
          </table:table-cell>
          <table:table-cell table:formula="of:=['12.31'.A22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84.335" calcext:value-type="float">
            <text:p>184.335</text:p>
          </table:table-cell>
          <table:table-cell office:value-type="float" office:value="2.68343" calcext:value-type="float">
            <text:p>2.68343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34" calcext:value-type="float">
            <text:p>34</text:p>
          </table:table-cell>
          <table:table-cell table:formula="of:=['12.31'.E23]*2/3" office:value-type="float" office:value="1.78895333333333" calcext:value-type="float">
            <text:p>1.7889533333</text:p>
          </table:table-cell>
          <table:table-cell table:formula="of:=['12.31'.A23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86.254" calcext:value-type="float">
            <text:p>186.254</text:p>
          </table:table-cell>
          <table:table-cell office:value-type="float" office:value="2.62492" calcext:value-type="float">
            <text:p>2.62492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53" calcext:value-type="float">
            <text:p>53</text:p>
          </table:table-cell>
          <table:table-cell table:formula="of:=['12.31'.E24]*2/3" office:value-type="float" office:value="1.74994666666667" calcext:value-type="float">
            <text:p>1.7499466667</text:p>
          </table:table-cell>
          <table:table-cell table:formula="of:=['12.31'.A24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90.296" calcext:value-type="float">
            <text:p>190.296</text:p>
          </table:table-cell>
          <table:table-cell office:value-type="float" office:value="2.66371" calcext:value-type="float">
            <text:p>2.66371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51" calcext:value-type="float">
            <text:p>51</text:p>
          </table:table-cell>
          <table:table-cell table:formula="of:=['12.31'.E25]*2/3" office:value-type="float" office:value="1.77580666666667" calcext:value-type="float">
            <text:p>1.7758066667</text:p>
          </table:table-cell>
          <table:table-cell table:formula="of:=['12.31'.A25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23.768" calcext:value-type="float">
            <text:p>223.768</text:p>
          </table:table-cell>
          <table:table-cell office:value-type="float" office:value="3.1633" calcext:value-type="float">
            <text:p>3.1633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  <table:table-cell table:formula="of:=['12.31'.E26]*2/3" office:value-type="float" office:value="2.10886666666667" calcext:value-type="float">
            <text:p>2.1088666667</text:p>
          </table:table-cell>
          <table:table-cell table:formula="of:=['12.31'.A26]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9.879" calcext:value-type="float">
            <text:p>199.879</text:p>
          </table:table-cell>
          <table:table-cell office:value-type="float" office:value="2.1668" calcext:value-type="float">
            <text:p>2.1668</text:p>
          </table:table-cell>
          <table:table-cell office:value-type="float" office:value="0.994883" calcext:value-type="float">
            <text:p>0.994883</text:p>
          </table:table-cell>
          <table:table-cell office:value-type="float" office:value="1535" calcext:value-type="float">
            <text:p>1535</text:p>
          </table:table-cell>
          <table:table-cell table:formula="of:=['12.31'.E27]*2/3" office:value-type="float" office:value="1.44453333333333" calcext:value-type="float">
            <text:p>1.4445333333</text:p>
          </table:table-cell>
          <table:table-cell table:formula="of:=['12.31'.A27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0.196" calcext:value-type="float">
            <text:p>200.196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0.997477" calcext:value-type="float">
            <text:p>0.997477</text:p>
          </table:table-cell>
          <table:table-cell office:value-type="float" office:value="757" calcext:value-type="float">
            <text:p>757</text:p>
          </table:table-cell>
          <table:table-cell table:formula="of:=['12.31'.E28]*2/3" office:value-type="float" office:value="1.44478666666667" calcext:value-type="float">
            <text:p>1.4447866667</text:p>
          </table:table-cell>
          <table:table-cell table:formula="of:=['12.31'.A28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4.953" calcext:value-type="float">
            <text:p>204.953</text:p>
          </table:table-cell>
          <table:table-cell office:value-type="float" office:value="2.1739" calcext:value-type="float">
            <text:p>2.1739</text:p>
          </table:table-cell>
          <table:table-cell office:value-type="float" office:value="0.998107" calcext:value-type="float">
            <text:p>0.998107</text:p>
          </table:table-cell>
          <table:table-cell office:value-type="float" office:value="568" calcext:value-type="float">
            <text:p>568</text:p>
          </table:table-cell>
          <table:table-cell table:formula="of:=['12.31'.E29]*2/3" office:value-type="float" office:value="1.44926666666667" calcext:value-type="float">
            <text:p>1.4492666667</text:p>
          </table:table-cell>
          <table:table-cell table:formula="of:=['12.31'.A29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48.75" calcext:value-type="float">
            <text:p>148.75</text:p>
          </table:table-cell>
          <table:table-cell office:value-type="float" office:value="2.24827" calcext:value-type="float">
            <text:p>2.24827</text:p>
          </table:table-cell>
          <table:table-cell office:value-type="float" office:value="0.99971" calcext:value-type="float">
            <text:p>0.99971</text:p>
          </table:table-cell>
          <table:table-cell office:value-type="float" office:value="87" calcext:value-type="float">
            <text:p>87</text:p>
          </table:table-cell>
          <table:table-cell table:formula="of:=['12.31'.E30]*2/3" office:value-type="float" office:value="1.49884666666667" calcext:value-type="float">
            <text:p>1.4988466667</text:p>
          </table:table-cell>
          <table:table-cell table:formula="of:=['12.31'.A30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8.754" calcext:value-type="float">
            <text:p>148.754</text:p>
          </table:table-cell>
          <table:table-cell office:value-type="float" office:value="2.24828" calcext:value-type="float">
            <text:p>2.24828</text:p>
          </table:table-cell>
          <table:table-cell office:value-type="float" office:value="0.999687" calcext:value-type="float">
            <text:p>0.999687</text:p>
          </table:table-cell>
          <table:table-cell office:value-type="float" office:value="94" calcext:value-type="float">
            <text:p>94</text:p>
          </table:table-cell>
          <table:table-cell table:formula="of:=['12.31'.E31]*2/3" office:value-type="float" office:value="1.49885333333333" calcext:value-type="float">
            <text:p>1.4988533333</text:p>
          </table:table-cell>
          <table:table-cell table:formula="of:=['12.31'.A31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47.364" calcext:value-type="float">
            <text:p>147.364</text:p>
          </table:table-cell>
          <table:table-cell office:value-type="float" office:value="2.20642" calcext:value-type="float">
            <text:p>2.20642</text:p>
          </table:table-cell>
          <table:table-cell office:value-type="float" office:value="0.999123" calcext:value-type="float">
            <text:p>0.999123</text:p>
          </table:table-cell>
          <table:table-cell office:value-type="float" office:value="263" calcext:value-type="float">
            <text:p>263</text:p>
          </table:table-cell>
          <table:table-cell table:formula="of:=['12.31'.E32]*2/3" office:value-type="float" office:value="1.47094666666667" calcext:value-type="float">
            <text:p>1.4709466667</text:p>
          </table:table-cell>
          <table:table-cell table:formula="of:=['12.31'.A32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4.08" calcext:value-type="float">
            <text:p>114.08</text:p>
          </table:table-cell>
          <table:table-cell office:value-type="float" office:value="2.36364" calcext:value-type="float">
            <text:p>2.36364</text:p>
          </table:table-cell>
          <table:table-cell office:value-type="float" office:value="0.999027" calcext:value-type="float">
            <text:p>0.999027</text:p>
          </table:table-cell>
          <table:table-cell office:value-type="float" office:value="292" calcext:value-type="float">
            <text:p>292</text:p>
          </table:table-cell>
          <table:table-cell table:formula="of:=['12.31'.E33]*2/3" office:value-type="float" office:value="1.57576" calcext:value-type="float">
            <text:p>1.57576</text:p>
          </table:table-cell>
          <table:table-cell table:formula="of:=['12.31'.A33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15.651" calcext:value-type="float">
            <text:p>115.651</text:p>
          </table:table-cell>
          <table:table-cell office:value-type="float" office:value="2.37082" calcext:value-type="float">
            <text:p>2.37082</text:p>
          </table:table-cell>
          <table:table-cell office:value-type="float" office:value="0.999047" calcext:value-type="float">
            <text:p>0.999047</text:p>
          </table:table-cell>
          <table:table-cell office:value-type="float" office:value="286" calcext:value-type="float">
            <text:p>286</text:p>
          </table:table-cell>
          <table:table-cell table:formula="of:=['12.31'.E34]*2/3" office:value-type="float" office:value="1.58054666666667" calcext:value-type="float">
            <text:p>1.5805466667</text:p>
          </table:table-cell>
          <table:table-cell table:formula="of:=['12.31'.A34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15.648" calcext:value-type="float">
            <text:p>115.648</text:p>
          </table:table-cell>
          <table:table-cell office:value-type="float" office:value="2.35032" calcext:value-type="float">
            <text:p>2.35032</text:p>
          </table:table-cell>
          <table:table-cell office:value-type="float" office:value="0.999157" calcext:value-type="float">
            <text:p>0.999157</text:p>
          </table:table-cell>
          <table:table-cell office:value-type="float" office:value="253" calcext:value-type="float">
            <text:p>253</text:p>
          </table:table-cell>
          <table:table-cell table:formula="of:=['12.31'.E35]*2/3" office:value-type="float" office:value="1.56688" calcext:value-type="float">
            <text:p>1.56688</text:p>
          </table:table-cell>
          <table:table-cell table:formula="of:=['12.31'.A35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8.999" calcext:value-type="float">
            <text:p>118.999</text:p>
          </table:table-cell>
          <table:table-cell office:value-type="float" office:value="2.37409" calcext:value-type="float">
            <text:p>2.37409</text:p>
          </table:table-cell>
          <table:table-cell office:value-type="float" office:value="0.99904" calcext:value-type="float">
            <text:p>0.99904</text:p>
          </table:table-cell>
          <table:table-cell office:value-type="float" office:value="288" calcext:value-type="float">
            <text:p>288</text:p>
          </table:table-cell>
          <table:table-cell table:formula="of:=['12.31'.E36]*2/3" office:value-type="float" office:value="1.58272666666667" calcext:value-type="float">
            <text:p>1.5827266667</text:p>
          </table:table-cell>
          <table:table-cell table:formula="of:=['12.31'.A36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5.543" calcext:value-type="float">
            <text:p>125.543</text:p>
          </table:table-cell>
          <table:table-cell office:value-type="float" office:value="2.38072" calcext:value-type="float">
            <text:p>2.38072</text:p>
          </table:table-cell>
          <table:table-cell office:value-type="float" office:value="0.998283" calcext:value-type="float">
            <text:p>0.998283</text:p>
          </table:table-cell>
          <table:table-cell office:value-type="float" office:value="515" calcext:value-type="float">
            <text:p>515</text:p>
          </table:table-cell>
          <table:table-cell table:formula="of:=['12.31'.E37]*2/3" office:value-type="float" office:value="1.58714666666667" calcext:value-type="float">
            <text:p>1.5871466667</text:p>
          </table:table-cell>
          <table:table-cell table:formula="of:=['12.31'.A37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2.221" calcext:value-type="float">
            <text:p>122.221</text:p>
          </table:table-cell>
          <table:table-cell office:value-type="float" office:value="2.36196" calcext:value-type="float">
            <text:p>2.36196</text:p>
          </table:table-cell>
          <table:table-cell office:value-type="float" office:value="0.99949" calcext:value-type="float">
            <text:p>0.99949</text:p>
          </table:table-cell>
          <table:table-cell office:value-type="float" office:value="153" calcext:value-type="float">
            <text:p>153</text:p>
          </table:table-cell>
          <table:table-cell table:formula="of:=['12.31'.E38]*2/3" office:value-type="float" office:value="1.57464" calcext:value-type="float">
            <text:p>1.57464</text:p>
          </table:table-cell>
          <table:table-cell table:formula="of:=['12.31'.A38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8.8395" calcext:value-type="float">
            <text:p>88.8395</text:p>
          </table:table-cell>
          <table:table-cell office:value-type="float" office:value="2.40193" calcext:value-type="float">
            <text:p>2.40193</text:p>
          </table:table-cell>
          <table:table-cell office:value-type="float" office:value="0.9977" calcext:value-type="float">
            <text:p>0.9977</text:p>
          </table:table-cell>
          <table:table-cell office:value-type="float" office:value="690" calcext:value-type="float">
            <text:p>690</text:p>
          </table:table-cell>
          <table:table-cell table:formula="of:=['12.31'.E39]*2/3" office:value-type="float" office:value="1.60128666666667" calcext:value-type="float">
            <text:p>1.6012866667</text:p>
          </table:table-cell>
          <table:table-cell table:formula="of:=['12.31'.A39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3.5741" calcext:value-type="float">
            <text:p>93.5741</text:p>
          </table:table-cell>
          <table:table-cell office:value-type="float" office:value="2.40813" calcext:value-type="float">
            <text:p>2.40813</text:p>
          </table:table-cell>
          <table:table-cell office:value-type="float" office:value="0.998033" calcext:value-type="float">
            <text:p>0.998033</text:p>
          </table:table-cell>
          <table:table-cell office:value-type="float" office:value="590" calcext:value-type="float">
            <text:p>590</text:p>
          </table:table-cell>
          <table:table-cell table:formula="of:=['12.31'.E40]*2/3" office:value-type="float" office:value="1.60542" calcext:value-type="float">
            <text:p>1.60542</text:p>
          </table:table-cell>
          <table:table-cell table:formula="of:=['12.31'.A40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3.6243" calcext:value-type="float">
            <text:p>93.6243</text:p>
          </table:table-cell>
          <table:table-cell office:value-type="float" office:value="2.40822" calcext:value-type="float">
            <text:p>2.40822</text:p>
          </table:table-cell>
          <table:table-cell office:value-type="float" office:value="0.998453" calcext:value-type="float">
            <text:p>0.998453</text:p>
          </table:table-cell>
          <table:table-cell office:value-type="float" office:value="464" calcext:value-type="float">
            <text:p>464</text:p>
          </table:table-cell>
          <table:table-cell table:formula="of:=['12.31'.E41]*2/3" office:value-type="float" office:value="1.60548" calcext:value-type="float">
            <text:p>1.60548</text:p>
          </table:table-cell>
          <table:table-cell table:formula="of:=['12.31'.A41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8.525" calcext:value-type="float">
            <text:p>108.525</text:p>
          </table:table-cell>
          <table:table-cell office:value-type="float" office:value="2.41651" calcext:value-type="float">
            <text:p>2.41651</text:p>
          </table:table-cell>
          <table:table-cell office:value-type="float" office:value="0.996597" calcext:value-type="float">
            <text:p>0.996597</text:p>
          </table:table-cell>
          <table:table-cell office:value-type="float" office:value="1021" calcext:value-type="float">
            <text:p>1021</text:p>
          </table:table-cell>
          <table:table-cell table:formula="of:=['12.31'.E42]*2/3" office:value-type="float" office:value="1.61100666666667" calcext:value-type="float">
            <text:p>1.6110066667</text:p>
          </table:table-cell>
          <table:table-cell table:formula="of:=['12.31'.A42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7.9508" calcext:value-type="float">
            <text:p>97.9508</text:p>
          </table:table-cell>
          <table:table-cell office:value-type="float" office:value="2.37134" calcext:value-type="float">
            <text:p>2.37134</text:p>
          </table:table-cell>
          <table:table-cell office:value-type="float" office:value="0.997893" calcext:value-type="float">
            <text:p>0.997893</text:p>
          </table:table-cell>
          <table:table-cell office:value-type="float" office:value="632" calcext:value-type="float">
            <text:p>632</text:p>
          </table:table-cell>
          <table:table-cell table:formula="of:=['12.31'.E43]*2/3" office:value-type="float" office:value="1.58089333333333" calcext:value-type="float">
            <text:p>1.5808933333</text:p>
          </table:table-cell>
          <table:table-cell table:formula="of:=['12.31'.A43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89.5527" calcext:value-type="float">
            <text:p>89.5527</text:p>
          </table:table-cell>
          <table:table-cell office:value-type="float" office:value="2.40698" calcext:value-type="float">
            <text:p>2.40698</text:p>
          </table:table-cell>
          <table:table-cell office:value-type="float" office:value="0.998843" calcext:value-type="float">
            <text:p>0.998843</text:p>
          </table:table-cell>
          <table:table-cell office:value-type="float" office:value="347" calcext:value-type="float">
            <text:p>347</text:p>
          </table:table-cell>
          <table:table-cell table:formula="of:=['12.31'.E44]*2/3" office:value-type="float" office:value="1.60465333333333" calcext:value-type="float">
            <text:p>1.6046533333</text:p>
          </table:table-cell>
          <table:table-cell table:formula="of:=['12.31'.A44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38.592" calcext:value-type="float">
            <text:p>138.592</text:p>
          </table:table-cell>
          <table:table-cell office:value-type="float" office:value="2.52372" calcext:value-type="float">
            <text:p>2.52372</text:p>
          </table:table-cell>
          <table:table-cell office:value-type="float" office:value="0.997243" calcext:value-type="float">
            <text:p>0.997243</text:p>
          </table:table-cell>
          <table:table-cell office:value-type="float" office:value="827" calcext:value-type="float">
            <text:p>827</text:p>
          </table:table-cell>
          <table:table-cell table:formula="of:=['12.31'.E45]*2/3" office:value-type="float" office:value="1.68248" calcext:value-type="float">
            <text:p>1.68248</text:p>
          </table:table-cell>
          <table:table-cell table:formula="of:=['12.31'.A45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0.417" calcext:value-type="float">
            <text:p>140.417</text:p>
          </table:table-cell>
          <table:table-cell office:value-type="float" office:value="2.50479" calcext:value-type="float">
            <text:p>2.50479</text:p>
          </table:table-cell>
          <table:table-cell office:value-type="float" office:value="0.9967" calcext:value-type="float">
            <text:p>0.9967</text:p>
          </table:table-cell>
          <table:table-cell office:value-type="float" office:value="990" calcext:value-type="float">
            <text:p>990</text:p>
          </table:table-cell>
          <table:table-cell table:formula="of:=['12.31'.E46]*2/3" office:value-type="float" office:value="1.66986" calcext:value-type="float">
            <text:p>1.66986</text:p>
          </table:table-cell>
          <table:table-cell table:formula="of:=['12.31'.A46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2.69" calcext:value-type="float">
            <text:p>142.69</text:p>
          </table:table-cell>
          <table:table-cell office:value-type="float" office:value="2.53223" calcext:value-type="float">
            <text:p>2.53223</text:p>
          </table:table-cell>
          <table:table-cell office:value-type="float" office:value="0.997723" calcext:value-type="float">
            <text:p>0.997723</text:p>
          </table:table-cell>
          <table:table-cell office:value-type="float" office:value="683" calcext:value-type="float">
            <text:p>683</text:p>
          </table:table-cell>
          <table:table-cell table:formula="of:=['12.31'.E47]*2/3" office:value-type="float" office:value="1.68815333333333" calcext:value-type="float">
            <text:p>1.6881533333</text:p>
          </table:table-cell>
          <table:table-cell table:formula="of:=['12.31'.A47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55.271" calcext:value-type="float">
            <text:p>155.271</text:p>
          </table:table-cell>
          <table:table-cell office:value-type="float" office:value="2.47241" calcext:value-type="float">
            <text:p>2.47241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267" calcext:value-type="float">
            <text:p>267</text:p>
          </table:table-cell>
          <table:table-cell table:formula="of:=['12.31'.E48]*2/3" office:value-type="float" office:value="1.64827333333333" calcext:value-type="float">
            <text:p>1.6482733333</text:p>
          </table:table-cell>
          <table:table-cell table:formula="of:=['12.31'.A48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42.695" calcext:value-type="float">
            <text:p>142.695</text:p>
          </table:table-cell>
          <table:table-cell office:value-type="float" office:value="2.51399" calcext:value-type="float">
            <text:p>2.51399</text:p>
          </table:table-cell>
          <table:table-cell office:value-type="float" office:value="0.997007" calcext:value-type="float">
            <text:p>0.997007</text:p>
          </table:table-cell>
          <table:table-cell office:value-type="float" office:value="898" calcext:value-type="float">
            <text:p>898</text:p>
          </table:table-cell>
          <table:table-cell table:formula="of:=['12.31'.E49]*2/3" office:value-type="float" office:value="1.67599333333333" calcext:value-type="float">
            <text:p>1.6759933333</text:p>
          </table:table-cell>
          <table:table-cell table:formula="of:=['12.31'.A49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83.352" calcext:value-type="float">
            <text:p>183.352</text:p>
          </table:table-cell>
          <table:table-cell office:value-type="float" office:value="2.95091" calcext:value-type="float">
            <text:p>2.95091</text:p>
          </table:table-cell>
          <table:table-cell office:value-type="float" office:value="0.998333" calcext:value-type="float">
            <text:p>0.998333</text:p>
          </table:table-cell>
          <table:table-cell office:value-type="float" office:value="500" calcext:value-type="float">
            <text:p>500</text:p>
          </table:table-cell>
          <table:table-cell table:formula="of:=['12.31'.E50]*2/3" office:value-type="float" office:value="1.96727333333333" calcext:value-type="float">
            <text:p>1.9672733333</text:p>
          </table:table-cell>
          <table:table-cell table:formula="of:=['12.31'.A50]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2.1272" calcext:value-type="float">
            <text:p>2.1272</text:p>
          </table:table-cell>
          <table:table-cell office:value-type="float" office:value="0.964597" calcext:value-type="float">
            <text:p>0.964597</text:p>
          </table:table-cell>
          <table:table-cell office:value-type="float" office:value="10621" calcext:value-type="float">
            <text:p>10621</text:p>
          </table:table-cell>
          <table:table-cell table:formula="of:=['12.31'.E51]*2/3" office:value-type="float" office:value="1.41813333333333" calcext:value-type="float">
            <text:p>1.4181333333</text:p>
          </table:table-cell>
          <table:table-cell table:formula="of:=['12.31'.A51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2.12719" calcext:value-type="float">
            <text:p>2.12719</text:p>
          </table:table-cell>
          <table:table-cell office:value-type="float" office:value="0.960871" calcext:value-type="float">
            <text:p>0.960871</text:p>
          </table:table-cell>
          <table:table-cell office:value-type="float" office:value="11739" calcext:value-type="float">
            <text:p>11739</text:p>
          </table:table-cell>
          <table:table-cell table:formula="of:=['12.31'.E52]*2/3" office:value-type="float" office:value="1.41812666666667" calcext:value-type="float">
            <text:p>1.4181266667</text:p>
          </table:table-cell>
          <table:table-cell table:formula="of:=['12.31'.A52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8.3333" calcext:value-type="float">
            <text:p>88.3333</text:p>
          </table:table-cell>
          <table:table-cell office:value-type="float" office:value="2.12404" calcext:value-type="float">
            <text:p>2.12404</text:p>
          </table:table-cell>
          <table:table-cell office:value-type="float" office:value="0.964807" calcext:value-type="float">
            <text:p>0.964807</text:p>
          </table:table-cell>
          <table:table-cell office:value-type="float" office:value="10558" calcext:value-type="float">
            <text:p>10558</text:p>
          </table:table-cell>
          <table:table-cell table:formula="of:=['12.31'.E53]*2/3" office:value-type="float" office:value="1.41602666666667" calcext:value-type="float">
            <text:p>1.4160266667</text:p>
          </table:table-cell>
          <table:table-cell table:formula="of:=['12.31'.A53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.15105" calcext:value-type="float">
            <text:p>2.15105</text:p>
          </table:table-cell>
          <table:table-cell office:value-type="float" office:value="0.982177" calcext:value-type="float">
            <text:p>0.982177</text:p>
          </table:table-cell>
          <table:table-cell office:value-type="float" office:value="5347" calcext:value-type="float">
            <text:p>5347</text:p>
          </table:table-cell>
          <table:table-cell table:formula="of:=['12.31'.E54]*2/3" office:value-type="float" office:value="1.43403333333333" calcext:value-type="float">
            <text:p>1.4340333333</text:p>
          </table:table-cell>
          <table:table-cell table:formula="of:=['12.31'.A54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.15104" calcext:value-type="float">
            <text:p>2.15104</text:p>
          </table:table-cell>
          <table:table-cell office:value-type="float" office:value="0.981384" calcext:value-type="float">
            <text:p>0.981384</text:p>
          </table:table-cell>
          <table:table-cell office:value-type="float" office:value="5585" calcext:value-type="float">
            <text:p>5585</text:p>
          </table:table-cell>
          <table:table-cell table:formula="of:=['12.31'.E55]*2/3" office:value-type="float" office:value="1.43402666666667" calcext:value-type="float">
            <text:p>1.4340266667</text:p>
          </table:table-cell>
          <table:table-cell table:formula="of:=['12.31'.A55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.15104" calcext:value-type="float">
            <text:p>2.15104</text:p>
          </table:table-cell>
          <table:table-cell office:value-type="float" office:value="0.982194" calcext:value-type="float">
            <text:p>0.982194</text:p>
          </table:table-cell>
          <table:table-cell office:value-type="float" office:value="5342" calcext:value-type="float">
            <text:p>5342</text:p>
          </table:table-cell>
          <table:table-cell table:formula="of:=['12.31'.E56]*2/3" office:value-type="float" office:value="1.43402666666667" calcext:value-type="float">
            <text:p>1.4340266667</text:p>
          </table:table-cell>
          <table:table-cell table:formula="of:=['12.31'.A56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21781" calcext:value-type="float">
            <text:p>2.21781</text:p>
          </table:table-cell>
          <table:table-cell office:value-type="float" office:value="0.983307" calcext:value-type="float">
            <text:p>0.983307</text:p>
          </table:table-cell>
          <table:table-cell office:value-type="float" office:value="5008" calcext:value-type="float">
            <text:p>5008</text:p>
          </table:table-cell>
          <table:table-cell table:formula="of:=['12.31'.E57]*2/3" office:value-type="float" office:value="1.47854" calcext:value-type="float">
            <text:p>1.47854</text:p>
          </table:table-cell>
          <table:table-cell table:formula="of:=['12.31'.A57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2178" calcext:value-type="float">
            <text:p>2.2178</text:p>
          </table:table-cell>
          <table:table-cell office:value-type="float" office:value="0.983064" calcext:value-type="float">
            <text:p>0.983064</text:p>
          </table:table-cell>
          <table:table-cell office:value-type="float" office:value="5081" calcext:value-type="float">
            <text:p>5081</text:p>
          </table:table-cell>
          <table:table-cell table:formula="of:=['12.31'.E58]*2/3" office:value-type="float" office:value="1.47853333333333" calcext:value-type="float">
            <text:p>1.4785333333</text:p>
          </table:table-cell>
          <table:table-cell table:formula="of:=['12.31'.A58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1781" calcext:value-type="float">
            <text:p>2.21781</text:p>
          </table:table-cell>
          <table:table-cell office:value-type="float" office:value="0.98322" calcext:value-type="float">
            <text:p>0.98322</text:p>
          </table:table-cell>
          <table:table-cell office:value-type="float" office:value="5034" calcext:value-type="float">
            <text:p>5034</text:p>
          </table:table-cell>
          <table:table-cell table:formula="of:=['12.31'.E59]*2/3" office:value-type="float" office:value="1.47854" calcext:value-type="float">
            <text:p>1.47854</text:p>
          </table:table-cell>
          <table:table-cell table:formula="of:=['12.31'.A59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23997" calcext:value-type="float">
            <text:p>2.23997</text:p>
          </table:table-cell>
          <table:table-cell office:value-type="float" office:value="0.986504" calcext:value-type="float">
            <text:p>0.986504</text:p>
          </table:table-cell>
          <table:table-cell office:value-type="float" office:value="4049" calcext:value-type="float">
            <text:p>4049</text:p>
          </table:table-cell>
          <table:table-cell table:formula="of:=['12.31'.E60]*2/3" office:value-type="float" office:value="1.49331333333333" calcext:value-type="float">
            <text:p>1.4933133333</text:p>
          </table:table-cell>
          <table:table-cell table:formula="of:=['12.31'.A60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23997" calcext:value-type="float">
            <text:p>2.23997</text:p>
          </table:table-cell>
          <table:table-cell office:value-type="float" office:value="0.986477" calcext:value-type="float">
            <text:p>0.986477</text:p>
          </table:table-cell>
          <table:table-cell office:value-type="float" office:value="4057" calcext:value-type="float">
            <text:p>4057</text:p>
          </table:table-cell>
          <table:table-cell table:formula="of:=['12.31'.E61]*2/3" office:value-type="float" office:value="1.49331333333333" calcext:value-type="float">
            <text:p>1.4933133333</text:p>
          </table:table-cell>
          <table:table-cell table:formula="of:=['12.31'.A61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3998" calcext:value-type="float">
            <text:p>2.23998</text:p>
          </table:table-cell>
          <table:table-cell office:value-type="float" office:value="0.986927" calcext:value-type="float">
            <text:p>0.986927</text:p>
          </table:table-cell>
          <table:table-cell office:value-type="float" office:value="3922" calcext:value-type="float">
            <text:p>3922</text:p>
          </table:table-cell>
          <table:table-cell table:formula="of:=['12.31'.E62]*2/3" office:value-type="float" office:value="1.49332" calcext:value-type="float">
            <text:p>1.49332</text:p>
          </table:table-cell>
          <table:table-cell table:formula="of:=['12.31'.A62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67" calcext:value-type="float">
            <text:p>2.23867</text:p>
          </table:table-cell>
          <table:table-cell office:value-type="float" office:value="0.971744" calcext:value-type="float">
            <text:p>0.971744</text:p>
          </table:table-cell>
          <table:table-cell office:value-type="float" office:value="8477" calcext:value-type="float">
            <text:p>8477</text:p>
          </table:table-cell>
          <table:table-cell table:formula="of:=['12.31'.E63]*2/3" office:value-type="float" office:value="1.49244666666667" calcext:value-type="float">
            <text:p>1.4924466667</text:p>
          </table:table-cell>
          <table:table-cell table:formula="of:=['12.31'.A63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971954" calcext:value-type="float">
            <text:p>0.971954</text:p>
          </table:table-cell>
          <table:table-cell office:value-type="float" office:value="8414" calcext:value-type="float">
            <text:p>8414</text:p>
          </table:table-cell>
          <table:table-cell table:formula="of:=['12.31'.E64]*2/3" office:value-type="float" office:value="1.49246666666667" calcext:value-type="float">
            <text:p>1.4924666667</text:p>
          </table:table-cell>
          <table:table-cell table:formula="of:=['12.31'.A64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72" calcext:value-type="float">
            <text:p>2.23872</text:p>
          </table:table-cell>
          <table:table-cell office:value-type="float" office:value="0.972297" calcext:value-type="float">
            <text:p>0.972297</text:p>
          </table:table-cell>
          <table:table-cell office:value-type="float" office:value="8311" calcext:value-type="float">
            <text:p>8311</text:p>
          </table:table-cell>
          <table:table-cell table:formula="of:=['12.31'.E65]*2/3" office:value-type="float" office:value="1.49248" calcext:value-type="float">
            <text:p>1.49248</text:p>
          </table:table-cell>
          <table:table-cell table:formula="of:=['12.31'.A65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3828" calcext:value-type="float">
            <text:p>2.23828</text:p>
          </table:table-cell>
          <table:table-cell office:value-type="float" office:value="0.962277" calcext:value-type="float">
            <text:p>0.962277</text:p>
          </table:table-cell>
          <table:table-cell office:value-type="float" office:value="11317" calcext:value-type="float">
            <text:p>11317</text:p>
          </table:table-cell>
          <table:table-cell table:formula="of:=['12.31'.E66]*2/3" office:value-type="float" office:value="1.49218666666667" calcext:value-type="float">
            <text:p>1.4921866667</text:p>
          </table:table-cell>
          <table:table-cell table:formula="of:=['12.31'.A66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35" calcext:value-type="float">
            <text:p>2.21735</text:p>
          </table:table-cell>
          <table:table-cell office:value-type="float" office:value="0.963847" calcext:value-type="float">
            <text:p>0.963847</text:p>
          </table:table-cell>
          <table:table-cell office:value-type="float" office:value="10846" calcext:value-type="float">
            <text:p>10846</text:p>
          </table:table-cell>
          <table:table-cell table:formula="of:=['12.31'.E67]*2/3" office:value-type="float" office:value="1.47823333333333" calcext:value-type="float">
            <text:p>1.4782333333</text:p>
          </table:table-cell>
          <table:table-cell table:formula="of:=['12.31'.A67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736" calcext:value-type="float">
            <text:p>2.21736</text:p>
          </table:table-cell>
          <table:table-cell office:value-type="float" office:value="0.963821" calcext:value-type="float">
            <text:p>0.963821</text:p>
          </table:table-cell>
          <table:table-cell office:value-type="float" office:value="10854" calcext:value-type="float">
            <text:p>10854</text:p>
          </table:table-cell>
          <table:table-cell table:formula="of:=['12.31'.E68]*2/3" office:value-type="float" office:value="1.47824" calcext:value-type="float">
            <text:p>1.47824</text:p>
          </table:table-cell>
          <table:table-cell table:formula="of:=['12.31'.A68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30965" calcext:value-type="float">
            <text:p>2.30965</text:p>
          </table:table-cell>
          <table:table-cell office:value-type="float" office:value="0.954241" calcext:value-type="float">
            <text:p>0.954241</text:p>
          </table:table-cell>
          <table:table-cell office:value-type="float" office:value="13728" calcext:value-type="float">
            <text:p>13728</text:p>
          </table:table-cell>
          <table:table-cell table:formula="of:=['12.31'.E69]*2/3" office:value-type="float" office:value="1.53976666666667" calcext:value-type="float">
            <text:p>1.5397666667</text:p>
          </table:table-cell>
          <table:table-cell table:formula="of:=['12.31'.A69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8507" calcext:value-type="float">
            <text:p>2.28507</text:p>
          </table:table-cell>
          <table:table-cell office:value-type="float" office:value="0.951764" calcext:value-type="float">
            <text:p>0.951764</text:p>
          </table:table-cell>
          <table:table-cell office:value-type="float" office:value="14471" calcext:value-type="float">
            <text:p>14471</text:p>
          </table:table-cell>
          <table:table-cell table:formula="of:=['12.31'.E70]*2/3" office:value-type="float" office:value="1.52338" calcext:value-type="float">
            <text:p>1.52338</text:p>
          </table:table-cell>
          <table:table-cell table:formula="of:=['12.31'.A70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6353" calcext:value-type="float">
            <text:p>2.26353</text:p>
          </table:table-cell>
          <table:table-cell office:value-type="float" office:value="0.950888" calcext:value-type="float">
            <text:p>0.950888</text:p>
          </table:table-cell>
          <table:table-cell office:value-type="float" office:value="14734" calcext:value-type="float">
            <text:p>14734</text:p>
          </table:table-cell>
          <table:table-cell table:formula="of:=['12.31'.E71]*2/3" office:value-type="float" office:value="1.50902" calcext:value-type="float">
            <text:p>1.50902</text:p>
          </table:table-cell>
          <table:table-cell table:formula="of:=['12.31'.A71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5395" calcext:value-type="float">
            <text:p>2.25395</text:p>
          </table:table-cell>
          <table:table-cell office:value-type="float" office:value="0.956224" calcext:value-type="float">
            <text:p>0.956224</text:p>
          </table:table-cell>
          <table:table-cell office:value-type="float" office:value="13133" calcext:value-type="float">
            <text:p>13133</text:p>
          </table:table-cell>
          <table:table-cell table:formula="of:=['12.31'.E72]*2/3" office:value-type="float" office:value="1.50263333333333" calcext:value-type="float">
            <text:p>1.5026333333</text:p>
          </table:table-cell>
          <table:table-cell table:formula="of:=['12.31'.A72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7343" calcext:value-type="float">
            <text:p>2.27343</text:p>
          </table:table-cell>
          <table:table-cell office:value-type="float" office:value="0.954674" calcext:value-type="float">
            <text:p>0.954674</text:p>
          </table:table-cell>
          <table:table-cell office:value-type="float" office:value="13598" calcext:value-type="float">
            <text:p>13598</text:p>
          </table:table-cell>
          <table:table-cell table:formula="of:=['12.31'.E73]*2/3" office:value-type="float" office:value="1.51562" calcext:value-type="float">
            <text:p>1.51562</text:p>
          </table:table-cell>
          <table:table-cell table:formula="of:=['12.31'.A73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1.6667" calcext:value-type="float">
            <text:p>71.6667</text:p>
          </table:table-cell>
          <table:table-cell office:value-type="float" office:value="2.29364" calcext:value-type="float">
            <text:p>2.29364</text:p>
          </table:table-cell>
          <table:table-cell office:value-type="float" office:value="0.978467" calcext:value-type="float">
            <text:p>0.978467</text:p>
          </table:table-cell>
          <table:table-cell office:value-type="float" office:value="6460" calcext:value-type="float">
            <text:p>6460</text:p>
          </table:table-cell>
          <table:table-cell table:formula="of:=['12.31'.E74]*2/3" office:value-type="float" office:value="1.52909333333333" calcext:value-type="float">
            <text:p>1.5290933333</text:p>
          </table:table-cell>
          <table:table-cell table:formula="of:=['12.31'.A74]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tting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PRR THR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Energy2/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42.028" calcext:value-type="float">
            <text:p>242.028</text:p>
          </table:table-cell>
          <table:table-cell office:value-type="float" office:value="2.30005" calcext:value-type="float">
            <text:p>2.30005</text:p>
          </table:table-cell>
          <table:table-cell office:value-type="float" office:value="0.99917" calcext:value-type="float">
            <text:p>0.99917</text:p>
          </table:table-cell>
          <table:table-cell office:value-type="float" office:value="249" calcext:value-type="float">
            <text:p>249</text:p>
          </table:table-cell>
          <table:table-cell table:formula="of:=['12.31'.E78]*2/3" office:value-type="float" office:value="1.53336666666667" calcext:value-type="float">
            <text:p>1.53336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046" calcext:value-type="float">
            <text:p>242.046</text:p>
          </table:table-cell>
          <table:table-cell office:value-type="float" office:value="2.32382" calcext:value-type="float">
            <text:p>2.32382</text:p>
          </table:table-cell>
          <table:table-cell office:value-type="float" office:value="0.999793" calcext:value-type="float">
            <text:p>0.999793</text:p>
          </table:table-cell>
          <table:table-cell office:value-type="float" office:value="62" calcext:value-type="float">
            <text:p>62</text:p>
          </table:table-cell>
          <table:table-cell table:formula="of:=['12.31'.E79]*2/3" office:value-type="float" office:value="1.54921333333333" calcext:value-type="float">
            <text:p>1.54921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42.051" calcext:value-type="float">
            <text:p>242.051</text:p>
          </table:table-cell>
          <table:table-cell office:value-type="float" office:value="2.29662" calcext:value-type="float">
            <text:p>2.29662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33" calcext:value-type="float">
            <text:p>33</text:p>
          </table:table-cell>
          <table:table-cell table:formula="of:=['12.31'.E80]*2/3" office:value-type="float" office:value="1.53108" calcext:value-type="float">
            <text:p>1.5310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73.475" calcext:value-type="float">
            <text:p>173.475</text:p>
          </table:table-cell>
          <table:table-cell office:value-type="float" office:value="2.39839" calcext:value-type="float">
            <text:p>2.398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81]*2/3" office:value-type="float" office:value="1.59892666666667" calcext:value-type="float">
            <text:p>1.5989266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73.474" calcext:value-type="float">
            <text:p>173.474</text:p>
          </table:table-cell>
          <table:table-cell office:value-type="float" office:value="2.39842" calcext:value-type="float">
            <text:p>2.39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82]*2/3" office:value-type="float" office:value="1.59894666666667" calcext:value-type="float">
            <text:p>1.5989466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73.473" calcext:value-type="float">
            <text:p>173.473</text:p>
          </table:table-cell>
          <table:table-cell office:value-type="float" office:value="2.39843" calcext:value-type="float">
            <text:p>2.39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83]*2/3" office:value-type="float" office:value="1.59895333333333" calcext:value-type="float">
            <text:p>1.59895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18.556" calcext:value-type="float">
            <text:p>118.556</text:p>
          </table:table-cell>
          <table:table-cell office:value-type="float" office:value="2.43483" calcext:value-type="float">
            <text:p>2.43483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10" calcext:value-type="float">
            <text:p>10</text:p>
          </table:table-cell>
          <table:table-cell table:formula="of:=['12.31'.E84]*2/3" office:value-type="float" office:value="1.62322" calcext:value-type="float">
            <text:p>1.623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28.511" calcext:value-type="float">
            <text:p>128.511</text:p>
          </table:table-cell>
          <table:table-cell office:value-type="float" office:value="2.47036" calcext:value-type="float">
            <text:p>2.47036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['12.31'.E85]*2/3" office:value-type="float" office:value="1.64690666666667" calcext:value-type="float">
            <text:p>1.64690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28.51" calcext:value-type="float">
            <text:p>128.51</text:p>
          </table:table-cell>
          <table:table-cell office:value-type="float" office:value="2.49657" calcext:value-type="float">
            <text:p>2.49657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 table:formula="of:=['12.31'.E86]*2/3" office:value-type="float" office:value="1.66438" calcext:value-type="float">
            <text:p>1.6643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06.841" calcext:value-type="float">
            <text:p>106.841</text:p>
          </table:table-cell>
          <table:table-cell office:value-type="float" office:value="2.43335" calcext:value-type="float">
            <text:p>2.43335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  <table:table-cell table:formula="of:=['12.31'.E87]*2/3" office:value-type="float" office:value="1.62223333333333" calcext:value-type="float">
            <text:p>1.6222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8.807" calcext:value-type="float">
            <text:p>108.807</text:p>
          </table:table-cell>
          <table:table-cell office:value-type="float" office:value="2.46799" calcext:value-type="float">
            <text:p>2.46799</text:p>
          </table:table-cell>
          <table:table-cell office:value-type="float" office:value="0.99975" calcext:value-type="float">
            <text:p>0.99975</text:p>
          </table:table-cell>
          <table:table-cell office:value-type="float" office:value="75" calcext:value-type="float">
            <text:p>75</text:p>
          </table:table-cell>
          <table:table-cell table:formula="of:=['12.31'.E88]*2/3" office:value-type="float" office:value="1.64532666666667" calcext:value-type="float">
            <text:p>1.64532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36.809" calcext:value-type="float">
            <text:p>136.809</text:p>
          </table:table-cell>
          <table:table-cell office:value-type="float" office:value="2.62794" calcext:value-type="float">
            <text:p>2.62794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['12.31'.E89]*2/3" office:value-type="float" office:value="1.75196" calcext:value-type="float">
            <text:p>1.751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31.594" calcext:value-type="float">
            <text:p>131.594</text:p>
          </table:table-cell>
          <table:table-cell office:value-type="float" office:value="2.49796" calcext:value-type="float">
            <text:p>2.49796</text:p>
          </table:table-cell>
          <table:table-cell office:value-type="float" office:value="0.999937" calcext:value-type="float">
            <text:p>0.999937</text:p>
          </table:table-cell>
          <table:table-cell office:value-type="float" office:value="19" calcext:value-type="float">
            <text:p>19</text:p>
          </table:table-cell>
          <table:table-cell table:formula="of:=['12.31'.E90]*2/3" office:value-type="float" office:value="1.66530666666667" calcext:value-type="float">
            <text:p>1.66530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63.51" calcext:value-type="float">
            <text:p>163.51</text:p>
          </table:table-cell>
          <table:table-cell office:value-type="float" office:value="2.62662" calcext:value-type="float">
            <text:p>2.62662</text:p>
          </table:table-cell>
          <table:table-cell office:value-type="float" office:value="0.999737" calcext:value-type="float">
            <text:p>0.999737</text:p>
          </table:table-cell>
          <table:table-cell office:value-type="float" office:value="79" calcext:value-type="float">
            <text:p>79</text:p>
          </table:table-cell>
          <table:table-cell table:formula="of:=['12.31'.E91]*2/3" office:value-type="float" office:value="1.75108" calcext:value-type="float">
            <text:p>1.751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60.212" calcext:value-type="float">
            <text:p>160.212</text:p>
          </table:table-cell>
          <table:table-cell office:value-type="float" office:value="2.55193" calcext:value-type="float">
            <text:p>2.55193</text:p>
          </table:table-cell>
          <table:table-cell office:value-type="float" office:value="0.999803" calcext:value-type="float">
            <text:p>0.999803</text:p>
          </table:table-cell>
          <table:table-cell office:value-type="float" office:value="59" calcext:value-type="float">
            <text:p>59</text:p>
          </table:table-cell>
          <table:table-cell table:formula="of:=['12.31'.E92]*2/3" office:value-type="float" office:value="1.70128666666667" calcext:value-type="float">
            <text:p>1.70128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63.706" calcext:value-type="float">
            <text:p>163.706</text:p>
          </table:table-cell>
          <table:table-cell office:value-type="float" office:value="2.60394" calcext:value-type="float">
            <text:p>2.60394</text:p>
          </table:table-cell>
          <table:table-cell office:value-type="float" office:value="0.999537" calcext:value-type="float">
            <text:p>0.999537</text:p>
          </table:table-cell>
          <table:table-cell office:value-type="float" office:value="139" calcext:value-type="float">
            <text:p>139</text:p>
          </table:table-cell>
          <table:table-cell table:formula="of:=['12.31'.E93]*2/3" office:value-type="float" office:value="1.73596" calcext:value-type="float">
            <text:p>1.735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66.941" calcext:value-type="float">
            <text:p>166.941</text:p>
          </table:table-cell>
          <table:table-cell office:value-type="float" office:value="2.67483" calcext:value-type="float">
            <text:p>2.67483</text:p>
          </table:table-cell>
          <table:table-cell office:value-type="float" office:value="0.999697" calcext:value-type="float">
            <text:p>0.999697</text:p>
          </table:table-cell>
          <table:table-cell office:value-type="float" office:value="91" calcext:value-type="float">
            <text:p>91</text:p>
          </table:table-cell>
          <table:table-cell table:formula="of:=['12.31'.E94]*2/3" office:value-type="float" office:value="1.78322" calcext:value-type="float">
            <text:p>1.783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50.339" calcext:value-type="float">
            <text:p>150.339</text:p>
          </table:table-cell>
          <table:table-cell office:value-type="float" office:value="2.61034" calcext:value-type="float">
            <text:p>2.61034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86" calcext:value-type="float">
            <text:p>86</text:p>
          </table:table-cell>
          <table:table-cell table:formula="of:=['12.31'.E95]*2/3" office:value-type="float" office:value="1.74022666666667" calcext:value-type="float">
            <text:p>1.74022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35.6" calcext:value-type="float">
            <text:p>135.6</text:p>
          </table:table-cell>
          <table:table-cell office:value-type="float" office:value="2.62266" calcext:value-type="float">
            <text:p>2.62266</text:p>
          </table:table-cell>
          <table:table-cell office:value-type="float" office:value="0.999677" calcext:value-type="float">
            <text:p>0.999677</text:p>
          </table:table-cell>
          <table:table-cell office:value-type="float" office:value="97" calcext:value-type="float">
            <text:p>97</text:p>
          </table:table-cell>
          <table:table-cell table:formula="of:=['12.31'.E96]*2/3" office:value-type="float" office:value="1.74844" calcext:value-type="float">
            <text:p>1.7484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2.32" calcext:value-type="float">
            <text:p>142.32</text:p>
          </table:table-cell>
          <table:table-cell office:value-type="float" office:value="2.65173" calcext:value-type="float">
            <text:p>2.65173</text:p>
          </table:table-cell>
          <table:table-cell office:value-type="float" office:value="0.999553" calcext:value-type="float">
            <text:p>0.999553</text:p>
          </table:table-cell>
          <table:table-cell office:value-type="float" office:value="134" calcext:value-type="float">
            <text:p>134</text:p>
          </table:table-cell>
          <table:table-cell table:formula="of:=['12.31'.E97]*2/3" office:value-type="float" office:value="1.76782" calcext:value-type="float">
            <text:p>1.7678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38.816" calcext:value-type="float">
            <text:p>138.816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0.999783" calcext:value-type="float">
            <text:p>0.999783</text:p>
          </table:table-cell>
          <table:table-cell office:value-type="float" office:value="65" calcext:value-type="float">
            <text:p>65</text:p>
          </table:table-cell>
          <table:table-cell table:formula="of:=['12.31'.E98]*2/3" office:value-type="float" office:value="1.73657333333333" calcext:value-type="float">
            <text:p>1.73657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68.975" calcext:value-type="float">
            <text:p>168.975</text:p>
          </table:table-cell>
          <table:table-cell office:value-type="float" office:value="2.58901" calcext:value-type="float">
            <text:p>2.58901</text:p>
          </table:table-cell>
          <table:table-cell office:value-type="float" office:value="0.999067" calcext:value-type="float">
            <text:p>0.999067</text:p>
          </table:table-cell>
          <table:table-cell office:value-type="float" office:value="280" calcext:value-type="float">
            <text:p>280</text:p>
          </table:table-cell>
          <table:table-cell table:formula="of:=['12.31'.E99]*2/3" office:value-type="float" office:value="1.72600666666667" calcext:value-type="float">
            <text:p>1.72600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45.592" calcext:value-type="float">
            <text:p>145.592</text:p>
          </table:table-cell>
          <table:table-cell office:value-type="float" office:value="2.6193" calcext:value-type="float">
            <text:p>2.6193</text:p>
          </table:table-cell>
          <table:table-cell office:value-type="float" office:value="0.999443" calcext:value-type="float">
            <text:p>0.999443</text:p>
          </table:table-cell>
          <table:table-cell office:value-type="float" office:value="167" calcext:value-type="float">
            <text:p>167</text:p>
          </table:table-cell>
          <table:table-cell table:formula="of:=['12.31'.E100]*2/3" office:value-type="float" office:value="1.7462" calcext:value-type="float">
            <text:p>1.746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93.816" calcext:value-type="float">
            <text:p>193.816</text:p>
          </table:table-cell>
          <table:table-cell office:value-type="float" office:value="2.9288" calcext:value-type="float">
            <text:p>2.9288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12" calcext:value-type="float">
            <text:p>12</text:p>
          </table:table-cell>
          <table:table-cell table:formula="of:=['12.31'.E101]*2/3" office:value-type="float" office:value="1.95253333333333" calcext:value-type="float">
            <text:p>1.95253333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4.385" calcext:value-type="float">
            <text:p>174.385</text:p>
          </table:table-cell>
          <table:table-cell office:value-type="float" office:value="2.18818" calcext:value-type="float">
            <text:p>2.18818</text:p>
          </table:table-cell>
          <table:table-cell office:value-type="float" office:value="0.993573" calcext:value-type="float">
            <text:p>0.993573</text:p>
          </table:table-cell>
          <table:table-cell office:value-type="float" office:value="1928" calcext:value-type="float">
            <text:p>1928</text:p>
          </table:table-cell>
          <table:table-cell table:formula="of:=['12.31'.E102]*2/3" office:value-type="float" office:value="1.45878666666667" calcext:value-type="float">
            <text:p>1.4587866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4.528" calcext:value-type="float">
            <text:p>174.528</text:p>
          </table:table-cell>
          <table:table-cell office:value-type="float" office:value="2.20522" calcext:value-type="float">
            <text:p>2.20522</text:p>
          </table:table-cell>
          <table:table-cell office:value-type="float" office:value="0.99885" calcext:value-type="float">
            <text:p>0.99885</text:p>
          </table:table-cell>
          <table:table-cell office:value-type="float" office:value="345" calcext:value-type="float">
            <text:p>345</text:p>
          </table:table-cell>
          <table:table-cell table:formula="of:=['12.31'.E103]*2/3" office:value-type="float" office:value="1.47014666666667" calcext:value-type="float">
            <text:p>1.4701466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4.95" calcext:value-type="float">
            <text:p>174.95</text:p>
          </table:table-cell>
          <table:table-cell office:value-type="float" office:value="2.19179" calcext:value-type="float">
            <text:p>2.19179</text:p>
          </table:table-cell>
          <table:table-cell office:value-type="float" office:value="0.998783" calcext:value-type="float">
            <text:p>0.998783</text:p>
          </table:table-cell>
          <table:table-cell office:value-type="float" office:value="365" calcext:value-type="float">
            <text:p>365</text:p>
          </table:table-cell>
          <table:table-cell table:formula="of:=['12.31'.E104]*2/3" office:value-type="float" office:value="1.46119333333333" calcext:value-type="float">
            <text:p>1.46119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1.931" calcext:value-type="float">
            <text:p>131.931</text:p>
          </table:table-cell>
          <table:table-cell office:value-type="float" office:value="2.27009" calcext:value-type="float">
            <text:p>2.27009</text:p>
          </table:table-cell>
          <table:table-cell office:value-type="float" office:value="0.999703" calcext:value-type="float">
            <text:p>0.999703</text:p>
          </table:table-cell>
          <table:table-cell office:value-type="float" office:value="89" calcext:value-type="float">
            <text:p>89</text:p>
          </table:table-cell>
          <table:table-cell table:formula="of:=['12.31'.E105]*2/3" office:value-type="float" office:value="1.51339333333333" calcext:value-type="float">
            <text:p>1.51339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31.936" calcext:value-type="float">
            <text:p>131.936</text:p>
          </table:table-cell>
          <table:table-cell office:value-type="float" office:value="2.2701" calcext:value-type="float">
            <text:p>2.2701</text:p>
          </table:table-cell>
          <table:table-cell office:value-type="float" office:value="0.999707" calcext:value-type="float">
            <text:p>0.999707</text:p>
          </table:table-cell>
          <table:table-cell office:value-type="float" office:value="88" calcext:value-type="float">
            <text:p>88</text:p>
          </table:table-cell>
          <table:table-cell table:formula="of:=['12.31'.E106]*2/3" office:value-type="float" office:value="1.5134" calcext:value-type="float">
            <text:p>1.513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2.27012" calcext:value-type="float">
            <text:p>2.27012</text:p>
          </table:table-cell>
          <table:table-cell office:value-type="float" office:value="0.999663" calcext:value-type="float">
            <text:p>0.999663</text:p>
          </table:table-cell>
          <table:table-cell office:value-type="float" office:value="101" calcext:value-type="float">
            <text:p>101</text:p>
          </table:table-cell>
          <table:table-cell table:formula="of:=['12.31'.E107]*2/3" office:value-type="float" office:value="1.51341333333333" calcext:value-type="float">
            <text:p>1.51341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2.8559" calcext:value-type="float">
            <text:p>82.8559</text:p>
          </table:table-cell>
          <table:table-cell office:value-type="float" office:value="2.30729" calcext:value-type="float">
            <text:p>2.30729</text:p>
          </table:table-cell>
          <table:table-cell office:value-type="float" office:value="0.999473" calcext:value-type="float">
            <text:p>0.999473</text:p>
          </table:table-cell>
          <table:table-cell office:value-type="float" office:value="158" calcext:value-type="float">
            <text:p>158</text:p>
          </table:table-cell>
          <table:table-cell table:formula="of:=['12.31'.E108]*2/3" office:value-type="float" office:value="1.53819333333333" calcext:value-type="float">
            <text:p>1.53819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5.9974" calcext:value-type="float">
            <text:p>85.9974</text:p>
          </table:table-cell>
          <table:table-cell office:value-type="float" office:value="2.3357" calcext:value-type="float">
            <text:p>2.335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50" calcext:value-type="float">
            <text:p>150</text:p>
          </table:table-cell>
          <table:table-cell table:formula="of:=['12.31'.E109]*2/3" office:value-type="float" office:value="1.55713333333333" calcext:value-type="float">
            <text:p>1.5571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85.9811" calcext:value-type="float">
            <text:p>85.9811</text:p>
          </table:table-cell>
          <table:table-cell office:value-type="float" office:value="2.35547" calcext:value-type="float">
            <text:p>2.35547</text:p>
          </table:table-cell>
          <table:table-cell office:value-type="float" office:value="0.999503" calcext:value-type="float">
            <text:p>0.999503</text:p>
          </table:table-cell>
          <table:table-cell office:value-type="float" office:value="149" calcext:value-type="float">
            <text:p>149</text:p>
          </table:table-cell>
          <table:table-cell table:formula="of:=['12.31'.E110]*2/3" office:value-type="float" office:value="1.57031333333333" calcext:value-type="float">
            <text:p>1.57031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7.5027" calcext:value-type="float">
            <text:p>87.5027</text:p>
          </table:table-cell>
          <table:table-cell office:value-type="float" office:value="2.31185" calcext:value-type="float">
            <text:p>2.31185</text:p>
          </table:table-cell>
          <table:table-cell office:value-type="float" office:value="0.998737" calcext:value-type="float">
            <text:p>0.998737</text:p>
          </table:table-cell>
          <table:table-cell office:value-type="float" office:value="379" calcext:value-type="float">
            <text:p>379</text:p>
          </table:table-cell>
          <table:table-cell table:formula="of:=['12.31'.E111]*2/3" office:value-type="float" office:value="1.54123333333333" calcext:value-type="float">
            <text:p>1.5412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7.7445" calcext:value-type="float">
            <text:p>87.7445</text:p>
          </table:table-cell>
          <table:table-cell office:value-type="float" office:value="2.33923" calcext:value-type="float">
            <text:p>2.33923</text:p>
          </table:table-cell>
          <table:table-cell office:value-type="float" office:value="0.998767" calcext:value-type="float">
            <text:p>0.998767</text:p>
          </table:table-cell>
          <table:table-cell office:value-type="float" office:value="370" calcext:value-type="float">
            <text:p>370</text:p>
          </table:table-cell>
          <table:table-cell table:formula="of:=['12.31'.E112]*2/3" office:value-type="float" office:value="1.55948666666667" calcext:value-type="float">
            <text:p>1.55948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7.4777" calcext:value-type="float">
            <text:p>97.4777</text:p>
          </table:table-cell>
          <table:table-cell office:value-type="float" office:value="2.46428" calcext:value-type="float">
            <text:p>2.46428</text:p>
          </table:table-cell>
          <table:table-cell office:value-type="float" office:value="0.99886" calcext:value-type="float">
            <text:p>0.99886</text:p>
          </table:table-cell>
          <table:table-cell office:value-type="float" office:value="342" calcext:value-type="float">
            <text:p>342</text:p>
          </table:table-cell>
          <table:table-cell table:formula="of:=['12.31'.E113]*2/3" office:value-type="float" office:value="1.64285333333333" calcext:value-type="float">
            <text:p>1.64285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12.499" calcext:value-type="float">
            <text:p>112.499</text:p>
          </table:table-cell>
          <table:table-cell office:value-type="float" office:value="2.37023" calcext:value-type="float">
            <text:p>2.37023</text:p>
          </table:table-cell>
          <table:table-cell office:value-type="float" office:value="0.997637" calcext:value-type="float">
            <text:p>0.997637</text:p>
          </table:table-cell>
          <table:table-cell office:value-type="float" office:value="709" calcext:value-type="float">
            <text:p>709</text:p>
          </table:table-cell>
          <table:table-cell table:formula="of:=['12.31'.E114]*2/3" office:value-type="float" office:value="1.58015333333333" calcext:value-type="float">
            <text:p>1.58015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4.691" calcext:value-type="float">
            <text:p>124.691</text:p>
          </table:table-cell>
          <table:table-cell office:value-type="float" office:value="2.46349" calcext:value-type="float">
            <text:p>2.46349</text:p>
          </table:table-cell>
          <table:table-cell office:value-type="float" office:value="0.997927" calcext:value-type="float">
            <text:p>0.997927</text:p>
          </table:table-cell>
          <table:table-cell office:value-type="float" office:value="622" calcext:value-type="float">
            <text:p>622</text:p>
          </table:table-cell>
          <table:table-cell table:formula="of:=['12.31'.E115]*2/3" office:value-type="float" office:value="1.64232666666667" calcext:value-type="float">
            <text:p>1.64232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26.495" calcext:value-type="float">
            <text:p>126.495</text:p>
          </table:table-cell>
          <table:table-cell office:value-type="float" office:value="2.40865" calcext:value-type="float">
            <text:p>2.40865</text:p>
          </table:table-cell>
          <table:table-cell office:value-type="float" office:value="0.998277" calcext:value-type="float">
            <text:p>0.998277</text:p>
          </table:table-cell>
          <table:table-cell office:value-type="float" office:value="517" calcext:value-type="float">
            <text:p>517</text:p>
          </table:table-cell>
          <table:table-cell table:formula="of:=['12.31'.E116]*2/3" office:value-type="float" office:value="1.60576666666667" calcext:value-type="float">
            <text:p>1.60576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4.886" calcext:value-type="float">
            <text:p>124.886</text:p>
          </table:table-cell>
          <table:table-cell office:value-type="float" office:value="2.44632" calcext:value-type="float">
            <text:p>2.44632</text:p>
          </table:table-cell>
          <table:table-cell office:value-type="float" office:value="0.997053" calcext:value-type="float">
            <text:p>0.997053</text:p>
          </table:table-cell>
          <table:table-cell office:value-type="float" office:value="884" calcext:value-type="float">
            <text:p>884</text:p>
          </table:table-cell>
          <table:table-cell table:formula="of:=['12.31'.E117]*2/3" office:value-type="float" office:value="1.63088" calcext:value-type="float">
            <text:p>1.6308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9.017" calcext:value-type="float">
            <text:p>129.017</text:p>
          </table:table-cell>
          <table:table-cell office:value-type="float" office:value="2.50979" calcext:value-type="float">
            <text:p>2.50979</text:p>
          </table:table-cell>
          <table:table-cell office:value-type="float" office:value="0.99907" calcext:value-type="float">
            <text:p>0.99907</text:p>
          </table:table-cell>
          <table:table-cell office:value-type="float" office:value="279" calcext:value-type="float">
            <text:p>279</text:p>
          </table:table-cell>
          <table:table-cell table:formula="of:=['12.31'.E118]*2/3" office:value-type="float" office:value="1.67319333333333" calcext:value-type="float">
            <text:p>1.67319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2.4422" calcext:value-type="float">
            <text:p>92.4422</text:p>
          </table:table-cell>
          <table:table-cell office:value-type="float" office:value="2.46338" calcext:value-type="float">
            <text:p>2.46338</text:p>
          </table:table-cell>
          <table:table-cell office:value-type="float" office:value="0.999363" calcext:value-type="float">
            <text:p>0.999363</text:p>
          </table:table-cell>
          <table:table-cell office:value-type="float" office:value="191" calcext:value-type="float">
            <text:p>191</text:p>
          </table:table-cell>
          <table:table-cell table:formula="of:=['12.31'.E119]*2/3" office:value-type="float" office:value="1.64225333333333" calcext:value-type="float">
            <text:p>1.64225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00.34" calcext:value-type="float">
            <text:p>100.34</text:p>
          </table:table-cell>
          <table:table-cell office:value-type="float" office:value="2.4746" calcext:value-type="float">
            <text:p>2.4746</text:p>
          </table:table-cell>
          <table:table-cell office:value-type="float" office:value="0.99598" calcext:value-type="float">
            <text:p>0.99598</text:p>
          </table:table-cell>
          <table:table-cell office:value-type="float" office:value="1206" calcext:value-type="float">
            <text:p>1206</text:p>
          </table:table-cell>
          <table:table-cell table:formula="of:=['12.31'.E120]*2/3" office:value-type="float" office:value="1.64973333333333" calcext:value-type="float">
            <text:p>1.6497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05.335" calcext:value-type="float">
            <text:p>105.335</text:p>
          </table:table-cell>
          <table:table-cell office:value-type="float" office:value="2.49189" calcext:value-type="float">
            <text:p>2.49189</text:p>
          </table:table-cell>
          <table:table-cell office:value-type="float" office:value="0.995033" calcext:value-type="float">
            <text:p>0.995033</text:p>
          </table:table-cell>
          <table:table-cell office:value-type="float" office:value="1490" calcext:value-type="float">
            <text:p>1490</text:p>
          </table:table-cell>
          <table:table-cell table:formula="of:=['12.31'.E121]*2/3" office:value-type="float" office:value="1.66126" calcext:value-type="float">
            <text:p>1.6612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00.844" calcext:value-type="float">
            <text:p>100.844</text:p>
          </table:table-cell>
          <table:table-cell office:value-type="float" office:value="2.46033" calcext:value-type="float">
            <text:p>2.46033</text:p>
          </table:table-cell>
          <table:table-cell office:value-type="float" office:value="0.998017" calcext:value-type="float">
            <text:p>0.998017</text:p>
          </table:table-cell>
          <table:table-cell office:value-type="float" office:value="595" calcext:value-type="float">
            <text:p>595</text:p>
          </table:table-cell>
          <table:table-cell table:formula="of:=['12.31'.E122]*2/3" office:value-type="float" office:value="1.64022" calcext:value-type="float">
            <text:p>1.640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6.735" calcext:value-type="float">
            <text:p>126.735</text:p>
          </table:table-cell>
          <table:table-cell office:value-type="float" office:value="2.43928" calcext:value-type="float">
            <text:p>2.43928</text:p>
          </table:table-cell>
          <table:table-cell office:value-type="float" office:value="0.995883" calcext:value-type="float">
            <text:p>0.995883</text:p>
          </table:table-cell>
          <table:table-cell office:value-type="float" office:value="1235" calcext:value-type="float">
            <text:p>1235</text:p>
          </table:table-cell>
          <table:table-cell table:formula="of:=['12.31'.E123]*2/3" office:value-type="float" office:value="1.62618666666667" calcext:value-type="float">
            <text:p>1.62618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8.553" calcext:value-type="float">
            <text:p>108.553</text:p>
          </table:table-cell>
          <table:table-cell office:value-type="float" office:value="2.45708" calcext:value-type="float">
            <text:p>2.45708</text:p>
          </table:table-cell>
          <table:table-cell office:value-type="float" office:value="0.997053" calcext:value-type="float">
            <text:p>0.997053</text:p>
          </table:table-cell>
          <table:table-cell office:value-type="float" office:value="884" calcext:value-type="float">
            <text:p>884</text:p>
          </table:table-cell>
          <table:table-cell table:formula="of:=['12.31'.E124]*2/3" office:value-type="float" office:value="1.63805333333333" calcext:value-type="float">
            <text:p>1.63805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48.869" calcext:value-type="float">
            <text:p>148.869</text:p>
          </table:table-cell>
          <table:table-cell office:value-type="float" office:value="2.75101" calcext:value-type="float">
            <text:p>2.75101</text:p>
          </table:table-cell>
          <table:table-cell office:value-type="float" office:value="0.99728" calcext:value-type="float">
            <text:p>0.99728</text:p>
          </table:table-cell>
          <table:table-cell office:value-type="float" office:value="816" calcext:value-type="float">
            <text:p>816</text:p>
          </table:table-cell>
          <table:table-cell table:formula="of:=['12.31'.E125]*2/3" office:value-type="float" office:value="1.83400666666667" calcext:value-type="float">
            <text:p>1.8340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78.3333" calcext:value-type="float">
            <text:p>78.3333</text:p>
          </table:table-cell>
          <table:table-cell office:value-type="float" office:value="2.22652" calcext:value-type="float">
            <text:p>2.22652</text:p>
          </table:table-cell>
          <table:table-cell office:value-type="float" office:value="0.967177" calcext:value-type="float">
            <text:p>0.967177</text:p>
          </table:table-cell>
          <table:table-cell office:value-type="float" office:value="9847" calcext:value-type="float">
            <text:p>9847</text:p>
          </table:table-cell>
          <table:table-cell table:formula="of:=['12.31'.E126]*2/3" office:value-type="float" office:value="1.48434666666667" calcext:value-type="float">
            <text:p>1.48434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8.3333" calcext:value-type="float">
            <text:p>78.3333</text:p>
          </table:table-cell>
          <table:table-cell office:value-type="float" office:value="2.2265" calcext:value-type="float">
            <text:p>2.2265</text:p>
          </table:table-cell>
          <table:table-cell office:value-type="float" office:value="0.966217" calcext:value-type="float">
            <text:p>0.966217</text:p>
          </table:table-cell>
          <table:table-cell office:value-type="float" office:value="10135" calcext:value-type="float">
            <text:p>10135</text:p>
          </table:table-cell>
          <table:table-cell table:formula="of:=['12.31'.E127]*2/3" office:value-type="float" office:value="1.48433333333333" calcext:value-type="float">
            <text:p>1.48433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78.3333" calcext:value-type="float">
            <text:p>78.3333</text:p>
          </table:table-cell>
          <table:table-cell office:value-type="float" office:value="2.1959" calcext:value-type="float">
            <text:p>2.1959</text:p>
          </table:table-cell>
          <table:table-cell office:value-type="float" office:value="0.962691" calcext:value-type="float">
            <text:p>0.962691</text:p>
          </table:table-cell>
          <table:table-cell office:value-type="float" office:value="11193" calcext:value-type="float">
            <text:p>11193</text:p>
          </table:table-cell>
          <table:table-cell table:formula="of:=['12.31'.E128]*2/3" office:value-type="float" office:value="1.46393333333333" calcext:value-type="float">
            <text:p>1.46393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.20471" calcext:value-type="float">
            <text:p>2.20471</text:p>
          </table:table-cell>
          <table:table-cell office:value-type="float" office:value="0.985167" calcext:value-type="float">
            <text:p>0.985167</text:p>
          </table:table-cell>
          <table:table-cell office:value-type="float" office:value="4450" calcext:value-type="float">
            <text:p>4450</text:p>
          </table:table-cell>
          <table:table-cell table:formula="of:=['12.31'.E129]*2/3" office:value-type="float" office:value="1.46980666666667" calcext:value-type="float">
            <text:p>1.4698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2047" calcext:value-type="float">
            <text:p>2.2047</text:p>
          </table:table-cell>
          <table:table-cell office:value-type="float" office:value="0.985004" calcext:value-type="float">
            <text:p>0.985004</text:p>
          </table:table-cell>
          <table:table-cell office:value-type="float" office:value="4499" calcext:value-type="float">
            <text:p>4499</text:p>
          </table:table-cell>
          <table:table-cell table:formula="of:=['12.31'.E130]*2/3" office:value-type="float" office:value="1.4698" calcext:value-type="float">
            <text:p>1.469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0469" calcext:value-type="float">
            <text:p>2.20469</text:p>
          </table:table-cell>
          <table:table-cell office:value-type="float" office:value="0.984864" calcext:value-type="float">
            <text:p>0.984864</text:p>
          </table:table-cell>
          <table:table-cell office:value-type="float" office:value="4541" calcext:value-type="float">
            <text:p>4541</text:p>
          </table:table-cell>
          <table:table-cell table:formula="of:=['12.31'.E131]*2/3" office:value-type="float" office:value="1.46979333333333" calcext:value-type="float">
            <text:p>1.46979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18458" calcext:value-type="float">
            <text:p>2.18458</text:p>
          </table:table-cell>
          <table:table-cell office:value-type="float" office:value="0.968164" calcext:value-type="float">
            <text:p>0.968164</text:p>
          </table:table-cell>
          <table:table-cell office:value-type="float" office:value="9551" calcext:value-type="float">
            <text:p>9551</text:p>
          </table:table-cell>
          <table:table-cell table:formula="of:=['12.31'.E132]*2/3" office:value-type="float" office:value="1.45638666666667" calcext:value-type="float">
            <text:p>1.45638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18733" calcext:value-type="float">
            <text:p>2.18733</text:p>
          </table:table-cell>
          <table:table-cell office:value-type="float" office:value="0.971971" calcext:value-type="float">
            <text:p>0.971971</text:p>
          </table:table-cell>
          <table:table-cell office:value-type="float" office:value="8409" calcext:value-type="float">
            <text:p>8409</text:p>
          </table:table-cell>
          <table:table-cell table:formula="of:=['12.31'.E133]*2/3" office:value-type="float" office:value="1.45822" calcext:value-type="float">
            <text:p>1.4582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18734" calcext:value-type="float">
            <text:p>2.18734</text:p>
          </table:table-cell>
          <table:table-cell office:value-type="float" office:value="0.971964" calcext:value-type="float">
            <text:p>0.971964</text:p>
          </table:table-cell>
          <table:table-cell office:value-type="float" office:value="8411" calcext:value-type="float">
            <text:p>8411</text:p>
          </table:table-cell>
          <table:table-cell table:formula="of:=['12.31'.E134]*2/3" office:value-type="float" office:value="1.45822666666667" calcext:value-type="float">
            <text:p>1.45822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2.18415" calcext:value-type="float">
            <text:p>2.18415</text:p>
          </table:table-cell>
          <table:table-cell office:value-type="float" office:value="0.974867" calcext:value-type="float">
            <text:p>0.974867</text:p>
          </table:table-cell>
          <table:table-cell office:value-type="float" office:value="7540" calcext:value-type="float">
            <text:p>7540</text:p>
          </table:table-cell>
          <table:table-cell table:formula="of:=['12.31'.E135]*2/3" office:value-type="float" office:value="1.4561" calcext:value-type="float">
            <text:p>1.456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18713" calcext:value-type="float">
            <text:p>2.18713</text:p>
          </table:table-cell>
          <table:table-cell office:value-type="float" office:value="0.9767" calcext:value-type="float">
            <text:p>0.9767</text:p>
          </table:table-cell>
          <table:table-cell office:value-type="float" office:value="6990" calcext:value-type="float">
            <text:p>6990</text:p>
          </table:table-cell>
          <table:table-cell table:formula="of:=['12.31'.E136]*2/3" office:value-type="float" office:value="1.45808666666667" calcext:value-type="float">
            <text:p>1.45808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28415" calcext:value-type="float">
            <text:p>2.28415</text:p>
          </table:table-cell>
          <table:table-cell office:value-type="float" office:value="0.974987" calcext:value-type="float">
            <text:p>0.974987</text:p>
          </table:table-cell>
          <table:table-cell office:value-type="float" office:value="7504" calcext:value-type="float">
            <text:p>7504</text:p>
          </table:table-cell>
          <table:table-cell table:formula="of:=['12.31'.E137]*2/3" office:value-type="float" office:value="1.52276666666667" calcext:value-type="float">
            <text:p>1.52276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.6667" calcext:value-type="float">
            <text:p>56.6667</text:p>
          </table:table-cell>
          <table:table-cell office:value-type="float" office:value="2.22671" calcext:value-type="float">
            <text:p>2.22671</text:p>
          </table:table-cell>
          <table:table-cell office:value-type="float" office:value="0.945514" calcext:value-type="float">
            <text:p>0.945514</text:p>
          </table:table-cell>
          <table:table-cell office:value-type="float" office:value="16346" calcext:value-type="float">
            <text:p>16346</text:p>
          </table:table-cell>
          <table:table-cell table:formula="of:=['12.31'.E138]*2/3" office:value-type="float" office:value="1.48447333333333" calcext:value-type="float">
            <text:p>1.48447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.32612" calcext:value-type="float">
            <text:p>2.32612</text:p>
          </table:table-cell>
          <table:table-cell office:value-type="float" office:value="0.963497" calcext:value-type="float">
            <text:p>0.963497</text:p>
          </table:table-cell>
          <table:table-cell office:value-type="float" office:value="10951" calcext:value-type="float">
            <text:p>10951</text:p>
          </table:table-cell>
          <table:table-cell table:formula="of:=['12.31'.E139]*2/3" office:value-type="float" office:value="1.55074666666667" calcext:value-type="float">
            <text:p>1.55074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9318" calcext:value-type="float">
            <text:p>2.29318</text:p>
          </table:table-cell>
          <table:table-cell office:value-type="float" office:value="0.981454" calcext:value-type="float">
            <text:p>0.981454</text:p>
          </table:table-cell>
          <table:table-cell office:value-type="float" office:value="5564" calcext:value-type="float">
            <text:p>5564</text:p>
          </table:table-cell>
          <table:table-cell table:formula="of:=['12.31'.E140]*2/3" office:value-type="float" office:value="1.52878666666667" calcext:value-type="float">
            <text:p>1.52878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.326" calcext:value-type="float">
            <text:p>2.326</text:p>
          </table:table-cell>
          <table:table-cell office:value-type="float" office:value="0.961807" calcext:value-type="float">
            <text:p>0.961807</text:p>
          </table:table-cell>
          <table:table-cell office:value-type="float" office:value="11458" calcext:value-type="float">
            <text:p>11458</text:p>
          </table:table-cell>
          <table:table-cell table:formula="of:=['12.31'.E141]*2/3" office:value-type="float" office:value="1.55066666666667" calcext:value-type="float">
            <text:p>1.55066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.31814" calcext:value-type="float">
            <text:p>2.31814</text:p>
          </table:table-cell>
          <table:table-cell office:value-type="float" office:value="0.965754" calcext:value-type="float">
            <text:p>0.965754</text:p>
          </table:table-cell>
          <table:table-cell office:value-type="float" office:value="10274" calcext:value-type="float">
            <text:p>10274</text:p>
          </table:table-cell>
          <table:table-cell table:formula="of:=['12.31'.E142]*2/3" office:value-type="float" office:value="1.54542666666667" calcext:value-type="float">
            <text:p>1.54542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2616" calcext:value-type="float">
            <text:p>2.2616</text:p>
          </table:table-cell>
          <table:table-cell office:value-type="float" office:value="0.97709" calcext:value-type="float">
            <text:p>0.97709</text:p>
          </table:table-cell>
          <table:table-cell office:value-type="float" office:value="6873" calcext:value-type="float">
            <text:p>6873</text:p>
          </table:table-cell>
          <table:table-cell table:formula="of:=['12.31'.E143]*2/3" office:value-type="float" office:value="1.50773333333333" calcext:value-type="float">
            <text:p>1.50773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24511" calcext:value-type="float">
            <text:p>2.24511</text:p>
          </table:table-cell>
          <table:table-cell office:value-type="float" office:value="0.938118" calcext:value-type="float">
            <text:p>0.938118</text:p>
          </table:table-cell>
          <table:table-cell office:value-type="float" office:value="18565" calcext:value-type="float">
            <text:p>18565</text:p>
          </table:table-cell>
          <table:table-cell table:formula="of:=['12.31'.E144]*2/3" office:value-type="float" office:value="1.49674" calcext:value-type="float">
            <text:p>1.496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23586" calcext:value-type="float">
            <text:p>2.23586</text:p>
          </table:table-cell>
          <table:table-cell office:value-type="float" office:value="0.940188" calcext:value-type="float">
            <text:p>0.940188</text:p>
          </table:table-cell>
          <table:table-cell office:value-type="float" office:value="17944" calcext:value-type="float">
            <text:p>17944</text:p>
          </table:table-cell>
          <table:table-cell table:formula="of:=['12.31'.E145]*2/3" office:value-type="float" office:value="1.49057333333333" calcext:value-type="float">
            <text:p>1.49057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2194" calcext:value-type="float">
            <text:p>2.2194</text:p>
          </table:table-cell>
          <table:table-cell office:value-type="float" office:value="0.950688" calcext:value-type="float">
            <text:p>0.950688</text:p>
          </table:table-cell>
          <table:table-cell office:value-type="float" office:value="14794" calcext:value-type="float">
            <text:p>14794</text:p>
          </table:table-cell>
          <table:table-cell table:formula="of:=['12.31'.E146]*2/3" office:value-type="float" office:value="1.4796" calcext:value-type="float">
            <text:p>1.479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53.3333" calcext:value-type="float">
            <text:p>53.3333</text:p>
          </table:table-cell>
          <table:table-cell office:value-type="float" office:value="2.21121" calcext:value-type="float">
            <text:p>2.21121</text:p>
          </table:table-cell>
          <table:table-cell office:value-type="float" office:value="0.938318" calcext:value-type="float">
            <text:p>0.938318</text:p>
          </table:table-cell>
          <table:table-cell office:value-type="float" office:value="18505" calcext:value-type="float">
            <text:p>18505</text:p>
          </table:table-cell>
          <table:table-cell table:formula="of:=['12.31'.E147]*2/3" office:value-type="float" office:value="1.47414" calcext:value-type="float">
            <text:p>1.4741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.19238" calcext:value-type="float">
            <text:p>2.19238</text:p>
          </table:table-cell>
          <table:table-cell office:value-type="float" office:value="0.951668" calcext:value-type="float">
            <text:p>0.951668</text:p>
          </table:table-cell>
          <table:table-cell office:value-type="float" office:value="14500" calcext:value-type="float">
            <text:p>14500</text:p>
          </table:table-cell>
          <table:table-cell table:formula="of:=['12.31'.E148]*2/3" office:value-type="float" office:value="1.46158666666667" calcext:value-type="float">
            <text:p>1.46158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.24276" calcext:value-type="float">
            <text:p>2.24276</text:p>
          </table:table-cell>
          <table:table-cell office:value-type="float" office:value="0.953961" calcext:value-type="float">
            <text:p>0.953961</text:p>
          </table:table-cell>
          <table:table-cell office:value-type="float" office:value="13812" calcext:value-type="float">
            <text:p>13812</text:p>
          </table:table-cell>
          <table:table-cell table:formula="of:=['12.31'.E149]*2/3" office:value-type="float" office:value="1.49517333333333" calcext:value-type="float">
            <text:p>1.4951733333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tting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PRR THR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Energy2/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65.314" calcext:value-type="float">
            <text:p>265.314</text:p>
          </table:table-cell>
          <table:table-cell office:value-type="float" office:value="2.31349" calcext:value-type="float">
            <text:p>2.31349</text:p>
          </table:table-cell>
          <table:table-cell office:value-type="float" office:value="0.999497" calcext:value-type="float">
            <text:p>0.999497</text:p>
          </table:table-cell>
          <table:table-cell office:value-type="float" office:value="151" calcext:value-type="float">
            <text:p>151</text:p>
          </table:table-cell>
          <table:table-cell table:formula="of:=['12.31'.E153]*2/3" office:value-type="float" office:value="1.54232666666667" calcext:value-type="float">
            <text:p>1.54232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5.345" calcext:value-type="float">
            <text:p>265.345</text:p>
          </table:table-cell>
          <table:table-cell office:value-type="float" office:value="2.33981" calcext:value-type="float">
            <text:p>2.33981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51" calcext:value-type="float">
            <text:p>51</text:p>
          </table:table-cell>
          <table:table-cell table:formula="of:=['12.31'.E154]*2/3" office:value-type="float" office:value="1.55987333333333" calcext:value-type="float">
            <text:p>1.55987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3.68" calcext:value-type="float">
            <text:p>273.68</text:p>
          </table:table-cell>
          <table:table-cell office:value-type="float" office:value="2.38113" calcext:value-type="float">
            <text:p>2.38113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 table:formula="of:=['12.31'.E155]*2/3" office:value-type="float" office:value="1.58742" calcext:value-type="float">
            <text:p>1.5874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03.433" calcext:value-type="float">
            <text:p>203.433</text:p>
          </table:table-cell>
          <table:table-cell office:value-type="float" office:value="2.51812" calcext:value-type="float">
            <text:p>2.518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156]*2/3" office:value-type="float" office:value="1.67874666666667" calcext:value-type="float">
            <text:p>1.6787466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3.433" calcext:value-type="float">
            <text:p>203.433</text:p>
          </table:table-cell>
          <table:table-cell office:value-type="float" office:value="2.51811" calcext:value-type="float">
            <text:p>2.51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157]*2/3" office:value-type="float" office:value="1.67874" calcext:value-type="float">
            <text:p>1.678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03.433" calcext:value-type="float">
            <text:p>203.433</text:p>
          </table:table-cell>
          <table:table-cell office:value-type="float" office:value="2.51811" calcext:value-type="float">
            <text:p>2.51811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['12.31'.E158]*2/3" office:value-type="float" office:value="1.67874" calcext:value-type="float">
            <text:p>1.678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38.57" calcext:value-type="float">
            <text:p>138.57</text:p>
          </table:table-cell>
          <table:table-cell office:value-type="float" office:value="2.54813" calcext:value-type="float">
            <text:p>2.54813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['12.31'.E159]*2/3" office:value-type="float" office:value="1.69875333333333" calcext:value-type="float">
            <text:p>1.69875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48.614" calcext:value-type="float">
            <text:p>148.614</text:p>
          </table:table-cell>
          <table:table-cell office:value-type="float" office:value="2.61143" calcext:value-type="float">
            <text:p>2.61143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['12.31'.E160]*2/3" office:value-type="float" office:value="1.74095333333333" calcext:value-type="float">
            <text:p>1.74095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48.613" calcext:value-type="float">
            <text:p>148.613</text:p>
          </table:table-cell>
          <table:table-cell office:value-type="float" office:value="2.61145" calcext:value-type="float">
            <text:p>2.61145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  <table:table-cell table:formula="of:=['12.31'.E161]*2/3" office:value-type="float" office:value="1.74096666666667" calcext:value-type="float">
            <text:p>1.74096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10.094" calcext:value-type="float">
            <text:p>110.094</text:p>
          </table:table-cell>
          <table:table-cell office:value-type="float" office:value="2.54868" calcext:value-type="float">
            <text:p>2.54868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11" calcext:value-type="float">
            <text:p>11</text:p>
          </table:table-cell>
          <table:table-cell table:formula="of:=['12.31'.E162]*2/3" office:value-type="float" office:value="1.69912" calcext:value-type="float">
            <text:p>1.699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30.107" calcext:value-type="float">
            <text:p>130.107</text:p>
          </table:table-cell>
          <table:table-cell office:value-type="float" office:value="2.6048" calcext:value-type="float">
            <text:p>2.6048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7" calcext:value-type="float">
            <text:p>7</text:p>
          </table:table-cell>
          <table:table-cell table:formula="of:=['12.31'.E163]*2/3" office:value-type="float" office:value="1.73653333333333" calcext:value-type="float">
            <text:p>1.7365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36.803" calcext:value-type="float">
            <text:p>136.803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  <table:table-cell table:formula="of:=['12.31'.E164]*2/3" office:value-type="float" office:value="1.73657333333333" calcext:value-type="float">
            <text:p>1.73657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0.2675" calcext:value-type="float">
            <text:p>90.2675</text:p>
          </table:table-cell>
          <table:table-cell office:value-type="float" office:value="2.4227" calcext:value-type="float">
            <text:p>2.4227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 table:formula="of:=['12.31'.E165]*2/3" office:value-type="float" office:value="1.61513333333333" calcext:value-type="float">
            <text:p>1.6151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31.803" calcext:value-type="float">
            <text:p>131.803</text:p>
          </table:table-cell>
          <table:table-cell office:value-type="float" office:value="2.44109" calcext:value-type="float">
            <text:p>2.44109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['12.31'.E166]*2/3" office:value-type="float" office:value="1.62739333333333" calcext:value-type="float">
            <text:p>1.62739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75.404" calcext:value-type="float">
            <text:p>175.404</text:p>
          </table:table-cell>
          <table:table-cell office:value-type="float" office:value="2.50111" calcext:value-type="float">
            <text:p>2.5011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['12.31'.E167]*2/3" office:value-type="float" office:value="1.66740666666667" calcext:value-type="float">
            <text:p>1.66740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5.352" calcext:value-type="float">
            <text:p>105.352</text:p>
          </table:table-cell>
          <table:table-cell office:value-type="float" office:value="2.42599" calcext:value-type="float">
            <text:p>2.42599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16" calcext:value-type="float">
            <text:p>16</text:p>
          </table:table-cell>
          <table:table-cell table:formula="of:=['12.31'.E168]*2/3" office:value-type="float" office:value="1.61732666666667" calcext:value-type="float">
            <text:p>1.61732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38.724" calcext:value-type="float">
            <text:p>138.724</text:p>
          </table:table-cell>
          <table:table-cell office:value-type="float" office:value="2.48234" calcext:value-type="float">
            <text:p>2.48234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 table:formula="of:=['12.31'.E169]*2/3" office:value-type="float" office:value="1.65489333333333" calcext:value-type="float">
            <text:p>1.65489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78.25" calcext:value-type="float">
            <text:p>178.25</text:p>
          </table:table-cell>
          <table:table-cell office:value-type="float" office:value="2.50542" calcext:value-type="float">
            <text:p>2.50542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13" calcext:value-type="float">
            <text:p>13</text:p>
          </table:table-cell>
          <table:table-cell table:formula="of:=['12.31'.E170]*2/3" office:value-type="float" office:value="1.67028" calcext:value-type="float">
            <text:p>1.6702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4.218" calcext:value-type="float">
            <text:p>124.218</text:p>
          </table:table-cell>
          <table:table-cell office:value-type="float" office:value="2.64726" calcext:value-type="float">
            <text:p>2.64726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 table:formula="of:=['12.31'.E171]*2/3" office:value-type="float" office:value="1.76484" calcext:value-type="float">
            <text:p>1.764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37.561" calcext:value-type="float">
            <text:p>137.561</text:p>
          </table:table-cell>
          <table:table-cell office:value-type="float" office:value="2.75975" calcext:value-type="float">
            <text:p>2.75975</text:p>
          </table:table-cell>
          <table:table-cell office:value-type="float" office:value="0.999783" calcext:value-type="float">
            <text:p>0.999783</text:p>
          </table:table-cell>
          <table:table-cell office:value-type="float" office:value="65" calcext:value-type="float">
            <text:p>65</text:p>
          </table:table-cell>
          <table:table-cell table:formula="of:=['12.31'.E172]*2/3" office:value-type="float" office:value="1.83983333333333" calcext:value-type="float">
            <text:p>1.8398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5.601" calcext:value-type="float">
            <text:p>145.601</text:p>
          </table:table-cell>
          <table:table-cell office:value-type="float" office:value="2.61797" calcext:value-type="float">
            <text:p>2.61797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48" calcext:value-type="float">
            <text:p>48</text:p>
          </table:table-cell>
          <table:table-cell table:formula="of:=['12.31'.E173]*2/3" office:value-type="float" office:value="1.74531333333333" calcext:value-type="float">
            <text:p>1.74531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7.699" calcext:value-type="float">
            <text:p>137.699</text:p>
          </table:table-cell>
          <table:table-cell office:value-type="float" office:value="2.60888" calcext:value-type="float">
            <text:p>2.60888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 table:formula="of:=['12.31'.E174]*2/3" office:value-type="float" office:value="1.73925333333333" calcext:value-type="float">
            <text:p>1.73925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37.575" calcext:value-type="float">
            <text:p>137.575</text:p>
          </table:table-cell>
          <table:table-cell office:value-type="float" office:value="2.66102" calcext:value-type="float">
            <text:p>2.66102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43" calcext:value-type="float">
            <text:p>43</text:p>
          </table:table-cell>
          <table:table-cell table:formula="of:=['12.31'.E175]*2/3" office:value-type="float" office:value="1.77401333333333" calcext:value-type="float">
            <text:p>1.77401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62.376" calcext:value-type="float">
            <text:p>262.376</text:p>
          </table:table-cell>
          <table:table-cell office:value-type="float" office:value="3.1289" calcext:value-type="float">
            <text:p>3.1289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4" calcext:value-type="float">
            <text:p>14</text:p>
          </table:table-cell>
          <table:table-cell table:formula="of:=['12.31'.E176]*2/3" office:value-type="float" office:value="2.08593333333333" calcext:value-type="float">
            <text:p>2.08593333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5.914" calcext:value-type="float">
            <text:p>195.914</text:p>
          </table:table-cell>
          <table:table-cell office:value-type="float" office:value="2.20547" calcext:value-type="float">
            <text:p>2.20547</text:p>
          </table:table-cell>
          <table:table-cell office:value-type="float" office:value="0.998577" calcext:value-type="float">
            <text:p>0.998577</text:p>
          </table:table-cell>
          <table:table-cell office:value-type="float" office:value="427" calcext:value-type="float">
            <text:p>427</text:p>
          </table:table-cell>
          <table:table-cell table:formula="of:=['12.31'.E177]*2/3" office:value-type="float" office:value="1.47031333333333" calcext:value-type="float">
            <text:p>1.47031333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5.913" calcext:value-type="float">
            <text:p>195.913</text:p>
          </table:table-cell>
          <table:table-cell office:value-type="float" office:value="2.2245" calcext:value-type="float">
            <text:p>2.2245</text:p>
          </table:table-cell>
          <table:table-cell office:value-type="float" office:value="0.998447" calcext:value-type="float">
            <text:p>0.998447</text:p>
          </table:table-cell>
          <table:table-cell office:value-type="float" office:value="466" calcext:value-type="float">
            <text:p>466</text:p>
          </table:table-cell>
          <table:table-cell table:formula="of:=['12.31'.E178]*2/3" office:value-type="float" office:value="1.483" calcext:value-type="float">
            <text:p>1.48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4.329" calcext:value-type="float">
            <text:p>204.329</text:p>
          </table:table-cell>
          <table:table-cell office:value-type="float" office:value="2.25766" calcext:value-type="float">
            <text:p>2.25766</text:p>
          </table:table-cell>
          <table:table-cell office:value-type="float" office:value="0.998657" calcext:value-type="float">
            <text:p>0.998657</text:p>
          </table:table-cell>
          <table:table-cell office:value-type="float" office:value="403" calcext:value-type="float">
            <text:p>403</text:p>
          </table:table-cell>
          <table:table-cell table:formula="of:=['12.31'.E179]*2/3" office:value-type="float" office:value="1.50510666666667" calcext:value-type="float">
            <text:p>1.50510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51.767" calcext:value-type="float">
            <text:p>151.767</text:p>
          </table:table-cell>
          <table:table-cell office:value-type="float" office:value="2.35166" calcext:value-type="float">
            <text:p>2.35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180]*2/3" office:value-type="float" office:value="1.56777333333333" calcext:value-type="float">
            <text:p>1.56777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51.768" calcext:value-type="float">
            <text:p>151.768</text:p>
          </table:table-cell>
          <table:table-cell office:value-type="float" office:value="2.35166" calcext:value-type="float">
            <text:p>2.35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181]*2/3" office:value-type="float" office:value="1.56777333333333" calcext:value-type="float">
            <text:p>1.56777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51.764" calcext:value-type="float">
            <text:p>151.764</text:p>
          </table:table-cell>
          <table:table-cell office:value-type="float" office:value="2.35166" calcext:value-type="float">
            <text:p>2.35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182]*2/3" office:value-type="float" office:value="1.56777333333333" calcext:value-type="float">
            <text:p>1.56777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7.006" calcext:value-type="float">
            <text:p>127.006</text:p>
          </table:table-cell>
          <table:table-cell office:value-type="float" office:value="2.38304" calcext:value-type="float">
            <text:p>2.38304</text:p>
          </table:table-cell>
          <table:table-cell office:value-type="float" office:value="0.99952" calcext:value-type="float">
            <text:p>0.99952</text:p>
          </table:table-cell>
          <table:table-cell office:value-type="float" office:value="144" calcext:value-type="float">
            <text:p>144</text:p>
          </table:table-cell>
          <table:table-cell table:formula="of:=['12.31'.E183]*2/3" office:value-type="float" office:value="1.58869333333333" calcext:value-type="float">
            <text:p>1.58869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23.767" calcext:value-type="float">
            <text:p>123.767</text:p>
          </table:table-cell>
          <table:table-cell office:value-type="float" office:value="2.4353" calcext:value-type="float">
            <text:p>2.4353</text:p>
          </table:table-cell>
          <table:table-cell office:value-type="float" office:value="0.999393" calcext:value-type="float">
            <text:p>0.999393</text:p>
          </table:table-cell>
          <table:table-cell office:value-type="float" office:value="182" calcext:value-type="float">
            <text:p>182</text:p>
          </table:table-cell>
          <table:table-cell table:formula="of:=['12.31'.E184]*2/3" office:value-type="float" office:value="1.62353333333333" calcext:value-type="float">
            <text:p>1.6235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23.759" calcext:value-type="float">
            <text:p>123.759</text:p>
          </table:table-cell>
          <table:table-cell office:value-type="float" office:value="2.43528" calcext:value-type="float">
            <text:p>2.43528</text:p>
          </table:table-cell>
          <table:table-cell office:value-type="float" office:value="0.999257" calcext:value-type="float">
            <text:p>0.999257</text:p>
          </table:table-cell>
          <table:table-cell office:value-type="float" office:value="223" calcext:value-type="float">
            <text:p>223</text:p>
          </table:table-cell>
          <table:table-cell table:formula="of:=['12.31'.E185]*2/3" office:value-type="float" office:value="1.62352" calcext:value-type="float">
            <text:p>1.6235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0.4461" calcext:value-type="float">
            <text:p>80.4461</text:p>
          </table:table-cell>
          <table:table-cell office:value-type="float" office:value="2.3939" calcext:value-type="float">
            <text:p>2.3939</text:p>
          </table:table-cell>
          <table:table-cell office:value-type="float" office:value="0.998677" calcext:value-type="float">
            <text:p>0.998677</text:p>
          </table:table-cell>
          <table:table-cell office:value-type="float" office:value="397" calcext:value-type="float">
            <text:p>397</text:p>
          </table:table-cell>
          <table:table-cell table:formula="of:=['12.31'.E186]*2/3" office:value-type="float" office:value="1.59593333333333" calcext:value-type="float">
            <text:p>1.5959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6.961" calcext:value-type="float">
            <text:p>106.961</text:p>
          </table:table-cell>
          <table:table-cell office:value-type="float" office:value="2.44069" calcext:value-type="float">
            <text:p>2.44069</text:p>
          </table:table-cell>
          <table:table-cell office:value-type="float" office:value="0.99895" calcext:value-type="float">
            <text:p>0.99895</text:p>
          </table:table-cell>
          <table:table-cell office:value-type="float" office:value="315" calcext:value-type="float">
            <text:p>315</text:p>
          </table:table-cell>
          <table:table-cell table:formula="of:=['12.31'.E187]*2/3" office:value-type="float" office:value="1.62712666666667" calcext:value-type="float">
            <text:p>1.62712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5.95" calcext:value-type="float">
            <text:p>105.95</text:p>
          </table:table-cell>
          <table:table-cell office:value-type="float" office:value="2.44253" calcext:value-type="float">
            <text:p>2.44253</text:p>
          </table:table-cell>
          <table:table-cell office:value-type="float" office:value="0.99847" calcext:value-type="float">
            <text:p>0.99847</text:p>
          </table:table-cell>
          <table:table-cell office:value-type="float" office:value="459" calcext:value-type="float">
            <text:p>459</text:p>
          </table:table-cell>
          <table:table-cell table:formula="of:=['12.31'.E188]*2/3" office:value-type="float" office:value="1.62835333333333" calcext:value-type="float">
            <text:p>1.62835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4.6244" calcext:value-type="float">
            <text:p>54.6244</text:p>
          </table:table-cell>
          <table:table-cell office:value-type="float" office:value="2.30135" calcext:value-type="float">
            <text:p>2.30135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258" calcext:value-type="float">
            <text:p>258</text:p>
          </table:table-cell>
          <table:table-cell table:formula="of:=['12.31'.E189]*2/3" office:value-type="float" office:value="1.53423333333333" calcext:value-type="float">
            <text:p>1.5342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83.6177" calcext:value-type="float">
            <text:p>83.6177</text:p>
          </table:table-cell>
          <table:table-cell office:value-type="float" office:value="2.32001" calcext:value-type="float">
            <text:p>2.32001</text:p>
          </table:table-cell>
          <table:table-cell office:value-type="float" office:value="0.99766" calcext:value-type="float">
            <text:p>0.99766</text:p>
          </table:table-cell>
          <table:table-cell office:value-type="float" office:value="702" calcext:value-type="float">
            <text:p>702</text:p>
          </table:table-cell>
          <table:table-cell table:formula="of:=['12.31'.E190]*2/3" office:value-type="float" office:value="1.54667333333333" calcext:value-type="float">
            <text:p>1.54667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20.901" calcext:value-type="float">
            <text:p>120.901</text:p>
          </table:table-cell>
          <table:table-cell office:value-type="float" office:value="2.35986" calcext:value-type="float">
            <text:p>2.35986</text:p>
          </table:table-cell>
          <table:table-cell office:value-type="float" office:value="0.998107" calcext:value-type="float">
            <text:p>0.998107</text:p>
          </table:table-cell>
          <table:table-cell office:value-type="float" office:value="568" calcext:value-type="float">
            <text:p>568</text:p>
          </table:table-cell>
          <table:table-cell table:formula="of:=['12.31'.E191]*2/3" office:value-type="float" office:value="1.57324" calcext:value-type="float">
            <text:p>1.573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6.3948" calcext:value-type="float">
            <text:p>86.3948</text:p>
          </table:table-cell>
          <table:table-cell office:value-type="float" office:value="2.3111" calcext:value-type="float">
            <text:p>2.3111</text:p>
          </table:table-cell>
          <table:table-cell office:value-type="float" office:value="0.995733" calcext:value-type="float">
            <text:p>0.995733</text:p>
          </table:table-cell>
          <table:table-cell office:value-type="float" office:value="1280" calcext:value-type="float">
            <text:p>1280</text:p>
          </table:table-cell>
          <table:table-cell table:formula="of:=['12.31'.E192]*2/3" office:value-type="float" office:value="1.54073333333333" calcext:value-type="float">
            <text:p>1.5407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3.18" calcext:value-type="float">
            <text:p>113.18</text:p>
          </table:table-cell>
          <table:table-cell office:value-type="float" office:value="2.35587" calcext:value-type="float">
            <text:p>2.35587</text:p>
          </table:table-cell>
          <table:table-cell office:value-type="float" office:value="0.9957" calcext:value-type="float">
            <text:p>0.9957</text:p>
          </table:table-cell>
          <table:table-cell office:value-type="float" office:value="1290" calcext:value-type="float">
            <text:p>1290</text:p>
          </table:table-cell>
          <table:table-cell table:formula="of:=['12.31'.E193]*2/3" office:value-type="float" office:value="1.57058" calcext:value-type="float">
            <text:p>1.5705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8.105" calcext:value-type="float">
            <text:p>138.105</text:p>
          </table:table-cell>
          <table:table-cell office:value-type="float" office:value="2.36926" calcext:value-type="float">
            <text:p>2.36926</text:p>
          </table:table-cell>
          <table:table-cell office:value-type="float" office:value="0.998717" calcext:value-type="float">
            <text:p>0.998717</text:p>
          </table:table-cell>
          <table:table-cell office:value-type="float" office:value="385" calcext:value-type="float">
            <text:p>385</text:p>
          </table:table-cell>
          <table:table-cell table:formula="of:=['12.31'.E194]*2/3" office:value-type="float" office:value="1.57950666666667" calcext:value-type="float">
            <text:p>1.57950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97.8325" calcext:value-type="float">
            <text:p>97.8325</text:p>
          </table:table-cell>
          <table:table-cell office:value-type="float" office:value="2.4918" calcext:value-type="float">
            <text:p>2.4918</text:p>
          </table:table-cell>
          <table:table-cell office:value-type="float" office:value="0.997963" calcext:value-type="float">
            <text:p>0.997963</text:p>
          </table:table-cell>
          <table:table-cell office:value-type="float" office:value="611" calcext:value-type="float">
            <text:p>611</text:p>
          </table:table-cell>
          <table:table-cell table:formula="of:=['12.31'.E195]*2/3" office:value-type="float" office:value="1.6612" calcext:value-type="float">
            <text:p>1.66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06.399" calcext:value-type="float">
            <text:p>106.399</text:p>
          </table:table-cell>
          <table:table-cell office:value-type="float" office:value="2.58023" calcext:value-type="float">
            <text:p>2.58023</text:p>
          </table:table-cell>
          <table:table-cell office:value-type="float" office:value="0.997693" calcext:value-type="float">
            <text:p>0.997693</text:p>
          </table:table-cell>
          <table:table-cell office:value-type="float" office:value="692" calcext:value-type="float">
            <text:p>692</text:p>
          </table:table-cell>
          <table:table-cell table:formula="of:=['12.31'.E196]*2/3" office:value-type="float" office:value="1.72015333333333" calcext:value-type="float">
            <text:p>1.72015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16.902" calcext:value-type="float">
            <text:p>116.902</text:p>
          </table:table-cell>
          <table:table-cell office:value-type="float" office:value="2.47524" calcext:value-type="float">
            <text:p>2.47524</text:p>
          </table:table-cell>
          <table:table-cell office:value-type="float" office:value="0.998703" calcext:value-type="float">
            <text:p>0.998703</text:p>
          </table:table-cell>
          <table:table-cell office:value-type="float" office:value="389" calcext:value-type="float">
            <text:p>389</text:p>
          </table:table-cell>
          <table:table-cell table:formula="of:=['12.31'.E197]*2/3" office:value-type="float" office:value="1.65016" calcext:value-type="float">
            <text:p>1.6501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8.255" calcext:value-type="float">
            <text:p>108.255</text:p>
          </table:table-cell>
          <table:table-cell office:value-type="float" office:value="2.45669" calcext:value-type="float">
            <text:p>2.45669</text:p>
          </table:table-cell>
          <table:table-cell office:value-type="float" office:value="0.997603" calcext:value-type="float">
            <text:p>0.997603</text:p>
          </table:table-cell>
          <table:table-cell office:value-type="float" office:value="719" calcext:value-type="float">
            <text:p>719</text:p>
          </table:table-cell>
          <table:table-cell table:formula="of:=['12.31'.E198]*2/3" office:value-type="float" office:value="1.63779333333333" calcext:value-type="float">
            <text:p>1.63779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4.74" calcext:value-type="float">
            <text:p>104.74</text:p>
          </table:table-cell>
          <table:table-cell office:value-type="float" office:value="2.50679" calcext:value-type="float">
            <text:p>2.50679</text:p>
          </table:table-cell>
          <table:table-cell office:value-type="float" office:value="0.997437" calcext:value-type="float">
            <text:p>0.997437</text:p>
          </table:table-cell>
          <table:table-cell office:value-type="float" office:value="769" calcext:value-type="float">
            <text:p>769</text:p>
          </table:table-cell>
          <table:table-cell table:formula="of:=['12.31'.E199]*2/3" office:value-type="float" office:value="1.67119333333333" calcext:value-type="float">
            <text:p>1.67119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70.335" calcext:value-type="float">
            <text:p>170.335</text:p>
          </table:table-cell>
          <table:table-cell office:value-type="float" office:value="2.90703" calcext:value-type="float">
            <text:p>2.90703</text:p>
          </table:table-cell>
          <table:table-cell office:value-type="float" office:value="0.99718" calcext:value-type="float">
            <text:p>0.99718</text:p>
          </table:table-cell>
          <table:table-cell office:value-type="float" office:value="846" calcext:value-type="float">
            <text:p>846</text:p>
          </table:table-cell>
          <table:table-cell table:formula="of:=['12.31'.E200]*2/3" office:value-type="float" office:value="1.93802" calcext:value-type="float">
            <text:p>1.9380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.16514" calcext:value-type="float">
            <text:p>2.16514</text:p>
          </table:table-cell>
          <table:table-cell office:value-type="float" office:value="0.976714" calcext:value-type="float">
            <text:p>0.976714</text:p>
          </table:table-cell>
          <table:table-cell office:value-type="float" office:value="6986" calcext:value-type="float">
            <text:p>6986</text:p>
          </table:table-cell>
          <table:table-cell table:formula="of:=['12.31'.E201]*2/3" office:value-type="float" office:value="1.44342666666667" calcext:value-type="float">
            <text:p>1.44342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.16515" calcext:value-type="float">
            <text:p>2.16515</text:p>
          </table:table-cell>
          <table:table-cell office:value-type="float" office:value="0.97702" calcext:value-type="float">
            <text:p>0.97702</text:p>
          </table:table-cell>
          <table:table-cell office:value-type="float" office:value="6894" calcext:value-type="float">
            <text:p>6894</text:p>
          </table:table-cell>
          <table:table-cell table:formula="of:=['12.31'.E202]*2/3" office:value-type="float" office:value="1.44343333333333" calcext:value-type="float">
            <text:p>1.44343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.16513" calcext:value-type="float">
            <text:p>2.16513</text:p>
          </table:table-cell>
          <table:table-cell office:value-type="float" office:value="0.97655" calcext:value-type="float">
            <text:p>0.97655</text:p>
          </table:table-cell>
          <table:table-cell office:value-type="float" office:value="7035" calcext:value-type="float">
            <text:p>7035</text:p>
          </table:table-cell>
          <table:table-cell table:formula="of:=['12.31'.E203]*2/3" office:value-type="float" office:value="1.44342" calcext:value-type="float">
            <text:p>1.4434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288" calcext:value-type="float">
            <text:p>2.2288</text:p>
          </table:table-cell>
          <table:table-cell office:value-type="float" office:value="0.993367" calcext:value-type="float">
            <text:p>0.993367</text:p>
          </table:table-cell>
          <table:table-cell office:value-type="float" office:value="1990" calcext:value-type="float">
            <text:p>1990</text:p>
          </table:table-cell>
          <table:table-cell table:formula="of:=['12.31'.E204]*2/3" office:value-type="float" office:value="1.48586666666667" calcext:value-type="float">
            <text:p>1.48586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288" calcext:value-type="float">
            <text:p>2.2288</text:p>
          </table:table-cell>
          <table:table-cell office:value-type="float" office:value="0.993213" calcext:value-type="float">
            <text:p>0.993213</text:p>
          </table:table-cell>
          <table:table-cell office:value-type="float" office:value="2036" calcext:value-type="float">
            <text:p>2036</text:p>
          </table:table-cell>
          <table:table-cell table:formula="of:=['12.31'.E205]*2/3" office:value-type="float" office:value="1.48586666666667" calcext:value-type="float">
            <text:p>1.48586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1.6667" calcext:value-type="float">
            <text:p>61.6667</text:p>
          </table:table-cell>
          <table:table-cell office:value-type="float" office:value="2.2288" calcext:value-type="float">
            <text:p>2.2288</text:p>
          </table:table-cell>
          <table:table-cell office:value-type="float" office:value="0.99338" calcext:value-type="float">
            <text:p>0.99338</text:p>
          </table:table-cell>
          <table:table-cell office:value-type="float" office:value="1986" calcext:value-type="float">
            <text:p>1986</text:p>
          </table:table-cell>
          <table:table-cell table:formula="of:=['12.31'.E206]*2/3" office:value-type="float" office:value="1.48586666666667" calcext:value-type="float">
            <text:p>1.48586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.25968" calcext:value-type="float">
            <text:p>2.25968</text:p>
          </table:table-cell>
          <table:table-cell office:value-type="float" office:value="0.993377" calcext:value-type="float">
            <text:p>0.993377</text:p>
          </table:table-cell>
          <table:table-cell office:value-type="float" office:value="1987" calcext:value-type="float">
            <text:p>1987</text:p>
          </table:table-cell>
          <table:table-cell table:formula="of:=['12.31'.E207]*2/3" office:value-type="float" office:value="1.50645333333333" calcext:value-type="float">
            <text:p>1.50645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.25968" calcext:value-type="float">
            <text:p>2.25968</text:p>
          </table:table-cell>
          <table:table-cell office:value-type="float" office:value="0.99343" calcext:value-type="float">
            <text:p>0.99343</text:p>
          </table:table-cell>
          <table:table-cell office:value-type="float" office:value="1971" calcext:value-type="float">
            <text:p>1971</text:p>
          </table:table-cell>
          <table:table-cell table:formula="of:=['12.31'.E208]*2/3" office:value-type="float" office:value="1.50645333333333" calcext:value-type="float">
            <text:p>1.50645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.25968" calcext:value-type="float">
            <text:p>2.25968</text:p>
          </table:table-cell>
          <table:table-cell office:value-type="float" office:value="0.993383" calcext:value-type="float">
            <text:p>0.993383</text:p>
          </table:table-cell>
          <table:table-cell office:value-type="float" office:value="1985" calcext:value-type="float">
            <text:p>1985</text:p>
          </table:table-cell>
          <table:table-cell table:formula="of:=['12.31'.E209]*2/3" office:value-type="float" office:value="1.50645333333333" calcext:value-type="float">
            <text:p>1.50645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.25907" calcext:value-type="float">
            <text:p>2.25907</text:p>
          </table:table-cell>
          <table:table-cell office:value-type="float" office:value="0.981484" calcext:value-type="float">
            <text:p>0.981484</text:p>
          </table:table-cell>
          <table:table-cell office:value-type="float" office:value="5555" calcext:value-type="float">
            <text:p>5555</text:p>
          </table:table-cell>
          <table:table-cell table:formula="of:=['12.31'.E210]*2/3" office:value-type="float" office:value="1.50604666666667" calcext:value-type="float">
            <text:p>1.50604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25635" calcext:value-type="float">
            <text:p>2.25635</text:p>
          </table:table-cell>
          <table:table-cell office:value-type="float" office:value="0.982104" calcext:value-type="float">
            <text:p>0.982104</text:p>
          </table:table-cell>
          <table:table-cell office:value-type="float" office:value="5369" calcext:value-type="float">
            <text:p>5369</text:p>
          </table:table-cell>
          <table:table-cell table:formula="of:=['12.31'.E211]*2/3" office:value-type="float" office:value="1.50423333333333" calcext:value-type="float">
            <text:p>1.50423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25632" calcext:value-type="float">
            <text:p>2.25632</text:p>
          </table:table-cell>
          <table:table-cell office:value-type="float" office:value="0.981637" calcext:value-type="float">
            <text:p>0.981637</text:p>
          </table:table-cell>
          <table:table-cell office:value-type="float" office:value="5509" calcext:value-type="float">
            <text:p>5509</text:p>
          </table:table-cell>
          <table:table-cell table:formula="of:=['12.31'.E212]*2/3" office:value-type="float" office:value="1.50421333333333" calcext:value-type="float">
            <text:p>1.50421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.16111" calcext:value-type="float">
            <text:p>2.16111</text:p>
          </table:table-cell>
          <table:table-cell office:value-type="float" office:value="0.971497" calcext:value-type="float">
            <text:p>0.971497</text:p>
          </table:table-cell>
          <table:table-cell office:value-type="float" office:value="8551" calcext:value-type="float">
            <text:p>8551</text:p>
          </table:table-cell>
          <table:table-cell table:formula="of:=['12.31'.E213]*2/3" office:value-type="float" office:value="1.44074" calcext:value-type="float">
            <text:p>1.4407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2.16563" calcext:value-type="float">
            <text:p>2.16563</text:p>
          </table:table-cell>
          <table:table-cell office:value-type="float" office:value="0.966501" calcext:value-type="float">
            <text:p>0.966501</text:p>
          </table:table-cell>
          <table:table-cell office:value-type="float" office:value="10050" calcext:value-type="float">
            <text:p>10050</text:p>
          </table:table-cell>
          <table:table-cell table:formula="of:=['12.31'.E214]*2/3" office:value-type="float" office:value="1.44375333333333" calcext:value-type="float">
            <text:p>1.44375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17625" calcext:value-type="float">
            <text:p>2.17625</text:p>
          </table:table-cell>
          <table:table-cell office:value-type="float" office:value="0.961817" calcext:value-type="float">
            <text:p>0.961817</text:p>
          </table:table-cell>
          <table:table-cell office:value-type="float" office:value="11455" calcext:value-type="float">
            <text:p>11455</text:p>
          </table:table-cell>
          <table:table-cell table:formula="of:=['12.31'.E215]*2/3" office:value-type="float" office:value="1.45083333333333" calcext:value-type="float">
            <text:p>1.45083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.15088" calcext:value-type="float">
            <text:p>2.15088</text:p>
          </table:table-cell>
          <table:table-cell office:value-type="float" office:value="0.949211" calcext:value-type="float">
            <text:p>0.949211</text:p>
          </table:table-cell>
          <table:table-cell office:value-type="float" office:value="15237" calcext:value-type="float">
            <text:p>15237</text:p>
          </table:table-cell>
          <table:table-cell table:formula="of:=['12.31'.E216]*2/3" office:value-type="float" office:value="1.43392" calcext:value-type="float">
            <text:p>1.43392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3.3333" calcext:value-type="float">
            <text:p>43.3333</text:p>
          </table:table-cell>
          <table:table-cell office:value-type="float" office:value="2.15546" calcext:value-type="float">
            <text:p>2.15546</text:p>
          </table:table-cell>
          <table:table-cell office:value-type="float" office:value="0.950074" calcext:value-type="float">
            <text:p>0.950074</text:p>
          </table:table-cell>
          <table:table-cell office:value-type="float" office:value="14978" calcext:value-type="float">
            <text:p>14978</text:p>
          </table:table-cell>
          <table:table-cell table:formula="of:=['12.31'.E217]*2/3" office:value-type="float" office:value="1.43697333333333" calcext:value-type="float">
            <text:p>1.43697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.18011" calcext:value-type="float">
            <text:p>2.18011</text:p>
          </table:table-cell>
          <table:table-cell office:value-type="float" office:value="0.960041" calcext:value-type="float">
            <text:p>0.960041</text:p>
          </table:table-cell>
          <table:table-cell office:value-type="float" office:value="11988" calcext:value-type="float">
            <text:p>11988</text:p>
          </table:table-cell>
          <table:table-cell table:formula="of:=['12.31'.E218]*2/3" office:value-type="float" office:value="1.45340666666667" calcext:value-type="float">
            <text:p>1.4534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19794" calcext:value-type="float">
            <text:p>2.19794</text:p>
          </table:table-cell>
          <table:table-cell office:value-type="float" office:value="0.929448" calcext:value-type="float">
            <text:p>0.929448</text:p>
          </table:table-cell>
          <table:table-cell office:value-type="float" office:value="21166" calcext:value-type="float">
            <text:p>21166</text:p>
          </table:table-cell>
          <table:table-cell table:formula="of:=['12.31'.E219]*2/3" office:value-type="float" office:value="1.46529333333333" calcext:value-type="float">
            <text:p>1.46529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9941" calcext:value-type="float">
            <text:p>2.19941</text:p>
          </table:table-cell>
          <table:table-cell office:value-type="float" office:value="0.922588" calcext:value-type="float">
            <text:p>0.922588</text:p>
          </table:table-cell>
          <table:table-cell office:value-type="float" office:value="23224" calcext:value-type="float">
            <text:p>23224</text:p>
          </table:table-cell>
          <table:table-cell table:formula="of:=['12.31'.E220]*2/3" office:value-type="float" office:value="1.46627333333333" calcext:value-type="float">
            <text:p>1.46627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.19275" calcext:value-type="float">
            <text:p>2.19275</text:p>
          </table:table-cell>
          <table:table-cell office:value-type="float" office:value="0.938435" calcext:value-type="float">
            <text:p>0.938435</text:p>
          </table:table-cell>
          <table:table-cell office:value-type="float" office:value="18470" calcext:value-type="float">
            <text:p>18470</text:p>
          </table:table-cell>
          <table:table-cell table:formula="of:=['12.31'.E221]*2/3" office:value-type="float" office:value="1.46183333333333" calcext:value-type="float">
            <text:p>1.46183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17979" calcext:value-type="float">
            <text:p>2.17979</text:p>
          </table:table-cell>
          <table:table-cell office:value-type="float" office:value="0.935898" calcext:value-type="float">
            <text:p>0.935898</text:p>
          </table:table-cell>
          <table:table-cell office:value-type="float" office:value="19231" calcext:value-type="float">
            <text:p>19231</text:p>
          </table:table-cell>
          <table:table-cell table:formula="of:=['12.31'.E222]*2/3" office:value-type="float" office:value="1.45319333333333" calcext:value-type="float">
            <text:p>1.45319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8.3333" calcext:value-type="float">
            <text:p>48.3333</text:p>
          </table:table-cell>
          <table:table-cell office:value-type="float" office:value="2.24907" calcext:value-type="float">
            <text:p>2.24907</text:p>
          </table:table-cell>
          <table:table-cell office:value-type="float" office:value="0.938208" calcext:value-type="float">
            <text:p>0.938208</text:p>
          </table:table-cell>
          <table:table-cell office:value-type="float" office:value="18538" calcext:value-type="float">
            <text:p>18538</text:p>
          </table:table-cell>
          <table:table-cell table:formula="of:=['12.31'.E223]*2/3" office:value-type="float" office:value="1.49938" calcext:value-type="float">
            <text:p>1.499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71.6667" calcext:value-type="float">
            <text:p>71.6667</text:p>
          </table:table-cell>
          <table:table-cell office:value-type="float" office:value="2.24319" calcext:value-type="float">
            <text:p>2.24319</text:p>
          </table:table-cell>
          <table:table-cell office:value-type="float" office:value="0.939678" calcext:value-type="float">
            <text:p>0.939678</text:p>
          </table:table-cell>
          <table:table-cell office:value-type="float" office:value="18097" calcext:value-type="float">
            <text:p>18097</text:p>
          </table:table-cell>
          <table:table-cell table:formula="of:=['12.31'.E224]*2/3" office:value-type="float" office:value="1.49546" calcext:value-type="float">
            <text:p>1.4954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tting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PRR THR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Energy2/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6.957" calcext:value-type="float">
            <text:p>146.957</text:p>
          </table:table-cell>
          <table:table-cell office:value-type="float" office:value="2.20983" calcext:value-type="float">
            <text:p>2.20983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 table:formula="of:=['12.31'.E228]*2/3" office:value-type="float" office:value="1.47322" calcext:value-type="float">
            <text:p>1.473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0.289" calcext:value-type="float">
            <text:p>150.289</text:p>
          </table:table-cell>
          <table:table-cell office:value-type="float" office:value="2.22208" calcext:value-type="float">
            <text:p>2.22208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40" calcext:value-type="float">
            <text:p>40</text:p>
          </table:table-cell>
          <table:table-cell table:formula="of:=['12.31'.E229]*2/3" office:value-type="float" office:value="1.48138666666667" calcext:value-type="float">
            <text:p>1.48138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61.968" calcext:value-type="float">
            <text:p>161.968</text:p>
          </table:table-cell>
          <table:table-cell office:value-type="float" office:value="2.25779" calcext:value-type="float">
            <text:p>2.2577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  <table:table-cell table:formula="of:=['12.31'.E230]*2/3" office:value-type="float" office:value="1.50519333333333" calcext:value-type="float">
            <text:p>1.50519333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6.787" calcext:value-type="float">
            <text:p>106.787</text:p>
          </table:table-cell>
          <table:table-cell office:value-type="float" office:value="2.31103" calcext:value-type="float">
            <text:p>2.31103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['12.31'.E231]*2/3" office:value-type="float" office:value="1.54068666666667" calcext:value-type="float">
            <text:p>1.54068666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6.788" calcext:value-type="float">
            <text:p>106.788</text:p>
          </table:table-cell>
          <table:table-cell office:value-type="float" office:value="2.31102" calcext:value-type="float">
            <text:p>2.3110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formula="of:=['12.31'.E232]*2/3" office:value-type="float" office:value="1.54068" calcext:value-type="float">
            <text:p>1.5406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06.738" calcext:value-type="float">
            <text:p>106.738</text:p>
          </table:table-cell>
          <table:table-cell office:value-type="float" office:value="2.26186" calcext:value-type="float">
            <text:p>2.26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233]*2/3" office:value-type="float" office:value="1.50790666666667" calcext:value-type="float">
            <text:p>1.50790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1.7626" calcext:value-type="float">
            <text:p>91.7626</text:p>
          </table:table-cell>
          <table:table-cell office:value-type="float" office:value="2.40035" calcext:value-type="float">
            <text:p>2.40035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6" calcext:value-type="float">
            <text:p>6</text:p>
          </table:table-cell>
          <table:table-cell table:formula="of:=['12.31'.E234]*2/3" office:value-type="float" office:value="1.60023333333333" calcext:value-type="float">
            <text:p>1.6002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1.7574" calcext:value-type="float">
            <text:p>91.7574</text:p>
          </table:table-cell>
          <table:table-cell office:value-type="float" office:value="2.40033" calcext:value-type="float">
            <text:p>2.40033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formula="of:=['12.31'.E235]*2/3" office:value-type="float" office:value="1.60022" calcext:value-type="float">
            <text:p>1.600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1.7598" calcext:value-type="float">
            <text:p>91.7598</text:p>
          </table:table-cell>
          <table:table-cell office:value-type="float" office:value="2.40032" calcext:value-type="float">
            <text:p>2.4003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['12.31'.E236]*2/3" office:value-type="float" office:value="1.60021333333333" calcext:value-type="float">
            <text:p>1.60021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8.3753" calcext:value-type="float">
            <text:p>98.3753</text:p>
          </table:table-cell>
          <table:table-cell office:value-type="float" office:value="2.42207" calcext:value-type="float">
            <text:p>2.42207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  <table:table-cell table:formula="of:=['12.31'.E237]*2/3" office:value-type="float" office:value="1.61471333333333" calcext:value-type="float">
            <text:p>1.61471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8.3754" calcext:value-type="float">
            <text:p>98.3754</text:p>
          </table:table-cell>
          <table:table-cell office:value-type="float" office:value="2.42208" calcext:value-type="float">
            <text:p>2.42208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['12.31'.E238]*2/3" office:value-type="float" office:value="1.61472" calcext:value-type="float">
            <text:p>1.614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8.3749" calcext:value-type="float">
            <text:p>98.3749</text:p>
          </table:table-cell>
          <table:table-cell office:value-type="float" office:value="2.39069" calcext:value-type="float">
            <text:p>2.39069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formula="of:=['12.31'.E239]*2/3" office:value-type="float" office:value="1.59379333333333" calcext:value-type="float">
            <text:p>1.59379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6.8375" calcext:value-type="float">
            <text:p>96.8375</text:p>
          </table:table-cell>
          <table:table-cell office:value-type="float" office:value="2.342" calcext:value-type="float">
            <text:p>2.342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 table:formula="of:=['12.31'.E240]*2/3" office:value-type="float" office:value="1.56133333333333" calcext:value-type="float">
            <text:p>1.56133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5.185" calcext:value-type="float">
            <text:p>125.185</text:p>
          </table:table-cell>
          <table:table-cell office:value-type="float" office:value="2.37612" calcext:value-type="float">
            <text:p>2.37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12.31'.E241]*2/3" office:value-type="float" office:value="1.58408" calcext:value-type="float">
            <text:p>1.584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25.187" calcext:value-type="float">
            <text:p>125.187</text:p>
          </table:table-cell>
          <table:table-cell office:value-type="float" office:value="2.41918" calcext:value-type="float">
            <text:p>2.41918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['12.31'.E242]*2/3" office:value-type="float" office:value="1.61278666666667" calcext:value-type="float">
            <text:p>1.61278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33.579" calcext:value-type="float">
            <text:p>133.579</text:p>
          </table:table-cell>
          <table:table-cell office:value-type="float" office:value="2.35304" calcext:value-type="float">
            <text:p>2.35304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10" calcext:value-type="float">
            <text:p>10</text:p>
          </table:table-cell>
          <table:table-cell table:formula="of:=['12.31'.E243]*2/3" office:value-type="float" office:value="1.56869333333333" calcext:value-type="float">
            <text:p>1.56869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25.076" calcext:value-type="float">
            <text:p>125.076</text:p>
          </table:table-cell>
          <table:table-cell office:value-type="float" office:value="2.36085" calcext:value-type="float">
            <text:p>2.36085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  <table:table-cell table:formula="of:=['12.31'.E244]*2/3" office:value-type="float" office:value="1.5739" calcext:value-type="float">
            <text:p>1.573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38.58" calcext:value-type="float">
            <text:p>138.58</text:p>
          </table:table-cell>
          <table:table-cell office:value-type="float" office:value="2.37698" calcext:value-type="float">
            <text:p>2.37698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  <table:table-cell table:formula="of:=['12.31'.E245]*2/3" office:value-type="float" office:value="1.58465333333333" calcext:value-type="float">
            <text:p>1.58465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48.623" calcext:value-type="float">
            <text:p>148.623</text:p>
          </table:table-cell>
          <table:table-cell office:value-type="float" office:value="2.47737" calcext:value-type="float">
            <text:p>2.47737</text:p>
          </table:table-cell>
          <table:table-cell office:value-type="float" office:value="0.999813" calcext:value-type="float">
            <text:p>0.999813</text:p>
          </table:table-cell>
          <table:table-cell office:value-type="float" office:value="56" calcext:value-type="float">
            <text:p>56</text:p>
          </table:table-cell>
          <table:table-cell table:formula="of:=['12.31'.E246]*2/3" office:value-type="float" office:value="1.65158" calcext:value-type="float">
            <text:p>1.6515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41.934" calcext:value-type="float">
            <text:p>141.934</text:p>
          </table:table-cell>
          <table:table-cell office:value-type="float" office:value="2.48544" calcext:value-type="float">
            <text:p>2.48544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24" calcext:value-type="float">
            <text:p>24</text:p>
          </table:table-cell>
          <table:table-cell table:formula="of:=['12.31'.E247]*2/3" office:value-type="float" office:value="1.65696" calcext:value-type="float">
            <text:p>1.6569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40.283" calcext:value-type="float">
            <text:p>140.283</text:p>
          </table:table-cell>
          <table:table-cell office:value-type="float" office:value="2.53461" calcext:value-type="float">
            <text:p>2.53461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31" calcext:value-type="float">
            <text:p>31</text:p>
          </table:table-cell>
          <table:table-cell table:formula="of:=['12.31'.E248]*2/3" office:value-type="float" office:value="1.68974" calcext:value-type="float">
            <text:p>1.6897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39.015" calcext:value-type="float">
            <text:p>139.015</text:p>
          </table:table-cell>
          <table:table-cell office:value-type="float" office:value="2.44453" calcext:value-type="float">
            <text:p>2.44453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16" calcext:value-type="float">
            <text:p>16</text:p>
          </table:table-cell>
          <table:table-cell table:formula="of:=['12.31'.E249]*2/3" office:value-type="float" office:value="1.62968666666667" calcext:value-type="float">
            <text:p>1.6296866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37.24" calcext:value-type="float">
            <text:p>137.24</text:p>
          </table:table-cell>
          <table:table-cell office:value-type="float" office:value="2.41352" calcext:value-type="float">
            <text:p>2.41352</text:p>
          </table:table-cell>
          <table:table-cell office:value-type="float" office:value="0.999867" calcext:value-type="float">
            <text:p>0.999867</text:p>
          </table:table-cell>
          <table:table-cell office:value-type="float" office:value="40" calcext:value-type="float">
            <text:p>40</text:p>
          </table:table-cell>
          <table:table-cell table:formula="of:=['12.31'.E250]*2/3" office:value-type="float" office:value="1.60901333333333" calcext:value-type="float">
            <text:p>1.6090133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66.126" calcext:value-type="float">
            <text:p>166.126</text:p>
          </table:table-cell>
          <table:table-cell office:value-type="float" office:value="2.95659" calcext:value-type="float">
            <text:p>2.95659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27" calcext:value-type="float">
            <text:p>27</text:p>
          </table:table-cell>
          <table:table-cell table:formula="of:=['12.31'.E251]*2/3" office:value-type="float" office:value="1.97106" calcext:value-type="float">
            <text:p>1.971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5.559" calcext:value-type="float">
            <text:p>105.559</text:p>
          </table:table-cell>
          <table:table-cell office:value-type="float" office:value="2.11554" calcext:value-type="float">
            <text:p>2.11554</text:p>
          </table:table-cell>
          <table:table-cell office:value-type="float" office:value="0.998843" calcext:value-type="float">
            <text:p>0.998843</text:p>
          </table:table-cell>
          <table:table-cell office:value-type="float" office:value="347" calcext:value-type="float">
            <text:p>347</text:p>
          </table:table-cell>
          <table:table-cell table:formula="of:=['12.31'.E252]*2/3" office:value-type="float" office:value="1.41036" calcext:value-type="float">
            <text:p>1.410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.896" calcext:value-type="float">
            <text:p>108.896</text:p>
          </table:table-cell>
          <table:table-cell office:value-type="float" office:value="2.12783" calcext:value-type="float">
            <text:p>2.12783</text:p>
          </table:table-cell>
          <table:table-cell office:value-type="float" office:value="0.99893" calcext:value-type="float">
            <text:p>0.99893</text:p>
          </table:table-cell>
          <table:table-cell office:value-type="float" office:value="321" calcext:value-type="float">
            <text:p>321</text:p>
          </table:table-cell>
          <table:table-cell table:formula="of:=['12.31'.E253]*2/3" office:value-type="float" office:value="1.41855333333333" calcext:value-type="float">
            <text:p>1.41855333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0.186" calcext:value-type="float">
            <text:p>120.186</text:p>
          </table:table-cell>
          <table:table-cell office:value-type="float" office:value="2.1619" calcext:value-type="float">
            <text:p>2.1619</text:p>
          </table:table-cell>
          <table:table-cell office:value-type="float" office:value="0.999913" calcext:value-type="float">
            <text:p>0.999913</text:p>
          </table:table-cell>
          <table:table-cell office:value-type="float" office:value="26" calcext:value-type="float">
            <text:p>26</text:p>
          </table:table-cell>
          <table:table-cell table:formula="of:=['12.31'.E254]*2/3" office:value-type="float" office:value="1.44126666666667" calcext:value-type="float">
            <text:p>1.44126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8.637" calcext:value-type="float">
            <text:p>78.637</text:p>
          </table:table-cell>
          <table:table-cell office:value-type="float" office:value="2.20096" calcext:value-type="float">
            <text:p>2.20096</text:p>
          </table:table-cell>
          <table:table-cell office:value-type="float" office:value="0.999593" calcext:value-type="float">
            <text:p>0.999593</text:p>
          </table:table-cell>
          <table:table-cell office:value-type="float" office:value="122" calcext:value-type="float">
            <text:p>122</text:p>
          </table:table-cell>
          <table:table-cell table:formula="of:=['12.31'.E255]*2/3" office:value-type="float" office:value="1.46730666666667" calcext:value-type="float">
            <text:p>1.46730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8.6217" calcext:value-type="float">
            <text:p>78.6217</text:p>
          </table:table-cell>
          <table:table-cell office:value-type="float" office:value="2.2009" calcext:value-type="float">
            <text:p>2.2009</text:p>
          </table:table-cell>
          <table:table-cell office:value-type="float" office:value="0.999573" calcext:value-type="float">
            <text:p>0.999573</text:p>
          </table:table-cell>
          <table:table-cell office:value-type="float" office:value="128" calcext:value-type="float">
            <text:p>128</text:p>
          </table:table-cell>
          <table:table-cell table:formula="of:=['12.31'.E256]*2/3" office:value-type="float" office:value="1.46726666666667" calcext:value-type="float">
            <text:p>1.46726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8.6155" calcext:value-type="float">
            <text:p>78.6155</text:p>
          </table:table-cell>
          <table:table-cell office:value-type="float" office:value="2.16567" calcext:value-type="float">
            <text:p>2.1656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93" calcext:value-type="float">
            <text:p>93</text:p>
          </table:table-cell>
          <table:table-cell table:formula="of:=['12.31'.E257]*2/3" office:value-type="float" office:value="1.44378" calcext:value-type="float">
            <text:p>1.4437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6.9539" calcext:value-type="float">
            <text:p>66.9539</text:p>
          </table:table-cell>
          <table:table-cell office:value-type="float" office:value="2.26576" calcext:value-type="float">
            <text:p>2.26576</text:p>
          </table:table-cell>
          <table:table-cell office:value-type="float" office:value="0.999803" calcext:value-type="float">
            <text:p>0.999803</text:p>
          </table:table-cell>
          <table:table-cell office:value-type="float" office:value="59" calcext:value-type="float">
            <text:p>59</text:p>
          </table:table-cell>
          <table:table-cell table:formula="of:=['12.31'.E258]*2/3" office:value-type="float" office:value="1.51050666666667" calcext:value-type="float">
            <text:p>1.51050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66.9646" calcext:value-type="float">
            <text:p>66.9646</text:p>
          </table:table-cell>
          <table:table-cell office:value-type="float" office:value="2.26577" calcext:value-type="float">
            <text:p>2.26577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63" calcext:value-type="float">
            <text:p>63</text:p>
          </table:table-cell>
          <table:table-cell table:formula="of:=['12.31'.E259]*2/3" office:value-type="float" office:value="1.51051333333333" calcext:value-type="float">
            <text:p>1.51051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66.9589" calcext:value-type="float">
            <text:p>66.9589</text:p>
          </table:table-cell>
          <table:table-cell office:value-type="float" office:value="2.26576" calcext:value-type="float">
            <text:p>2.26576</text:p>
          </table:table-cell>
          <table:table-cell office:value-type="float" office:value="0.99977" calcext:value-type="float">
            <text:p>0.99977</text:p>
          </table:table-cell>
          <table:table-cell office:value-type="float" office:value="69" calcext:value-type="float">
            <text:p>69</text:p>
          </table:table-cell>
          <table:table-cell table:formula="of:=['12.31'.E260]*2/3" office:value-type="float" office:value="1.51050666666667" calcext:value-type="float">
            <text:p>1.51050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71.8776" calcext:value-type="float">
            <text:p>71.8776</text:p>
          </table:table-cell>
          <table:table-cell office:value-type="float" office:value="2.28705" calcext:value-type="float">
            <text:p>2.28705</text:p>
          </table:table-cell>
          <table:table-cell office:value-type="float" office:value="0.999693" calcext:value-type="float">
            <text:p>0.999693</text:p>
          </table:table-cell>
          <table:table-cell office:value-type="float" office:value="92" calcext:value-type="float">
            <text:p>92</text:p>
          </table:table-cell>
          <table:table-cell table:formula="of:=['12.31'.E261]*2/3" office:value-type="float" office:value="1.5247" calcext:value-type="float">
            <text:p>1.524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71.8809" calcext:value-type="float">
            <text:p>71.8809</text:p>
          </table:table-cell>
          <table:table-cell office:value-type="float" office:value="2.28702" calcext:value-type="float">
            <text:p>2.28702</text:p>
          </table:table-cell>
          <table:table-cell office:value-type="float" office:value="0.999753" calcext:value-type="float">
            <text:p>0.999753</text:p>
          </table:table-cell>
          <table:table-cell office:value-type="float" office:value="74" calcext:value-type="float">
            <text:p>74</text:p>
          </table:table-cell>
          <table:table-cell table:formula="of:=['12.31'.E262]*2/3" office:value-type="float" office:value="1.52468" calcext:value-type="float">
            <text:p>1.5246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.8828" calcext:value-type="float">
            <text:p>71.8828</text:p>
          </table:table-cell>
          <table:table-cell office:value-type="float" office:value="2.2641" calcext:value-type="float">
            <text:p>2.2641</text:p>
          </table:table-cell>
          <table:table-cell office:value-type="float" office:value="0.999713" calcext:value-type="float">
            <text:p>0.999713</text:p>
          </table:table-cell>
          <table:table-cell office:value-type="float" office:value="86" calcext:value-type="float">
            <text:p>86</text:p>
          </table:table-cell>
          <table:table-cell table:formula="of:=['12.31'.E263]*2/3" office:value-type="float" office:value="1.5094" calcext:value-type="float">
            <text:p>1.509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5.4731" calcext:value-type="float">
            <text:p>75.4731</text:p>
          </table:table-cell>
          <table:table-cell office:value-type="float" office:value="2.23646" calcext:value-type="float">
            <text:p>2.23646</text:p>
          </table:table-cell>
          <table:table-cell office:value-type="float" office:value="0.998727" calcext:value-type="float">
            <text:p>0.998727</text:p>
          </table:table-cell>
          <table:table-cell office:value-type="float" office:value="382" calcext:value-type="float">
            <text:p>382</text:p>
          </table:table-cell>
          <table:table-cell table:formula="of:=['12.31'.E264]*2/3" office:value-type="float" office:value="1.49097333333333" calcext:value-type="float">
            <text:p>1.49097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4.1855" calcext:value-type="float">
            <text:p>94.1855</text:p>
          </table:table-cell>
          <table:table-cell office:value-type="float" office:value="2.26175" calcext:value-type="float">
            <text:p>2.26175</text:p>
          </table:table-cell>
          <table:table-cell office:value-type="float" office:value="0.99688" calcext:value-type="float">
            <text:p>0.99688</text:p>
          </table:table-cell>
          <table:table-cell office:value-type="float" office:value="936" calcext:value-type="float">
            <text:p>936</text:p>
          </table:table-cell>
          <table:table-cell table:formula="of:=['12.31'.E265]*2/3" office:value-type="float" office:value="1.50783333333333" calcext:value-type="float">
            <text:p>1.5078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4.2452" calcext:value-type="float">
            <text:p>94.2452</text:p>
          </table:table-cell>
          <table:table-cell office:value-type="float" office:value="2.29926" calcext:value-type="float">
            <text:p>2.29926</text:p>
          </table:table-cell>
          <table:table-cell office:value-type="float" office:value="0.998717" calcext:value-type="float">
            <text:p>0.998717</text:p>
          </table:table-cell>
          <table:table-cell office:value-type="float" office:value="385" calcext:value-type="float">
            <text:p>385</text:p>
          </table:table-cell>
          <table:table-cell table:formula="of:=['12.31'.E266]*2/3" office:value-type="float" office:value="1.53284" calcext:value-type="float">
            <text:p>1.5328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4.5477" calcext:value-type="float">
            <text:p>94.5477</text:p>
          </table:table-cell>
          <table:table-cell office:value-type="float" office:value="2.24492" calcext:value-type="float">
            <text:p>2.24492</text:p>
          </table:table-cell>
          <table:table-cell office:value-type="float" office:value="0.996987" calcext:value-type="float">
            <text:p>0.996987</text:p>
          </table:table-cell>
          <table:table-cell office:value-type="float" office:value="904" calcext:value-type="float">
            <text:p>904</text:p>
          </table:table-cell>
          <table:table-cell table:formula="of:=['12.31'.E267]*2/3" office:value-type="float" office:value="1.49661333333333" calcext:value-type="float">
            <text:p>1.49661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94.5622" calcext:value-type="float">
            <text:p>94.5622</text:p>
          </table:table-cell>
          <table:table-cell office:value-type="float" office:value="2.2529" calcext:value-type="float">
            <text:p>2.2529</text:p>
          </table:table-cell>
          <table:table-cell office:value-type="float" office:value="0.996907" calcext:value-type="float">
            <text:p>0.996907</text:p>
          </table:table-cell>
          <table:table-cell office:value-type="float" office:value="928" calcext:value-type="float">
            <text:p>928</text:p>
          </table:table-cell>
          <table:table-cell table:formula="of:=['12.31'.E268]*2/3" office:value-type="float" office:value="1.50193333333333" calcext:value-type="float">
            <text:p>1.5019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3.2231" calcext:value-type="float">
            <text:p>93.2231</text:p>
          </table:table-cell>
          <table:table-cell office:value-type="float" office:value="2.27014" calcext:value-type="float">
            <text:p>2.27014</text:p>
          </table:table-cell>
          <table:table-cell office:value-type="float" office:value="0.998423" calcext:value-type="float">
            <text:p>0.998423</text:p>
          </table:table-cell>
          <table:table-cell office:value-type="float" office:value="473" calcext:value-type="float">
            <text:p>473</text:p>
          </table:table-cell>
          <table:table-cell table:formula="of:=['12.31'.E269]*2/3" office:value-type="float" office:value="1.51342666666667" calcext:value-type="float">
            <text:p>1.51342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00.487" calcext:value-type="float">
            <text:p>100.487</text:p>
          </table:table-cell>
          <table:table-cell office:value-type="float" office:value="2.3315" calcext:value-type="float">
            <text:p>2.3315</text:p>
          </table:table-cell>
          <table:table-cell office:value-type="float" office:value="0.9969" calcext:value-type="float">
            <text:p>0.9969</text:p>
          </table:table-cell>
          <table:table-cell office:value-type="float" office:value="930" calcext:value-type="float">
            <text:p>930</text:p>
          </table:table-cell>
          <table:table-cell table:formula="of:=['12.31'.E270]*2/3" office:value-type="float" office:value="1.55433333333333" calcext:value-type="float">
            <text:p>1.5543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98.892" calcext:value-type="float">
            <text:p>98.892</text:p>
          </table:table-cell>
          <table:table-cell office:value-type="float" office:value="2.33975" calcext:value-type="float">
            <text:p>2.33975</text:p>
          </table:table-cell>
          <table:table-cell office:value-type="float" office:value="0.996173" calcext:value-type="float">
            <text:p>0.996173</text:p>
          </table:table-cell>
          <table:table-cell office:value-type="float" office:value="1148" calcext:value-type="float">
            <text:p>1148</text:p>
          </table:table-cell>
          <table:table-cell table:formula="of:=['12.31'.E271]*2/3" office:value-type="float" office:value="1.55983333333333" calcext:value-type="float">
            <text:p>1.5598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7.1654" calcext:value-type="float">
            <text:p>97.1654</text:p>
          </table:table-cell>
          <table:table-cell office:value-type="float" office:value="2.38085" calcext:value-type="float">
            <text:p>2.38085</text:p>
          </table:table-cell>
          <table:table-cell office:value-type="float" office:value="0.997547" calcext:value-type="float">
            <text:p>0.997547</text:p>
          </table:table-cell>
          <table:table-cell office:value-type="float" office:value="736" calcext:value-type="float">
            <text:p>736</text:p>
          </table:table-cell>
          <table:table-cell table:formula="of:=['12.31'.E272]*2/3" office:value-type="float" office:value="1.58723333333333" calcext:value-type="float">
            <text:p>1.58723333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5.59" calcext:value-type="float">
            <text:p>105.59</text:p>
          </table:table-cell>
          <table:table-cell office:value-type="float" office:value="2.3113" calcext:value-type="float">
            <text:p>2.3113</text:p>
          </table:table-cell>
          <table:table-cell office:value-type="float" office:value="0.997507" calcext:value-type="float">
            <text:p>0.997507</text:p>
          </table:table-cell>
          <table:table-cell office:value-type="float" office:value="748" calcext:value-type="float">
            <text:p>748</text:p>
          </table:table-cell>
          <table:table-cell table:formula="of:=['12.31'.E273]*2/3" office:value-type="float" office:value="1.54086666666667" calcext:value-type="float">
            <text:p>1.54086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03.951" calcext:value-type="float">
            <text:p>103.951</text:p>
          </table:table-cell>
          <table:table-cell office:value-type="float" office:value="2.29105" calcext:value-type="float">
            <text:p>2.29105</text:p>
          </table:table-cell>
          <table:table-cell office:value-type="float" office:value="0.995093" calcext:value-type="float">
            <text:p>0.995093</text:p>
          </table:table-cell>
          <table:table-cell office:value-type="float" office:value="1472" calcext:value-type="float">
            <text:p>1472</text:p>
          </table:table-cell>
          <table:table-cell table:formula="of:=['12.31'.E274]*2/3" office:value-type="float" office:value="1.52736666666667" calcext:value-type="float">
            <text:p>1.52736666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24.566" calcext:value-type="float">
            <text:p>124.566</text:p>
          </table:table-cell>
          <table:table-cell office:value-type="float" office:value="2.78711" calcext:value-type="float">
            <text:p>2.78711</text:p>
          </table:table-cell>
          <table:table-cell office:value-type="float" office:value="0.99909" calcext:value-type="float">
            <text:p>0.99909</text:p>
          </table:table-cell>
          <table:table-cell office:value-type="float" office:value="273" calcext:value-type="float">
            <text:p>273</text:p>
          </table:table-cell>
          <table:table-cell table:formula="of:=['12.31'.E275]*2/3" office:value-type="float" office:value="1.85807333333333" calcext:value-type="float">
            <text:p>1.85807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0734" calcext:value-type="float">
            <text:p>2.0734</text:p>
          </table:table-cell>
          <table:table-cell office:value-type="float" office:value="0.970031" calcext:value-type="float">
            <text:p>0.970031</text:p>
          </table:table-cell>
          <table:table-cell office:value-type="float" office:value="8991" calcext:value-type="float">
            <text:p>8991</text:p>
          </table:table-cell>
          <table:table-cell table:formula="of:=['12.31'.E276]*2/3" office:value-type="float" office:value="1.38226666666667" calcext:value-type="float">
            <text:p>1.38226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0734" calcext:value-type="float">
            <text:p>2.0734</text:p>
          </table:table-cell>
          <table:table-cell office:value-type="float" office:value="0.970287" calcext:value-type="float">
            <text:p>0.970287</text:p>
          </table:table-cell>
          <table:table-cell office:value-type="float" office:value="8914" calcext:value-type="float">
            <text:p>8914</text:p>
          </table:table-cell>
          <table:table-cell table:formula="of:=['12.31'.E277]*2/3" office:value-type="float" office:value="1.38226666666667" calcext:value-type="float">
            <text:p>1.38226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1.6667" calcext:value-type="float">
            <text:p>51.6667</text:p>
          </table:table-cell>
          <table:table-cell office:value-type="float" office:value="2.09044" calcext:value-type="float">
            <text:p>2.09044</text:p>
          </table:table-cell>
          <table:table-cell office:value-type="float" office:value="0.990087" calcext:value-type="float">
            <text:p>0.990087</text:p>
          </table:table-cell>
          <table:table-cell office:value-type="float" office:value="2974" calcext:value-type="float">
            <text:p>2974</text:p>
          </table:table-cell>
          <table:table-cell table:formula="of:=['12.31'.E278]*2/3" office:value-type="float" office:value="1.39362666666667" calcext:value-type="float">
            <text:p>1.39362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8.3333" calcext:value-type="float">
            <text:p>38.3333</text:p>
          </table:table-cell>
          <table:table-cell office:value-type="float" office:value="2.11547" calcext:value-type="float">
            <text:p>2.11547</text:p>
          </table:table-cell>
          <table:table-cell office:value-type="float" office:value="0.993197" calcext:value-type="float">
            <text:p>0.993197</text:p>
          </table:table-cell>
          <table:table-cell office:value-type="float" office:value="2041" calcext:value-type="float">
            <text:p>2041</text:p>
          </table:table-cell>
          <table:table-cell table:formula="of:=['12.31'.E279]*2/3" office:value-type="float" office:value="1.41031333333333" calcext:value-type="float">
            <text:p>1.41031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8.3333" calcext:value-type="float">
            <text:p>38.3333</text:p>
          </table:table-cell>
          <table:table-cell office:value-type="float" office:value="2.11547" calcext:value-type="float">
            <text:p>2.11547</text:p>
          </table:table-cell>
          <table:table-cell office:value-type="float" office:value="0.993323" calcext:value-type="float">
            <text:p>0.993323</text:p>
          </table:table-cell>
          <table:table-cell office:value-type="float" office:value="2003" calcext:value-type="float">
            <text:p>2003</text:p>
          </table:table-cell>
          <table:table-cell table:formula="of:=['12.31'.E280]*2/3" office:value-type="float" office:value="1.41031333333333" calcext:value-type="float">
            <text:p>1.41031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8.3333" calcext:value-type="float">
            <text:p>38.3333</text:p>
          </table:table-cell>
          <table:table-cell office:value-type="float" office:value="2.11546" calcext:value-type="float">
            <text:p>2.11546</text:p>
          </table:table-cell>
          <table:table-cell office:value-type="float" office:value="0.99335" calcext:value-type="float">
            <text:p>0.99335</text:p>
          </table:table-cell>
          <table:table-cell office:value-type="float" office:value="1995" calcext:value-type="float">
            <text:p>1995</text:p>
          </table:table-cell>
          <table:table-cell table:formula="of:=['12.31'.E281]*2/3" office:value-type="float" office:value="1.41030666666667" calcext:value-type="float">
            <text:p>1.4103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.15803" calcext:value-type="float">
            <text:p>2.15803</text:p>
          </table:table-cell>
          <table:table-cell office:value-type="float" office:value="0.991893" calcext:value-type="float">
            <text:p>0.991893</text:p>
          </table:table-cell>
          <table:table-cell office:value-type="float" office:value="2432" calcext:value-type="float">
            <text:p>2432</text:p>
          </table:table-cell>
          <table:table-cell table:formula="of:=['12.31'.E282]*2/3" office:value-type="float" office:value="1.43868666666667" calcext:value-type="float">
            <text:p>1.43868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.15803" calcext:value-type="float">
            <text:p>2.15803</text:p>
          </table:table-cell>
          <table:table-cell office:value-type="float" office:value="0.991647" calcext:value-type="float">
            <text:p>0.991647</text:p>
          </table:table-cell>
          <table:table-cell office:value-type="float" office:value="2506" calcext:value-type="float">
            <text:p>2506</text:p>
          </table:table-cell>
          <table:table-cell table:formula="of:=['12.31'.E283]*2/3" office:value-type="float" office:value="1.43868666666667" calcext:value-type="float">
            <text:p>1.43868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.15802" calcext:value-type="float">
            <text:p>2.15802</text:p>
          </table:table-cell>
          <table:table-cell office:value-type="float" office:value="0.991787" calcext:value-type="float">
            <text:p>0.991787</text:p>
          </table:table-cell>
          <table:table-cell office:value-type="float" office:value="2464" calcext:value-type="float">
            <text:p>2464</text:p>
          </table:table-cell>
          <table:table-cell table:formula="of:=['12.31'.E284]*2/3" office:value-type="float" office:value="1.43868" calcext:value-type="float">
            <text:p>1.4386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.15776" calcext:value-type="float">
            <text:p>2.15776</text:p>
          </table:table-cell>
          <table:table-cell office:value-type="float" office:value="0.986574" calcext:value-type="float">
            <text:p>0.986574</text:p>
          </table:table-cell>
          <table:table-cell office:value-type="float" office:value="4028" calcext:value-type="float">
            <text:p>4028</text:p>
          </table:table-cell>
          <table:table-cell table:formula="of:=['12.31'.E285]*2/3" office:value-type="float" office:value="1.43850666666667" calcext:value-type="float">
            <text:p>1.4385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.15776" calcext:value-type="float">
            <text:p>2.15776</text:p>
          </table:table-cell>
          <table:table-cell office:value-type="float" office:value="0.986854" calcext:value-type="float">
            <text:p>0.986854</text:p>
          </table:table-cell>
          <table:table-cell office:value-type="float" office:value="3944" calcext:value-type="float">
            <text:p>3944</text:p>
          </table:table-cell>
          <table:table-cell table:formula="of:=['12.31'.E286]*2/3" office:value-type="float" office:value="1.43850666666667" calcext:value-type="float">
            <text:p>1.4385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.15777" calcext:value-type="float">
            <text:p>2.15777</text:p>
          </table:table-cell>
          <table:table-cell office:value-type="float" office:value="0.986897" calcext:value-type="float">
            <text:p>0.986897</text:p>
          </table:table-cell>
          <table:table-cell office:value-type="float" office:value="3931" calcext:value-type="float">
            <text:p>3931</text:p>
          </table:table-cell>
          <table:table-cell table:formula="of:=['12.31'.E287]*2/3" office:value-type="float" office:value="1.43851333333333" calcext:value-type="float">
            <text:p>1.43851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.12024" calcext:value-type="float">
            <text:p>2.12024</text:p>
          </table:table-cell>
          <table:table-cell office:value-type="float" office:value="0.970021" calcext:value-type="float">
            <text:p>0.970021</text:p>
          </table:table-cell>
          <table:table-cell office:value-type="float" office:value="8994" calcext:value-type="float">
            <text:p>8994</text:p>
          </table:table-cell>
          <table:table-cell table:formula="of:=['12.31'.E288]*2/3" office:value-type="float" office:value="1.41349333333333" calcext:value-type="float">
            <text:p>1.41349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.14471" calcext:value-type="float">
            <text:p>2.14471</text:p>
          </table:table-cell>
          <table:table-cell office:value-type="float" office:value="0.963534" calcext:value-type="float">
            <text:p>0.963534</text:p>
          </table:table-cell>
          <table:table-cell office:value-type="float" office:value="10940" calcext:value-type="float">
            <text:p>10940</text:p>
          </table:table-cell>
          <table:table-cell table:formula="of:=['12.31'.E289]*2/3" office:value-type="float" office:value="1.42980666666667" calcext:value-type="float">
            <text:p>1.4298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.14474" calcext:value-type="float">
            <text:p>2.14474</text:p>
          </table:table-cell>
          <table:table-cell office:value-type="float" office:value="0.963801" calcext:value-type="float">
            <text:p>0.963801</text:p>
          </table:table-cell>
          <table:table-cell office:value-type="float" office:value="10860" calcext:value-type="float">
            <text:p>10860</text:p>
          </table:table-cell>
          <table:table-cell table:formula="of:=['12.31'.E290]*2/3" office:value-type="float" office:value="1.42982666666667" calcext:value-type="float">
            <text:p>1.42982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.14469" calcext:value-type="float">
            <text:p>2.14469</text:p>
          </table:table-cell>
          <table:table-cell office:value-type="float" office:value="0.964921" calcext:value-type="float">
            <text:p>0.964921</text:p>
          </table:table-cell>
          <table:table-cell office:value-type="float" office:value="10524" calcext:value-type="float">
            <text:p>10524</text:p>
          </table:table-cell>
          <table:table-cell table:formula="of:=['12.31'.E291]*2/3" office:value-type="float" office:value="1.42979333333333" calcext:value-type="float">
            <text:p>1.42979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.14472" calcext:value-type="float">
            <text:p>2.14472</text:p>
          </table:table-cell>
          <table:table-cell office:value-type="float" office:value="0.965477" calcext:value-type="float">
            <text:p>0.965477</text:p>
          </table:table-cell>
          <table:table-cell office:value-type="float" office:value="10357" calcext:value-type="float">
            <text:p>10357</text:p>
          </table:table-cell>
          <table:table-cell table:formula="of:=['12.31'.E292]*2/3" office:value-type="float" office:value="1.42981333333333" calcext:value-type="float">
            <text:p>1.42981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.1447" calcext:value-type="float">
            <text:p>2.1447</text:p>
          </table:table-cell>
          <table:table-cell office:value-type="float" office:value="0.964844" calcext:value-type="float">
            <text:p>0.964844</text:p>
          </table:table-cell>
          <table:table-cell office:value-type="float" office:value="10547" calcext:value-type="float">
            <text:p>10547</text:p>
          </table:table-cell>
          <table:table-cell table:formula="of:=['12.31'.E293]*2/3" office:value-type="float" office:value="1.4298" calcext:value-type="float">
            <text:p>1.429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453" calcext:value-type="float">
            <text:p>2.21453</text:p>
          </table:table-cell>
          <table:table-cell office:value-type="float" office:value="0.943554" calcext:value-type="float">
            <text:p>0.943554</text:p>
          </table:table-cell>
          <table:table-cell office:value-type="float" office:value="16934" calcext:value-type="float">
            <text:p>16934</text:p>
          </table:table-cell>
          <table:table-cell table:formula="of:=['12.31'.E294]*2/3" office:value-type="float" office:value="1.47635333333333" calcext:value-type="float">
            <text:p>1.476353333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454" calcext:value-type="float">
            <text:p>2.21454</text:p>
          </table:table-cell>
          <table:table-cell office:value-type="float" office:value="0.943621" calcext:value-type="float">
            <text:p>0.943621</text:p>
          </table:table-cell>
          <table:table-cell office:value-type="float" office:value="16914" calcext:value-type="float">
            <text:p>16914</text:p>
          </table:table-cell>
          <table:table-cell table:formula="of:=['12.31'.E295]*2/3" office:value-type="float" office:value="1.47636" calcext:value-type="float">
            <text:p>1.4763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451" calcext:value-type="float">
            <text:p>2.21451</text:p>
          </table:table-cell>
          <table:table-cell office:value-type="float" office:value="0.942731" calcext:value-type="float">
            <text:p>0.942731</text:p>
          </table:table-cell>
          <table:table-cell office:value-type="float" office:value="17181" calcext:value-type="float">
            <text:p>17181</text:p>
          </table:table-cell>
          <table:table-cell table:formula="of:=['12.31'.E296]*2/3" office:value-type="float" office:value="1.47634" calcext:value-type="float">
            <text:p>1.4763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17296" calcext:value-type="float">
            <text:p>2.17296</text:p>
          </table:table-cell>
          <table:table-cell office:value-type="float" office:value="0.952898" calcext:value-type="float">
            <text:p>0.952898</text:p>
          </table:table-cell>
          <table:table-cell office:value-type="float" office:value="14131" calcext:value-type="float">
            <text:p>14131</text:p>
          </table:table-cell>
          <table:table-cell table:formula="of:=['12.31'.E297]*2/3" office:value-type="float" office:value="1.44864" calcext:value-type="float">
            <text:p>1.44864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1536" calcext:value-type="float">
            <text:p>2.21536</text:p>
          </table:table-cell>
          <table:table-cell office:value-type="float" office:value="0.957558" calcext:value-type="float">
            <text:p>0.957558</text:p>
          </table:table-cell>
          <table:table-cell office:value-type="float" office:value="12733" calcext:value-type="float">
            <text:p>12733</text:p>
          </table:table-cell>
          <table:table-cell table:formula="of:=['12.31'.E298]*2/3" office:value-type="float" office:value="1.47690666666667" calcext:value-type="float">
            <text:p>1.476906666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2.27573" calcext:value-type="float">
            <text:p>2.27573</text:p>
          </table:table-cell>
          <table:table-cell office:value-type="float" office:value="0.98038" calcext:value-type="float">
            <text:p>0.98038</text:p>
          </table:table-cell>
          <table:table-cell office:value-type="float" office:value="5886" calcext:value-type="float">
            <text:p>5886</text:p>
          </table:table-cell>
          <table:table-cell table:formula="of:=['12.31'.E299]*2/3" office:value-type="float" office:value="1.51715333333333" calcext:value-type="float">
            <text:p>1.5171533333</text:p>
          </table:table-cell>
          <table:table-cell table:number-columns-repeated="5"/>
        </table:table-row>
      </table:table>
      <table:table table:name="12.32" table:style-name="ta1">
        <table:table-column table:style-name="co7" table:number-columns-repeated="12" table:default-cell-style-name="Default"/>
        <table:table-column table:style-name="co7" table:default-cell-style-name="ce16"/>
        <table:table-column table:style-name="co7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4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9" table:default-cell-style-name="Default"/>
        <table:table-column table:style-name="co15" table:default-cell-style-name="Default"/>
        <table:table-column table:style-name="co7" table:number-columns-repeated="13" table:default-cell-style-name="Default"/>
        <table:table-column table:style-name="co16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Setting1</text:p>
          </table:table-cell>
          <table:table-cell office:value-type="string" calcext:value-type="string">
            <text:p>Sensor-actuator!!!!!!!!!!!!!!!!!!!</text:p>
          </table:table-cell>
          <table:table-cell table:number-columns-repeated="10"/>
          <table:table-cell table:style-name="Default"/>
          <table:table-cell table:number-columns-repeated="64"/>
        </table:table-row>
        <table:table-row table:style-name="ro1">
          <table:table-cell office:value-type="string" calcext:value-type="string">
            <text:p>n_A</text:p>
          </table:table-cell>
          <table:table-cell office:value-type="string" calcext:value-type="string">
            <text:p>n_C</text:p>
          </table:table-cell>
          <table:table-cell office:value-type="string" calcext:value-type="string">
            <text:p>n_P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/>
          <table:table-cell office:value-type="string" calcext:value-type="string">
            <text:p>days</text:p>
          </table:table-cell>
          <table:table-cell office:value-type="string" calcext:value-type="string">
            <text:p>pdr new</text:p>
          </table:table-cell>
          <table:table-cell table:style-name="ce15"/>
          <table:table-cell office:value-type="string" calcext:value-type="string">
            <text:p>12.05 date</text:p>
          </table:table-cell>
          <table:table-cell/>
          <table:table-cell table:style-name="Default"/>
          <table:table-cell table:number-columns-repeated="7"/>
          <table:table-cell table:style-name="ce18" office:value-type="string" calcext:value-type="string">
            <text:p>12.18 date</text:p>
          </table:table-cell>
          <table:table-cell table:style-name="ce18" office:value-type="string" calcext:value-type="string">
            <text:p>different app</text:p>
          </table:table-cell>
          <table:table-cell table:number-columns-repeated="14"/>
          <table:table-cell office:value-type="string" calcext:value-type="string">
            <text:p>6channels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18" office:value-type="string" calcext:value-type="string">
            <text:p>5.20 date</text:p>
          </table:table-cell>
          <table:table-cell table:style-name="ce18" office:value-type="string" calcext:value-type="string">
            <text:p>different app</text:p>
          </table:table-cell>
          <table:table-cell table:number-columns-repeated="14"/>
          <table:table-cell office:value-type="string" calcext:value-type="string">
            <text:p>6channels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41.686" calcext:value-type="float">
            <text:p>541.686</text:p>
          </table:table-cell>
          <table:table-cell office:value-type="float" office:value="2.09405" calcext:value-type="float">
            <text:p>2.09405</text:p>
          </table:table-cell>
          <table:table-cell office:value-type="float" office:value="0.99972" calcext:value-type="float">
            <text:p>0.99972</text:p>
          </table:table-cell>
          <table:table-cell office:value-type="float" office:value="84" calcext:value-type="float">
            <text:p>84</text:p>
          </table:table-cell>
          <table:table-cell table:formula="of:=22100*1000/(['12.32'.E3]*86400)" office:value-type="float" office:value="122.149441053001" calcext:value-type="float">
            <text:p>122.149441053</text:p>
          </table:table-cell>
          <table:table-cell office:value-type="float" office:value="0.99972" calcext:value-type="float">
            <text:p>0.99972</text:p>
          </table:table-cell>
          <table:table-cell/>
          <table:table-cell office:value-type="string" calcext:value-type="string">
            <text:p>DC-motor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DC-motor</text:p>
          </table:table-cell>
          <table:table-cell table:number-columns-repeated="26"/>
          <table:table-cell table:style-name="ce4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es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41.685" calcext:value-type="float">
            <text:p>541.685</text:p>
          </table:table-cell>
          <table:table-cell office:value-type="float" office:value="2.10023" calcext:value-type="float">
            <text:p>2.10023</text:p>
          </table:table-cell>
          <table:table-cell office:value-type="float" office:value="0.999863" calcext:value-type="float">
            <text:p>0.999863</text:p>
          </table:table-cell>
          <table:table-cell office:value-type="float" office:value="41" calcext:value-type="float">
            <text:p>41</text:p>
          </table:table-cell>
          <table:table-cell table:formula="of:=22100*1000/(['12.32'.E4]*86400)" office:value-type="float" office:value="121.790012063934" calcext:value-type="float">
            <text:p>121.7900120639</text:p>
          </table:table-cell>
          <table:table-cell office:value-type="float" office:value="0.999863" calcext:value-type="float">
            <text:p>0.999863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325" calcext:value-type="float">
            <text:p>325</text:p>
          </table:table-cell>
          <table:table-cell table:style-name="Default"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float" office:value="475" calcext:value-type="float">
            <text:p>4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est:2.14135 375.255 0.999324 0.295755</text:p>
          </table:table-cell>
          <table:table-cell table:number-columns-repeated="3"/>
          <table:table-cell office:value-type="string" calcext:value-type="string">
            <text:p>Latency</text:p>
          </table:table-cell>
          <table:table-cell office:value-type="float" office:value="280" calcext:value-type="float">
            <text:p>280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475" calcext:value-type="float">
            <text:p>4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est:2.16827 368.956 0.999844 2.52054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7055 316.838 0.99992 1.49663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43.9299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21.7103</text:p>
          </table:table-cell>
          <table:table-cell table:number-columns-repeated="4"/>
          <table:table-cell office:value-type="string" calcext:value-type="string">
            <text:p>Latency</text:p>
          </table:table-cell>
          <table:table-cell office:value-type="float" office:value="280" calcext:value-type="float">
            <text:p>280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475" calcext:value-type="float">
            <text:p>4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est:2.16827 368.956 0.999844 2.52054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7055 316.838 0.99992 1.49663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43.9299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21.7103</text:p>
          </table:table-cell>
          <table:table-cell table:number-columns-repeated="3"/>
          <table:table-cell table:style-name="ce18" office:value-type="string" calcext:value-type="string">
            <text:p>12.25 date</text:p>
          </table:table-cell>
          <table:table-cell table:style-name="ce18" office:value-type="string" calcext:value-type="string">
            <text:p>Diiferent-app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51.685" calcext:value-type="float">
            <text:p>551.685</text:p>
          </table:table-cell>
          <table:table-cell office:value-type="float" office:value="2.12808" calcext:value-type="float">
            <text:p>2.12808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  <table:table-cell table:formula="of:=22100*1000/(['12.32'.E5]*86400)" office:value-type="float" office:value="120.196156646854" calcext:value-type="float">
            <text:p>120.1961566469</text:p>
          </table:table-cell>
          <table:table-cell office:value-type="float" office:value="0.999853" calcext:value-type="float">
            <text:p>0.999853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vershoot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73.422" calcext:value-type="float">
            <text:p>373.422</text:p>
          </table:table-cell>
          <table:table-cell office:value-type="float" office:value="2.14622" calcext:value-type="float">
            <text:p>2.14622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22100*1000/(['12.32'.E6]*86400)" office:value-type="float" office:value="119.180250410972" calcext:value-type="float">
            <text:p>119.180250411</text:p>
          </table:table-cell>
          <table:table-cell office:value-type="float" office:value="0.999993" calcext:value-type="float">
            <text:p>0.999993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7]*86400)" office:value-type="float" office:value="2.0462962962963" calcext:value-type="float">
            <text:p>2.0462962963</text:p>
          </table:table-cell>
          <table:table-cell table:style-name="Default" table:formula="of:=22100*1000/(['12.32'.M7]*86400)" office:value-type="float" office:value="2.13155864197531" calcext:value-type="float">
            <text:p>2.131558642</text:p>
          </table:table-cell>
          <table:table-cell table:formula="of:=22100*1000/(['12.32'.N7]*86400)" office:value-type="float" office:value="2.22423510466989" calcext:value-type="float">
            <text:p>2.2242351047</text:p>
          </table:table-cell>
          <table:table-cell table:formula="of:=22100*1000/(['12.32'.O7]*86400)" office:value-type="float" office:value="2.3253367003367" calcext:value-type="float">
            <text:p>2.3253367003</text:p>
          </table:table-cell>
          <table:table-cell table:formula="of:=22100*1000/(['12.32'.P7]*86400)" office:value-type="float" office:value="2.43606701940035" calcext:value-type="float">
            <text:p>2.4360670194</text:p>
          </table:table-cell>
          <table:table-cell office:value-type="float" office:value="2.14135" calcext:value-type="float">
            <text:p>2.14135</text:p>
          </table:table-cell>
          <table:table-cell table:style-name="ce16" table:formula="of:=22100*1000/(['12.32'.Q6]*86400)" office:value-type="float" office:value="119.451298030232" calcext:value-type="float">
            <text:p>119.4512980302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22100*1000/(['12.32'.V7]*86400)" office:value-type="float" office:value="2.0462962962963" calcext:value-type="float">
            <text:p>2.0462962963</text:p>
          </table:table-cell>
          <table:table-cell table:formula="of:=22100*1000/(['12.32'.W7]*86400)" office:value-type="float" office:value="2.13155864197531" calcext:value-type="float">
            <text:p>2.131558642</text:p>
          </table:table-cell>
          <table:table-cell table:formula="of:=22100*1000/(['12.32'.X7]*86400)" office:value-type="float" office:value="2.22423510466989" calcext:value-type="float">
            <text:p>2.2242351047</text:p>
          </table:table-cell>
          <table:table-cell table:formula="of:=22100*1000/(['12.32'.Y7]*86400)" office:value-type="float" office:value="2.3253367003367" calcext:value-type="float">
            <text:p>2.3253367003</text:p>
          </table:table-cell>
          <table:table-cell table:formula="of:=22100*1000/(['12.32'.Z7]*86400)" office:value-type="float" office:value="2.43606701940035" calcext:value-type="float">
            <text:p>2.4360670194</text:p>
          </table:table-cell>
          <table:table-cell office:value-type="float" office:value="2.16827" calcext:value-type="float">
            <text:p>2.16827</text:p>
          </table:table-cell>
          <table:table-cell table:number-columns-repeated="20"/>
          <table:table-cell office:value-type="string" calcext:value-type="string">
            <text:p>energy</text:p>
          </table:table-cell>
          <table:table-cell table:formula="of:=22100*1000/(['12.32'.AW7]*86400)" office:value-type="float" office:value="2.0462962962963" calcext:value-type="float">
            <text:p>2.0462962963</text:p>
          </table:table-cell>
          <table:table-cell table:formula="of:=22100*1000/(['12.32'.AX7]*86400)" office:value-type="float" office:value="2.13155864197531" calcext:value-type="float">
            <text:p>2.131558642</text:p>
          </table:table-cell>
          <table:table-cell table:formula="of:=22100*1000/(['12.32'.AY7]*86400)" office:value-type="float" office:value="2.22423510466989" calcext:value-type="float">
            <text:p>2.2242351047</text:p>
          </table:table-cell>
          <table:table-cell table:formula="of:=22100*1000/(['12.32'.AZ7]*86400)" office:value-type="float" office:value="2.3253367003367" calcext:value-type="float">
            <text:p>2.3253367003</text:p>
          </table:table-cell>
          <table:table-cell table:formula="of:=22100*1000/(['12.32'.BA7]*86400)" office:value-type="float" office:value="2.43606701940035" calcext:value-type="float">
            <text:p>2.4360670194</text:p>
          </table:table-cell>
          <table:table-cell office:value-type="float" office:value="2.16827" calcext:value-type="float">
            <text:p>2.16827</text:p>
          </table:table-cell>
          <table:table-cell table:number-columns-repeated="5"/>
          <table:table-cell office:value-type="float" office:value="2.17055" calcext:value-type="float">
            <text:p>2.17055</text:p>
          </table:table-cell>
          <table:table-cell table:number-columns-repeated="13"/>
          <table:table-cell office:value-type="float" office:value="2.52054" calcext:value-type="float">
            <text:p>2.52054</text:p>
          </table:table-cell>
          <table:table-cell office:value-type="float" office:value="1.49663" calcext:value-type="float">
            <text:p>1.49663</text:p>
          </table:table-cell>
          <table:table-cell office:value-type="float" office:value="43.9299" calcext:value-type="float">
            <text:p>43.9299</text:p>
          </table:table-cell>
          <table:table-cell office:value-type="float" office:value="21.7103" calcext:value-type="float">
            <text:p>21.7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73.421" calcext:value-type="float">
            <text:p>373.421</text:p>
          </table:table-cell>
          <table:table-cell office:value-type="float" office:value="2.14622" calcext:value-type="float">
            <text:p>2.14622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22100*1000/(['12.32'.E7]*86400)" office:value-type="float" office:value="119.180250410972" calcext:value-type="float">
            <text:p>119.180250411</text:p>
          </table:table-cell>
          <table:table-cell office:value-type="float" office:value="0.999993" calcext:value-type="float">
            <text:p>0.999993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AA6]*86400)" office:value-type="float" office:value="117.968259043863" calcext:value-type="float">
            <text:p>117.9682590439</text:p>
          </table:table-cell>
          <table:table-cell table:number-columns-repeated="20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BB6]*86400)" office:value-type="float" office:value="117.968259043863" calcext:value-type="float">
            <text:p>117.9682590439</text:p>
          </table:table-cell>
          <table:table-cell table:number-columns-repeated="5"/>
          <table:table-cell table:formula="of:=22100*1000/(['12.32'.BH6]*86400)" office:value-type="float" office:value="117.844342234474" calcext:value-type="float">
            <text:p>117.8443422345</text:p>
          </table:table-cell>
          <table:table-cell table:number-columns-repeated="13"/>
          <table:table-cell office:value-type="float" office:value="5.78048" calcext:value-type="float">
            <text:p>5.78048</text:p>
          </table:table-cell>
          <table:table-cell office:value-type="float" office:value="4.2109" calcext:value-type="float">
            <text:p>4.2109</text:p>
          </table:table-cell>
          <table:table-cell office:value-type="float" office:value="78.328" calcext:value-type="float">
            <text:p>78.328</text:p>
          </table:table-cell>
          <table:table-cell office:value-type="float" office:value="23.3133" calcext:value-type="float">
            <text:p>23.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73.367" calcext:value-type="float">
            <text:p>373.367</text:p>
          </table:table-cell>
          <table:table-cell office:value-type="float" office:value="2.14042" calcext:value-type="float">
            <text:p>2.1404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formula="of:=22100*1000/(['12.32'.E8]*86400)" office:value-type="float" office:value="119.503198922191" calcext:value-type="float">
            <text:p>119.5031989222</text:p>
          </table:table-cell>
          <table:table-cell office:value-type="float" office:value="0.999997" calcext:value-type="float">
            <text:p>0.999997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table:style-name="Default"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324" calcext:value-type="float">
            <text:p>0.999324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844" calcext:value-type="float">
            <text:p>0.999844</text:p>
          </table:table-cell>
          <table:table-cell table:number-columns-repeated="20"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844" calcext:value-type="float">
            <text:p>0.999844</text:p>
          </table:table-cell>
          <table:table-cell table:number-columns-repeated="5"/>
          <table:table-cell office:value-type="float" office:value="0.99992" calcext:value-type="float">
            <text:p>0.99992</text:p>
          </table:table-cell>
          <table:table-cell table:number-columns-repeated="13"/>
          <table:table-cell office:value-type="float" office:value="1.44459" calcext:value-type="float">
            <text:p>1.44459</text:p>
          </table:table-cell>
          <table:table-cell office:value-type="float" office:value="0.769995" calcext:value-type="float">
            <text:p>0.769995</text:p>
          </table:table-cell>
          <table:table-cell office:value-type="float" office:value="77.938" calcext:value-type="float">
            <text:p>77.938</text:p>
          </table:table-cell>
          <table:table-cell office:value-type="float" office:value="21.6566" calcext:value-type="float">
            <text:p>21.656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17.003" calcext:value-type="float">
            <text:p>317.003</text:p>
          </table:table-cell>
          <table:table-cell office:value-type="float" office:value="2.19206" calcext:value-type="float">
            <text:p>2.19206</text:p>
          </table:table-cell>
          <table:table-cell office:value-type="float" office:value="0.999943" calcext:value-type="float">
            <text:p>0.999943</text:p>
          </table:table-cell>
          <table:table-cell office:value-type="float" office:value="17" calcext:value-type="float">
            <text:p>17</text:p>
          </table:table-cell>
          <table:table-cell table:formula="of:=22100*1000/(['12.32'.E9]*86400)" office:value-type="float" office:value="116.687972517649" calcext:value-type="float">
            <text:p>116.6879725176</text:p>
          </table:table-cell>
          <table:table-cell office:value-type="float" office:value="0.999943" calcext:value-type="float">
            <text:p>0.999943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8];10)" office:value-type="float" office:value="-1.69897000433602" calcext:value-type="float">
            <text:p>-1.6989700043</text:p>
          </table:table-cell>
          <table:table-cell table:style-name="Default" table:formula="of:=LOG(1-['12.32'.M8];10)" office:value-type="float" office:value="-2" calcext:value-type="float">
            <text:p>-2</text:p>
          </table:table-cell>
          <table:table-cell table:formula="of:=LOG(1-['12.32'.N8];10)" office:value-type="float" office:value="-3" calcext:value-type="float">
            <text:p>-3</text:p>
          </table:table-cell>
          <table:table-cell table:formula="of:=LOG(1-['12.32'.O8];10)" office:value-type="float" office:value="-4.00000000000005" calcext:value-type="float">
            <text:p>-4</text:p>
          </table:table-cell>
          <table:table-cell table:formula="of:=LOG(1-['12.32'.P8];10)" office:value-type="float" office:value="-5.00000000000198" calcext:value-type="float">
            <text:p>-5</text:p>
          </table:table-cell>
          <table:table-cell table:formula="of:=LOG(1-['12.32'.Q8];10)" office:value-type="float" office:value="-3.17005330405836" calcext:value-type="float">
            <text:p>-3.1700533041</text:p>
          </table:table-cell>
          <table:table-cell table:number-columns-repeated="3"/>
          <table:table-cell office:value-type="string" calcext:value-type="string">
            <text:p>Log pdr</text:p>
          </table:table-cell>
          <table:table-cell table:formula="of:=-LOG(1-['12.32'.V8];10)" office:value-type="float" office:value="1.69897000433602" calcext:value-type="float">
            <text:p>1.6989700043</text:p>
          </table:table-cell>
          <table:table-cell table:formula="of:=-LOG(1-['12.32'.W8];10)" office:value-type="float" office:value="2" calcext:value-type="float">
            <text:p>2</text:p>
          </table:table-cell>
          <table:table-cell table:formula="of:=-LOG(1-['12.32'.X8];10)" office:value-type="float" office:value="3" calcext:value-type="float">
            <text:p>3</text:p>
          </table:table-cell>
          <table:table-cell table:formula="of:=-LOG(1-['12.32'.Y8];10)" office:value-type="float" office:value="4.00000000000005" calcext:value-type="float">
            <text:p>4</text:p>
          </table:table-cell>
          <table:table-cell table:formula="of:=-LOG(1-['12.32'.Z8];10)" office:value-type="float" office:value="5.00000000000198" calcext:value-type="float">
            <text:p>5</text:p>
          </table:table-cell>
          <table:table-cell table:formula="of:=-LOG(1-['12.32'.AA8];10)" office:value-type="float" office:value="3.80687540164541" calcext:value-type="float">
            <text:p>3.8068754016</text:p>
          </table:table-cell>
          <table:table-cell table:number-columns-repeated="20"/>
          <table:table-cell office:value-type="string" calcext:value-type="string">
            <text:p>Log pdr</text:p>
          </table:table-cell>
          <table:table-cell table:formula="of:=-LOG(1-['12.32'.AW8];10)" office:value-type="float" office:value="1.69897000433602" calcext:value-type="float">
            <text:p>1.6989700043</text:p>
          </table:table-cell>
          <table:table-cell table:formula="of:=-LOG(1-['12.32'.AX8];10)" office:value-type="float" office:value="2" calcext:value-type="float">
            <text:p>2</text:p>
          </table:table-cell>
          <table:table-cell table:formula="of:=-LOG(1-['12.32'.AY8];10)" office:value-type="float" office:value="3" calcext:value-type="float">
            <text:p>3</text:p>
          </table:table-cell>
          <table:table-cell table:formula="of:=-LOG(1-['12.32'.AZ8];10)" office:value-type="float" office:value="4.00000000000005" calcext:value-type="float">
            <text:p>4</text:p>
          </table:table-cell>
          <table:table-cell table:formula="of:=-LOG(1-['12.32'.BA8];10)" office:value-type="float" office:value="5.00000000000198" calcext:value-type="float">
            <text:p>5</text:p>
          </table:table-cell>
          <table:table-cell table:formula="of:=-LOG(1-['12.32'.BB8];10)" office:value-type="float" office:value="3.80687540164541" calcext:value-type="float">
            <text:p>3.8068754016</text:p>
          </table:table-cell>
          <table:table-cell table:number-columns-repeated="5"/>
          <table:table-cell table:formula="of:=-LOG(1-['12.32'.BH8];10)" office:value-type="float" office:value="4.09691001300822" calcext:value-type="float">
            <text:p>4.096910013</text:p>
          </table:table-cell>
          <table:table-cell table:number-columns-repeated="13"/>
          <table:table-cell office:value-type="float" office:value="0.866153" calcext:value-type="float">
            <text:p>0.866153</text:p>
          </table:table-cell>
          <table:table-cell office:value-type="float" office:value="0.181661" calcext:value-type="float">
            <text:p>0.181661</text:p>
          </table:table-cell>
          <table:table-cell office:value-type="float" office:value="745.545" calcext:value-type="float">
            <text:p>745.545</text:p>
          </table:table-cell>
          <table:table-cell office:value-type="float" office:value="21.2714" calcext:value-type="float">
            <text:p>21.27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1.783" calcext:value-type="float">
            <text:p>331.783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  <table:table-cell table:formula="of:=22100*1000/(['12.32'.E10]*86400)" office:value-type="float" office:value="115.802571978268" calcext:value-type="float">
            <text:p>115.8025719783</text:p>
          </table:table-cell>
          <table:table-cell office:value-type="float" office:value="0.999973" calcext:value-type="float">
            <text:p>0.999973</text:p>
          </table:table-cell>
          <table:table-cell table:number-columns-repeated="3"/>
          <table:table-cell table:style-name="Default"/>
          <table:table-cell table:number-columns-repeated="34"/>
          <table:table-cell table:style-name="ce4" office:value-type="float" office:value="2" calcext:value-type="float">
            <text:p>2</text:p>
          </table:table-cell>
          <table:table-cell table:number-columns-repeated="10"/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9"/>
          <table:table-cell office:value-type="float" office:value="0.918631" calcext:value-type="float">
            <text:p>0.918631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745.545" calcext:value-type="float">
            <text:p>745.545</text:p>
          </table:table-cell>
          <table:table-cell office:value-type="float" office:value="21.2714" calcext:value-type="float">
            <text:p>21.271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31.78" calcext:value-type="float">
            <text:p>331.78</text:p>
          </table:table-cell>
          <table:table-cell office:value-type="float" office:value="2.21952" calcext:value-type="float">
            <text:p>2.21952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formula="of:=22100*1000/(['12.32'.E11]*86400)" office:value-type="float" office:value="115.244303740015" calcext:value-type="float">
            <text:p>115.24430374</text:p>
          </table:table-cell>
          <table:table-cell office:value-type="float" office:value="0.99997" calcext:value-type="float">
            <text:p>0.99997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263" calcext:value-type="float">
            <text:p>263</text:p>
          </table:table-cell>
          <table:table-cell office:value-type="float" office:value="325" calcext:value-type="float">
            <text:p>325</text:p>
          </table:table-cell>
          <table:table-cell office:value-type="float" office:value="379" calcext:value-type="float">
            <text:p>37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est:2.1917 322.209 0.999997 1.16235</text:p>
          </table:table-cell>
          <table:table-cell table:number-columns-repeated="3"/>
          <table:table-cell office:value-type="string" calcext:value-type="string">
            <text:p>Latency</text:p>
          </table:table-cell>
          <table:table-cell office:value-type="float" office:value="280" calcext:value-type="float">
            <text:p>280</text:p>
          </table:table-cell>
          <table:table-cell office:value-type="float" office:value="345" calcext:value-type="float">
            <text:p>345</text:p>
          </table:table-cell>
          <table:table-cell office:value-type="float" office:value="430" calcext:value-type="float">
            <text:p>430</text:p>
          </table:table-cell>
          <table:table-cell office:value-type="float" office:value="475" calcext:value-type="float">
            <text:p>4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est:2.17432 372.258 0.999997 2.56848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6334 373.368 0.99999 2.33001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104.993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69.8536</text:p>
          </table:table-cell>
          <table:table-cell table:number-columns-repeated="4"/>
          <table:table-cell office:value-type="string" calcext:value-type="string">
            <text:p>Latency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est:2.22038 317.011 0.999963 5.78048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7055 316.838 0.99992 4.2109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78.328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2.24328 270.12 0.999433 23.3133</text:p>
          </table:table-cell>
          <table:table-cell table:number-columns-repeated="3"/>
          <table:table-cell office:value-type="float" office:value="0.0972871" calcext:value-type="float">
            <text:p>0.0972871</text:p>
          </table:table-cell>
          <table:table-cell office:value-type="float" office:value="0.0751723" calcext:value-type="float">
            <text:p>0.0751723</text:p>
          </table:table-cell>
          <table:table-cell office:value-type="float" office:value="43.6675" calcext:value-type="float">
            <text:p>43.6675</text:p>
          </table:table-cell>
          <table:table-cell office:value-type="float" office:value="20.0536" calcext:value-type="float">
            <text:p>20.0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28.637" calcext:value-type="float">
            <text:p>328.637</text:p>
          </table:table-cell>
          <table:table-cell office:value-type="float" office:value="2.22371" calcext:value-type="float">
            <text:p>2.22371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29" calcext:value-type="float">
            <text:p>29</text:p>
          </table:table-cell>
          <table:table-cell table:formula="of:=22100*1000/(['12.32'.E12]*86400)" office:value-type="float" office:value="115.027155985734" calcext:value-type="float">
            <text:p>115.0271559857</text:p>
          </table:table-cell>
          <table:table-cell office:value-type="float" office:value="0.999903" calcext:value-type="float">
            <text:p>0.999903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2" calcext:value-type="percentage">
            <text:p>2.00%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Overshoot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5.00956" calcext:value-type="float">
            <text:p>5.00956</text:p>
          </table:table-cell>
          <table:table-cell office:value-type="float" office:value="2.43167" calcext:value-type="float">
            <text:p>2.43167</text:p>
          </table:table-cell>
          <table:table-cell office:value-type="float" office:value="55.4675" calcext:value-type="float">
            <text:p>55.4675</text:p>
          </table:table-cell>
          <table:table-cell office:value-type="float" office:value="20.0536" calcext:value-type="float">
            <text:p>20.0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41.786" calcext:value-type="float">
            <text:p>341.786</text:p>
          </table:table-cell>
          <table:table-cell office:value-type="float" office:value="2.24111" calcext:value-type="float">
            <text:p>2.24111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14" calcext:value-type="float">
            <text:p>14</text:p>
          </table:table-cell>
          <table:table-cell table:formula="of:=22100*1000/(['12.32'.E13]*86400)" office:value-type="float" office:value="114.134084019543" calcext:value-type="float">
            <text:p>114.1340840195</text:p>
          </table:table-cell>
          <table:table-cell office:value-type="float" office:value="0.999953" calcext:value-type="float">
            <text:p>0.999953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14]*86400)" office:value-type="float" office:value="2.0462962962963" calcext:value-type="float">
            <text:p>2.0462962963</text:p>
          </table:table-cell>
          <table:table-cell table:style-name="Default" table:formula="of:=22100*1000/(['12.32'.M14]*86400)" office:value-type="float" office:value="2.13155864197531" calcext:value-type="float">
            <text:p>2.131558642</text:p>
          </table:table-cell>
          <table:table-cell table:formula="of:=22100*1000/(['12.32'.N14]*86400)" office:value-type="float" office:value="2.22423510466989" calcext:value-type="float">
            <text:p>2.2242351047</text:p>
          </table:table-cell>
          <table:table-cell table:formula="of:=22100*1000/(['12.32'.O14]*86400)" office:value-type="float" office:value="2.3253367003367" calcext:value-type="float">
            <text:p>2.3253367003</text:p>
          </table:table-cell>
          <table:table-cell table:formula="of:=22100*1000/(['12.32'.P14]*86400)" office:value-type="float" office:value="2.43606701940035" calcext:value-type="float">
            <text:p>2.4360670194</text:p>
          </table:table-cell>
          <table:table-cell office:value-type="float" office:value="2.1917" calcext:value-type="float">
            <text:p>2.1917</text:p>
          </table:table-cell>
          <table:table-cell table:style-name="ce16" table:formula="of:=22100*1000/(['12.32'.Q13]*86400)" office:value-type="float" office:value="116.707139223907" calcext:value-type="float">
            <text:p>116.7071392239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22100*1000/(['12.32'.V14]*86400)" office:value-type="float" office:value="2.0462962962963" calcext:value-type="float">
            <text:p>2.0462962963</text:p>
          </table:table-cell>
          <table:table-cell table:formula="of:=22100*1000/(['12.32'.W14]*86400)" office:value-type="float" office:value="2.13155864197531" calcext:value-type="float">
            <text:p>2.131558642</text:p>
          </table:table-cell>
          <table:table-cell table:formula="of:=22100*1000/(['12.32'.X14]*86400)" office:value-type="float" office:value="2.22423510466989" calcext:value-type="float">
            <text:p>2.2242351047</text:p>
          </table:table-cell>
          <table:table-cell table:formula="of:=22100*1000/(['12.32'.Y14]*86400)" office:value-type="float" office:value="2.3253367003367" calcext:value-type="float">
            <text:p>2.3253367003</text:p>
          </table:table-cell>
          <table:table-cell table:formula="of:=22100*1000/(['12.32'.Z14]*86400)" office:value-type="float" office:value="2.43606701940035" calcext:value-type="float">
            <text:p>2.4360670194</text:p>
          </table:table-cell>
          <table:table-cell office:value-type="float" office:value="2.17432" calcext:value-type="float">
            <text:p>2.17432</text:p>
          </table:table-cell>
          <table:table-cell table:number-columns-repeated="20"/>
          <table:table-cell office:value-type="string" calcext:value-type="string">
            <text:p>energy</text:p>
          </table:table-cell>
          <table:table-cell table:formula="of:=22100*1000/(['12.32'.AW14]*86400)" office:value-type="float" office:value="2.0462962962963" calcext:value-type="float">
            <text:p>2.0462962963</text:p>
          </table:table-cell>
          <table:table-cell table:formula="of:=22100*1000/(['12.32'.AX14]*86400)" office:value-type="float" office:value="2.13155864197531" calcext:value-type="float">
            <text:p>2.131558642</text:p>
          </table:table-cell>
          <table:table-cell table:formula="of:=22100*1000/(['12.32'.AY14]*86400)" office:value-type="float" office:value="2.22423510466989" calcext:value-type="float">
            <text:p>2.2242351047</text:p>
          </table:table-cell>
          <table:table-cell table:formula="of:=22100*1000/(['12.32'.AZ14]*86400)" office:value-type="float" office:value="2.3253367003367" calcext:value-type="float">
            <text:p>2.3253367003</text:p>
          </table:table-cell>
          <table:table-cell table:formula="of:=22100*1000/(['12.32'.BA14]*86400)" office:value-type="float" office:value="2.43606701940035" calcext:value-type="float">
            <text:p>2.4360670194</text:p>
          </table:table-cell>
          <table:table-cell office:value-type="float" office:value="2.22039" calcext:value-type="float">
            <text:p>2.22039</text:p>
          </table:table-cell>
          <table:table-cell table:number-columns-repeated="5"/>
          <table:table-cell office:value-type="float" office:value="2.17055" calcext:value-type="float">
            <text:p>2.17055</text:p>
          </table:table-cell>
          <table:table-cell table:number-columns-repeated="13"/>
          <table:table-cell office:value-type="float" office:value="2.12988" calcext:value-type="float">
            <text:p>2.12988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13.9894" calcext:value-type="float">
            <text:p>13.9894</text:p>
          </table:table-cell>
          <table:table-cell office:value-type="float" office:value="69.8536" calcext:value-type="float">
            <text:p>69.8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46.773" calcext:value-type="float">
            <text:p>346.773</text:p>
          </table:table-cell>
          <table:table-cell office:value-type="float" office:value="2.23914" calcext:value-type="float">
            <text:p>2.23914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  <table:table-cell table:formula="of:=22100*1000/(['12.32'.E14]*86400)" office:value-type="float" office:value="114.234499422563" calcext:value-type="float">
            <text:p>114.2344994226</text:p>
          </table:table-cell>
          <table:table-cell office:value-type="float" office:value="0.999973" calcext:value-type="float">
            <text:p>0.999973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AA13]*86400)" office:value-type="float" office:value="117.640014826262" calcext:value-type="float">
            <text:p>117.6400148263</text:p>
          </table:table-cell>
          <table:table-cell table:number-columns-repeated="20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BB13]*86400)" office:value-type="float" office:value="115.199148364493" calcext:value-type="float">
            <text:p>115.1991483645</text:p>
          </table:table-cell>
          <table:table-cell table:number-columns-repeated="5"/>
          <table:table-cell table:formula="of:=22100*1000/(['12.32'.BH13]*86400)" office:value-type="float" office:value="117.844342234474" calcext:value-type="float">
            <text:p>117.8443422345</text:p>
          </table:table-cell>
          <table:table-cell table:number-columns-repeated="13"/>
          <table:table-cell table:formula="of:=MAX([.BV6:.BV13])" office:value-type="float" office:value="5.78048" calcext:value-type="float">
            <text:p>5.78048</text:p>
          </table:table-cell>
          <table:table-cell table:formula="of:=MAX([.BW6:.BW13])" office:value-type="float" office:value="4.2109" calcext:value-type="float">
            <text:p>4.2109</text:p>
          </table:table-cell>
          <table:table-cell table:formula="of:=AVERAGE([.BX6:.BX13])" office:value-type="float" office:value="225.5512875" calcext:value-type="float">
            <text:p>225.5512875</text:p>
          </table:table-cell>
          <table:table-cell table:formula="of:=AVERAGE([.BY6:.BY13])" office:value-type="float" office:value="27.397975" calcext:value-type="float">
            <text:p>27.397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43.624" calcext:value-type="float">
            <text:p>343.624</text:p>
          </table:table-cell>
          <table:table-cell office:value-type="float" office:value="2.23573" calcext:value-type="float">
            <text:p>2.23573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35" calcext:value-type="float">
            <text:p>35</text:p>
          </table:table-cell>
          <table:table-cell table:formula="of:=22100*1000/(['12.32'.E15]*86400)" office:value-type="float" office:value="114.40873318202" calcext:value-type="float">
            <text:p>114.408733182</text:p>
          </table:table-cell>
          <table:table-cell office:value-type="float" office:value="0.999883" calcext:value-type="float">
            <text:p>0.999883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table:style-name="Default"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97" calcext:value-type="float">
            <text:p>0.999997</text:p>
          </table:table-cell>
          <table:table-cell table:number-columns-repeated="20"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63" calcext:value-type="float">
            <text:p>0.999963</text:p>
          </table:table-cell>
          <table:table-cell table:number-columns-repeated="5"/>
          <table:table-cell office:value-type="float" office:value="0.99992" calcext:value-type="float">
            <text:p>0.9999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43.436" calcext:value-type="float">
            <text:p>343.436</text:p>
          </table:table-cell>
          <table:table-cell office:value-type="float" office:value="2.24108" calcext:value-type="float">
            <text:p>2.24108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35" calcext:value-type="float">
            <text:p>35</text:p>
          </table:table-cell>
          <table:table-cell table:formula="of:=22100*1000/(['12.32'.E16]*86400)" office:value-type="float" office:value="114.135611864385" calcext:value-type="float">
            <text:p>114.1356118644</text:p>
          </table:table-cell>
          <table:table-cell office:value-type="float" office:value="0.999883" calcext:value-type="float">
            <text:p>0.999883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15];10)" office:value-type="float" office:value="-1.69897000433602" calcext:value-type="float">
            <text:p>-1.6989700043</text:p>
          </table:table-cell>
          <table:table-cell table:style-name="Default" table:formula="of:=LOG(1-['12.32'.M15];10)" office:value-type="float" office:value="-2" calcext:value-type="float">
            <text:p>-2</text:p>
          </table:table-cell>
          <table:table-cell table:formula="of:=LOG(1-['12.32'.N15];10)" office:value-type="float" office:value="-3" calcext:value-type="float">
            <text:p>-3</text:p>
          </table:table-cell>
          <table:table-cell table:formula="of:=LOG(1-['12.32'.O15];10)" office:value-type="float" office:value="-4.00000000000005" calcext:value-type="float">
            <text:p>-4</text:p>
          </table:table-cell>
          <table:table-cell table:formula="of:=LOG(1-['12.32'.P15];10)" office:value-type="float" office:value="-5.00000000000198" calcext:value-type="float">
            <text:p>-5</text:p>
          </table:table-cell>
          <table:table-cell table:formula="of:=LOG(1-['12.32'.Q15];10)" office:value-type="float" office:value="-5.52287874526785" calcext:value-type="float">
            <text:p>-5.5228787453</text:p>
          </table:table-cell>
          <table:table-cell table:number-columns-repeated="3"/>
          <table:table-cell office:value-type="string" calcext:value-type="string">
            <text:p>Log pdr</text:p>
          </table:table-cell>
          <table:table-cell table:formula="of:=-LOG(1-['12.32'.V15];10)" office:value-type="float" office:value="2" calcext:value-type="float">
            <text:p>2</text:p>
          </table:table-cell>
          <table:table-cell table:formula="of:=-LOG(1-['12.32'.W15];10)" office:value-type="float" office:value="3" calcext:value-type="float">
            <text:p>3</text:p>
          </table:table-cell>
          <table:table-cell table:formula="of:=-LOG(1-['12.32'.X15];10)" office:value-type="float" office:value="4.00000000000005" calcext:value-type="float">
            <text:p>4</text:p>
          </table:table-cell>
          <table:table-cell table:formula="of:=-LOG(1-['12.32'.Y15];10)" office:value-type="float" office:value="5.00000000000198" calcext:value-type="float">
            <text:p>5</text:p>
          </table:table-cell>
          <table:table-cell table:formula="of:=-LOG(1-['12.32'.Z15];10)" office:value-type="float" office:value="5.99999999998751" calcext:value-type="float">
            <text:p>6</text:p>
          </table:table-cell>
          <table:table-cell table:formula="of:=-LOG(1-['12.32'.AA15];10)" office:value-type="float" office:value="5.52287874526785" calcext:value-type="float">
            <text:p>5.5228787453</text:p>
          </table:table-cell>
          <table:table-cell table:number-columns-repeated="20"/>
          <table:table-cell office:value-type="string" calcext:value-type="string">
            <text:p>Log pdr</text:p>
          </table:table-cell>
          <table:table-cell table:formula="of:=-LOG(1-['12.32'.AW15];10)" office:value-type="float" office:value="1.69897000433602" calcext:value-type="float">
            <text:p>1.6989700043</text:p>
          </table:table-cell>
          <table:table-cell table:formula="of:=-LOG(1-['12.32'.AX15];10)" office:value-type="float" office:value="2" calcext:value-type="float">
            <text:p>2</text:p>
          </table:table-cell>
          <table:table-cell table:formula="of:=-LOG(1-['12.32'.AY15];10)" office:value-type="float" office:value="3" calcext:value-type="float">
            <text:p>3</text:p>
          </table:table-cell>
          <table:table-cell table:formula="of:=-LOG(1-['12.32'.AZ15];10)" office:value-type="float" office:value="4.00000000000005" calcext:value-type="float">
            <text:p>4</text:p>
          </table:table-cell>
          <table:table-cell table:formula="of:=-LOG(1-['12.32'.BA15];10)" office:value-type="float" office:value="5.00000000000198" calcext:value-type="float">
            <text:p>5</text:p>
          </table:table-cell>
          <table:table-cell table:formula="of:=-LOG(1-['12.32'.BB15];10)" office:value-type="float" office:value="4.43179827593225" calcext:value-type="float">
            <text:p>4.4317982759</text:p>
          </table:table-cell>
          <table:table-cell table:number-columns-repeated="5"/>
          <table:table-cell table:formula="of:=-LOG(1-['12.32'.BH15];10)" office:value-type="float" office:value="4.09691001300822" calcext:value-type="float">
            <text:p>4.09691001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43.43" calcext:value-type="float">
            <text:p>343.43</text:p>
          </table:table-cell>
          <table:table-cell office:value-type="float" office:value="2.24476" calcext:value-type="float">
            <text:p>2.24476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35" calcext:value-type="float">
            <text:p>35</text:p>
          </table:table-cell>
          <table:table-cell table:formula="of:=22100*1000/(['12.32'.E17]*86400)" office:value-type="float" office:value="113.948500969831" calcext:value-type="float">
            <text:p>113.9485009698</text:p>
          </table:table-cell>
          <table:table-cell office:value-type="float" office:value="0.999883" calcext:value-type="float">
            <text:p>0.999883</text:p>
          </table:table-cell>
          <table:table-cell table:number-columns-repeated="3"/>
          <table:table-cell table:style-name="Default"/>
          <table:table-cell table:number-columns-repeated="34"/>
          <table:table-cell table:style-name="ce4" office:value-type="float" office:value="3" calcext:value-type="float">
            <text:p>3</text:p>
          </table:table-cell>
          <table:table-cell table:number-columns-repeated="10"/>
          <table:table-cell table:style-name="ce4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48.488" calcext:value-type="float">
            <text:p>348.488</text:p>
          </table:table-cell>
          <table:table-cell office:value-type="float" office:value="2.23594" calcext:value-type="float">
            <text:p>2.23594</text:p>
          </table:table-cell>
          <table:table-cell office:value-type="float" office:value="0.999817" calcext:value-type="float">
            <text:p>0.999817</text:p>
          </table:table-cell>
          <table:table-cell office:value-type="float" office:value="55" calcext:value-type="float">
            <text:p>55</text:p>
          </table:table-cell>
          <table:table-cell table:formula="of:=22100*1000/(['12.32'.E18]*86400)" office:value-type="float" office:value="114.397987887438" calcext:value-type="float">
            <text:p>114.3979878874</text:p>
          </table:table-cell>
          <table:table-cell office:value-type="float" office:value="0.999817" calcext:value-type="float">
            <text:p>0.999817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Latency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est:2.15327 231.671 0.994277 1.44459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3123 229.014 0.980497 0.769995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77.938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2.24328 270.12 0.999433 21.656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8.453" calcext:value-type="float">
            <text:p>348.453</text:p>
          </table:table-cell>
          <table:table-cell office:value-type="float" office:value="2.25111" calcext:value-type="float">
            <text:p>2.25111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48" calcext:value-type="float">
            <text:p>48</text:p>
          </table:table-cell>
          <table:table-cell table:formula="of:=22100*1000/(['12.32'.E19]*86400)" office:value-type="float" office:value="113.627071550052" calcext:value-type="float">
            <text:p>113.6270715501</text:p>
          </table:table-cell>
          <table:table-cell office:value-type="float" office:value="0.99984" calcext:value-type="float">
            <text:p>0.99984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Overshoot</text:p>
          </table:table-cell>
          <table:table-cell table:style-name="ce13" office:value-type="percentage" office:value="0.02" calcext:value-type="percentage">
            <text:p>2.00%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45.106" calcext:value-type="float">
            <text:p>345.106</text:p>
          </table:table-cell>
          <table:table-cell office:value-type="float" office:value="2.26917" calcext:value-type="float">
            <text:p>2.26917</text:p>
          </table:table-cell>
          <table:table-cell office:value-type="float" office:value="0.999793" calcext:value-type="float">
            <text:p>0.999793</text:p>
          </table:table-cell>
          <table:table-cell office:value-type="float" office:value="62" calcext:value-type="float">
            <text:p>62</text:p>
          </table:table-cell>
          <table:table-cell table:formula="of:=22100*1000/(['12.32'.E20]*86400)" office:value-type="float" office:value="112.722729913156" calcext:value-type="float">
            <text:p>112.7227299132</text:p>
          </table:table-cell>
          <table:table-cell office:value-type="float" office:value="0.999793" calcext:value-type="float">
            <text:p>0.999793</text:p>
          </table:table-cell>
          <table:table-cell/>
          <table:table-cell office:value-type="string" calcext:value-type="string">
            <text:p>Two-Tank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Two-Tank</text:p>
          </table:table-cell>
          <table:table-cell table:number-columns-repeated="26"/>
          <table:table-cell office:value-type="string" calcext:value-type="string">
            <text:p>energy</text:p>
          </table:table-cell>
          <table:table-cell table:formula="of:=22100*1000/(['12.32'.AW21]*86400)" office:value-type="float" office:value="2.0462962962963" calcext:value-type="float">
            <text:p>2.0462962963</text:p>
          </table:table-cell>
          <table:table-cell table:formula="of:=22100*1000/(['12.32'.AX21]*86400)" office:value-type="float" office:value="2.13155864197531" calcext:value-type="float">
            <text:p>2.131558642</text:p>
          </table:table-cell>
          <table:table-cell table:formula="of:=22100*1000/(['12.32'.AY21]*86400)" office:value-type="float" office:value="2.22423510466989" calcext:value-type="float">
            <text:p>2.2242351047</text:p>
          </table:table-cell>
          <table:table-cell table:formula="of:=22100*1000/(['12.32'.AZ21]*86400)" office:value-type="float" office:value="2.3253367003367" calcext:value-type="float">
            <text:p>2.3253367003</text:p>
          </table:table-cell>
          <table:table-cell table:formula="of:=22100*1000/(['12.32'.BA21]*86400)" office:value-type="float" office:value="2.43606701940035" calcext:value-type="float">
            <text:p>2.4360670194</text:p>
          </table:table-cell>
          <table:table-cell office:value-type="float" office:value="2.15327" calcext:value-type="float">
            <text:p>2.15327</text:p>
          </table:table-cell>
          <table:table-cell table:number-columns-repeated="5"/>
          <table:table-cell office:value-type="float" office:value="2.13123" calcext:value-type="float">
            <text:p>2.1312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10.206" calcext:value-type="float">
            <text:p>410.206</text:p>
          </table:table-cell>
          <table:table-cell office:value-type="float" office:value="2.27964" calcext:value-type="float">
            <text:p>2.27964</text:p>
          </table:table-cell>
          <table:table-cell office:value-type="float" office:value="0.99982" calcext:value-type="float">
            <text:p>0.99982</text:p>
          </table:table-cell>
          <table:table-cell office:value-type="float" office:value="54" calcext:value-type="float">
            <text:p>54</text:p>
          </table:table-cell>
          <table:table-cell table:formula="of:=22100*1000/(['12.32'.E21]*86400)" office:value-type="float" office:value="112.205013527152" calcext:value-type="float">
            <text:p>112.2050135272</text:p>
          </table:table-cell>
          <table:table-cell office:value-type="float" office:value="0.99982" calcext:value-type="float">
            <text:p>0.99982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est:2.1917 322.209 0.999997 1.16235</text:p>
          </table:table-cell>
          <table:table-cell table:number-columns-repeated="3"/>
          <table:table-cell office:value-type="string" calcext:value-type="string">
            <text:p>Latency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float" office:value="317.014" calcext:value-type="float">
            <text:p>317.014</text:p>
          </table:table-cell>
          <table:table-cell office:value-type="float" office:value="2.22039" calcext:value-type="float">
            <text:p>2.22039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5.81421" calcext:value-type="float">
            <text:p>5.81421</text:p>
          </table:table-cell>
          <table:table-cell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7055 316.838 0.99992 4.2109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best:2.26895 360.159 0.999813 78.328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23.3133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BB20]*86400)" office:value-type="float" office:value="118.790043532412" calcext:value-type="float">
            <text:p>118.7900435324</text:p>
          </table:table-cell>
          <table:table-cell table:number-columns-repeated="4"/>
          <table:table-cell table:style-name="ce18"/>
          <table:table-cell table:formula="of:=22100*1000/(['12.32'.BH20]*86400)" office:value-type="float" office:value="120.018504355249" calcext:value-type="float">
            <text:p>120.018504355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21.844" calcext:value-type="float">
            <text:p>421.844</text:p>
          </table:table-cell>
          <table:table-cell office:value-type="float" office:value="2.29764" calcext:value-type="float">
            <text:p>2.29764</text:p>
          </table:table-cell>
          <table:table-cell office:value-type="float" office:value="0.999843" calcext:value-type="float">
            <text:p>0.999843</text:p>
          </table:table-cell>
          <table:table-cell office:value-type="float" office:value="47" calcext:value-type="float">
            <text:p>47</text:p>
          </table:table-cell>
          <table:table-cell table:formula="of:=22100*1000/(['12.32'.E22]*86400)" office:value-type="float" office:value="111.32598537501" calcext:value-type="float">
            <text:p>111.325985375</text:p>
          </table:table-cell>
          <table:table-cell office:value-type="float" office:value="0.999843" calcext:value-type="float">
            <text:p>0.999843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2" calcext:value-type="percentage">
            <text:p>2.00%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2" calcext:value-type="percentage">
            <text:p>2.00%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pdr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4277" calcext:value-type="float">
            <text:p>0.994277</text:p>
          </table:table-cell>
          <table:table-cell table:number-columns-repeated="5"/>
          <table:table-cell office:value-type="float" office:value="0.980497" calcext:value-type="float">
            <text:p>0.980497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433.499" calcext:value-type="float">
            <text:p>433.499</text:p>
          </table:table-cell>
          <table:table-cell office:value-type="float" office:value="2.31503" calcext:value-type="float">
            <text:p>2.31503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35" calcext:value-type="float">
            <text:p>35</text:p>
          </table:table-cell>
          <table:table-cell table:formula="of:=22100*1000/(['12.32'.E23]*86400)" office:value-type="float" office:value="110.489728874804" calcext:value-type="float">
            <text:p>110.4897288748</text:p>
          </table:table-cell>
          <table:table-cell office:value-type="float" office:value="0.999883" calcext:value-type="float">
            <text:p>0.999883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24]*86400)" office:value-type="float" office:value="2.0462962962963" calcext:value-type="float">
            <text:p>2.0462962963</text:p>
          </table:table-cell>
          <table:table-cell table:style-name="Default" table:formula="of:=22100*1000/(['12.32'.M24]*86400)" office:value-type="float" office:value="2.13155864197531" calcext:value-type="float">
            <text:p>2.131558642</text:p>
          </table:table-cell>
          <table:table-cell table:formula="of:=22100*1000/(['12.32'.N24]*86400)" office:value-type="float" office:value="2.22423510466989" calcext:value-type="float">
            <text:p>2.2242351047</text:p>
          </table:table-cell>
          <table:table-cell table:formula="of:=22100*1000/(['12.32'.O24]*86400)" office:value-type="float" office:value="2.3253367003367" calcext:value-type="float">
            <text:p>2.3253367003</text:p>
          </table:table-cell>
          <table:table-cell table:formula="of:=22100*1000/(['12.32'.P24]*86400)" office:value-type="float" office:value="2.43606701940035" calcext:value-type="float">
            <text:p>2.4360670194</text:p>
          </table:table-cell>
          <table:table-cell office:value-type="float" office:value="2.1917" calcext:value-type="float">
            <text:p>2.1917</text:p>
          </table:table-cell>
          <table:table-cell table:style-name="ce16" table:formula="of:=22100*1000/(['12.32'.Q23]*86400)" office:value-type="float" office:value="116.707139223907" calcext:value-type="float">
            <text:p>116.7071392239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22100*1000/(['12.32'.V24]*86400)" office:value-type="float" office:value="2.0462962962963" calcext:value-type="float">
            <text:p>2.0462962963</text:p>
          </table:table-cell>
          <table:table-cell table:formula="of:=22100*1000/(['12.32'.W24]*86400)" office:value-type="float" office:value="2.13155864197531" calcext:value-type="float">
            <text:p>2.131558642</text:p>
          </table:table-cell>
          <table:table-cell table:formula="of:=22100*1000/(['12.32'.X24]*86400)" office:value-type="float" office:value="2.22423510466989" calcext:value-type="float">
            <text:p>2.2242351047</text:p>
          </table:table-cell>
          <table:table-cell table:formula="of:=22100*1000/(['12.32'.Y24]*86400)" office:value-type="float" office:value="2.3253367003367" calcext:value-type="float">
            <text:p>2.3253367003</text:p>
          </table:table-cell>
          <table:table-cell table:formula="of:=22100*1000/(['12.32'.Z24]*86400)" office:value-type="float" office:value="2.43606701940035" calcext:value-type="float">
            <text:p>2.4360670194</text:p>
          </table:table-cell>
          <table:table-cell office:value-type="float" office:value="2.22039" calcext:value-type="float">
            <text:p>2.22039</text:p>
          </table:table-cell>
          <table:table-cell table:number-columns-repeated="20"/>
          <table:table-cell office:value-type="string" calcext:value-type="string">
            <text:p>Log pdr</text:p>
          </table:table-cell>
          <table:table-cell table:formula="of:=-LOG(1-['12.32'.AW22];10)" office:value-type="float" office:value="1.30102999566398" calcext:value-type="float">
            <text:p>1.3010299957</text:p>
          </table:table-cell>
          <table:table-cell table:formula="of:=-LOG(1-['12.32'.AX22];10)" office:value-type="float" office:value="1.39794000867204" calcext:value-type="float">
            <text:p>1.3979400087</text:p>
          </table:table-cell>
          <table:table-cell table:formula="of:=-LOG(1-['12.32'.AY22];10)" office:value-type="float" office:value="1.52287874528034" calcext:value-type="float">
            <text:p>1.5228787453</text:p>
          </table:table-cell>
          <table:table-cell table:formula="of:=-LOG(1-['12.32'.AZ22];10)" office:value-type="float" office:value="1.69897000433602" calcext:value-type="float">
            <text:p>1.6989700043</text:p>
          </table:table-cell>
          <table:table-cell table:formula="of:=-LOG(1-['12.32'.BA22];10)" office:value-type="float" office:value="2" calcext:value-type="float">
            <text:p>2</text:p>
          </table:table-cell>
          <table:table-cell table:formula="of:=-LOG(1-['12.32'.BB22];10)" office:value-type="float" office:value="2.24237625409161" calcext:value-type="float">
            <text:p>2.2423762541</text:p>
          </table:table-cell>
          <table:table-cell table:number-columns-repeated="5"/>
          <table:table-cell table:formula="of:=-LOG(1-['12.32'.BH22];10)" office:value-type="float" office:value="1.70989857924086" calcext:value-type="float">
            <text:p>1.709898579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10.168" calcext:value-type="float">
            <text:p>410.168</text:p>
          </table:table-cell>
          <table:table-cell office:value-type="float" office:value="2.27772" calcext:value-type="float">
            <text:p>2.27772</text:p>
          </table:table-cell>
          <table:table-cell office:value-type="float" office:value="0.999753" calcext:value-type="float">
            <text:p>0.999753</text:p>
          </table:table-cell>
          <table:table-cell office:value-type="float" office:value="74" calcext:value-type="float">
            <text:p>74</text:p>
          </table:table-cell>
          <table:table-cell table:formula="of:=22100*1000/(['12.32'.E24]*86400)" office:value-type="float" office:value="112.299596542611" calcext:value-type="float">
            <text:p>112.2995965426</text:p>
          </table:table-cell>
          <table:table-cell office:value-type="float" office:value="0.999753" calcext:value-type="float">
            <text:p>0.999753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AA23]*86400)" office:value-type="float" office:value="115.199148364493" calcext:value-type="float">
            <text:p>115.1991483645</text:p>
          </table:table-cell>
          <table:table-cell table:number-columns-repeated="20"/>
          <table:table-cell table:style-name="ce4" office:value-type="float" office:value="4" calcext:value-type="float">
            <text:p>4</text:p>
          </table:table-cell>
          <table:table-cell table:number-columns-repeated="10"/>
          <table:table-cell table:style-name="ce4" office:value-type="float" office:value="4" calcext:value-type="float">
            <text:p>4</text:p>
          </table:table-cell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26.834" calcext:value-type="float">
            <text:p>426.834</text:p>
          </table:table-cell>
          <table:table-cell office:value-type="float" office:value="2.29562" calcext:value-type="float">
            <text:p>2.29562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 table:formula="of:=22100*1000/(['12.32'.E25]*86400)" office:value-type="float" office:value="111.423945181274" calcext:value-type="float">
            <text:p>111.4239451813</text:p>
          </table:table-cell>
          <table:table-cell office:value-type="float" office:value="0.999837" calcext:value-type="float">
            <text:p>0.999837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table:style-name="Default"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33" calcext:value-type="float">
            <text:p>0.999933</text:p>
          </table:table-cell>
          <table:table-cell table:number-columns-repeated="20"/>
          <table:table-cell office:value-type="string" calcext:value-type="string">
            <text:p>Latency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st:2.15327 231.671 0.994277 0.866153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2386 245.345 0.991594 0.181661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745.545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2.24328 270.12 0.999433 21.271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75.023" calcext:value-type="float">
            <text:p>575.023</text:p>
          </table:table-cell>
          <table:table-cell office:value-type="float" office:value="2.54454" calcext:value-type="float">
            <text:p>2.54454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  <table:table-cell table:formula="of:=22100*1000/(['12.32'.E26]*86400)" office:value-type="float" office:value="100.523881344776" calcext:value-type="float">
            <text:p>100.5238813448</text:p>
          </table:table-cell>
          <table:table-cell office:value-type="float" office:value="0.999853" calcext:value-type="float">
            <text:p>0.999853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25];10)" office:value-type="float" office:value="-1.69897000433602" calcext:value-type="float">
            <text:p>-1.6989700043</text:p>
          </table:table-cell>
          <table:table-cell table:style-name="Default" table:formula="of:=LOG(1-['12.32'.M25];10)" office:value-type="float" office:value="-2" calcext:value-type="float">
            <text:p>-2</text:p>
          </table:table-cell>
          <table:table-cell table:formula="of:=LOG(1-['12.32'.N25];10)" office:value-type="float" office:value="-3" calcext:value-type="float">
            <text:p>-3</text:p>
          </table:table-cell>
          <table:table-cell table:formula="of:=LOG(1-['12.32'.O25];10)" office:value-type="float" office:value="-4.00000000000005" calcext:value-type="float">
            <text:p>-4</text:p>
          </table:table-cell>
          <table:table-cell table:formula="of:=LOG(1-['12.32'.P25];10)" office:value-type="float" office:value="-5.00000000000198" calcext:value-type="float">
            <text:p>-5</text:p>
          </table:table-cell>
          <table:table-cell table:formula="of:=LOG(1-['12.32'.Q25];10)" office:value-type="float" office:value="-5.52287874526785" calcext:value-type="float">
            <text:p>-5.5228787453</text:p>
          </table:table-cell>
          <table:table-cell table:number-columns-repeated="3"/>
          <table:table-cell office:value-type="string" calcext:value-type="string">
            <text:p>Log pdr</text:p>
          </table:table-cell>
          <table:table-cell table:formula="of:=-LOG(1-['12.32'.V25];10)" office:value-type="float" office:value="1.69897000433602" calcext:value-type="float">
            <text:p>1.6989700043</text:p>
          </table:table-cell>
          <table:table-cell table:formula="of:=-LOG(1-['12.32'.W25];10)" office:value-type="float" office:value="2" calcext:value-type="float">
            <text:p>2</text:p>
          </table:table-cell>
          <table:table-cell table:formula="of:=-LOG(1-['12.32'.X25];10)" office:value-type="float" office:value="3" calcext:value-type="float">
            <text:p>3</text:p>
          </table:table-cell>
          <table:table-cell table:formula="of:=-LOG(1-['12.32'.Y25];10)" office:value-type="float" office:value="4.00000000000005" calcext:value-type="float">
            <text:p>4</text:p>
          </table:table-cell>
          <table:table-cell table:formula="of:=-LOG(1-['12.32'.Z25];10)" office:value-type="float" office:value="5.00000000000198" calcext:value-type="float">
            <text:p>5</text:p>
          </table:table-cell>
          <table:table-cell table:formula="of:=-LOG(1-['12.32'.AA25];10)" office:value-type="float" office:value="4.17392519729892" calcext:value-type="float">
            <text:p>4.1739251973</text:p>
          </table:table-cell>
          <table:table-cell table:number-columns-repeated="20"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06.698" calcext:value-type="float">
            <text:p>406.698</text:p>
          </table:table-cell>
          <table:table-cell office:value-type="float" office:value="2.05497" calcext:value-type="float">
            <text:p>2.05497</text:p>
          </table:table-cell>
          <table:table-cell office:value-type="float" office:value="0.99303" calcext:value-type="float">
            <text:p>0.99303</text:p>
          </table:table-cell>
          <table:table-cell office:value-type="float" office:value="2091" calcext:value-type="float">
            <text:p>2091</text:p>
          </table:table-cell>
          <table:table-cell table:formula="of:=22100*1000/(['12.32'.E27]*86400)" office:value-type="float" office:value="124.472394748846" calcext:value-type="float">
            <text:p>124.4723947488</text:p>
          </table:table-cell>
          <table:table-cell table:formula="of:=['12.32'.F27]-0.005" office:value-type="float" office:value="0.98803" calcext:value-type="float">
            <text:p>0.98803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energy</text:p>
          </table:table-cell>
          <table:table-cell table:formula="of:=22100*1000/(['12.32'.AW28]*86400)" office:value-type="float" office:value="2.0462962962963" calcext:value-type="float">
            <text:p>2.0462962963</text:p>
          </table:table-cell>
          <table:table-cell table:formula="of:=22100*1000/(['12.32'.AX28]*86400)" office:value-type="float" office:value="2.13155864197531" calcext:value-type="float">
            <text:p>2.131558642</text:p>
          </table:table-cell>
          <table:table-cell table:formula="of:=22100*1000/(['12.32'.AY28]*86400)" office:value-type="float" office:value="2.22423510466989" calcext:value-type="float">
            <text:p>2.2242351047</text:p>
          </table:table-cell>
          <table:table-cell table:formula="of:=22100*1000/(['12.32'.AZ28]*86400)" office:value-type="float" office:value="2.3253367003367" calcext:value-type="float">
            <text:p>2.3253367003</text:p>
          </table:table-cell>
          <table:table-cell table:formula="of:=22100*1000/(['12.32'.BA28]*86400)" office:value-type="float" office:value="2.43606701940035" calcext:value-type="float">
            <text:p>2.4360670194</text:p>
          </table:table-cell>
          <table:table-cell office:value-type="float" office:value="2.15327" calcext:value-type="float">
            <text:p>2.15327</text:p>
          </table:table-cell>
          <table:table-cell table:number-columns-repeated="5"/>
          <table:table-cell office:value-type="float" office:value="2.12386" calcext:value-type="float">
            <text:p>2.1238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06.7" calcext:value-type="float">
            <text:p>406.7</text:p>
          </table:table-cell>
          <table:table-cell office:value-type="float" office:value="2.05965" calcext:value-type="float">
            <text:p>2.05965</text:p>
          </table:table-cell>
          <table:table-cell office:value-type="float" office:value="0.995873" calcext:value-type="float">
            <text:p>0.995873</text:p>
          </table:table-cell>
          <table:table-cell office:value-type="float" office:value="1238" calcext:value-type="float">
            <text:p>1238</text:p>
          </table:table-cell>
          <table:table-cell table:formula="of:=22100*1000/(['12.32'.E28]*86400)" office:value-type="float" office:value="124.189564749854" calcext:value-type="float">
            <text:p>124.1895647499</text:p>
          </table:table-cell>
          <table:table-cell table:formula="of:=['12.32'.F28]-0.005" office:value-type="float" office:value="0.990873" calcext:value-type="float">
            <text:p>0.990873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est:2.12296 234.008 0.992806 0.309955</text:p>
          </table:table-cell>
          <table:table-cell table:number-columns-repeated="3"/>
          <table:table-cell office:value-type="string" calcext:value-type="string">
            <text:p>Latency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330" calcext:value-type="float">
            <text:p>330</text:p>
          </table:table-cell>
          <table:table-cell office:value-type="float" office:value="415" calcext:value-type="float">
            <text:p>41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est:2.15327 231.671 0.994277 1.44459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3123 229.014 0.980497 0.769995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best:2.26895 360.159 0.999813 77.938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21.6566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BB27]*86400)" office:value-type="float" office:value="118.790043532412" calcext:value-type="float">
            <text:p>118.7900435324</text:p>
          </table:table-cell>
          <table:table-cell table:number-columns-repeated="5"/>
          <table:table-cell table:formula="of:=22100*1000/(['12.32'.BH27]*86400)" office:value-type="float" office:value="120.43498019504" calcext:value-type="float">
            <text:p>120.43498019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13.366" calcext:value-type="float">
            <text:p>413.366</text:p>
          </table:table-cell>
          <table:table-cell office:value-type="float" office:value="2.07968" calcext:value-type="float">
            <text:p>2.07968</text:p>
          </table:table-cell>
          <table:table-cell office:value-type="float" office:value="0.996073" calcext:value-type="float">
            <text:p>0.996073</text:p>
          </table:table-cell>
          <table:table-cell office:value-type="float" office:value="1178" calcext:value-type="float">
            <text:p>1178</text:p>
          </table:table-cell>
          <table:table-cell table:formula="of:=22100*1000/(['12.32'.E29]*86400)" office:value-type="float" office:value="122.993459107669" calcext:value-type="float">
            <text:p>122.9934591077</text:p>
          </table:table-cell>
          <table:table-cell table:formula="of:=['12.32'.F29]-0.005" office:value-type="float" office:value="0.991073" calcext:value-type="float">
            <text:p>0.991073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2" calcext:value-type="percentage">
            <text:p>2.00%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2" calcext:value-type="percentage">
            <text:p>2.00%</text:p>
          </table:table-cell>
          <table:table-cell table:style-name="ce13" office:value-type="percentage" office:value="0.03" calcext:value-type="percentage">
            <text:p>3.00%</text:p>
          </table:table-cell>
          <table:table-cell table:style-name="ce13" office:value-type="percentage" office:value="0.04" calcext:value-type="percentage">
            <text:p>4.00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0.06" calcext:value-type="percentage">
            <text:p>6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pdr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4277" calcext:value-type="float">
            <text:p>0.994277</text:p>
          </table:table-cell>
          <table:table-cell table:number-columns-repeated="5"/>
          <table:table-cell office:value-type="float" office:value="0.991594" calcext:value-type="float">
            <text:p>0.99159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2.09673" calcext:value-type="float">
            <text:p>2.09673</text:p>
          </table:table-cell>
          <table:table-cell office:value-type="float" office:value="0.998793" calcext:value-type="float">
            <text:p>0.998793</text:p>
          </table:table-cell>
          <table:table-cell office:value-type="float" office:value="362" calcext:value-type="float">
            <text:p>362</text:p>
          </table:table-cell>
          <table:table-cell table:formula="of:=22100*1000/(['12.32'.E30]*86400)" office:value-type="float" office:value="121.993311984393" calcext:value-type="float">
            <text:p>121.9933119844</text:p>
          </table:table-cell>
          <table:table-cell table:formula="of:=['12.32'.F30]-0.005" office:value-type="float" office:value="0.993793" calcext:value-type="float">
            <text:p>0.993793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31]*86400)" office:value-type="float" office:value="2.0462962962963" calcext:value-type="float">
            <text:p>2.0462962963</text:p>
          </table:table-cell>
          <table:table-cell table:style-name="Default" table:formula="of:=22100*1000/(['12.32'.M31]*86400)" office:value-type="float" office:value="2.13155864197531" calcext:value-type="float">
            <text:p>2.131558642</text:p>
          </table:table-cell>
          <table:table-cell table:formula="of:=22100*1000/(['12.32'.N31]*86400)" office:value-type="float" office:value="2.22423510466989" calcext:value-type="float">
            <text:p>2.2242351047</text:p>
          </table:table-cell>
          <table:table-cell table:formula="of:=22100*1000/(['12.32'.O31]*86400)" office:value-type="float" office:value="2.3253367003367" calcext:value-type="float">
            <text:p>2.3253367003</text:p>
          </table:table-cell>
          <table:table-cell table:formula="of:=22100*1000/(['12.32'.P31]*86400)" office:value-type="float" office:value="2.43606701940035" calcext:value-type="float">
            <text:p>2.4360670194</text:p>
          </table:table-cell>
          <table:table-cell office:value-type="float" office:value="2.12296" calcext:value-type="float">
            <text:p>2.12296</text:p>
          </table:table-cell>
          <table:table-cell table:style-name="ce16" table:formula="of:=22100*1000/(['12.32'.Q30]*86400)" office:value-type="float" office:value="120.486036965858" calcext:value-type="float">
            <text:p>120.4860369659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22100*1000/(['12.32'.V31]*86400)" office:value-type="float" office:value="2.0462962962963" calcext:value-type="float">
            <text:p>2.0462962963</text:p>
          </table:table-cell>
          <table:table-cell table:formula="of:=22100*1000/(['12.32'.W31]*86400)" office:value-type="float" office:value="2.13155864197531" calcext:value-type="float">
            <text:p>2.131558642</text:p>
          </table:table-cell>
          <table:table-cell table:formula="of:=22100*1000/(['12.32'.X31]*86400)" office:value-type="float" office:value="2.22423510466989" calcext:value-type="float">
            <text:p>2.2242351047</text:p>
          </table:table-cell>
          <table:table-cell table:formula="of:=22100*1000/(['12.32'.Y31]*86400)" office:value-type="float" office:value="2.3253367003367" calcext:value-type="float">
            <text:p>2.3253367003</text:p>
          </table:table-cell>
          <table:table-cell table:formula="of:=22100*1000/(['12.32'.Z31]*86400)" office:value-type="float" office:value="2.43606701940035" calcext:value-type="float">
            <text:p>2.4360670194</text:p>
          </table:table-cell>
          <table:table-cell office:value-type="float" office:value="2.15327" calcext:value-type="float">
            <text:p>2.15327</text:p>
          </table:table-cell>
          <table:table-cell table:number-columns-repeated="20"/>
          <table:table-cell office:value-type="string" calcext:value-type="string">
            <text:p>Log pdr</text:p>
          </table:table-cell>
          <table:table-cell table:formula="of:=-LOG(1-['12.32'.AW29];10)" office:value-type="float" office:value="1.30102999566398" calcext:value-type="float">
            <text:p>1.3010299957</text:p>
          </table:table-cell>
          <table:table-cell table:formula="of:=-LOG(1-['12.32'.AX29];10)" office:value-type="float" office:value="1.39794000867204" calcext:value-type="float">
            <text:p>1.3979400087</text:p>
          </table:table-cell>
          <table:table-cell table:formula="of:=-LOG(1-['12.32'.AY29];10)" office:value-type="float" office:value="1.52287874528034" calcext:value-type="float">
            <text:p>1.5228787453</text:p>
          </table:table-cell>
          <table:table-cell table:formula="of:=-LOG(1-['12.32'.AZ29];10)" office:value-type="float" office:value="1.69897000433602" calcext:value-type="float">
            <text:p>1.6989700043</text:p>
          </table:table-cell>
          <table:table-cell table:formula="of:=-LOG(1-['12.32'.BA29];10)" office:value-type="float" office:value="2" calcext:value-type="float">
            <text:p>2</text:p>
          </table:table-cell>
          <table:table-cell table:formula="of:=-LOG(1-['12.32'.BB29];10)" office:value-type="float" office:value="2.24237625409161" calcext:value-type="float">
            <text:p>2.2423762541</text:p>
          </table:table-cell>
          <table:table-cell table:number-columns-repeated="5"/>
          <table:table-cell table:formula="of:=-LOG(1-['12.32'.BH29];10)" office:value-type="float" office:value="2.07541061433058" calcext:value-type="float">
            <text:p>2.075410614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2.09672" calcext:value-type="float">
            <text:p>2.09672</text:p>
          </table:table-cell>
          <table:table-cell office:value-type="float" office:value="0.998923" calcext:value-type="float">
            <text:p>0.998923</text:p>
          </table:table-cell>
          <table:table-cell office:value-type="float" office:value="323" calcext:value-type="float">
            <text:p>323</text:p>
          </table:table-cell>
          <table:table-cell table:formula="of:=22100*1000/(['12.32'.E31]*86400)" office:value-type="float" office:value="121.993893813689" calcext:value-type="float">
            <text:p>121.9938938137</text:p>
          </table:table-cell>
          <table:table-cell table:formula="of:=['12.32'.F31]-0.005" office:value-type="float" office:value="0.993923" calcext:value-type="float">
            <text:p>0.993923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AA30]*86400)" office:value-type="float" office:value="118.790043532412" calcext:value-type="float">
            <text:p>118.7900435324</text:p>
          </table:table-cell>
          <table:table-cell table:number-columns-repeated="20"/>
          <table:table-cell table:style-name="ce4" office:value-type="float" office:value="5" calcext:value-type="float">
            <text:p>5</text:p>
          </table:table-cell>
          <table:table-cell table:number-columns-repeated="10"/>
          <table:table-cell table:style-name="ce4" office:value-type="float" office:value="5" calcext:value-type="float">
            <text:p>5</text:p>
          </table:table-cell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86.733" calcext:value-type="float">
            <text:p>286.733</text:p>
          </table:table-cell>
          <table:table-cell office:value-type="float" office:value="2.0926" calcext:value-type="float">
            <text:p>2.0926</text:p>
          </table:table-cell>
          <table:table-cell office:value-type="float" office:value="0.999327" calcext:value-type="float">
            <text:p>0.999327</text:p>
          </table:table-cell>
          <table:table-cell office:value-type="float" office:value="202" calcext:value-type="float">
            <text:p>202</text:p>
          </table:table-cell>
          <table:table-cell table:formula="of:=22100*1000/(['12.32'.E32]*86400)" office:value-type="float" office:value="122.234080587325" calcext:value-type="float">
            <text:p>122.2340805873</text:p>
          </table:table-cell>
          <table:table-cell table:formula="of:=['12.32'.F32]-0.005" office:value-type="float" office:value="0.994327" calcext:value-type="float">
            <text:p>0.994327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2806" calcext:value-type="float">
            <text:p>0.992806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4277" calcext:value-type="float">
            <text:p>0.994277</text:p>
          </table:table-cell>
          <table:table-cell table:number-columns-repeated="20"/>
          <table:table-cell office:value-type="string" calcext:value-type="string">
            <text:p>Latency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st:2.15327 231.671 0.994277 0.918631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2386 245.345 0.991594 0.26395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745.545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2.24328 270.12 0.999433 21.271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32.235" calcext:value-type="float">
            <text:p>232.235</text:p>
          </table:table-cell>
          <table:table-cell office:value-type="float" office:value="2.13416" calcext:value-type="float">
            <text:p>2.13416</text:p>
          </table:table-cell>
          <table:table-cell office:value-type="float" office:value="0.998433" calcext:value-type="float">
            <text:p>0.998433</text:p>
          </table:table-cell>
          <table:table-cell office:value-type="float" office:value="470" calcext:value-type="float">
            <text:p>470</text:p>
          </table:table-cell>
          <table:table-cell table:formula="of:=22100*1000/(['12.32'.E33]*86400)" office:value-type="float" office:value="119.853730290624" calcext:value-type="float">
            <text:p>119.8537302906</text:p>
          </table:table-cell>
          <table:table-cell table:formula="of:=['12.32'.F33]-0.005" office:value-type="float" office:value="0.993433" calcext:value-type="float">
            <text:p>0.993433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32];10)" office:value-type="float" office:value="-1.30102999566398" calcext:value-type="float">
            <text:p>-1.3010299957</text:p>
          </table:table-cell>
          <table:table-cell table:style-name="Default" table:formula="of:=LOG(1-['12.32'.M32];10)" office:value-type="float" office:value="-1.39794000867204" calcext:value-type="float">
            <text:p>-1.3979400087</text:p>
          </table:table-cell>
          <table:table-cell table:formula="of:=LOG(1-['12.32'.N32];10)" office:value-type="float" office:value="-1.52287874528034" calcext:value-type="float">
            <text:p>-1.5228787453</text:p>
          </table:table-cell>
          <table:table-cell table:formula="of:=LOG(1-['12.32'.O32];10)" office:value-type="float" office:value="-1.69897000433602" calcext:value-type="float">
            <text:p>-1.6989700043</text:p>
          </table:table-cell>
          <table:table-cell table:formula="of:=LOG(1-['12.32'.P32];10)" office:value-type="float" office:value="-2" calcext:value-type="float">
            <text:p>-2</text:p>
          </table:table-cell>
          <table:table-cell table:formula="of:=LOG(1-['12.32'.Q32];10)" office:value-type="float" office:value="-2.14302956651751" calcext:value-type="float">
            <text:p>-2.1430295665</text:p>
          </table:table-cell>
          <table:table-cell table:number-columns-repeated="3"/>
          <table:table-cell office:value-type="string" calcext:value-type="string">
            <text:p>Log pdr</text:p>
          </table:table-cell>
          <table:table-cell table:formula="of:=-LOG(1-['12.32'.V32];10)" office:value-type="float" office:value="1.30102999566398" calcext:value-type="float">
            <text:p>1.3010299957</text:p>
          </table:table-cell>
          <table:table-cell table:formula="of:=-LOG(1-['12.32'.W32];10)" office:value-type="float" office:value="1.39794000867204" calcext:value-type="float">
            <text:p>1.3979400087</text:p>
          </table:table-cell>
          <table:table-cell table:formula="of:=-LOG(1-['12.32'.X32];10)" office:value-type="float" office:value="1.52287874528034" calcext:value-type="float">
            <text:p>1.5228787453</text:p>
          </table:table-cell>
          <table:table-cell table:formula="of:=-LOG(1-['12.32'.Y32];10)" office:value-type="float" office:value="1.69897000433602" calcext:value-type="float">
            <text:p>1.6989700043</text:p>
          </table:table-cell>
          <table:table-cell table:formula="of:=-LOG(1-['12.32'.Z32];10)" office:value-type="float" office:value="2" calcext:value-type="float">
            <text:p>2</text:p>
          </table:table-cell>
          <table:table-cell table:formula="of:=-LOG(1-['12.32'.AA32];10)" office:value-type="float" office:value="2.24237625409161" calcext:value-type="float">
            <text:p>2.2423762541</text:p>
          </table:table-cell>
          <table:table-cell table:number-columns-repeated="20"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46.87" calcext:value-type="float">
            <text:p>246.87</text:p>
          </table:table-cell>
          <table:table-cell office:value-type="float" office:value="2.14815" calcext:value-type="float">
            <text:p>2.14815</text:p>
          </table:table-cell>
          <table:table-cell office:value-type="float" office:value="0.998263" calcext:value-type="float">
            <text:p>0.998263</text:p>
          </table:table-cell>
          <table:table-cell office:value-type="float" office:value="521" calcext:value-type="float">
            <text:p>521</text:p>
          </table:table-cell>
          <table:table-cell table:formula="of:=22100*1000/(['12.32'.E34]*86400)" office:value-type="float" office:value="119.073173212782" calcext:value-type="float">
            <text:p>119.0731732128</text:p>
          </table:table-cell>
          <table:table-cell table:formula="of:=['12.32'.F34]-0.005" office:value-type="float" office:value="0.993263" calcext:value-type="float">
            <text:p>0.993263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energy</text:p>
          </table:table-cell>
          <table:table-cell table:formula="of:=22100*1000/(['12.32'.AW35]*86400)" office:value-type="float" office:value="2.0462962962963" calcext:value-type="float">
            <text:p>2.0462962963</text:p>
          </table:table-cell>
          <table:table-cell table:formula="of:=22100*1000/(['12.32'.AX35]*86400)" office:value-type="float" office:value="2.13155864197531" calcext:value-type="float">
            <text:p>2.131558642</text:p>
          </table:table-cell>
          <table:table-cell table:formula="of:=22100*1000/(['12.32'.AY35]*86400)" office:value-type="float" office:value="2.22423510466989" calcext:value-type="float">
            <text:p>2.2242351047</text:p>
          </table:table-cell>
          <table:table-cell table:formula="of:=22100*1000/(['12.32'.AZ35]*86400)" office:value-type="float" office:value="2.3253367003367" calcext:value-type="float">
            <text:p>2.3253367003</text:p>
          </table:table-cell>
          <table:table-cell table:formula="of:=22100*1000/(['12.32'.BA35]*86400)" office:value-type="float" office:value="2.43606701940035" calcext:value-type="float">
            <text:p>2.4360670194</text:p>
          </table:table-cell>
          <table:table-cell office:value-type="float" office:value="2.15327" calcext:value-type="float">
            <text:p>2.15327</text:p>
          </table:table-cell>
          <table:table-cell table:number-columns-repeated="5"/>
          <table:table-cell office:value-type="float" office:value="2.12386" calcext:value-type="float">
            <text:p>2.1238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46.864" calcext:value-type="float">
            <text:p>246.864</text:p>
          </table:table-cell>
          <table:table-cell office:value-type="float" office:value="2.15628" calcext:value-type="float">
            <text:p>2.15628</text:p>
          </table:table-cell>
          <table:table-cell office:value-type="float" office:value="0.99862" calcext:value-type="float">
            <text:p>0.99862</text:p>
          </table:table-cell>
          <table:table-cell office:value-type="float" office:value="414" calcext:value-type="float">
            <text:p>414</text:p>
          </table:table-cell>
          <table:table-cell table:formula="of:=22100*1000/(['12.32'.E35]*86400)" office:value-type="float" office:value="118.624221825105" calcext:value-type="float">
            <text:p>118.6242218251</text:p>
          </table:table-cell>
          <table:table-cell table:formula="of:=['12.32'.F35]-0.005" office:value-type="float" office:value="0.99362" calcext:value-type="float">
            <text:p>0.99362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BB34]*86400)" office:value-type="float" office:value="118.790043532412" calcext:value-type="float">
            <text:p>118.7900435324</text:p>
          </table:table-cell>
          <table:table-cell table:number-columns-repeated="5"/>
          <table:table-cell table:formula="of:=22100*1000/(['12.32'.BH34]*86400)" office:value-type="float" office:value="120.43498019504" calcext:value-type="float">
            <text:p>120.434980195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42.175" calcext:value-type="float">
            <text:p>242.175</text:p>
          </table:table-cell>
          <table:table-cell office:value-type="float" office:value="2.16071" calcext:value-type="float">
            <text:p>2.16071</text:p>
          </table:table-cell>
          <table:table-cell office:value-type="float" office:value="0.99727" calcext:value-type="float">
            <text:p>0.99727</text:p>
          </table:table-cell>
          <table:table-cell office:value-type="float" office:value="819" calcext:value-type="float">
            <text:p>819</text:p>
          </table:table-cell>
          <table:table-cell table:formula="of:=22100*1000/(['12.32'.E36]*86400)" office:value-type="float" office:value="118.381012277" calcext:value-type="float">
            <text:p>118.381012277</text:p>
          </table:table-cell>
          <table:table-cell table:formula="of:=['12.32'.F36]-0.005" office:value-type="float" office:value="0.99227" calcext:value-type="float">
            <text:p>0.99227</text:p>
          </table:table-cell>
          <table:table-cell/>
          <table:table-cell office:value-type="string" calcext:value-type="string">
            <text:p>Blending tank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Blending tank</text:p>
          </table:table-cell>
          <table:table-cell table:number-columns-repeated="26"/>
          <table:table-cell office:value-type="string" calcext:value-type="string">
            <text:p>pdr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277" calcext:value-type="float">
            <text:p>0.994277</text:p>
          </table:table-cell>
          <table:table-cell table:number-columns-repeated="5"/>
          <table:table-cell office:value-type="float" office:value="0.991594" calcext:value-type="float">
            <text:p>0.99159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3.557" calcext:value-type="float">
            <text:p>253.557</text:p>
          </table:table-cell>
          <table:table-cell office:value-type="float" office:value="2.17534" calcext:value-type="float">
            <text:p>2.17534</text:p>
          </table:table-cell>
          <table:table-cell office:value-type="float" office:value="0.998157" calcext:value-type="float">
            <text:p>0.998157</text:p>
          </table:table-cell>
          <table:table-cell office:value-type="float" office:value="553" calcext:value-type="float">
            <text:p>553</text:p>
          </table:table-cell>
          <table:table-cell table:formula="of:=22100*1000/(['12.32'.E37]*86400)" office:value-type="float" office:value="117.584854338649" calcext:value-type="float">
            <text:p>117.5848543387</text:p>
          </table:table-cell>
          <table:table-cell table:formula="of:=['12.32'.F37]-0.005" office:value-type="float" office:value="0.993157" calcext:value-type="float">
            <text:p>0.993157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st:2.12296 234.008 0.992806 0.309955</text:p>
          </table:table-cell>
          <table:table-cell table:number-columns-repeated="3"/>
          <table:table-cell office:value-type="string" calcext:value-type="string">
            <text:p>Latency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st:2.15327 231.671 0.994277 0.918631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2386 245.345 0.991594 0.26395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best:2.26895 360.159 0.999813 745.545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21.2714</text:p>
          </table:table-cell>
          <table:table-cell table:number-columns-repeated="4"/>
          <table:table-cell office:value-type="string" calcext:value-type="string">
            <text:p>Log pdr</text:p>
          </table:table-cell>
          <table:table-cell table:formula="of:=-LOG(1-['12.32'.AW36];10)" office:value-type="float" office:value="1.39794000867204" calcext:value-type="float">
            <text:p>1.3979400087</text:p>
          </table:table-cell>
          <table:table-cell table:formula="of:=-LOG(1-['12.32'.AX36];10)" office:value-type="float" office:value="1.52287874528034" calcext:value-type="float">
            <text:p>1.5228787453</text:p>
          </table:table-cell>
          <table:table-cell table:formula="of:=-LOG(1-['12.32'.AY36];10)" office:value-type="float" office:value="1.69897000433602" calcext:value-type="float">
            <text:p>1.6989700043</text:p>
          </table:table-cell>
          <table:table-cell table:formula="of:=-LOG(1-['12.32'.AZ36];10)" office:value-type="float" office:value="2" calcext:value-type="float">
            <text:p>2</text:p>
          </table:table-cell>
          <table:table-cell table:formula="of:=-LOG(1-['12.32'.BA36];10)" office:value-type="float" office:value="3" calcext:value-type="float">
            <text:p>3</text:p>
          </table:table-cell>
          <table:table-cell table:formula="of:=-LOG(1-['12.32'.BB36];10)" office:value-type="float" office:value="2.24237625409161" calcext:value-type="float">
            <text:p>2.2423762541</text:p>
          </table:table-cell>
          <table:table-cell table:number-columns-repeated="5"/>
          <table:table-cell table:formula="of:=-LOG(1-['12.32'.BH36];10)" office:value-type="float" office:value="2.07541061433058" calcext:value-type="float">
            <text:p>2.075410614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55.178" calcext:value-type="float">
            <text:p>255.178</text:p>
          </table:table-cell>
          <table:table-cell office:value-type="float" office:value="2.17337" calcext:value-type="float">
            <text:p>2.17337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552" calcext:value-type="float">
            <text:p>552</text:p>
          </table:table-cell>
          <table:table-cell table:formula="of:=22100*1000/(['12.32'.E38]*86400)" office:value-type="float" office:value="117.691436357839" calcext:value-type="float">
            <text:p>117.6914363578</text:p>
          </table:table-cell>
          <table:table-cell table:formula="of:=['12.32'.F38]-0.005" office:value-type="float" office:value="0.99316" calcext:value-type="float">
            <text:p>0.99316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2515" calcext:value-type="float">
            <text:p>202515</text:p>
          </table:table-cell>
          <table:table-cell office:value-type="float" office:value="0.85" calcext:value-type="float">
            <text:p>0.8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4" office:value-type="float" office:value="6" calcext:value-type="float">
            <text:p>6</text:p>
          </table:table-cell>
          <table:table-cell table:number-columns-repeated="10"/>
          <table:table-cell table:style-name="ce4" office:value-type="float" office:value="6" calcext:value-type="float">
            <text:p>6</text:p>
          </table:table-cell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65.453" calcext:value-type="float">
            <text:p>265.453</text:p>
          </table:table-cell>
          <table:table-cell office:value-type="float" office:value="2.17303" calcext:value-type="float">
            <text:p>2.17303</text:p>
          </table:table-cell>
          <table:table-cell office:value-type="float" office:value="0.993457" calcext:value-type="float">
            <text:p>0.993457</text:p>
          </table:table-cell>
          <table:table-cell office:value-type="float" office:value="1963" calcext:value-type="float">
            <text:p>1963</text:p>
          </table:table-cell>
          <table:table-cell table:formula="of:=22100*1000/(['12.32'.E39]*86400)" office:value-type="float" office:value="117.709850778423" calcext:value-type="float">
            <text:p>117.7098507784</text:p>
          </table:table-cell>
          <table:table-cell table:formula="of:=['12.32'.F39]-0.005" office:value-type="float" office:value="0.988457" calcext:value-type="float">
            <text:p>0.988457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40]*86400)" office:value-type="float" office:value="2.0462962962963" calcext:value-type="float">
            <text:p>2.0462962963</text:p>
          </table:table-cell>
          <table:table-cell table:style-name="Default" table:formula="of:=22100*1000/(['12.32'.M40]*86400)" office:value-type="float" office:value="2.13155864197531" calcext:value-type="float">
            <text:p>2.131558642</text:p>
          </table:table-cell>
          <table:table-cell table:formula="of:=22100*1000/(['12.32'.N40]*86400)" office:value-type="float" office:value="2.22423510466989" calcext:value-type="float">
            <text:p>2.2242351047</text:p>
          </table:table-cell>
          <table:table-cell table:formula="of:=22100*1000/(['12.32'.O40]*86400)" office:value-type="float" office:value="2.3253367003367" calcext:value-type="float">
            <text:p>2.3253367003</text:p>
          </table:table-cell>
          <table:table-cell table:formula="of:=22100*1000/(['12.32'.P40]*86400)" office:value-type="float" office:value="2.43606701940035" calcext:value-type="float">
            <text:p>2.4360670194</text:p>
          </table:table-cell>
          <table:table-cell office:value-type="float" office:value="2.12296" calcext:value-type="float">
            <text:p>2.12296</text:p>
          </table:table-cell>
          <table:table-cell table:style-name="ce16" table:formula="of:=22100*1000/(['12.32'.Q39]*86400)" office:value-type="float" office:value="120.486036965858" calcext:value-type="float">
            <text:p>120.4860369659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22100*1000/(['12.32'.V40]*86400)" office:value-type="float" office:value="2.0462962962963" calcext:value-type="float">
            <text:p>2.0462962963</text:p>
          </table:table-cell>
          <table:table-cell table:formula="of:=22100*1000/(['12.32'.W40]*86400)" office:value-type="float" office:value="2.13155864197531" calcext:value-type="float">
            <text:p>2.131558642</text:p>
          </table:table-cell>
          <table:table-cell table:formula="of:=22100*1000/(['12.32'.X40]*86400)" office:value-type="float" office:value="2.22423510466989" calcext:value-type="float">
            <text:p>2.2242351047</text:p>
          </table:table-cell>
          <table:table-cell table:formula="of:=22100*1000/(['12.32'.Y40]*86400)" office:value-type="float" office:value="2.3253367003367" calcext:value-type="float">
            <text:p>2.3253367003</text:p>
          </table:table-cell>
          <table:table-cell table:formula="of:=22100*1000/(['12.32'.Z40]*86400)" office:value-type="float" office:value="2.43606701940035" calcext:value-type="float">
            <text:p>2.4360670194</text:p>
          </table:table-cell>
          <table:table-cell office:value-type="float" office:value="2.15327" calcext:value-type="float">
            <text:p>2.15327</text:p>
          </table:table-cell>
          <table:table-cell table:number-columns-repeated="20"/>
          <table:table-cell office:value-type="string" calcext:value-type="string">
            <text:p>Latency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96" calcext:value-type="float">
            <text:p>396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est:2.10865 276.251 0.996826 0.0972871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1039 286.732 0.99929 0.0751723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43.6675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2.24328 270.12 0.999433 20.053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63.498" calcext:value-type="float">
            <text:p>263.498</text:p>
          </table:table-cell>
          <table:table-cell office:value-type="float" office:value="2.17837" calcext:value-type="float">
            <text:p>2.17837</text:p>
          </table:table-cell>
          <table:table-cell office:value-type="float" office:value="0.995833" calcext:value-type="float">
            <text:p>0.995833</text:p>
          </table:table-cell>
          <table:table-cell office:value-type="float" office:value="1250" calcext:value-type="float">
            <text:p>1250</text:p>
          </table:table-cell>
          <table:table-cell table:formula="of:=22100*1000/(['12.32'.E40]*86400)" office:value-type="float" office:value="117.421299888007" calcext:value-type="float">
            <text:p>117.421299888</text:p>
          </table:table-cell>
          <table:table-cell table:formula="of:=['12.32'.F40]-0.005" office:value-type="float" office:value="0.990833" calcext:value-type="float">
            <text:p>0.990833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AA39]*86400)" office:value-type="float" office:value="118.790043532412" calcext:value-type="float">
            <text:p>118.7900435324</text:p>
          </table:table-cell>
          <table:table-cell table:number-columns-repeated="20"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office:value-type="float" office:value="0.88" calcext:value-type="float">
            <text:p>0.8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63.502" calcext:value-type="float">
            <text:p>263.502</text:p>
          </table:table-cell>
          <table:table-cell office:value-type="float" office:value="2.18191" calcext:value-type="float">
            <text:p>2.18191</text:p>
          </table:table-cell>
          <table:table-cell office:value-type="float" office:value="0.995647" calcext:value-type="float">
            <text:p>0.995647</text:p>
          </table:table-cell>
          <table:table-cell office:value-type="float" office:value="1306" calcext:value-type="float">
            <text:p>1306</text:p>
          </table:table-cell>
          <table:table-cell table:formula="of:=22100*1000/(['12.32'.E41]*86400)" office:value-type="float" office:value="117.230791846152" calcext:value-type="float">
            <text:p>117.2307918462</text:p>
          </table:table-cell>
          <table:table-cell table:formula="of:=['12.32'.F41]-0.005" office:value-type="float" office:value="0.990647" calcext:value-type="float">
            <text:p>0.990647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6" calcext:value-type="float">
            <text:p>0.96</text:p>
          </table:table-cell>
          <table:table-cell table:style-name="Default"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2806" calcext:value-type="float">
            <text:p>0.992806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277" calcext:value-type="float">
            <text:p>0.994277</text:p>
          </table:table-cell>
          <table:table-cell table:number-columns-repeated="20"/>
          <table:table-cell office:value-type="string" calcext:value-type="string">
            <text:p>energy</text:p>
          </table:table-cell>
          <table:table-cell table:formula="of:=22100*1000/(['12.32'.AW42]*86400)" office:value-type="float" office:value="2.0462962962963" calcext:value-type="float">
            <text:p>2.0462962963</text:p>
          </table:table-cell>
          <table:table-cell table:formula="of:=22100*1000/(['12.32'.AX42]*86400)" office:value-type="float" office:value="2.13155864197531" calcext:value-type="float">
            <text:p>2.131558642</text:p>
          </table:table-cell>
          <table:table-cell table:formula="of:=22100*1000/(['12.32'.AY42]*86400)" office:value-type="float" office:value="2.22423510466989" calcext:value-type="float">
            <text:p>2.2242351047</text:p>
          </table:table-cell>
          <table:table-cell table:formula="of:=22100*1000/(['12.32'.AZ42]*86400)" office:value-type="float" office:value="2.3253367003367" calcext:value-type="float">
            <text:p>2.3253367003</text:p>
          </table:table-cell>
          <table:table-cell table:formula="of:=22100*1000/(['12.32'.BA42]*86400)" office:value-type="float" office:value="2.43606701940035" calcext:value-type="float">
            <text:p>2.4360670194</text:p>
          </table:table-cell>
          <table:table-cell office:value-type="float" office:value="2.10865" calcext:value-type="float">
            <text:p>2.10865</text:p>
          </table:table-cell>
          <table:table-cell table:number-columns-repeated="5"/>
          <table:table-cell office:value-type="float" office:value="2.11039" calcext:value-type="float">
            <text:p>2.1103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61.966" calcext:value-type="float">
            <text:p>261.966</text:p>
          </table:table-cell>
          <table:table-cell office:value-type="float" office:value="2.17601" calcext:value-type="float">
            <text:p>2.17601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1899" calcext:value-type="float">
            <text:p>1899</text:p>
          </table:table-cell>
          <table:table-cell table:formula="of:=22100*1000/(['12.32'.E42]*86400)" office:value-type="float" office:value="117.548649609624" calcext:value-type="float">
            <text:p>117.5486496096</text:p>
          </table:table-cell>
          <table:table-cell table:formula="of:=['12.32'.F42]-0.005" office:value-type="float" office:value="0.98867" calcext:value-type="float">
            <text:p>0.98867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41];10)" office:value-type="float" office:value="-1.39794000867204" calcext:value-type="float">
            <text:p>-1.3979400087</text:p>
          </table:table-cell>
          <table:table-cell table:style-name="Default" table:formula="of:=LOG(1-['12.32'.M41];10)" office:value-type="float" office:value="-1.52287874528034" calcext:value-type="float">
            <text:p>-1.5228787453</text:p>
          </table:table-cell>
          <table:table-cell table:formula="of:=LOG(1-['12.32'.N41];10)" office:value-type="float" office:value="-1.69897000433602" calcext:value-type="float">
            <text:p>-1.6989700043</text:p>
          </table:table-cell>
          <table:table-cell table:formula="of:=LOG(1-['12.32'.O41];10)" office:value-type="float" office:value="-2" calcext:value-type="float">
            <text:p>-2</text:p>
          </table:table-cell>
          <table:table-cell table:formula="of:=LOG(1-['12.32'.P41];10)" office:value-type="float" office:value="-3" calcext:value-type="float">
            <text:p>-3</text:p>
          </table:table-cell>
          <table:table-cell table:formula="of:=LOG(1-['12.32'.Q41];10)" office:value-type="float" office:value="-2.14302956651751" calcext:value-type="float">
            <text:p>-2.1430295665</text:p>
          </table:table-cell>
          <table:table-cell table:number-columns-repeated="3"/>
          <table:table-cell office:value-type="string" calcext:value-type="string">
            <text:p>Log pdr</text:p>
          </table:table-cell>
          <table:table-cell table:formula="of:=-LOG(1-['12.32'.V41];10)" office:value-type="float" office:value="1.39794000867204" calcext:value-type="float">
            <text:p>1.3979400087</text:p>
          </table:table-cell>
          <table:table-cell table:formula="of:=-LOG(1-['12.32'.W41];10)" office:value-type="float" office:value="1.52287874528034" calcext:value-type="float">
            <text:p>1.5228787453</text:p>
          </table:table-cell>
          <table:table-cell table:formula="of:=-LOG(1-['12.32'.X41];10)" office:value-type="float" office:value="1.69897000433602" calcext:value-type="float">
            <text:p>1.6989700043</text:p>
          </table:table-cell>
          <table:table-cell table:formula="of:=-LOG(1-['12.32'.Y41];10)" office:value-type="float" office:value="2" calcext:value-type="float">
            <text:p>2</text:p>
          </table:table-cell>
          <table:table-cell table:formula="of:=-LOG(1-['12.32'.Z41];10)" office:value-type="float" office:value="3" calcext:value-type="float">
            <text:p>3</text:p>
          </table:table-cell>
          <table:table-cell table:formula="of:=-LOG(1-['12.32'.AA41];10)" office:value-type="float" office:value="2.24237625409161" calcext:value-type="float">
            <text:p>2.2423762541</text:p>
          </table:table-cell>
          <table:table-cell table:number-columns-repeated="20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BB41]*86400)" office:value-type="float" office:value="121.303695272822" calcext:value-type="float">
            <text:p>121.3036952728</text:p>
          </table:table-cell>
          <table:table-cell table:number-columns-repeated="5"/>
          <table:table-cell table:formula="of:=22100*1000/(['12.32'.BH41]*86400)" office:value-type="float" office:value="121.203681327639" calcext:value-type="float">
            <text:p>121.203681327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60.187" calcext:value-type="float">
            <text:p>260.187</text:p>
          </table:table-cell>
          <table:table-cell office:value-type="float" office:value="2.18902" calcext:value-type="float">
            <text:p>2.18902</text:p>
          </table:table-cell>
          <table:table-cell office:value-type="float" office:value="0.994333" calcext:value-type="float">
            <text:p>0.994333</text:p>
          </table:table-cell>
          <table:table-cell office:value-type="float" office:value="1700" calcext:value-type="float">
            <text:p>1700</text:p>
          </table:table-cell>
          <table:table-cell table:formula="of:=22100*1000/(['12.32'.E43]*86400)" office:value-type="float" office:value="116.850022858191" calcext:value-type="float">
            <text:p>116.8500228582</text:p>
          </table:table-cell>
          <table:table-cell table:formula="of:=['12.32'.F43]-0.005" office:value-type="float" office:value="0.989333" calcext:value-type="float">
            <text:p>0.989333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pdr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826" calcext:value-type="float">
            <text:p>0.996826</text:p>
          </table:table-cell>
          <table:table-cell table:number-columns-repeated="5"/>
          <table:table-cell office:value-type="float" office:value="0.99929" calcext:value-type="float">
            <text:p>0.9992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51.863" calcext:value-type="float">
            <text:p>251.863</text:p>
          </table:table-cell>
          <table:table-cell office:value-type="float" office:value="2.21485" calcext:value-type="float">
            <text:p>2.21485</text:p>
          </table:table-cell>
          <table:table-cell office:value-type="float" office:value="0.994133" calcext:value-type="float">
            <text:p>0.994133</text:p>
          </table:table-cell>
          <table:table-cell office:value-type="float" office:value="1760" calcext:value-type="float">
            <text:p>1760</text:p>
          </table:table-cell>
          <table:table-cell table:formula="of:=22100*1000/(['12.32'.E44]*86400)" office:value-type="float" office:value="115.487295770385" calcext:value-type="float">
            <text:p>115.4872957704</text:p>
          </table:table-cell>
          <table:table-cell table:formula="of:=['12.32'.F44]-0.005" office:value-type="float" office:value="0.989133" calcext:value-type="float">
            <text:p>0.989133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st:2.21829 314.816 0.999716 25.0687</text:p>
          </table:table-cell>
          <table:table-cell table:number-columns-repeated="3"/>
          <table:table-cell office:value-type="string" calcext:value-type="string">
            <text:p>Latency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st:2.15327 231.671 0.994277 0.139247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3524 231.806 0.998297 0.0753954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best:2.26895 360.159 0.999813 704.067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1.8829</text:p>
          </table:table-cell>
          <table:table-cell table:number-columns-repeated="4"/>
          <table:table-cell office:value-type="string" calcext:value-type="string">
            <text:p>Log pdr</text:p>
          </table:table-cell>
          <table:table-cell table:formula="of:=-LOG(1-['12.32'.AW43];10)" office:value-type="float" office:value="1.39794000867204" calcext:value-type="float">
            <text:p>1.3979400087</text:p>
          </table:table-cell>
          <table:table-cell table:formula="of:=-LOG(1-['12.32'.AX43];10)" office:value-type="float" office:value="1.52287874528034" calcext:value-type="float">
            <text:p>1.5228787453</text:p>
          </table:table-cell>
          <table:table-cell table:formula="of:=-LOG(1-['12.32'.AY43];10)" office:value-type="float" office:value="1.69897000433602" calcext:value-type="float">
            <text:p>1.6989700043</text:p>
          </table:table-cell>
          <table:table-cell table:formula="of:=-LOG(1-['12.32'.AZ43];10)" office:value-type="float" office:value="2" calcext:value-type="float">
            <text:p>2</text:p>
          </table:table-cell>
          <table:table-cell table:formula="of:=-LOG(1-['12.32'.BA43];10)" office:value-type="float" office:value="3" calcext:value-type="float">
            <text:p>3</text:p>
          </table:table-cell>
          <table:table-cell table:formula="of:=-LOG(1-['12.32'.BB43];10)" office:value-type="float" office:value="2.49839307758117" calcext:value-type="float">
            <text:p>2.4983930776</text:p>
          </table:table-cell>
          <table:table-cell table:number-columns-repeated="5"/>
          <table:table-cell table:formula="of:=-LOG(1-['12.32'.BH43];10)" office:value-type="float" office:value="3.148741651281" calcext:value-type="float">
            <text:p>3.1487416513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03.854" calcext:value-type="float">
            <text:p>303.854</text:p>
          </table:table-cell>
          <table:table-cell office:value-type="float" office:value="2.21059" calcext:value-type="float">
            <text:p>2.21059</text:p>
          </table:table-cell>
          <table:table-cell office:value-type="float" office:value="0.993163" calcext:value-type="float">
            <text:p>0.993163</text:p>
          </table:table-cell>
          <table:table-cell office:value-type="float" office:value="2051" calcext:value-type="float">
            <text:p>2051</text:p>
          </table:table-cell>
          <table:table-cell table:formula="of:=22100*1000/(['12.32'.E45]*86400)" office:value-type="float" office:value="115.709849875842" calcext:value-type="float">
            <text:p>115.7098498758</text:p>
          </table:table-cell>
          <table:table-cell table:formula="of:=['12.32'.F45]-0.005" office:value-type="float" office:value="0.988163" calcext:value-type="float">
            <text:p>0.988163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02524" calcext:value-type="float">
            <text:p>202524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4" office:value-type="float" office:value="7" calcext:value-type="float">
            <text:p>7</text:p>
          </table:table-cell>
          <table:table-cell table:style-name="ce13" table:number-columns-repeated="5"/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11.99" calcext:value-type="float">
            <text:p>311.99</text:p>
          </table:table-cell>
          <table:table-cell office:value-type="float" office:value="2.21933" calcext:value-type="float">
            <text:p>2.21933</text:p>
          </table:table-cell>
          <table:table-cell office:value-type="float" office:value="0.99294" calcext:value-type="float">
            <text:p>0.99294</text:p>
          </table:table-cell>
          <table:table-cell office:value-type="float" office:value="2118" calcext:value-type="float">
            <text:p>2118</text:p>
          </table:table-cell>
          <table:table-cell table:formula="of:=22100*1000/(['12.32'.E46]*86400)" office:value-type="float" office:value="115.254169968881" calcext:value-type="float">
            <text:p>115.2541699689</text:p>
          </table:table-cell>
          <table:table-cell table:formula="of:=['12.32'.F46]-0.005" office:value-type="float" office:value="0.98794" calcext:value-type="float">
            <text:p>0.98794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47]*86400)" office:value-type="float" office:value="2.13155864197531" calcext:value-type="float">
            <text:p>2.131558642</text:p>
          </table:table-cell>
          <table:table-cell table:style-name="Default" table:formula="of:=22100*1000/(['12.32'.M47]*86400)" office:value-type="float" office:value="2.22423510466989" calcext:value-type="float">
            <text:p>2.2242351047</text:p>
          </table:table-cell>
          <table:table-cell table:formula="of:=22100*1000/(['12.32'.N47]*86400)" office:value-type="float" office:value="2.3253367003367" calcext:value-type="float">
            <text:p>2.3253367003</text:p>
          </table:table-cell>
          <table:table-cell table:formula="of:=22100*1000/(['12.32'.O47]*86400)" office:value-type="float" office:value="2.43606701940035" calcext:value-type="float">
            <text:p>2.4360670194</text:p>
          </table:table-cell>
          <table:table-cell table:formula="of:=22100*1000/(['12.32'.P47]*86400)" office:value-type="float" office:value="2.55787037037037" calcext:value-type="float">
            <text:p>2.5578703704</text:p>
          </table:table-cell>
          <table:table-cell office:value-type="float" office:value="2.21829" calcext:value-type="float">
            <text:p>2.21829</text:p>
          </table:table-cell>
          <table:table-cell table:style-name="ce16" table:formula="of:=22100*1000/(['12.32'.Q46]*86400)" office:value-type="float" office:value="115.308204534591" calcext:value-type="float">
            <text:p>115.3082045346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22100*1000/(['12.32'.V47]*86400)" office:value-type="float" office:value="2.13155864197531" calcext:value-type="float">
            <text:p>2.131558642</text:p>
          </table:table-cell>
          <table:table-cell table:formula="of:=22100*1000/(['12.32'.W47]*86400)" office:value-type="float" office:value="2.22423510466989" calcext:value-type="float">
            <text:p>2.2242351047</text:p>
          </table:table-cell>
          <table:table-cell table:formula="of:=22100*1000/(['12.32'.X47]*86400)" office:value-type="float" office:value="2.3253367003367" calcext:value-type="float">
            <text:p>2.3253367003</text:p>
          </table:table-cell>
          <table:table-cell table:formula="of:=22100*1000/(['12.32'.Y47]*86400)" office:value-type="float" office:value="2.43606701940035" calcext:value-type="float">
            <text:p>2.4360670194</text:p>
          </table:table-cell>
          <table:table-cell table:formula="of:=22100*1000/(['12.32'.Z47]*86400)" office:value-type="float" office:value="2.55787037037037" calcext:value-type="float">
            <text:p>2.5578703704</text:p>
          </table:table-cell>
          <table:table-cell office:value-type="float" office:value="2.15327" calcext:value-type="float">
            <text:p>2.15327</text:p>
          </table:table-cell>
          <table:table-cell table:number-columns-repeated="20"/>
          <table:table-cell office:value-type="string" calcext:value-type="string">
            <text:p>Latency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96" calcext:value-type="float">
            <text:p>396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float" office:value="317.014" calcext:value-type="float">
            <text:p>317.014</text:p>
          </table:table-cell>
          <table:table-cell office:value-type="float" office:value="2.22039" calcext:value-type="float">
            <text:p>2.22039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5.00956" calcext:value-type="float">
            <text:p>5.00956</text:p>
          </table:table-cell>
          <table:table-cell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9267 310.062 0.999983 2.43167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55.4675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2.24328 270.12 0.999433 69.853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38.653" calcext:value-type="float">
            <text:p>338.653</text:p>
          </table:table-cell>
          <table:table-cell office:value-type="float" office:value="2.23842" calcext:value-type="float">
            <text:p>2.23842</text:p>
          </table:table-cell>
          <table:table-cell office:value-type="float" office:value="0.994217" calcext:value-type="float">
            <text:p>0.994217</text:p>
          </table:table-cell>
          <table:table-cell office:value-type="float" office:value="1735" calcext:value-type="float">
            <text:p>1735</text:p>
          </table:table-cell>
          <table:table-cell table:formula="of:=22100*1000/(['12.32'.E47]*86400)" office:value-type="float" office:value="114.271243572268" calcext:value-type="float">
            <text:p>114.2712435723</text:p>
          </table:table-cell>
          <table:table-cell table:formula="of:=['12.32'.F47]-0.005" office:value-type="float" office:value="0.989217" calcext:value-type="float">
            <text:p>0.989217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22100*1000/(['12.32'.AA46]*86400)" office:value-type="float" office:value="118.790043532412" calcext:value-type="float">
            <text:p>118.7900435324</text:p>
          </table:table-cell>
          <table:table-cell table:number-columns-repeated="20"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202524" calcext:value-type="float">
            <text:p>202524</text:p>
          </table:table-cell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95.353" calcext:value-type="float">
            <text:p>295.353</text:p>
          </table:table-cell>
          <table:table-cell office:value-type="float" office:value="2.20871" calcext:value-type="float">
            <text:p>2.20871</text:p>
          </table:table-cell>
          <table:table-cell office:value-type="float" office:value="0.990777" calcext:value-type="float">
            <text:p>0.990777</text:p>
          </table:table-cell>
          <table:table-cell office:value-type="float" office:value="2767" calcext:value-type="float">
            <text:p>2767</text:p>
          </table:table-cell>
          <table:table-cell table:formula="of:=22100*1000/(['12.32'.E48]*86400)" office:value-type="float" office:value="115.80833927362" calcext:value-type="float">
            <text:p>115.8083392736</text:p>
          </table:table-cell>
          <table:table-cell table:formula="of:=['12.32'.F48]-0.005" office:value-type="float" office:value="0.985777" calcext:value-type="float">
            <text:p>0.985777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table:style-name="Default"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716" calcext:value-type="float">
            <text:p>0.999716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277" calcext:value-type="float">
            <text:p>0.994277</text:p>
          </table:table-cell>
          <table:table-cell table:number-columns-repeated="20"/>
          <table:table-cell office:value-type="string" calcext:value-type="string">
            <text:p>energy</text:p>
          </table:table-cell>
          <table:table-cell table:formula="of:=22100*1000/(['12.32'.AW49]*86400)" office:value-type="float" office:value="2.0462962962963" calcext:value-type="float">
            <text:p>2.0462962963</text:p>
          </table:table-cell>
          <table:table-cell table:formula="of:=22100*1000/(['12.32'.AX49]*86400)" office:value-type="float" office:value="2.13155864197531" calcext:value-type="float">
            <text:p>2.131558642</text:p>
          </table:table-cell>
          <table:table-cell table:formula="of:=22100*1000/(['12.32'.AY49]*86400)" office:value-type="float" office:value="2.22423510466989" calcext:value-type="float">
            <text:p>2.2242351047</text:p>
          </table:table-cell>
          <table:table-cell table:formula="of:=22100*1000/(['12.32'.AZ49]*86400)" office:value-type="float" office:value="2.3253367003367" calcext:value-type="float">
            <text:p>2.3253367003</text:p>
          </table:table-cell>
          <table:table-cell table:formula="of:=22100*1000/(['12.32'.BA49]*86400)" office:value-type="float" office:value="2.43606701940035" calcext:value-type="float">
            <text:p>2.4360670194</text:p>
          </table:table-cell>
          <table:table-cell office:value-type="float" office:value="2.22039" calcext:value-type="float">
            <text:p>2.22039</text:p>
          </table:table-cell>
          <table:table-cell table:number-columns-repeated="5"/>
          <table:table-cell office:value-type="float" office:value="2.19267" calcext:value-type="float">
            <text:p>2.1926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18.547" calcext:value-type="float">
            <text:p>318.547</text:p>
          </table:table-cell>
          <table:table-cell office:value-type="float" office:value="2.22461" calcext:value-type="float">
            <text:p>2.22461</text:p>
          </table:table-cell>
          <table:table-cell office:value-type="float" office:value="0.9925" calcext:value-type="float">
            <text:p>0.9925</text:p>
          </table:table-cell>
          <table:table-cell office:value-type="float" office:value="2250" calcext:value-type="float">
            <text:p>2250</text:p>
          </table:table-cell>
          <table:table-cell table:formula="of:=22100*1000/(['12.32'.E49]*86400)" office:value-type="float" office:value="114.980619990487" calcext:value-type="float">
            <text:p>114.9806199905</text:p>
          </table:table-cell>
          <table:table-cell table:formula="of:=['12.32'.F49]-0.005" office:value-type="float" office:value="0.9875" calcext:value-type="float">
            <text:p>0.9875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48];10)" office:value-type="float" office:value="-1.69897000433602" calcext:value-type="float">
            <text:p>-1.6989700043</text:p>
          </table:table-cell>
          <table:table-cell table:style-name="Default" table:formula="of:=LOG(1-['12.32'.M48];10)" office:value-type="float" office:value="-2" calcext:value-type="float">
            <text:p>-2</text:p>
          </table:table-cell>
          <table:table-cell table:formula="of:=LOG(1-['12.32'.N48];10)" office:value-type="float" office:value="-3" calcext:value-type="float">
            <text:p>-3</text:p>
          </table:table-cell>
          <table:table-cell table:formula="of:=LOG(1-['12.32'.O48];10)" office:value-type="float" office:value="-4.00000000000005" calcext:value-type="float">
            <text:p>-4</text:p>
          </table:table-cell>
          <table:table-cell table:formula="of:=LOG(1-['12.32'.P48];10)" office:value-type="float" office:value="-5.00000000000198" calcext:value-type="float">
            <text:p>-5</text:p>
          </table:table-cell>
          <table:table-cell table:formula="of:=LOG(1-['12.32'.Q48];10)" office:value-type="float" office:value="-3.54668165995287" calcext:value-type="float">
            <text:p>-3.54668166</text:p>
          </table:table-cell>
          <table:table-cell table:number-columns-repeated="3"/>
          <table:table-cell office:value-type="string" calcext:value-type="string">
            <text:p>Log pdr</text:p>
          </table:table-cell>
          <table:table-cell table:formula="of:=-LOG(1-['12.32'.V48];10)" office:value-type="float" office:value="1.39794000867204" calcext:value-type="float">
            <text:p>1.3979400087</text:p>
          </table:table-cell>
          <table:table-cell table:formula="of:=-LOG(1-['12.32'.W48];10)" office:value-type="float" office:value="1.52287874528034" calcext:value-type="float">
            <text:p>1.5228787453</text:p>
          </table:table-cell>
          <table:table-cell table:formula="of:=-LOG(1-['12.32'.X48];10)" office:value-type="float" office:value="1.69897000433602" calcext:value-type="float">
            <text:p>1.6989700043</text:p>
          </table:table-cell>
          <table:table-cell table:formula="of:=-LOG(1-['12.32'.Y48];10)" office:value-type="float" office:value="2" calcext:value-type="float">
            <text:p>2</text:p>
          </table:table-cell>
          <table:table-cell table:formula="of:=-LOG(1-['12.32'.Z48];10)" office:value-type="float" office:value="3" calcext:value-type="float">
            <text:p>3</text:p>
          </table:table-cell>
          <table:table-cell table:formula="of:=-LOG(1-['12.32'.AA48];10)" office:value-type="float" office:value="2.24237625409161" calcext:value-type="float">
            <text:p>2.2423762541</text:p>
          </table:table-cell>
          <table:table-cell table:number-columns-repeated="20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ce19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BB48]*86400)" office:value-type="float" office:value="115.199148364493" calcext:value-type="float">
            <text:p>115.1991483645</text:p>
          </table:table-cell>
          <table:table-cell table:number-columns-repeated="5"/>
          <table:table-cell table:formula="of:=22100*1000/(['12.32'.BH48]*86400)" office:value-type="float" office:value="116.655509965949" calcext:value-type="float">
            <text:p>116.6555099659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15.416" calcext:value-type="float">
            <text:p>515.416</text:p>
          </table:table-cell>
          <table:table-cell office:value-type="float" office:value="2.50576" calcext:value-type="float">
            <text:p>2.50576</text:p>
          </table:table-cell>
          <table:table-cell office:value-type="float" office:value="0.985077" calcext:value-type="float">
            <text:p>0.985077</text:p>
          </table:table-cell>
          <table:table-cell office:value-type="float" office:value="4477" calcext:value-type="float">
            <text:p>4477</text:p>
          </table:table-cell>
          <table:table-cell table:formula="of:=22100*1000/(['12.32'.E50]*86400)" office:value-type="float" office:value="102.079623362587" calcext:value-type="float">
            <text:p>102.0796233626</text:p>
          </table:table-cell>
          <table:table-cell table:formula="of:=['12.32'.F50]-0.005" office:value-type="float" office:value="0.980077" calcext:value-type="float">
            <text:p>0.980077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pdr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33" calcext:value-type="float">
            <text:p>0.999933</text:p>
          </table:table-cell>
          <table:table-cell table:number-columns-repeated="5"/>
          <table:table-cell office:value-type="float" office:value="0.999983" calcext:value-type="float">
            <text:p>0.99998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.01637" calcext:value-type="float">
            <text:p>2.01637</text:p>
          </table:table-cell>
          <table:table-cell office:value-type="float" office:value="0.942311" calcext:value-type="float">
            <text:p>0.942311</text:p>
          </table:table-cell>
          <table:table-cell office:value-type="float" office:value="17307" calcext:value-type="float">
            <text:p>17307</text:p>
          </table:table-cell>
          <table:table-cell table:formula="of:=22100*1000/(['12.32'.E51]*86400)" office:value-type="float" office:value="126.855208635834" calcext:value-type="float">
            <text:p>126.8552086358</text:p>
          </table:table-cell>
          <table:table-cell office:value-type="float" office:value="0.942311" calcext:value-type="float">
            <text:p>0.942311</text:p>
          </table:table-cell>
          <table:table-cell/>
          <table:table-cell office:value-type="string" calcext:value-type="string">
            <text:p>Heat exchanger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Heat exchanger</text:p>
          </table:table-cell>
          <table:table-cell table:number-columns-repeated="26"/>
          <table:table-cell office:value-type="string" calcext:value-type="string">
            <text:p>Log pdr</text:p>
          </table:table-cell>
          <table:table-cell table:formula="of:=-LOG(1-['12.32'.AW50];10)" office:value-type="float" office:value="2" calcext:value-type="float">
            <text:p>2</text:p>
          </table:table-cell>
          <table:table-cell table:formula="of:=-LOG(1-['12.32'.AX50];10)" office:value-type="float" office:value="3" calcext:value-type="float">
            <text:p>3</text:p>
          </table:table-cell>
          <table:table-cell table:formula="of:=-LOG(1-['12.32'.AY50];10)" office:value-type="float" office:value="4.00000000000005" calcext:value-type="float">
            <text:p>4</text:p>
          </table:table-cell>
          <table:table-cell table:formula="of:=-LOG(1-['12.32'.AZ50];10)" office:value-type="float" office:value="5.00000000000198" calcext:value-type="float">
            <text:p>5</text:p>
          </table:table-cell>
          <table:table-cell table:formula="of:=-LOG(1-['12.32'.BA50];10)" office:value-type="float" office:value="5.99999999998751" calcext:value-type="float">
            <text:p>6</text:p>
          </table:table-cell>
          <table:table-cell table:formula="of:=-LOG(1-['12.32'.BB50];10)" office:value-type="float" office:value="4.17392519729892" calcext:value-type="float">
            <text:p>4.1739251973</text:p>
          </table:table-cell>
          <table:table-cell table:number-columns-repeated="5"/>
          <table:table-cell table:formula="of:=-LOG(1-['12.32'.BH50];10)" office:value-type="float" office:value="4.76955107862058" calcext:value-type="float">
            <text:p>4.769551078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2.01189" calcext:value-type="float">
            <text:p>2.01189</text:p>
          </table:table-cell>
          <table:table-cell office:value-type="float" office:value="0.946708" calcext:value-type="float">
            <text:p>0.946708</text:p>
          </table:table-cell>
          <table:table-cell office:value-type="float" office:value="15988" calcext:value-type="float">
            <text:p>15988</text:p>
          </table:table-cell>
          <table:table-cell table:formula="of:=22100*1000/(['12.32'.E52]*86400)" office:value-type="float" office:value="127.137684981305" calcext:value-type="float">
            <text:p>127.1376849813</text:p>
          </table:table-cell>
          <table:table-cell office:value-type="float" office:value="0.946708" calcext:value-type="float">
            <text:p>0.946708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350" calcext:value-type="float">
            <text:p>35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est:2.2213 316.976 0.999928 30.7513</text:p>
          </table:table-cell>
          <table:table-cell table:number-columns-repeated="3"/>
          <table:table-cell office:value-type="string" calcext:value-type="string">
            <text:p>Latency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96" calcext:value-type="float">
            <text:p>396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est:2.10865 276.251 0.996826 0.0972871</text:p>
          </table:table-cell>
          <table:table-cell table:number-columns-repeated="4"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1039 286.732 0.99929 0.0751723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best:2.26895 360.159 0.999813 43.6675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20.0536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number-columns-repeated="10"/>
          <table:table-cell table:style-name="ce4" office:value-type="float" office:value="8" calcext:value-type="float">
            <text:p>8</text:p>
          </table:table-cell>
          <table:table-cell table:number-columns-repeated="4"/>
          <table:table-cell table:style-name="ce4"/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8.333" calcext:value-type="float">
            <text:p>148.333</text:p>
          </table:table-cell>
          <table:table-cell office:value-type="float" office:value="2.01234" calcext:value-type="float">
            <text:p>2.01234</text:p>
          </table:table-cell>
          <table:table-cell office:value-type="float" office:value="0.946564" calcext:value-type="float">
            <text:p>0.946564</text:p>
          </table:table-cell>
          <table:table-cell office:value-type="float" office:value="16031" calcext:value-type="float">
            <text:p>16031</text:p>
          </table:table-cell>
          <table:table-cell table:formula="of:=22100*1000/(['12.32'.E53]*86400)" office:value-type="float" office:value="127.109254418755" calcext:value-type="float">
            <text:p>127.1092544188</text:p>
          </table:table-cell>
          <table:table-cell office:value-type="float" office:value="0.946564" calcext:value-type="float">
            <text:p>0.946564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Latency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96" calcext:value-type="float">
            <text:p>396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float" office:value="317.014" calcext:value-type="float">
            <text:p>317.014</text:p>
          </table:table-cell>
          <table:table-cell office:value-type="float" office:value="2.22039" calcext:value-type="float">
            <text:p>2.22039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2.12988" calcext:value-type="float">
            <text:p>2.12988</text:p>
          </table:table-cell>
          <table:table-cell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best:2.19267 310.062 0.999983 0.419398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2.26895 360.159 0.999813 13.9894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2.24328 270.12 0.999433 50.465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38" calcext:value-type="float">
            <text:p>2.02238</text:p>
          </table:table-cell>
          <table:table-cell office:value-type="float" office:value="0.965667" calcext:value-type="float">
            <text:p>0.965667</text:p>
          </table:table-cell>
          <table:table-cell office:value-type="float" office:value="10300" calcext:value-type="float">
            <text:p>10300</text:p>
          </table:table-cell>
          <table:table-cell table:formula="of:=22100*1000/(['12.32'.E54]*86400)" office:value-type="float" office:value="126.478227156636" calcext:value-type="float">
            <text:p>126.4782271566</text:p>
          </table:table-cell>
          <table:table-cell office:value-type="float" office:value="0.965667" calcext:value-type="float">
            <text:p>0.965667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55]*86400)" office:value-type="float" office:value="2.0462962962963" calcext:value-type="float">
            <text:p>2.0462962963</text:p>
          </table:table-cell>
          <table:table-cell table:style-name="Default" table:formula="of:=22100*1000/(['12.32'.M55]*86400)" office:value-type="float" office:value="2.13155864197531" calcext:value-type="float">
            <text:p>2.131558642</text:p>
          </table:table-cell>
          <table:table-cell table:formula="of:=22100*1000/(['12.32'.N55]*86400)" office:value-type="float" office:value="2.22423510466989" calcext:value-type="float">
            <text:p>2.2242351047</text:p>
          </table:table-cell>
          <table:table-cell table:formula="of:=22100*1000/(['12.32'.O55]*86400)" office:value-type="float" office:value="2.3253367003367" calcext:value-type="float">
            <text:p>2.3253367003</text:p>
          </table:table-cell>
          <table:table-cell table:formula="of:=22100*1000/(['12.32'.P55]*86400)" office:value-type="float" office:value="2.43606701940035" calcext:value-type="float">
            <text:p>2.4360670194</text:p>
          </table:table-cell>
          <table:table-cell office:value-type="float" office:value="2.2213" calcext:value-type="float">
            <text:p>2.2213</text:p>
          </table:table-cell>
          <table:table-cell table:style-name="ce16" table:formula="of:=22100*1000/(['12.32'.Q54]*86400)" office:value-type="float" office:value="115.151954727879" calcext:value-type="float">
            <text:p>115.1519547279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table:formula="of:=22100*1000/(['12.32'.V55]*86400)" office:value-type="float" office:value="2.0462962962963" calcext:value-type="float">
            <text:p>2.0462962963</text:p>
          </table:table-cell>
          <table:table-cell table:formula="of:=22100*1000/(['12.32'.W55]*86400)" office:value-type="float" office:value="2.13155864197531" calcext:value-type="float">
            <text:p>2.131558642</text:p>
          </table:table-cell>
          <table:table-cell table:formula="of:=22100*1000/(['12.32'.X55]*86400)" office:value-type="float" office:value="2.22423510466989" calcext:value-type="float">
            <text:p>2.2242351047</text:p>
          </table:table-cell>
          <table:table-cell table:formula="of:=22100*1000/(['12.32'.Y55]*86400)" office:value-type="float" office:value="2.3253367003367" calcext:value-type="float">
            <text:p>2.3253367003</text:p>
          </table:table-cell>
          <table:table-cell table:formula="of:=22100*1000/(['12.32'.Z55]*86400)" office:value-type="float" office:value="2.43606701940035" calcext:value-type="float">
            <text:p>2.4360670194</text:p>
          </table:table-cell>
          <table:table-cell office:value-type="float" office:value="2.10865" calcext:value-type="float">
            <text:p>2.10865</text:p>
          </table:table-cell>
          <table:table-cell table:number-columns-repeated="20"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202524" calcext:value-type="float">
            <text:p>202524</text:p>
          </table:table-cell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38" calcext:value-type="float">
            <text:p>2.02238</text:p>
          </table:table-cell>
          <table:table-cell office:value-type="float" office:value="0.965507" calcext:value-type="float">
            <text:p>0.965507</text:p>
          </table:table-cell>
          <table:table-cell office:value-type="float" office:value="10348" calcext:value-type="float">
            <text:p>10348</text:p>
          </table:table-cell>
          <table:table-cell table:formula="of:=22100*1000/(['12.32'.E55]*86400)" office:value-type="float" office:value="126.478227156636" calcext:value-type="float">
            <text:p>126.4782271566</text:p>
          </table:table-cell>
          <table:table-cell office:value-type="float" office:value="0.965507" calcext:value-type="float">
            <text:p>0.965507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AA54]*86400)" office:value-type="float" office:value="121.303695272822" calcext:value-type="float">
            <text:p>121.3036952728</text:p>
          </table:table-cell>
          <table:table-cell table:number-columns-repeated="20"/>
          <table:table-cell office:value-type="string" calcext:value-type="string">
            <text:p>energy</text:p>
          </table:table-cell>
          <table:table-cell table:formula="of:=22100*1000/(['12.32'.AW56]*86400)" office:value-type="float" office:value="2.13155864197531" calcext:value-type="float">
            <text:p>2.131558642</text:p>
          </table:table-cell>
          <table:table-cell table:formula="of:=22100*1000/(['12.32'.AX56]*86400)" office:value-type="float" office:value="2.22423510466989" calcext:value-type="float">
            <text:p>2.2242351047</text:p>
          </table:table-cell>
          <table:table-cell table:formula="of:=22100*1000/(['12.32'.AY56]*86400)" office:value-type="float" office:value="2.3253367003367" calcext:value-type="float">
            <text:p>2.3253367003</text:p>
          </table:table-cell>
          <table:table-cell table:formula="of:=22100*1000/(['12.32'.AZ56]*86400)" office:value-type="float" office:value="2.43606701940035" calcext:value-type="float">
            <text:p>2.4360670194</text:p>
          </table:table-cell>
          <table:table-cell table:formula="of:=22100*1000/(['12.32'.BA56]*86400)" office:value-type="float" office:value="2.55787037037037" calcext:value-type="float">
            <text:p>2.5578703704</text:p>
          </table:table-cell>
          <table:table-cell office:value-type="float" office:value="2.22039" calcext:value-type="float">
            <text:p>2.22039</text:p>
          </table:table-cell>
          <table:table-cell table:number-columns-repeated="5"/>
          <table:table-cell office:value-type="float" office:value="2.19267" calcext:value-type="float">
            <text:p>2.1926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26" calcext:value-type="float">
            <text:p>2.02226</text:p>
          </table:table-cell>
          <table:table-cell office:value-type="float" office:value="0.967461" calcext:value-type="float">
            <text:p>0.967461</text:p>
          </table:table-cell>
          <table:table-cell office:value-type="float" office:value="9762" calcext:value-type="float">
            <text:p>9762</text:p>
          </table:table-cell>
          <table:table-cell table:formula="of:=22100*1000/(['12.32'.E56]*86400)" office:value-type="float" office:value="126.485732317821" calcext:value-type="float">
            <text:p>126.4857323178</text:p>
          </table:table-cell>
          <table:table-cell office:value-type="float" office:value="0.967461" calcext:value-type="float">
            <text:p>0.967461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9" calcext:value-type="float">
            <text:p>0.99</text:p>
          </table:table-cell>
          <table:table-cell table:style-name="Default"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28" calcext:value-type="float">
            <text:p>0.999928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6826" calcext:value-type="float">
            <text:p>0.996826</text:p>
          </table:table-cell>
          <table:table-cell table:number-columns-repeated="20"/>
          <table:table-cell office:value-type="string" calcext:value-type="string">
            <text:p>days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22100*1000/(['12.32'.BB55]*86400)" office:value-type="float" office:value="115.199148364493" calcext:value-type="float">
            <text:p>115.1991483645</text:p>
          </table:table-cell>
          <table:table-cell table:number-columns-repeated="5"/>
          <table:table-cell table:formula="of:=22100*1000/(['12.32'.BH55]*86400)" office:value-type="float" office:value="116.655509965949" calcext:value-type="float">
            <text:p>116.655509965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2.04581" calcext:value-type="float">
            <text:p>2.04581</text:p>
          </table:table-cell>
          <table:table-cell office:value-type="float" office:value="0.949161" calcext:value-type="float">
            <text:p>0.949161</text:p>
          </table:table-cell>
          <table:table-cell office:value-type="float" office:value="15252" calcext:value-type="float">
            <text:p>15252</text:p>
          </table:table-cell>
          <table:table-cell table:formula="of:=22100*1000/(['12.32'.E57]*86400)" office:value-type="float" office:value="125.029712943547" calcext:value-type="float">
            <text:p>125.0297129435</text:p>
          </table:table-cell>
          <table:table-cell office:value-type="float" office:value="0.949161" calcext:value-type="float">
            <text:p>0.949161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56];10)" office:value-type="float" office:value="-2" calcext:value-type="float">
            <text:p>-2</text:p>
          </table:table-cell>
          <table:table-cell table:style-name="Default" table:formula="of:=LOG(1-['12.32'.M56];10)" office:value-type="float" office:value="-3" calcext:value-type="float">
            <text:p>-3</text:p>
          </table:table-cell>
          <table:table-cell table:formula="of:=LOG(1-['12.32'.N56];10)" office:value-type="float" office:value="-4.00000000000005" calcext:value-type="float">
            <text:p>-4</text:p>
          </table:table-cell>
          <table:table-cell table:formula="of:=LOG(1-['12.32'.O56];10)" office:value-type="float" office:value="-5.00000000000198" calcext:value-type="float">
            <text:p>-5</text:p>
          </table:table-cell>
          <table:table-cell table:formula="of:=LOG(1-['12.32'.P56];10)" office:value-type="float" office:value="-5.99999999998751" calcext:value-type="float">
            <text:p>-6</text:p>
          </table:table-cell>
          <table:table-cell table:formula="of:=LOG(1-['12.32'.Q56];10)" office:value-type="float" office:value="-4.1426675035683" calcext:value-type="float">
            <text:p>-4.1426675036</text:p>
          </table:table-cell>
          <table:table-cell table:number-columns-repeated="3"/>
          <table:table-cell office:value-type="string" calcext:value-type="string">
            <text:p>Log pdr</text:p>
          </table:table-cell>
          <table:table-cell table:formula="of:=-LOG(1-['12.32'.V56];10)" office:value-type="float" office:value="1.39794000867204" calcext:value-type="float">
            <text:p>1.3979400087</text:p>
          </table:table-cell>
          <table:table-cell table:formula="of:=-LOG(1-['12.32'.W56];10)" office:value-type="float" office:value="1.52287874528034" calcext:value-type="float">
            <text:p>1.5228787453</text:p>
          </table:table-cell>
          <table:table-cell table:formula="of:=-LOG(1-['12.32'.X56];10)" office:value-type="float" office:value="1.69897000433602" calcext:value-type="float">
            <text:p>1.6989700043</text:p>
          </table:table-cell>
          <table:table-cell table:formula="of:=-LOG(1-['12.32'.Y56];10)" office:value-type="float" office:value="2" calcext:value-type="float">
            <text:p>2</text:p>
          </table:table-cell>
          <table:table-cell table:formula="of:=-LOG(1-['12.32'.Z56];10)" office:value-type="float" office:value="3" calcext:value-type="float">
            <text:p>3</text:p>
          </table:table-cell>
          <table:table-cell table:formula="of:=-LOG(1-['12.32'.AA56];10)" office:value-type="float" office:value="2.49839307758117" calcext:value-type="float">
            <text:p>2.4983930776</text:p>
          </table:table-cell>
          <table:table-cell table:number-columns-repeated="20"/>
          <table:table-cell office:value-type="string" calcext:value-type="string">
            <text:p>pdr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33" calcext:value-type="float">
            <text:p>0.999933</text:p>
          </table:table-cell>
          <table:table-cell table:number-columns-repeated="5"/>
          <table:table-cell office:value-type="float" office:value="0.999983" calcext:value-type="float">
            <text:p>0.99998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021" calcext:value-type="float">
            <text:p>2.05021</text:p>
          </table:table-cell>
          <table:table-cell office:value-type="float" office:value="0.961971" calcext:value-type="float">
            <text:p>0.961971</text:p>
          </table:table-cell>
          <table:table-cell office:value-type="float" office:value="11409" calcext:value-type="float">
            <text:p>11409</text:p>
          </table:table-cell>
          <table:table-cell table:formula="of:=22100*1000/(['12.32'.E58]*86400)" office:value-type="float" office:value="124.761383973855" calcext:value-type="float">
            <text:p>124.7613839739</text:p>
          </table:table-cell>
          <table:table-cell office:value-type="float" office:value="0.961971" calcext:value-type="float">
            <text:p>0.961971</text:p>
          </table:table-cell>
          <table:table-cell table:number-columns-repeated="3"/>
          <table:table-cell table:style-name="Default"/>
          <table:table-cell table:number-columns-repeated="34"/>
          <table:table-cell office:value-type="string" calcext:value-type="string">
            <text:p>Log pdr</text:p>
          </table:table-cell>
          <table:table-cell table:formula="of:=-LOG(1-['12.32'.AW57];10)" office:value-type="float" office:value="2" calcext:value-type="float">
            <text:p>2</text:p>
          </table:table-cell>
          <table:table-cell table:formula="of:=-LOG(1-['12.32'.AX57];10)" office:value-type="float" office:value="3" calcext:value-type="float">
            <text:p>3</text:p>
          </table:table-cell>
          <table:table-cell table:formula="of:=-LOG(1-['12.32'.AY57];10)" office:value-type="float" office:value="4.00000000000005" calcext:value-type="float">
            <text:p>4</text:p>
          </table:table-cell>
          <table:table-cell table:formula="of:=-LOG(1-['12.32'.AZ57];10)" office:value-type="float" office:value="5.00000000000198" calcext:value-type="float">
            <text:p>5</text:p>
          </table:table-cell>
          <table:table-cell table:formula="of:=-LOG(1-['12.32'.BA57];10)" office:value-type="float" office:value="5.99999999998751" calcext:value-type="float">
            <text:p>6</text:p>
          </table:table-cell>
          <table:table-cell table:formula="of:=-LOG(1-['12.32'.BB57];10)" office:value-type="float" office:value="4.17392519729892" calcext:value-type="float">
            <text:p>4.1739251973</text:p>
          </table:table-cell>
          <table:table-cell table:number-columns-repeated="5"/>
          <table:table-cell table:formula="of:=-LOG(1-['12.32'.BH57];10)" office:value-type="float" office:value="4.76955107862058" calcext:value-type="float">
            <text:p>4.7695510786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02" calcext:value-type="float">
            <text:p>2.0502</text:p>
          </table:table-cell>
          <table:table-cell office:value-type="float" office:value="0.961721" calcext:value-type="float">
            <text:p>0.961721</text:p>
          </table:table-cell>
          <table:table-cell office:value-type="float" office:value="11484" calcext:value-type="float">
            <text:p>11484</text:p>
          </table:table-cell>
          <table:table-cell table:formula="of:=22100*1000/(['12.32'.E59]*86400)" office:value-type="float" office:value="124.761992506603" calcext:value-type="float">
            <text:p>124.7619925066</text:p>
          </table:table-cell>
          <table:table-cell office:value-type="float" office:value="0.961721" calcext:value-type="float">
            <text:p>0.961721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st:2.1917 322.209 0.999997 0.109312</text:p>
          </table:table-cell>
          <table:table-cell table:number-columns-repeated="3"/>
          <table:table-cell office:value-type="string" calcext:value-type="string">
            <text:p>Heat exchanger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644" calcext:value-type="float">
            <text:p>2.05644</text:p>
          </table:table-cell>
          <table:table-cell office:value-type="float" office:value="0.944558" calcext:value-type="float">
            <text:p>0.944558</text:p>
          </table:table-cell>
          <table:table-cell office:value-type="float" office:value="16633" calcext:value-type="float">
            <text:p>16633</text:p>
          </table:table-cell>
          <table:table-cell table:formula="of:=22100*1000/(['12.32'.E60]*86400)" office:value-type="float" office:value="124.383418449863" calcext:value-type="float">
            <text:p>124.3834184499</text:p>
          </table:table-cell>
          <table:table-cell office:value-type="float" office:value="0.944558" calcext:value-type="float">
            <text:p>0.944558</text:p>
          </table:table-cell>
          <table:table-cell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atency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396" calcext:value-type="float">
            <text:p>396</text:p>
          </table:table-cell>
          <table:table-cell office:value-type="float" office:value="434" calcext:value-type="float">
            <text:p>434</text:p>
          </table:table-cell>
          <table:table-cell office:value-type="float" office:value="487" calcext:value-type="float">
            <text:p>487</text:p>
          </table:table-cell>
          <table:table-cell office:value-type="float" office:value="317.014" calcext:value-type="float">
            <text:p>317.014</text:p>
          </table:table-cell>
          <table:table-cell office:value-type="float" office:value="2.22039" calcext:value-type="float">
            <text:p>2.22039</text:p>
          </table:table-cell>
          <table:table-cell office:value-type="float" office:value="0.999933" calcext:value-type="float">
            <text:p>0.999933</text:p>
          </table:table-cell>
          <table:table-cell office:value-type="float" office:value="5.00956" calcext:value-type="float">
            <text:p>5.00956</text:p>
          </table:table-cell>
          <table:table-cell/>
          <table:table-cell table:style-name="ce18" office:value-type="string" calcext:value-type="string">
            <text:p>brute force</text:p>
          </table:table-cell>
          <table:table-cell office:value-type="string" calcext:value-type="string">
            <text:p>2.19267 310.062 0.999983 2.43167</text:p>
          </table:table-cell>
          <table:table-cell table:number-columns-repeated="3"/>
          <table:table-cell table:style-name="ce18" office:value-type="string" calcext:value-type="string">
            <text:p>Traditional WirelessHART</text:p>
          </table:table-cell>
          <table:table-cell/>
          <table:table-cell office:value-type="string" calcext:value-type="string">
            <text:p>best:2.26895 360.159 0.999813 55.4675</text:p>
          </table:table-cell>
          <table:table-cell table:number-columns-repeated="2"/>
          <table:table-cell table:style-name="ce18" office:value-type="string" calcext:value-type="string">
            <text:p>CR+CP</text:p>
          </table:table-cell>
          <table:table-cell office:value-type="string" calcext:value-type="string">
            <text:p>best:2.24328 270.12 0.999433 69.8536</text:p>
          </table:table-cell>
          <table:table-cell table:number-columns-repeated="5"/>
          <table:table-cell table:style-name="ce13" table:number-columns-repeated="5"/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.06108" calcext:value-type="float">
            <text:p>2.06108</text:p>
          </table:table-cell>
          <table:table-cell office:value-type="float" office:value="0.954461" calcext:value-type="float">
            <text:p>0.954461</text:p>
          </table:table-cell>
          <table:table-cell office:value-type="float" office:value="13662" calcext:value-type="float">
            <text:p>13662</text:p>
          </table:table-cell>
          <table:table-cell table:formula="of:=22100*1000/(['12.32'.E61]*86400)" office:value-type="float" office:value="124.103400662292" calcext:value-type="float">
            <text:p>124.1034006623</text:p>
          </table:table-cell>
          <table:table-cell office:value-type="float" office:value="0.954461" calcext:value-type="float">
            <text:p>0.954461</text:p>
          </table:table-cell>
          <table:table-cell/>
          <table:table-cell office:value-type="string" calcext:value-type="string">
            <text:p>energy</text:p>
          </table:table-cell>
          <table:table-cell table:formula="of:=22100*1000/(['12.32'.L62]*86400)" office:value-type="float" office:value="2.0462962962963" calcext:value-type="float">
            <text:p>2.0462962963</text:p>
          </table:table-cell>
          <table:table-cell table:style-name="Default" table:formula="of:=22100*1000/(['12.32'.M62]*86400)" office:value-type="float" office:value="2.13155864197531" calcext:value-type="float">
            <text:p>2.131558642</text:p>
          </table:table-cell>
          <table:table-cell table:formula="of:=22100*1000/(['12.32'.N62]*86400)" office:value-type="float" office:value="2.22423510466989" calcext:value-type="float">
            <text:p>2.2242351047</text:p>
          </table:table-cell>
          <table:table-cell table:formula="of:=22100*1000/(['12.32'.O62]*86400)" office:value-type="float" office:value="2.3253367003367" calcext:value-type="float">
            <text:p>2.3253367003</text:p>
          </table:table-cell>
          <table:table-cell table:formula="of:=22100*1000/(['12.32'.P62]*86400)" office:value-type="float" office:value="2.43606701940035" calcext:value-type="float">
            <text:p>2.4360670194</text:p>
          </table:table-cell>
          <table:table-cell office:value-type="float" office:value="2.1917" calcext:value-type="float">
            <text:p>2.1917</text:p>
          </table:table-cell>
          <table:table-cell table:style-name="ce16" table:formula="of:=22100*1000/(['12.32'.Q61]*86400)" office:value-type="float" office:value="116.707139223907" calcext:value-type="float">
            <text:p>116.7071392239</text:p>
          </table:table-cell>
          <table:table-cell table:number-columns-repeated="2"/>
          <table:table-cell office:value-type="string" calcext:value-type="string">
            <text:p>Overshoot</text:p>
          </table:table-cell>
          <table:table-cell table:style-name="ce13" office:value-type="percentage" office:value="0.07" calcext:value-type="percentage">
            <text:p>7.00%</text:p>
          </table:table-cell>
          <table:table-cell table:style-name="ce13" office:value-type="percentage" office:value="0.08" calcext:value-type="percentage">
            <text:p>8.00%</text:p>
          </table:table-cell>
          <table:table-cell table:style-name="ce13" office:value-type="percentage" office:value="0.0832" calcext:value-type="percentage">
            <text:p>8.32%</text:p>
          </table:table-cell>
          <table:table-cell table:style-name="ce13" office:value-type="percentage" office:value="0.0862" calcext:value-type="percentage">
            <text:p>8.62%</text:p>
          </table:table-cell>
          <table:table-cell table:style-name="ce13" office:value-type="percentage" office:value="0.09" calcext:value-type="percentage">
            <text:p>9.00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02524" calcext:value-type="float">
            <text:p>20252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3.333" calcext:value-type="float">
            <text:p>103.333</text:p>
          </table:table-cell>
          <table:table-cell office:value-type="float" office:value="2.06107" calcext:value-type="float">
            <text:p>2.06107</text:p>
          </table:table-cell>
          <table:table-cell office:value-type="float" office:value="0.956664" calcext:value-type="float">
            <text:p>0.956664</text:p>
          </table:table-cell>
          <table:table-cell office:value-type="float" office:value="13001" calcext:value-type="float">
            <text:p>13001</text:p>
          </table:table-cell>
          <table:table-cell table:formula="of:=22100*1000/(['12.32'.E62]*86400)" office:value-type="float" office:value="124.104002793227" calcext:value-type="float">
            <text:p>124.1040027932</text:p>
          </table:table-cell>
          <table:table-cell office:value-type="float" office:value="0.956664" calcext:value-type="float">
            <text:p>0.956664</text:p>
          </table:table-cell>
          <table:table-cell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energy</text:p>
          </table:table-cell>
          <table:table-cell table:formula="of:=22100*1000/(['12.32'.V63]*86400)" office:value-type="float" office:value="2.0462962962963" calcext:value-type="float">
            <text:p>2.0462962963</text:p>
          </table:table-cell>
          <table:table-cell table:formula="of:=22100*1000/(['12.32'.W63]*86400)" office:value-type="float" office:value="2.13155864197531" calcext:value-type="float">
            <text:p>2.131558642</text:p>
          </table:table-cell>
          <table:table-cell table:formula="of:=22100*1000/(['12.32'.X63]*86400)" office:value-type="float" office:value="2.22423510466989" calcext:value-type="float">
            <text:p>2.2242351047</text:p>
          </table:table-cell>
          <table:table-cell table:formula="of:=22100*1000/(['12.32'.Y63]*86400)" office:value-type="float" office:value="2.3253367003367" calcext:value-type="float">
            <text:p>2.3253367003</text:p>
          </table:table-cell>
          <table:table-cell table:formula="of:=22100*1000/(['12.32'.Z63]*86400)" office:value-type="float" office:value="2.43606701940035" calcext:value-type="float">
            <text:p>2.4360670194</text:p>
          </table:table-cell>
          <table:table-cell office:value-type="float" office:value="2.22039" calcext:value-type="float">
            <text:p>2.22039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.06737" calcext:value-type="float">
            <text:p>2.06737</text:p>
          </table:table-cell>
          <table:table-cell office:value-type="float" office:value="0.925828" calcext:value-type="float">
            <text:p>0.925828</text:p>
          </table:table-cell>
          <table:table-cell office:value-type="float" office:value="22252" calcext:value-type="float">
            <text:p>22252</text:p>
          </table:table-cell>
          <table:table-cell table:formula="of:=22100*1000/(['12.32'.E63]*86400)" office:value-type="float" office:value="123.725814458484" calcext:value-type="float">
            <text:p>123.7258144585</text:p>
          </table:table-cell>
          <table:table-cell office:value-type="float" office:value="0.925828" calcext:value-type="float">
            <text:p>0.925828</text:p>
          </table:table-cell>
          <table:table-cell/>
          <table:table-cell office:value-type="string" calcext:value-type="string">
            <text:p>pdr</text:p>
          </table:table-cell>
          <table:table-cell office:value-type="float" office:value="0.98" calcext:value-type="float">
            <text:p>0.98</text:p>
          </table:table-cell>
          <table:table-cell table:style-name="Default"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number-columns-repeated="3"/>
          <table:table-cell office:value-type="string" calcext:value-type="string">
            <text:p>days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22100*1000/(['12.32'.AA62]*86400)" office:value-type="float" office:value="115.199148364493" calcext:value-type="float">
            <text:p>115.1991483645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723" calcext:value-type="float">
            <text:p>2.0723</text:p>
          </table:table-cell>
          <table:table-cell office:value-type="float" office:value="0.933351" calcext:value-type="float">
            <text:p>0.933351</text:p>
          </table:table-cell>
          <table:table-cell office:value-type="float" office:value="19995" calcext:value-type="float">
            <text:p>19995</text:p>
          </table:table-cell>
          <table:table-cell table:formula="of:=22100*1000/(['12.32'.E64]*86400)" office:value-type="float" office:value="123.431470847386" calcext:value-type="float">
            <text:p>123.4314708474</text:p>
          </table:table-cell>
          <table:table-cell office:value-type="float" office:value="0.933351" calcext:value-type="float">
            <text:p>0.933351</text:p>
          </table:table-cell>
          <table:table-cell/>
          <table:table-cell office:value-type="string" calcext:value-type="string">
            <text:p>Log pdr</text:p>
          </table:table-cell>
          <table:table-cell table:formula="of:=LOG(1-['12.32'.L63];10)" office:value-type="float" office:value="-1.69897000433602" calcext:value-type="float">
            <text:p>-1.6989700043</text:p>
          </table:table-cell>
          <table:table-cell table:style-name="Default" table:formula="of:=LOG(1-['12.32'.M63];10)" office:value-type="float" office:value="-2" calcext:value-type="float">
            <text:p>-2</text:p>
          </table:table-cell>
          <table:table-cell table:formula="of:=LOG(1-['12.32'.N63];10)" office:value-type="float" office:value="-3" calcext:value-type="float">
            <text:p>-3</text:p>
          </table:table-cell>
          <table:table-cell table:formula="of:=LOG(1-['12.32'.O63];10)" office:value-type="float" office:value="-4.00000000000005" calcext:value-type="float">
            <text:p>-4</text:p>
          </table:table-cell>
          <table:table-cell table:formula="of:=LOG(1-['12.32'.P63];10)" office:value-type="float" office:value="-5.00000000000198" calcext:value-type="float">
            <text:p>-5</text:p>
          </table:table-cell>
          <table:table-cell table:formula="of:=LOG(1-['12.32'.Q63];10)" office:value-type="float" office:value="-5.52287874526785" calcext:value-type="float">
            <text:p>-5.5228787453</text:p>
          </table:table-cell>
          <table:table-cell table:number-columns-repeated="3"/>
          <table:table-cell office:value-type="string" calcext:value-type="string">
            <text:p>pdr</text:p>
          </table:table-cell>
          <table:table-cell office:value-type="float" office:value="0.99" calcext:value-type="float">
            <text:p>0.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0.999933" calcext:value-type="float">
            <text:p>0.999933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6505" calcext:value-type="float">
            <text:p>2.06505</text:p>
          </table:table-cell>
          <table:table-cell office:value-type="float" office:value="0.933855" calcext:value-type="float">
            <text:p>0.933855</text:p>
          </table:table-cell>
          <table:table-cell office:value-type="float" office:value="19844" calcext:value-type="float">
            <text:p>19844</text:p>
          </table:table-cell>
          <table:table-cell table:formula="of:=22100*1000/(['12.32'.E65]*86400)" office:value-type="float" office:value="123.864815397708" calcext:value-type="float">
            <text:p>123.8648153977</text:p>
          </table:table-cell>
          <table:table-cell office:value-type="float" office:value="0.933855" calcext:value-type="float">
            <text:p>0.93385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Log pdr</text:p>
          </table:table-cell>
          <table:table-cell table:formula="of:=-LOG(1-['12.32'.V64];10)" office:value-type="float" office:value="2" calcext:value-type="float">
            <text:p>2</text:p>
          </table:table-cell>
          <table:table-cell table:formula="of:=-LOG(1-['12.32'.W64];10)" office:value-type="float" office:value="3" calcext:value-type="float">
            <text:p>3</text:p>
          </table:table-cell>
          <table:table-cell table:formula="of:=-LOG(1-['12.32'.X64];10)" office:value-type="float" office:value="4.00000000000005" calcext:value-type="float">
            <text:p>4</text:p>
          </table:table-cell>
          <table:table-cell table:formula="of:=-LOG(1-['12.32'.Y64];10)" office:value-type="float" office:value="5.00000000000198" calcext:value-type="float">
            <text:p>5</text:p>
          </table:table-cell>
          <table:table-cell table:formula="of:=-LOG(1-['12.32'.Z64];10)" office:value-type="float" office:value="5.99999999998751" calcext:value-type="float">
            <text:p>6</text:p>
          </table:table-cell>
          <table:table-cell table:formula="of:=-LOG(1-['12.32'.AA64];10)" office:value-type="float" office:value="4.17392519729892" calcext:value-type="float">
            <text:p>4.1739251973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8.333" calcext:value-type="float">
            <text:p>108.333</text:p>
          </table:table-cell>
          <table:table-cell office:value-type="float" office:value="2.08433" calcext:value-type="float">
            <text:p>2.08433</text:p>
          </table:table-cell>
          <table:table-cell office:value-type="float" office:value="0.910958" calcext:value-type="float">
            <text:p>0.910958</text:p>
          </table:table-cell>
          <table:table-cell office:value-type="float" office:value="26713" calcext:value-type="float">
            <text:p>26713</text:p>
          </table:table-cell>
          <table:table-cell table:formula="of:=22100*1000/(['12.32'.E66]*86400)" office:value-type="float" office:value="122.71906897518" calcext:value-type="float">
            <text:p>122.7190689752</text:p>
          </table:table-cell>
          <table:table-cell office:value-type="float" office:value="0.910958" calcext:value-type="float">
            <text:p>0.910958</text:p>
          </table:table-cell>
          <table:table-cell table:number-columns-repeated="3"/>
          <table:table-cell table:style-name="Default"/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.07434" calcext:value-type="float">
            <text:p>2.07434</text:p>
          </table:table-cell>
          <table:table-cell office:value-type="float" office:value="0.923745" calcext:value-type="float">
            <text:p>0.923745</text:p>
          </table:table-cell>
          <table:table-cell office:value-type="float" office:value="22877" calcext:value-type="float">
            <text:p>22877</text:p>
          </table:table-cell>
          <table:table-cell table:formula="of:=22100*1000/(['12.32'.E67]*86400)" office:value-type="float" office:value="123.310082742963" calcext:value-type="float">
            <text:p>123.310082743</text:p>
          </table:table-cell>
          <table:table-cell office:value-type="float" office:value="0.923745" calcext:value-type="float">
            <text:p>0.923745</text:p>
          </table:table-cell>
          <table:table-cell table:number-columns-repeated="3"/>
          <table:table-cell table:style-name="Default"/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.07434" calcext:value-type="float">
            <text:p>2.07434</text:p>
          </table:table-cell>
          <table:table-cell office:value-type="float" office:value="0.925425" calcext:value-type="float">
            <text:p>0.925425</text:p>
          </table:table-cell>
          <table:table-cell office:value-type="float" office:value="22373" calcext:value-type="float">
            <text:p>22373</text:p>
          </table:table-cell>
          <table:table-cell table:formula="of:=22100*1000/(['12.32'.E68]*86400)" office:value-type="float" office:value="123.310082742963" calcext:value-type="float">
            <text:p>123.310082743</text:p>
          </table:table-cell>
          <table:table-cell office:value-type="float" office:value="0.925425" calcext:value-type="float">
            <text:p>0.925425</text:p>
          </table:table-cell>
          <table:table-cell table:number-columns-repeated="3"/>
          <table:table-cell table:style-name="Default"/>
          <table:table-cell table:number-columns-repeated="7"/>
          <table:table-cell table:style-name="ce18" office:value-type="string" calcext:value-type="string">
            <text:p>12.18 date</text:p>
          </table:table-cell>
          <table:table-cell table:style-name="ce18" office:value-type="string" calcext:value-type="string">
            <text:p>diiferent-set</text:p>
          </table:table-cell>
          <table:table-cell table:number-columns-repeated="3"/>
          <table:table-cell table:style-name="ce18" office:value-type="string" calcext:value-type="string">
            <text:p>12.18 date</text:p>
          </table:table-cell>
          <table:table-cell table:style-name="ce18" office:value-type="string" calcext:value-type="string">
            <text:p>Diiferent-app</text:p>
          </table:table-cell>
          <table:table-cell table:number-columns-repeated="5"/>
          <table:table-cell table:style-name="ce18" office:value-type="string" calcext:value-type="string">
            <text:p>12.18 date</text:p>
          </table:table-cell>
          <table:table-cell table:style-name="ce18" office:value-type="string" calcext:value-type="string">
            <text:p>dynamic links</text:p>
          </table:table-cell>
          <table:table-cell table:number-columns-repeated="14"/>
          <table:table-cell table:style-name="ce13" table:number-columns-repeated="3"/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1.667" calcext:value-type="float">
            <text:p>121.667</text:p>
          </table:table-cell>
          <table:table-cell office:value-type="float" office:value="2.10171" calcext:value-type="float">
            <text:p>2.10171</text:p>
          </table:table-cell>
          <table:table-cell office:value-type="float" office:value="0.896292" calcext:value-type="float">
            <text:p>0.896292</text:p>
          </table:table-cell>
          <table:table-cell office:value-type="float" office:value="31113" calcext:value-type="float">
            <text:p>31113</text:p>
          </table:table-cell>
          <table:table-cell table:formula="of:=22100*1000/(['12.32'.E69]*86400)" office:value-type="float" office:value="121.704248938739" calcext:value-type="float">
            <text:p>121.7042489387</text:p>
          </table:table-cell>
          <table:table-cell office:value-type="float" office:value="0.896292" calcext:value-type="float">
            <text:p>0.896292</text:p>
          </table:table-cell>
          <table:table-cell table:number-columns-repeated="3"/>
          <table:table-cell table:style-name="Default"/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09089" calcext:value-type="float">
            <text:p>2.09089</text:p>
          </table:table-cell>
          <table:table-cell office:value-type="float" office:value="0.905215" calcext:value-type="float">
            <text:p>0.905215</text:p>
          </table:table-cell>
          <table:table-cell office:value-type="float" office:value="28436" calcext:value-type="float">
            <text:p>28436</text:p>
          </table:table-cell>
          <table:table-cell table:formula="of:=22100*1000/(['12.32'.E70]*86400)" office:value-type="float" office:value="122.334047719888" calcext:value-type="float">
            <text:p>122.3340477199</text:p>
          </table:table-cell>
          <table:table-cell office:value-type="float" office:value="0.905215" calcext:value-type="float">
            <text:p>0.905215</text:p>
          </table:table-cell>
          <table:table-cell table:number-columns-repeated="3"/>
          <table:table-cell table:style-name="Default"/>
          <table:table-cell table:number-columns-repeated="7"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  <table:table-cell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  <table:table-cell table:number-columns-repeated="3"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  <table:table-cell office:value-type="string" calcext:value-type="string">
            <text:p>Threshold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2.08135" calcext:value-type="float">
            <text:p>2.08135</text:p>
          </table:table-cell>
          <table:table-cell office:value-type="float" office:value="0.908395" calcext:value-type="float">
            <text:p>0.908395</text:p>
          </table:table-cell>
          <table:table-cell office:value-type="float" office:value="27482" calcext:value-type="float">
            <text:p>27482</text:p>
          </table:table-cell>
          <table:table-cell table:formula="of:=22100*1000/(['12.32'.E71]*86400)" office:value-type="float" office:value="122.894773602247" calcext:value-type="float">
            <text:p>122.8947736022</text:p>
          </table:table-cell>
          <table:table-cell office:value-type="float" office:value="0.908395" calcext:value-type="float">
            <text:p>0.908395</text:p>
          </table:table-cell>
          <table:table-cell table:number-columns-repeated="3"/>
          <table:table-cell table:style-name="Default"/>
          <table:table-cell table:number-columns-repeated="6"/>
          <table:table-cell table:style-name="ce17" office:value-type="float" office:value="1" calcext:value-type="float">
            <text:p>1</text:p>
          </table:table-cell>
          <table:table-cell office:value-type="float" office:value="2.52054" calcext:value-type="float">
            <text:p>2.52054</text:p>
          </table:table-cell>
          <table:table-cell office:value-type="float" office:value="1.49663" calcext:value-type="float">
            <text:p>1.49663</text:p>
          </table:table-cell>
          <table:table-cell office:value-type="float" office:value="43.9299" calcext:value-type="float">
            <text:p>43.9299</text:p>
          </table:table-cell>
          <table:table-cell office:value-type="float" office:value="21.7103" calcext:value-type="float">
            <text:p>21.7103</text:p>
          </table:table-cell>
          <table:table-cell table:style-name="ce17"/>
          <table:table-cell office:value-type="float" office:value="2.52054" calcext:value-type="float">
            <text:p>2.52054</text:p>
          </table:table-cell>
          <table:table-cell office:value-type="float" office:value="1.49663" calcext:value-type="float">
            <text:p>1.49663</text:p>
          </table:table-cell>
          <table:table-cell office:value-type="float" office:value="43.9299" calcext:value-type="float">
            <text:p>43.9299</text:p>
          </table:table-cell>
          <table:table-cell office:value-type="float" office:value="21.7103" calcext:value-type="float">
            <text:p>21.7103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5.80265" calcext:value-type="float">
            <text:p>5.80265</text:p>
          </table:table-cell>
          <table:table-cell office:value-type="float" office:value="4.2109" calcext:value-type="float">
            <text:p>4.2109</text:p>
          </table:table-cell>
          <table:table-cell office:value-type="float" office:value="78.4049" calcext:value-type="float">
            <text:p>78.4049</text:p>
          </table:table-cell>
          <table:table-cell office:value-type="float" office:value="24.7542" calcext:value-type="float">
            <text:p>24.7542</text:p>
          </table:table-cell>
          <table:table-cell table:style-name="ce13" office:value-type="percentage" office:value="0.1" calcext:value-type="percentage">
            <text:p>10.00%</text:p>
          </table:table-cell>
          <table:table-cell table:formula="of:=['12.32'.AG71]*1.1" office:value-type="float" office:value="6.382915" calcext:value-type="float">
            <text:p>6.382915</text:p>
          </table:table-cell>
          <table:table-cell table:formula="of:=['12.32'.AG71]*0.9" office:value-type="float" office:value="5.222385" calcext:value-type="float">
            <text:p>5.222385</text:p>
          </table:table-cell>
          <table:table-cell/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08676" calcext:value-type="float">
            <text:p>2.08676</text:p>
          </table:table-cell>
          <table:table-cell office:value-type="float" office:value="0.888059" calcext:value-type="float">
            <text:p>0.888059</text:p>
          </table:table-cell>
          <table:table-cell office:value-type="float" office:value="33583" calcext:value-type="float">
            <text:p>33583</text:p>
          </table:table-cell>
          <table:table-cell table:formula="of:=22100*1000/(['12.32'.E72]*86400)" office:value-type="float" office:value="122.576164502404" calcext:value-type="float">
            <text:p>122.5761645024</text:p>
          </table:table-cell>
          <table:table-cell office:value-type="float" office:value="0.888059" calcext:value-type="float">
            <text:p>0.888059</text:p>
          </table:table-cell>
          <table:table-cell table:number-columns-repeated="3"/>
          <table:table-cell table:style-name="Default"/>
          <table:table-cell table:number-columns-repeated="6"/>
          <table:table-cell table:style-name="ce17" office:value-type="float" office:value="2" calcext:value-type="float">
            <text:p>2</text:p>
          </table:table-cell>
          <table:table-cell office:value-type="float" office:value="2.468" calcext:value-type="float">
            <text:p>2.468</text:p>
          </table:table-cell>
          <table:table-cell office:value-type="float" office:value="0.966" calcext:value-type="float">
            <text:p>0.966</text:p>
          </table:table-cell>
          <table:table-cell office:value-type="float" office:value="25.33" calcext:value-type="float">
            <text:p>25.33</text:p>
          </table:table-cell>
          <table:table-cell office:value-type="float" office:value="18.777" calcext:value-type="float">
            <text:p>18.777</text:p>
          </table:table-cell>
          <table:table-cell table:style-name="ce17"/>
          <table:table-cell office:value-type="float" office:value="2.56848" calcext:value-type="float">
            <text:p>2.56848</text:p>
          </table:table-cell>
          <table:table-cell office:value-type="float" office:value="2.33001" calcext:value-type="float">
            <text:p>2.33001</text:p>
          </table:table-cell>
          <table:table-cell office:value-type="float" office:value="104.993" calcext:value-type="float">
            <text:p>104.993</text:p>
          </table:table-cell>
          <table:table-cell office:value-type="float" office:value="69.8536" calcext:value-type="float">
            <text:p>69.8536</text:p>
          </table:table-cell>
          <table:table-cell table:number-columns-repeated="2"/>
          <table:table-cell table:style-name="ce17" office:value-type="float" office:value="2" calcext:value-type="float">
            <text:p>2</text:p>
          </table:table-cell>
          <table:table-cell office:value-type="float" office:value="5.82318" calcext:value-type="float">
            <text:p>5.82318</text:p>
          </table:table-cell>
          <table:table-cell office:value-type="float" office:value="4.3928" calcext:value-type="float">
            <text:p>4.3928</text:p>
          </table:table-cell>
          <table:table-cell office:value-type="float" office:value="78.6139" calcext:value-type="float">
            <text:p>78.6139</text:p>
          </table:table-cell>
          <table:table-cell office:value-type="float" office:value="27.1908" calcext:value-type="float">
            <text:p>27.1908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2.09932" calcext:value-type="float">
            <text:p>2.09932</text:p>
          </table:table-cell>
          <table:table-cell office:value-type="float" office:value="0.902045" calcext:value-type="float">
            <text:p>0.902045</text:p>
          </table:table-cell>
          <table:table-cell office:value-type="float" office:value="29387" calcext:value-type="float">
            <text:p>29387</text:p>
          </table:table-cell>
          <table:table-cell table:formula="of:=22100*1000/(['12.32'.E73]*86400)" office:value-type="float" office:value="121.842804830629" calcext:value-type="float">
            <text:p>121.8428048306</text:p>
          </table:table-cell>
          <table:table-cell office:value-type="float" office:value="0.902045" calcext:value-type="float">
            <text:p>0.902045</text:p>
          </table:table-cell>
          <table:table-cell table:number-columns-repeated="3"/>
          <table:table-cell table:style-name="Default"/>
          <table:table-cell table:number-columns-repeated="6"/>
          <table:table-cell table:style-name="ce17" office:value-type="float" office:value="3" calcext:value-type="float">
            <text:p>3</text:p>
          </table:table-cell>
          <table:table-cell office:value-type="float" office:value="5.233" calcext:value-type="float">
            <text:p>5.233</text:p>
          </table:table-cell>
          <table:table-cell office:value-type="float" office:value="1.5553" calcext:value-type="float">
            <text:p>1.5553</text:p>
          </table:table-cell>
          <table:table-cell office:value-type="float" office:value="70.55" calcext:value-type="float">
            <text:p>70.55</text:p>
          </table:table-cell>
          <table:table-cell office:value-type="float" office:value="19.268" calcext:value-type="float">
            <text:p>19.268</text:p>
          </table:table-cell>
          <table:table-cell table:style-name="ce17"/>
          <table:table-cell office:value-type="float" office:value="5.81421" calcext:value-type="float">
            <text:p>5.81421</text:p>
          </table:table-cell>
          <table:table-cell office:value-type="float" office:value="4.2109" calcext:value-type="float">
            <text:p>4.2109</text:p>
          </table:table-cell>
          <table:table-cell office:value-type="float" office:value="78.328" calcext:value-type="float">
            <text:p>78.328</text:p>
          </table:table-cell>
          <table:table-cell office:value-type="float" office:value="23.3133" calcext:value-type="float">
            <text:p>23.3133</text:p>
          </table:table-cell>
          <table:table-cell table:number-columns-repeated="2"/>
          <table:table-cell table:style-name="ce17" office:value-type="float" office:value="3" calcext:value-type="float">
            <text:p>3</text:p>
          </table:table-cell>
          <table:table-cell office:value-type="float" office:value="5.98993" calcext:value-type="float">
            <text:p>5.98993</text:p>
          </table:table-cell>
          <table:table-cell office:value-type="float" office:value="4.3913" calcext:value-type="float">
            <text:p>4.3913</text:p>
          </table:table-cell>
          <table:table-cell office:value-type="float" office:value="80.3412" calcext:value-type="float">
            <text:p>80.3412</text:p>
          </table:table-cell>
          <table:table-cell office:value-type="float" office:value="51.9463" calcext:value-type="float">
            <text:p>51.9463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46.667" calcext:value-type="float">
            <text:p>146.667</text:p>
          </table:table-cell>
          <table:table-cell office:value-type="float" office:value="2.11832" calcext:value-type="float">
            <text:p>2.11832</text:p>
          </table:table-cell>
          <table:table-cell office:value-type="float" office:value="0.923465" calcext:value-type="float">
            <text:p>0.923465</text:p>
          </table:table-cell>
          <table:table-cell office:value-type="float" office:value="22961" calcext:value-type="float">
            <text:p>22961</text:p>
          </table:table-cell>
          <table:table-cell table:formula="of:=22100*1000/(['12.32'.E74]*86400)" office:value-type="float" office:value="120.749951394047" calcext:value-type="float">
            <text:p>120.749951394</text:p>
          </table:table-cell>
          <table:table-cell office:value-type="float" office:value="0.923465" calcext:value-type="float">
            <text:p>0.923465</text:p>
          </table:table-cell>
          <table:table-cell table:number-columns-repeated="3"/>
          <table:table-cell table:style-name="Default"/>
          <table:table-cell table:number-columns-repeated="6"/>
          <table:table-cell table:style-name="ce17" office:value-type="float" office:value="4" calcext:value-type="float">
            <text:p>4</text:p>
          </table:table-cell>
          <table:table-cell office:value-type="float" office:value="0.985" calcext:value-type="float">
            <text:p>0.985</text:p>
          </table:table-cell>
          <table:table-cell office:value-type="float" office:value="0.624" calcext:value-type="float">
            <text:p>0.624</text:p>
          </table:table-cell>
          <table:table-cell office:value-type="float" office:value="23.44" calcext:value-type="float">
            <text:p>23.44</text:p>
          </table:table-cell>
          <table:table-cell office:value-type="float" office:value="7.556" calcext:value-type="float">
            <text:p>7.556</text:p>
          </table:table-cell>
          <table:table-cell table:style-name="ce17"/>
          <table:table-cell office:value-type="float" office:value="1.44459" calcext:value-type="float">
            <text:p>1.44459</text:p>
          </table:table-cell>
          <table:table-cell office:value-type="float" office:value="0.769995" calcext:value-type="float">
            <text:p>0.769995</text:p>
          </table:table-cell>
          <table:table-cell office:value-type="float" office:value="77.938" calcext:value-type="float">
            <text:p>77.938</text:p>
          </table:table-cell>
          <table:table-cell office:value-type="float" office:value="21.6566" calcext:value-type="float">
            <text:p>21.6566</text:p>
          </table:table-cell>
          <table:table-cell table:number-columns-repeated="2"/>
          <table:table-cell table:style-name="ce17" office:value-type="float" office:value="4" calcext:value-type="float">
            <text:p>4</text:p>
          </table:table-cell>
          <table:table-cell office:value-type="float" office:value="6.14107" calcext:value-type="float">
            <text:p>6.14107</text:p>
          </table:table-cell>
          <table:table-cell office:value-type="float" office:value="5.175" calcext:value-type="float">
            <text:p>5.175</text:p>
          </table:table-cell>
          <table:table-cell office:value-type="float" office:value="80.0625" calcext:value-type="float">
            <text:p>80.0625</text:p>
          </table:table-cell>
          <table:table-cell office:value-type="float" office:value="46.7052" calcext:value-type="float">
            <text:p>46.7052</text:p>
          </table:table-cell>
          <table:table-cell table:number-columns-repeated="41"/>
        </table:table-row>
        <table:table-row table:style-name="ro1">
          <table:table-cell table:number-columns-repeated="12"/>
          <table:table-cell table:style-name="Default"/>
          <table:table-cell table:number-columns-repeated="6"/>
          <table:table-cell table:style-name="ce17" office:value-type="float" office:value="5" calcext:value-type="float">
            <text:p>5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8249" calcext:value-type="float">
            <text:p>0.8249</text:p>
          </table:table-cell>
          <table:table-cell office:value-type="float" office:value="20.55" calcext:value-type="float">
            <text:p>20.55</text:p>
          </table:table-cell>
          <table:table-cell office:value-type="float" office:value="15.33" calcext:value-type="float">
            <text:p>15.33</text:p>
          </table:table-cell>
          <table:table-cell table:style-name="ce17"/>
          <table:table-cell office:value-type="float" office:value="0.918631" calcext:value-type="float">
            <text:p>0.918631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745.545" calcext:value-type="float">
            <text:p>745.545</text:p>
          </table:table-cell>
          <table:table-cell office:value-type="float" office:value="21.2714" calcext:value-type="float">
            <text:p>21.2714</text:p>
          </table:table-cell>
          <table:table-cell table:number-columns-repeated="2"/>
          <table:table-cell table:style-name="ce17" office:value-type="float" office:value="5" calcext:value-type="float">
            <text:p>5</text:p>
          </table:table-cell>
          <table:table-cell office:value-type="float" office:value="6.5996" calcext:value-type="float">
            <text:p>6.5996</text:p>
          </table:table-cell>
          <table:table-cell office:value-type="float" office:value="5.275" calcext:value-type="float">
            <text:p>5.275</text:p>
          </table:table-cell>
          <table:table-cell office:value-type="float" office:value="81.3808" calcext:value-type="float">
            <text:p>81.3808</text:p>
          </table:table-cell>
          <table:table-cell office:value-type="float" office:value="78.3015" calcext:value-type="float">
            <text:p>78.30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_A</text:p>
          </table:table-cell>
          <table:table-cell office:value-type="string" calcext:value-type="string">
            <text:p>n_C</text:p>
          </table:table-cell>
          <table:table-cell office:value-type="string" calcext:value-type="string">
            <text:p>n_P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 table:number-columns-repeated="2"/>
          <table:table-cell office:value-type="string" calcext:value-type="string">
            <text:p>latenc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dr</text:p>
          </table:table-cell>
          <table:table-cell/>
          <table:table-cell table:style-name="Default"/>
          <table:table-cell table:number-columns-repeated="6"/>
          <table:table-cell table:style-name="ce17" office:value-type="float" office:value="6" calcext:value-type="float">
            <text:p>6</text:p>
          </table:table-cell>
          <table:table-cell office:value-type="float" office:value="5.899" calcext:value-type="float">
            <text:p>5.899</text:p>
          </table:table-cell>
          <table:table-cell office:value-type="float" office:value="2.433" calcext:value-type="float">
            <text:p>2.433</text:p>
          </table:table-cell>
          <table:table-cell office:value-type="float" office:value="35.22" calcext:value-type="float">
            <text:p>35.22</text:p>
          </table:table-cell>
          <table:table-cell office:value-type="float" office:value="24.33" calcext:value-type="float">
            <text:p>24.33</text:p>
          </table:table-cell>
          <table:table-cell table:style-name="ce17"/>
          <table:table-cell office:value-type="float" office:value="0.139247" calcext:value-type="float">
            <text:p>0.139247</text:p>
          </table:table-cell>
          <table:table-cell office:value-type="float" office:value="0.0753954" calcext:value-type="float">
            <text:p>0.0753954</text:p>
          </table:table-cell>
          <table:table-cell office:value-type="float" office:value="704.067" calcext:value-type="float">
            <text:p>704.067</text:p>
          </table:table-cell>
          <table:table-cell office:value-type="float" office:value="1.8829" calcext:value-type="float">
            <text:p>1.8829</text:p>
          </table:table-cell>
          <table:table-cell table:number-columns-repeated="2"/>
          <table:table-cell table:style-name="ce17" office:value-type="float" office:value="6" calcext:value-type="float">
            <text:p>6</text:p>
          </table:table-cell>
          <table:table-cell office:value-type="float" office:value="6.31816" calcext:value-type="float">
            <text:p>6.31816</text:p>
          </table:table-cell>
          <table:table-cell office:value-type="float" office:value="4.678" calcext:value-type="float">
            <text:p>4.678</text:p>
          </table:table-cell>
          <table:table-cell office:value-type="float" office:value="81.359" calcext:value-type="float">
            <text:p>81.359</text:p>
          </table:table-cell>
          <table:table-cell office:value-type="float" office:value="75.1371" calcext:value-type="float">
            <text:p>75.1371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41.686" calcext:value-type="float">
            <text:p>541.686</text:p>
          </table:table-cell>
          <table:table-cell office:value-type="float" office:value="2.09405" calcext:value-type="float">
            <text:p>2.09405</text:p>
          </table:table-cell>
          <table:table-cell office:value-type="float" office:value="0.99972" calcext:value-type="float">
            <text:p>0.99972</text:p>
          </table:table-cell>
          <table:table-cell/>
          <table:table-cell table:formula="of:=22100*1000/(['12.32'.E77]*86400)" office:value-type="float" office:value="122.149441053001" calcext:value-type="float">
            <text:p>122.149441053</text:p>
          </table:table-cell>
          <table:table-cell office:value-type="float" office:value="541.685" calcext:value-type="float">
            <text:p>541.685</text:p>
          </table:table-cell>
          <table:table-cell office:value-type="float" office:value="2.11212" calcext:value-type="float">
            <text:p>2.11212</text:p>
          </table:table-cell>
          <table:table-cell office:value-type="float" office:value="0.999677" calcext:value-type="float">
            <text:p>0.999677</text:p>
          </table:table-cell>
          <table:table-cell office:value-type="float" office:value="97" calcext:value-type="float">
            <text:p>97</text:p>
          </table:table-cell>
          <table:table-cell table:formula="of:=44200*1000/(['12.32'.J77]*86400)" office:value-type="float" office:value="242.208811087473" calcext:value-type="float">
            <text:p>242.2088110875</text:p>
          </table:table-cell>
          <table:table-cell table:formula="of:=22100*1000/(['12.32'.J77]*86400)" office:value-type="float" office:value="121.104405543737" calcext:value-type="float">
            <text:p>121.1044055437</text:p>
          </table:table-cell>
          <table:table-cell table:number-columns-repeated="5"/>
          <table:table-cell table:style-name="ce17" office:value-type="float" office:value="7" calcext:value-type="float">
            <text:p>7</text:p>
          </table:table-cell>
          <table:table-cell office:value-type="float" office:value="6.778" calcext:value-type="float">
            <text:p>6.778</text:p>
          </table:table-cell>
          <table:table-cell office:value-type="float" office:value="2.544" calcext:value-type="float">
            <text:p>2.544</text:p>
          </table:table-cell>
          <table:table-cell office:value-type="float" office:value="34.22" calcext:value-type="float">
            <text:p>34.22</text:p>
          </table:table-cell>
          <table:table-cell office:value-type="float" office:value="8.99" calcext:value-type="float">
            <text:p>8.99</text:p>
          </table:table-cell>
          <table:table-cell table:style-name="ce17"/>
          <table:table-cell office:value-type="float" office:value="0.0972871" calcext:value-type="float">
            <text:p>0.0972871</text:p>
          </table:table-cell>
          <table:table-cell office:value-type="float" office:value="0.0751723" calcext:value-type="float">
            <text:p>0.0751723</text:p>
          </table:table-cell>
          <table:table-cell office:value-type="float" office:value="43.6675" calcext:value-type="float">
            <text:p>43.6675</text:p>
          </table:table-cell>
          <table:table-cell office:value-type="float" office:value="20.0536" calcext:value-type="float">
            <text:p>20.0536</text:p>
          </table:table-cell>
          <table:table-cell table:number-columns-repeated="2"/>
          <table:table-cell table:style-name="ce17" office:value-type="float" office:value="7" calcext:value-type="float">
            <text:p>7</text:p>
          </table:table-cell>
          <table:table-cell office:value-type="float" office:value="6.38732" calcext:value-type="float">
            <text:p>6.38732</text:p>
          </table:table-cell>
          <table:table-cell office:value-type="float" office:value="5.713" calcext:value-type="float">
            <text:p>5.713</text:p>
          </table:table-cell>
          <table:table-cell office:value-type="float" office:value="81.233" calcext:value-type="float">
            <text:p>81.233</text:p>
          </table:table-cell>
          <table:table-cell office:value-type="float" office:value="69.8376" calcext:value-type="float">
            <text:p>69.8376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41.686" calcext:value-type="float">
            <text:p>541.686</text:p>
          </table:table-cell>
          <table:table-cell office:value-type="float" office:value="2.10022" calcext:value-type="float">
            <text:p>2.10022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48" calcext:value-type="float">
            <text:p>48</text:p>
          </table:table-cell>
          <table:table-cell table:formula="of:=22100*1000/(['12.32'.E78]*86400)" office:value-type="float" office:value="121.790591955622" calcext:value-type="float">
            <text:p>121.7905919556</text:p>
          </table:table-cell>
          <table:table-cell office:value-type="float" office:value="541.685" calcext:value-type="float">
            <text:p>541.685</text:p>
          </table:table-cell>
          <table:table-cell office:value-type="float" office:value="2.11895" calcext:value-type="float">
            <text:p>2.11895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35" calcext:value-type="float">
            <text:p>35</text:p>
          </table:table-cell>
          <table:table-cell table:formula="of:=44200*1000/(['12.32'.J78]*86400)" office:value-type="float" office:value="241.428100745215" calcext:value-type="float">
            <text:p>241.4281007452</text:p>
          </table:table-cell>
          <table:table-cell table:formula="of:=22100*1000/(['12.32'.J78]*86400)" office:value-type="float" office:value="120.714050372608" calcext:value-type="float">
            <text:p>120.7140503726</text:p>
          </table:table-cell>
          <table:table-cell table:number-columns-repeated="5"/>
          <table:table-cell table:style-name="ce17" office:value-type="float" office:value="8" calcext:value-type="float">
            <text:p>8</text:p>
          </table:table-cell>
          <table:table-cell office:value-type="float" office:value="2.355" calcext:value-type="float">
            <text:p>2.355</text:p>
          </table:table-cell>
          <table:table-cell office:value-type="float" office:value="0.866" calcext:value-type="float">
            <text:p>0.866</text:p>
          </table:table-cell>
          <table:table-cell office:value-type="float" office:value="15.44" calcext:value-type="float">
            <text:p>15.44</text:p>
          </table:table-cell>
          <table:table-cell office:value-type="float" office:value="12.88" calcext:value-type="float">
            <text:p>12.88</text:p>
          </table:table-cell>
          <table:table-cell table:style-name="ce17"/>
          <table:table-cell office:value-type="float" office:value="5.00956" calcext:value-type="float">
            <text:p>5.00956</text:p>
          </table:table-cell>
          <table:table-cell office:value-type="float" office:value="2.43167" calcext:value-type="float">
            <text:p>2.43167</text:p>
          </table:table-cell>
          <table:table-cell office:value-type="float" office:value="55.4675" calcext:value-type="float">
            <text:p>55.4675</text:p>
          </table:table-cell>
          <table:table-cell office:value-type="float" office:value="69.8536" calcext:value-type="float">
            <text:p>69.8536</text:p>
          </table:table-cell>
          <table:table-cell table:number-columns-repeated="2"/>
          <table:table-cell table:style-name="ce17" office:value-type="float" office:value="8" calcext:value-type="float">
            <text:p>8</text:p>
          </table:table-cell>
          <table:table-cell office:value-type="float" office:value="6.29791" calcext:value-type="float">
            <text:p>6.29791</text:p>
          </table:table-cell>
          <table:table-cell office:value-type="float" office:value="4.7899" calcext:value-type="float">
            <text:p>4.7899</text:p>
          </table:table-cell>
          <table:table-cell office:value-type="float" office:value="79.5175" calcext:value-type="float">
            <text:p>79.5175</text:p>
          </table:table-cell>
          <table:table-cell office:value-type="float" office:value="41.5307" calcext:value-type="float">
            <text:p>41.5307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41.685" calcext:value-type="float">
            <text:p>541.685</text:p>
          </table:table-cell>
          <table:table-cell office:value-type="float" office:value="2.10023" calcext:value-type="float">
            <text:p>2.10023</text:p>
          </table:table-cell>
          <table:table-cell office:value-type="float" office:value="0.999863" calcext:value-type="float">
            <text:p>0.999863</text:p>
          </table:table-cell>
          <table:table-cell/>
          <table:table-cell table:formula="of:=22100*1000/(['12.32'.E79]*86400)" office:value-type="float" office:value="121.790012063934" calcext:value-type="float">
            <text:p>121.7900120639</text:p>
          </table:table-cell>
          <table:table-cell office:value-type="float" office:value="541.684" calcext:value-type="float">
            <text:p>541.684</text:p>
          </table:table-cell>
          <table:table-cell office:value-type="float" office:value="2.11895" calcext:value-type="float">
            <text:p>2.11895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46" calcext:value-type="float">
            <text:p>46</text:p>
          </table:table-cell>
          <table:table-cell table:formula="of:=44200*1000/(['12.32'.J79]*86400)" office:value-type="float" office:value="241.428100745215" calcext:value-type="float">
            <text:p>241.4281007452</text:p>
          </table:table-cell>
          <table:table-cell table:formula="of:=22100*1000/(['12.32'.J79]*86400)" office:value-type="float" office:value="120.714050372608" calcext:value-type="float">
            <text:p>120.7140503726</text:p>
          </table:table-cell>
          <table:table-cell table:number-columns-repeated="5"/>
          <table:table-cell table:style-name="ce17" office:value-type="float" office:value="9" calcext:value-type="float">
            <text:p>9</text:p>
          </table:table-cell>
          <table:table-cell office:value-type="float" office:value="0.237528" calcext:value-type="float">
            <text:p>0.237528</text:p>
          </table:table-cell>
          <table:table-cell office:value-type="float" office:value="0.2034" calcext:value-type="float">
            <text:p>0.2034</text:p>
          </table:table-cell>
          <table:table-cell office:value-type="float" office:value="22.3448" calcext:value-type="float">
            <text:p>22.3448</text:p>
          </table:table-cell>
          <table:table-cell office:value-type="float" office:value="26.9722" calcext:value-type="float">
            <text:p>26.9722</text:p>
          </table:table-cell>
          <table:table-cell table:style-name="ce17"/>
          <table:table-cell table:number-columns-repeated="6"/>
          <table:table-cell table:style-name="ce17" office:value-type="float" office:value="9" calcext:value-type="float">
            <text:p>9</text:p>
          </table:table-cell>
          <table:table-cell office:value-type="float" office:value="6.32009" calcext:value-type="float">
            <text:p>6.32009</text:p>
          </table:table-cell>
          <table:table-cell office:value-type="float" office:value="4.8795" calcext:value-type="float">
            <text:p>4.8795</text:p>
          </table:table-cell>
          <table:table-cell office:value-type="float" office:value="80.2947" calcext:value-type="float">
            <text:p>80.2947</text:p>
          </table:table-cell>
          <table:table-cell office:value-type="float" office:value="47.4113" calcext:value-type="float">
            <text:p>47.4113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41.685" calcext:value-type="float">
            <text:p>541.685</text:p>
          </table:table-cell>
          <table:table-cell office:value-type="float" office:value="2.10022" calcext:value-type="float">
            <text:p>2.10022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 table:formula="of:=22100*1000/(['12.32'.E80]*86400)" office:value-type="float" office:value="121.790591955622" calcext:value-type="float">
            <text:p>121.7905919556</text:p>
          </table:table-cell>
          <table:table-cell office:value-type="float" office:value="541.684" calcext:value-type="float">
            <text:p>541.684</text:p>
          </table:table-cell>
          <table:table-cell office:value-type="float" office:value="2.11895" calcext:value-type="float">
            <text:p>2.11895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46" calcext:value-type="float">
            <text:p>46</text:p>
          </table:table-cell>
          <table:table-cell table:formula="of:=44200*1000/(['12.32'.J80]*86400)" office:value-type="float" office:value="241.428100745215" calcext:value-type="float">
            <text:p>241.4281007452</text:p>
          </table:table-cell>
          <table:table-cell table:formula="of:=22100*1000/(['12.32'.J80]*86400)" office:value-type="float" office:value="120.714050372608" calcext:value-type="float">
            <text:p>120.7140503726</text:p>
          </table:table-cell>
          <table:table-cell table:number-columns-repeated="5"/>
          <table:table-cell table:style-name="ce17" office:value-type="float" office:value="10" calcext:value-type="float">
            <text:p>10</text:p>
          </table:table-cell>
          <table:table-cell office:value-type="float" office:value="1.42327" calcext:value-type="float">
            <text:p>1.42327</text:p>
          </table:table-cell>
          <table:table-cell office:value-type="float" office:value="0.5667" calcext:value-type="float">
            <text:p>0.5667</text:p>
          </table:table-cell>
          <table:table-cell office:value-type="float" office:value="18.7829" calcext:value-type="float">
            <text:p>18.7829</text:p>
          </table:table-cell>
          <table:table-cell office:value-type="float" office:value="24.471" calcext:value-type="float">
            <text:p>24.471</text:p>
          </table:table-cell>
          <table:table-cell table:style-name="ce17"/>
          <table:table-cell table:formula="of:=AVERAGE([.Z71:.Z78])" office:value-type="float" office:value="2.3140681375" calcext:value-type="float">
            <text:p>2.3140681375</text:p>
          </table:table-cell>
          <table:table-cell table:formula="of:=AVERAGE([.AA71:.AA78])" office:value-type="float" office:value="1.4567153375" calcext:value-type="float">
            <text:p>1.4567153375</text:p>
          </table:table-cell>
          <table:table-cell table:formula="of:=AVERAGE([.AB71:.AB78])" office:value-type="float" office:value="231.7419875" calcext:value-type="float">
            <text:p>231.7419875</text:p>
          </table:table-cell>
          <table:table-cell table:formula="of:=AVERAGE([.AC71:.AC78])" office:value-type="float" office:value="31.1994125" calcext:value-type="float">
            <text:p>31.1994125</text:p>
          </table:table-cell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office:value-type="float" office:value="7.27461" calcext:value-type="float">
            <text:p>7.27461</text:p>
          </table:table-cell>
          <table:table-cell office:value-type="float" office:value="6.9876" calcext:value-type="float">
            <text:p>6.9876</text:p>
          </table:table-cell>
          <table:table-cell office:value-type="float" office:value="81.0033" calcext:value-type="float">
            <text:p>81.0033</text:p>
          </table:table-cell>
          <table:table-cell office:value-type="float" office:value="62.5929" calcext:value-type="float">
            <text:p>62.5929</text:p>
          </table:table-cell>
          <table:table-cell table:style-name="ce13" office:value-type="percentage" office:value="0.1" calcext:value-type="percentage">
            <text:p>10.00%</text:p>
          </table:table-cell>
          <table:table-cell table:formula="of:=['12.32'.AG80]*1.1" office:value-type="float" office:value="8.002071" calcext:value-type="float">
            <text:p>8.002071</text:p>
          </table:table-cell>
          <table:table-cell table:formula="of:=['12.32'.AG80]*0.9" office:value-type="float" office:value="6.547149" calcext:value-type="float">
            <text:p>6.547149</text:p>
          </table:table-cell>
          <table:table-cell office:value-type="float" office:value="7.55125" calcext:value-type="float">
            <text:p>7.55125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51.685" calcext:value-type="float">
            <text:p>551.685</text:p>
          </table:table-cell>
          <table:table-cell office:value-type="float" office:value="2.12808" calcext:value-type="float">
            <text:p>2.12808</text:p>
          </table:table-cell>
          <table:table-cell office:value-type="float" office:value="0.999853" calcext:value-type="float">
            <text:p>0.999853</text:p>
          </table:table-cell>
          <table:table-cell/>
          <table:table-cell table:formula="of:=22100*1000/(['12.32'.E81]*86400)" office:value-type="float" office:value="120.196156646854" calcext:value-type="float">
            <text:p>120.1961566469</text:p>
          </table:table-cell>
          <table:table-cell office:value-type="float" office:value="551.687" calcext:value-type="float">
            <text:p>551.687</text:p>
          </table:table-cell>
          <table:table-cell office:value-type="float" office:value="2.14967" calcext:value-type="float">
            <text:p>2.14967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31" calcext:value-type="float">
            <text:p>31</text:p>
          </table:table-cell>
          <table:table-cell table:formula="of:=44200*1000/(['12.32'.J81]*86400)" office:value-type="float" office:value="237.977956651055" calcext:value-type="float">
            <text:p>237.9779566511</text:p>
          </table:table-cell>
          <table:table-cell table:formula="of:=22100*1000/(['12.32'.J81]*86400)" office:value-type="float" office:value="118.988978325528" calcext:value-type="float">
            <text:p>118.9889783255</text:p>
          </table:table-cell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office:value-type="float" office:value="0.184786" calcext:value-type="float">
            <text:p>0.184786</text:p>
          </table:table-cell>
          <table:table-cell office:value-type="float" office:value="0.09223" calcext:value-type="float">
            <text:p>0.09223</text:p>
          </table:table-cell>
          <table:table-cell office:value-type="float" office:value="20.949" calcext:value-type="float">
            <text:p>20.949</text:p>
          </table:table-cell>
          <table:table-cell office:value-type="float" office:value="3.6257" calcext:value-type="float">
            <text:p>3.6257</text:p>
          </table:table-cell>
          <table:table-cell table:style-name="ce17"/>
          <table:table-cell table:number-columns-repeated="6"/>
          <table:table-cell table:style-name="ce17" office:value-type="float" office:value="11" calcext:value-type="float">
            <text:p>11</text:p>
          </table:table-cell>
          <table:table-cell office:value-type="float" office:value="7.8314" calcext:value-type="float">
            <text:p>7.8314</text:p>
          </table:table-cell>
          <table:table-cell office:value-type="float" office:value="5.765" calcext:value-type="float">
            <text:p>5.765</text:p>
          </table:table-cell>
          <table:table-cell office:value-type="float" office:value="82.0971" calcext:value-type="float">
            <text:p>82.0971</text:p>
          </table:table-cell>
          <table:table-cell office:value-type="float" office:value="72.1346" calcext:value-type="float">
            <text:p>72.1346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373.422" calcext:value-type="float">
            <text:p>373.422</text:p>
          </table:table-cell>
          <table:table-cell office:value-type="float" office:value="2.14622" calcext:value-type="float">
            <text:p>2.14622</text:p>
          </table:table-cell>
          <table:table-cell office:value-type="float" office:value="0.999993" calcext:value-type="float">
            <text:p>0.999993</text:p>
          </table:table-cell>
          <table:table-cell/>
          <table:table-cell table:formula="of:=22100*1000/(['12.32'.E82]*86400)" office:value-type="float" office:value="119.180250410972" calcext:value-type="float">
            <text:p>119.180250411</text:p>
          </table:table-cell>
          <table:table-cell office:value-type="float" office:value="373.424" calcext:value-type="float">
            <text:p>373.424</text:p>
          </table:table-cell>
          <table:table-cell office:value-type="float" office:value="2.16974" calcext:value-type="float">
            <text:p>2.16974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44200*1000/(['12.32'.J82]*86400)" office:value-type="float" office:value="235.776670971671" calcext:value-type="float">
            <text:p>235.7766709717</text:p>
          </table:table-cell>
          <table:table-cell table:formula="of:=22100*1000/(['12.32'.J82]*86400)" office:value-type="float" office:value="117.888335485836" calcext:value-type="float">
            <text:p>117.8883354858</text:p>
          </table:table-cell>
          <table:table-cell table:number-columns-repeated="5"/>
          <table:table-cell table:style-name="ce17" office:value-type="float" office:value="12" calcext:value-type="float">
            <text:p>12</text:p>
          </table:table-cell>
          <table:table-cell office:value-type="float" office:value="3.13442" calcext:value-type="float">
            <text:p>3.13442</text:p>
          </table:table-cell>
          <table:table-cell office:value-type="float" office:value="0.9986" calcext:value-type="float">
            <text:p>0.9986</text:p>
          </table:table-cell>
          <table:table-cell office:value-type="float" office:value="81.7531" calcext:value-type="float">
            <text:p>81.7531</text:p>
          </table:table-cell>
          <table:table-cell office:value-type="float" office:value="39.2597" calcext:value-type="float">
            <text:p>39.2597</text:p>
          </table:table-cell>
          <table:table-cell table:style-name="ce17"/>
          <table:table-cell table:number-columns-repeated="6"/>
          <table:table-cell table:style-name="ce17" office:value-type="float" office:value="12" calcext:value-type="float">
            <text:p>12</text:p>
          </table:table-cell>
          <table:table-cell office:value-type="float" office:value="6.79951" calcext:value-type="float">
            <text:p>6.79951</text:p>
          </table:table-cell>
          <table:table-cell office:value-type="float" office:value="5.6786" calcext:value-type="float">
            <text:p>5.6786</text:p>
          </table:table-cell>
          <table:table-cell office:value-type="float" office:value="81.4085" calcext:value-type="float">
            <text:p>81.4085</text:p>
          </table:table-cell>
          <table:table-cell office:value-type="float" office:value="59.2965" calcext:value-type="float">
            <text:p>59.2965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2"/>
          <table:table-cell office:value-type="float" office:value="6.79951" calcext:value-type="float">
            <text:p>6.79951</text:p>
          </table:table-cell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73.421" calcext:value-type="float">
            <text:p>373.421</text:p>
          </table:table-cell>
          <table:table-cell office:value-type="float" office:value="2.14621" calcext:value-type="float">
            <text:p>2.14621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formula="of:=22100*1000/(['12.32'.E83]*86400)" office:value-type="float" office:value="119.180805716606" calcext:value-type="float">
            <text:p>119.1808057166</text:p>
          </table:table-cell>
          <table:table-cell office:value-type="float" office:value="373.423" calcext:value-type="float">
            <text:p>373.423</text:p>
          </table:table-cell>
          <table:table-cell office:value-type="float" office:value="2.16974" calcext:value-type="float">
            <text:p>2.16974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1" calcext:value-type="float">
            <text:p>1</text:p>
          </table:table-cell>
          <table:table-cell table:formula="of:=44200*1000/(['12.32'.J83]*86400)" office:value-type="float" office:value="235.776670971671" calcext:value-type="float">
            <text:p>235.7766709717</text:p>
          </table:table-cell>
          <table:table-cell table:formula="of:=22100*1000/(['12.32'.J83]*86400)" office:value-type="float" office:value="117.888335485836" calcext:value-type="float">
            <text:p>117.8883354858</text:p>
          </table:table-cell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office:value-type="float" office:value="2.45035" calcext:value-type="float">
            <text:p>2.45035</text:p>
          </table:table-cell>
          <table:table-cell office:value-type="float" office:value="1.4982" calcext:value-type="float">
            <text:p>1.4982</text:p>
          </table:table-cell>
          <table:table-cell office:value-type="float" office:value="37.2457" calcext:value-type="float">
            <text:p>37.2457</text:p>
          </table:table-cell>
          <table:table-cell office:value-type="float" office:value="35.9386" calcext:value-type="float">
            <text:p>35.9386</text:p>
          </table:table-cell>
          <table:table-cell table:style-name="ce17"/>
          <table:table-cell table:number-columns-repeated="6"/>
          <table:table-cell table:style-name="ce17" office:value-type="float" office:value="13" calcext:value-type="float">
            <text:p>13</text:p>
          </table:table-cell>
          <table:table-cell office:value-type="float" office:value="7.2695" calcext:value-type="float">
            <text:p>7.2695</text:p>
          </table:table-cell>
          <table:table-cell office:value-type="float" office:value="5.6785" calcext:value-type="float">
            <text:p>5.6785</text:p>
          </table:table-cell>
          <table:table-cell office:value-type="float" office:value="84.9414" calcext:value-type="float">
            <text:p>84.9414</text:p>
          </table:table-cell>
          <table:table-cell office:value-type="float" office:value="49.877" calcext:value-type="float">
            <text:p>49.877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373.421" calcext:value-type="float">
            <text:p>373.421</text:p>
          </table:table-cell>
          <table:table-cell office:value-type="float" office:value="2.14622" calcext:value-type="float">
            <text:p>2.14622</text:p>
          </table:table-cell>
          <table:table-cell office:value-type="float" office:value="0.999993" calcext:value-type="float">
            <text:p>0.999993</text:p>
          </table:table-cell>
          <table:table-cell/>
          <table:table-cell table:formula="of:=22100*1000/(['12.32'.E84]*86400)" office:value-type="float" office:value="119.180250410972" calcext:value-type="float">
            <text:p>119.180250411</text:p>
          </table:table-cell>
          <table:table-cell office:value-type="float" office:value="373.42" calcext:value-type="float">
            <text:p>373.42</text:p>
          </table:table-cell>
          <table:table-cell office:value-type="float" office:value="2.16975" calcext:value-type="float">
            <text:p>2.16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44200*1000/(['12.32'.J84]*86400)" office:value-type="float" office:value="235.775584318043" calcext:value-type="float">
            <text:p>235.775584318</text:p>
          </table:table-cell>
          <table:table-cell table:formula="of:=22100*1000/(['12.32'.J84]*86400)" office:value-type="float" office:value="117.887792159022" calcext:value-type="float">
            <text:p>117.887792159</text:p>
          </table:table-cell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office:value-type="float" office:value="1.45482" calcext:value-type="float">
            <text:p>1.45482</text:p>
          </table:table-cell>
          <table:table-cell office:value-type="float" office:value="1.3211" calcext:value-type="float">
            <text:p>1.3211</text:p>
          </table:table-cell>
          <table:table-cell office:value-type="float" office:value="20.8937" calcext:value-type="float">
            <text:p>20.8937</text:p>
          </table:table-cell>
          <table:table-cell office:value-type="float" office:value="21.8541" calcext:value-type="float">
            <text:p>21.8541</text:p>
          </table:table-cell>
          <table:table-cell table:style-name="ce17"/>
          <table:table-cell table:style-name="ce18" office:value-type="string" calcext:value-type="string">
            <text:p>12.25 date</text:p>
          </table:table-cell>
          <table:table-cell table:style-name="ce18" office:value-type="string" calcext:value-type="string">
            <text:p>Diiferent-app</text:p>
          </table:table-cell>
          <table:table-cell table:number-columns-repeated="4"/>
          <table:table-cell table:style-name="ce17" office:value-type="float" office:value="14" calcext:value-type="float">
            <text:p>14</text:p>
          </table:table-cell>
          <table:table-cell office:value-type="float" office:value="7.37695" calcext:value-type="float">
            <text:p>7.37695</text:p>
          </table:table-cell>
          <table:table-cell office:value-type="float" office:value="4.363" calcext:value-type="float">
            <text:p>4.363</text:p>
          </table:table-cell>
          <table:table-cell office:value-type="float" office:value="86.2234" calcext:value-type="float">
            <text:p>86.2234</text:p>
          </table:table-cell>
          <table:table-cell office:value-type="float" office:value="48.556" calcext:value-type="float">
            <text:p>48.556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73.418" calcext:value-type="float">
            <text:p>373.418</text:p>
          </table:table-cell>
          <table:table-cell office:value-type="float" office:value="2.14622" calcext:value-type="float">
            <text:p>2.14622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2" calcext:value-type="float">
            <text:p>2</text:p>
          </table:table-cell>
          <table:table-cell table:formula="of:=22100*1000/(['12.32'.E85]*86400)" office:value-type="float" office:value="119.180250410972" calcext:value-type="float">
            <text:p>119.180250411</text:p>
          </table:table-cell>
          <table:table-cell office:value-type="float" office:value="373.425" calcext:value-type="float">
            <text:p>373.425</text:p>
          </table:table-cell>
          <table:table-cell office:value-type="float" office:value="2.16974" calcext:value-type="float">
            <text:p>2.16974</text:p>
          </table:table-cell>
          <table:table-cell office:value-type="float" office:value="0.999983" calcext:value-type="float">
            <text:p>0.999983</text:p>
          </table:table-cell>
          <table:table-cell office:value-type="float" office:value="5" calcext:value-type="float">
            <text:p>5</text:p>
          </table:table-cell>
          <table:table-cell table:formula="of:=44200*1000/(['12.32'.J85]*86400)" office:value-type="float" office:value="235.776670971671" calcext:value-type="float">
            <text:p>235.7766709717</text:p>
          </table:table-cell>
          <table:table-cell table:formula="of:=22100*1000/(['12.32'.J85]*86400)" office:value-type="float" office:value="117.888335485836" calcext:value-type="float">
            <text:p>117.8883354858</text:p>
          </table:table-cell>
          <table:table-cell table:number-columns-repeated="5"/>
          <table:table-cell table:style-name="ce17" office:value-type="float" office:value="15" calcext:value-type="float">
            <text:p>15</text:p>
          </table:table-cell>
          <table:table-cell office:value-type="float" office:value="1.65857" calcext:value-type="float">
            <text:p>1.65857</text:p>
          </table:table-cell>
          <table:table-cell office:value-type="float" office:value="1.3567" calcext:value-type="float">
            <text:p>1.3567</text:p>
          </table:table-cell>
          <table:table-cell office:value-type="float" office:value="41.7465" calcext:value-type="float">
            <text:p>41.7465</text:p>
          </table:table-cell>
          <table:table-cell office:value-type="float" office:value="25.3513" calcext:value-type="float">
            <text:p>25.3513</text:p>
          </table:table-cell>
          <table:table-cell table:style-name="ce17"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  <table:table-cell table:number-columns-repeated="2"/>
          <table:table-cell table:style-name="ce17" office:value-type="float" office:value="15" calcext:value-type="float">
            <text:p>15</text:p>
          </table:table-cell>
          <table:table-cell office:value-type="float" office:value="7.62835" calcext:value-type="float">
            <text:p>7.62835</text:p>
          </table:table-cell>
          <table:table-cell office:value-type="float" office:value="5.8769" calcext:value-type="float">
            <text:p>5.8769</text:p>
          </table:table-cell>
          <table:table-cell office:value-type="float" office:value="88.9694" calcext:value-type="float">
            <text:p>88.9694</text:p>
          </table:table-cell>
          <table:table-cell office:value-type="float" office:value="83.4216" calcext:value-type="float">
            <text:p>83.4216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373.367" calcext:value-type="float">
            <text:p>373.367</text:p>
          </table:table-cell>
          <table:table-cell office:value-type="float" office:value="2.14042" calcext:value-type="float">
            <text:p>2.14042</text:p>
          </table:table-cell>
          <table:table-cell office:value-type="float" office:value="0.999997" calcext:value-type="float">
            <text:p>0.999997</text:p>
          </table:table-cell>
          <table:table-cell/>
          <table:table-cell table:formula="of:=22100*1000/(['12.32'.E86]*86400)" office:value-type="float" office:value="119.503198922191" calcext:value-type="float">
            <text:p>119.5031989222</text:p>
          </table:table-cell>
          <table:table-cell office:value-type="float" office:value="373.367" calcext:value-type="float">
            <text:p>373.367</text:p>
          </table:table-cell>
          <table:table-cell office:value-type="float" office:value="2.16335" calcext:value-type="float">
            <text:p>2.16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44200*1000/(['12.32'.J86]*86400)" office:value-type="float" office:value="236.473096851676" calcext:value-type="float">
            <text:p>236.4730968517</text:p>
          </table:table-cell>
          <table:table-cell table:formula="of:=22100*1000/(['12.32'.J86]*86400)" office:value-type="float" office:value="118.236548425838" calcext:value-type="float">
            <text:p>118.2365484258</text:p>
          </table:table-cell>
          <table:table-cell table:number-columns-repeated="5"/>
          <table:table-cell table:style-name="ce17" office:value-type="float" office:value="16" calcext:value-type="float">
            <text:p>16</text:p>
          </table:table-cell>
          <table:table-cell office:value-type="float" office:value="1.08376" calcext:value-type="float">
            <text:p>1.08376</text:p>
          </table:table-cell>
          <table:table-cell office:value-type="float" office:value="0.8567" calcext:value-type="float">
            <text:p>0.8567</text:p>
          </table:table-cell>
          <table:table-cell office:value-type="float" office:value="28.723" calcext:value-type="float">
            <text:p>28.723</text:p>
          </table:table-cell>
          <table:table-cell office:value-type="float" office:value="20.3432" calcext:value-type="float">
            <text:p>20.3432</text:p>
          </table:table-cell>
          <table:table-cell table:style-name="ce17"/>
          <table:table-cell office:value-type="float" office:value="2.52054" calcext:value-type="float">
            <text:p>2.52054</text:p>
          </table:table-cell>
          <table:table-cell office:value-type="float" office:value="1.49663" calcext:value-type="float">
            <text:p>1.49663</text:p>
          </table:table-cell>
          <table:table-cell office:value-type="float" office:value="43.9299" calcext:value-type="float">
            <text:p>43.9299</text:p>
          </table:table-cell>
          <table:table-cell office:value-type="float" office:value="21.7103" calcext:value-type="float">
            <text:p>21.7103</text:p>
          </table:table-cell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office:value-type="float" office:value="7.42379" calcext:value-type="float">
            <text:p>7.42379</text:p>
          </table:table-cell>
          <table:table-cell office:value-type="float" office:value="6.6755" calcext:value-type="float">
            <text:p>6.6755</text:p>
          </table:table-cell>
          <table:table-cell office:value-type="float" office:value="85.3246" calcext:value-type="float">
            <text:p>85.3246</text:p>
          </table:table-cell>
          <table:table-cell office:value-type="float" office:value="75.324" calcext:value-type="float">
            <text:p>75.324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17.003" calcext:value-type="float">
            <text:p>317.003</text:p>
          </table:table-cell>
          <table:table-cell office:value-type="float" office:value="2.19206" calcext:value-type="float">
            <text:p>2.19206</text:p>
          </table:table-cell>
          <table:table-cell office:value-type="float" office:value="0.999943" calcext:value-type="float">
            <text:p>0.999943</text:p>
          </table:table-cell>
          <table:table-cell/>
          <table:table-cell table:formula="of:=22100*1000/(['12.32'.E87]*86400)" office:value-type="float" office:value="116.687972517649" calcext:value-type="float">
            <text:p>116.6879725176</text:p>
          </table:table-cell>
          <table:table-cell office:value-type="float" office:value="317.011" calcext:value-type="float">
            <text:p>317.011</text:p>
          </table:table-cell>
          <table:table-cell office:value-type="float" office:value="2.22038" calcext:value-type="float">
            <text:p>2.22038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13" calcext:value-type="float">
            <text:p>13</text:p>
          </table:table-cell>
          <table:table-cell table:formula="of:=44200*1000/(['12.32'.J87]*86400)" office:value-type="float" office:value="230.399334381536" calcext:value-type="float">
            <text:p>230.3993343815</text:p>
          </table:table-cell>
          <table:table-cell table:formula="of:=22100*1000/(['12.32'.J87]*86400)" office:value-type="float" office:value="115.199667190768" calcext:value-type="float">
            <text:p>115.1996671908</text:p>
          </table:table-cell>
          <table:table-cell table:number-columns-repeated="5"/>
          <table:table-cell table:style-name="ce17" office:value-type="float" office:value="17" calcext:value-type="float">
            <text:p>17</text:p>
          </table:table-cell>
          <table:table-cell office:value-type="float" office:value="1.01894" calcext:value-type="float">
            <text:p>1.01894</text:p>
          </table:table-cell>
          <table:table-cell office:value-type="float" office:value="0.9857" calcext:value-type="float">
            <text:p>0.9857</text:p>
          </table:table-cell>
          <table:table-cell office:value-type="float" office:value="24.7691" calcext:value-type="float">
            <text:p>24.7691</text:p>
          </table:table-cell>
          <table:table-cell office:value-type="float" office:value="19.9048" calcext:value-type="float">
            <text:p>19.9048</text:p>
          </table:table-cell>
          <table:table-cell table:style-name="ce17"/>
          <table:table-cell office:value-type="float" office:value="5.78048" calcext:value-type="float">
            <text:p>5.78048</text:p>
          </table:table-cell>
          <table:table-cell office:value-type="float" office:value="4.2109" calcext:value-type="float">
            <text:p>4.2109</text:p>
          </table:table-cell>
          <table:table-cell office:value-type="float" office:value="78.328" calcext:value-type="float">
            <text:p>78.328</text:p>
          </table:table-cell>
          <table:table-cell office:value-type="float" office:value="23.3133" calcext:value-type="float">
            <text:p>23.3133</text:p>
          </table:table-cell>
          <table:table-cell table:number-columns-repeated="2"/>
          <table:table-cell table:style-name="ce17" office:value-type="float" office:value="17" calcext:value-type="float">
            <text:p>17</text:p>
          </table:table-cell>
          <table:table-cell office:value-type="float" office:value="6.80774" calcext:value-type="float">
            <text:p>6.80774</text:p>
          </table:table-cell>
          <table:table-cell office:value-type="float" office:value="5.464" calcext:value-type="float">
            <text:p>5.464</text:p>
          </table:table-cell>
          <table:table-cell office:value-type="float" office:value="82.247" calcext:value-type="float">
            <text:p>82.247</text:p>
          </table:table-cell>
          <table:table-cell office:value-type="float" office:value="42.247" calcext:value-type="float">
            <text:p>42.247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17.013" calcext:value-type="float">
            <text:p>317.013</text:p>
          </table:table-cell>
          <table:table-cell office:value-type="float" office:value="2.19206" calcext:value-type="float">
            <text:p>2.19206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22" calcext:value-type="float">
            <text:p>22</text:p>
          </table:table-cell>
          <table:table-cell table:formula="of:=22100*1000/(['12.32'.E88]*86400)" office:value-type="float" office:value="116.687972517649" calcext:value-type="float">
            <text:p>116.6879725176</text:p>
          </table:table-cell>
          <table:table-cell office:value-type="float" office:value="317.014" calcext:value-type="float">
            <text:p>317.014</text:p>
          </table:table-cell>
          <table:table-cell office:value-type="float" office:value="2.22038" calcext:value-type="float">
            <text:p>2.22038</text:p>
          </table:table-cell>
          <table:table-cell office:value-type="float" office:value="0.999917" calcext:value-type="float">
            <text:p>0.999917</text:p>
          </table:table-cell>
          <table:table-cell office:value-type="float" office:value="25" calcext:value-type="float">
            <text:p>25</text:p>
          </table:table-cell>
          <table:table-cell table:formula="of:=44200*1000/(['12.32'.J88]*86400)" office:value-type="float" office:value="230.399334381536" calcext:value-type="float">
            <text:p>230.3993343815</text:p>
          </table:table-cell>
          <table:table-cell table:formula="of:=22100*1000/(['12.32'.J88]*86400)" office:value-type="float" office:value="115.199667190768" calcext:value-type="float">
            <text:p>115.1996671908</text:p>
          </table:table-cell>
          <table:table-cell table:number-columns-repeated="5"/>
          <table:table-cell table:style-name="ce17" office:value-type="float" office:value="18" calcext:value-type="float">
            <text:p>18</text:p>
          </table:table-cell>
          <table:table-cell office:value-type="float" office:value="0.635327" calcext:value-type="float">
            <text:p>0.635327</text:p>
          </table:table-cell>
          <table:table-cell office:value-type="float" office:value="0.60322" calcext:value-type="float">
            <text:p>0.60322</text:p>
          </table:table-cell>
          <table:table-cell office:value-type="float" office:value="8.90353" calcext:value-type="float">
            <text:p>8.90353</text:p>
          </table:table-cell>
          <table:table-cell office:value-type="float" office:value="17.2658" calcext:value-type="float">
            <text:p>17.2658</text:p>
          </table:table-cell>
          <table:table-cell table:style-name="ce17"/>
          <table:table-cell office:value-type="float" office:value="1.44459" calcext:value-type="float">
            <text:p>1.44459</text:p>
          </table:table-cell>
          <table:table-cell office:value-type="float" office:value="0.769995" calcext:value-type="float">
            <text:p>0.769995</text:p>
          </table:table-cell>
          <table:table-cell office:value-type="float" office:value="77.938" calcext:value-type="float">
            <text:p>77.938</text:p>
          </table:table-cell>
          <table:table-cell office:value-type="float" office:value="21.6566" calcext:value-type="float">
            <text:p>21.6566</text:p>
          </table:table-cell>
          <table:table-cell table:number-columns-repeated="2"/>
          <table:table-cell table:style-name="ce17" office:value-type="float" office:value="18" calcext:value-type="float">
            <text:p>18</text:p>
          </table:table-cell>
          <table:table-cell office:value-type="float" office:value="7.57915" calcext:value-type="float">
            <text:p>7.57915</text:p>
          </table:table-cell>
          <table:table-cell office:value-type="float" office:value="5.8977" calcext:value-type="float">
            <text:p>5.8977</text:p>
          </table:table-cell>
          <table:table-cell office:value-type="float" office:value="84.0333" calcext:value-type="float">
            <text:p>84.0333</text:p>
          </table:table-cell>
          <table:table-cell office:value-type="float" office:value="52.669" calcext:value-type="float">
            <text:p>52.669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331.783" calcext:value-type="float">
            <text:p>331.783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0.999973" calcext:value-type="float">
            <text:p>0.999973</text:p>
          </table:table-cell>
          <table:table-cell/>
          <table:table-cell table:formula="of:=22100*1000/(['12.32'.E89]*86400)" office:value-type="float" office:value="115.802571978268" calcext:value-type="float">
            <text:p>115.8025719783</text:p>
          </table:table-cell>
          <table:table-cell office:value-type="float" office:value="331.778" calcext:value-type="float">
            <text:p>331.778</text:p>
          </table:table-cell>
          <table:table-cell office:value-type="float" office:value="2.2389" calcext:value-type="float">
            <text:p>2.2389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3" calcext:value-type="float">
            <text:p>3</text:p>
          </table:table-cell>
          <table:table-cell table:formula="of:=44200*1000/(['12.32'.J89]*86400)" office:value-type="float" office:value="228.493489693186" calcext:value-type="float">
            <text:p>228.4934896932</text:p>
          </table:table-cell>
          <table:table-cell table:formula="of:=22100*1000/(['12.32'.J89]*86400)" office:value-type="float" office:value="114.246744846593" calcext:value-type="float">
            <text:p>114.2467448466</text:p>
          </table:table-cell>
          <table:table-cell table:number-columns-repeated="5"/>
          <table:table-cell table:style-name="ce17" office:value-type="float" office:value="19" calcext:value-type="float">
            <text:p>19</text:p>
          </table:table-cell>
          <table:table-cell office:value-type="float" office:value="2.75372" calcext:value-type="float">
            <text:p>2.75372</text:p>
          </table:table-cell>
          <table:table-cell office:value-type="float" office:value="1.9866" calcext:value-type="float">
            <text:p>1.9866</text:p>
          </table:table-cell>
          <table:table-cell office:value-type="float" office:value="87.7592" calcext:value-type="float">
            <text:p>87.7592</text:p>
          </table:table-cell>
          <table:table-cell office:value-type="float" office:value="59.7937" calcext:value-type="float">
            <text:p>59.7937</text:p>
          </table:table-cell>
          <table:table-cell table:style-name="ce17"/>
          <table:table-cell office:value-type="float" office:value="0.866153" calcext:value-type="float">
            <text:p>0.866153</text:p>
          </table:table-cell>
          <table:table-cell office:value-type="float" office:value="0.181661" calcext:value-type="float">
            <text:p>0.181661</text:p>
          </table:table-cell>
          <table:table-cell office:value-type="float" office:value="745.545" calcext:value-type="float">
            <text:p>745.545</text:p>
          </table:table-cell>
          <table:table-cell office:value-type="float" office:value="21.2714" calcext:value-type="float">
            <text:p>21.2714</text:p>
          </table:table-cell>
          <table:table-cell table:number-columns-repeated="2"/>
          <table:table-cell table:style-name="ce17" office:value-type="float" office:value="19" calcext:value-type="float">
            <text:p>19</text:p>
          </table:table-cell>
          <table:table-cell office:value-type="float" office:value="6.34372" calcext:value-type="float">
            <text:p>6.34372</text:p>
          </table:table-cell>
          <table:table-cell office:value-type="float" office:value="6.234" calcext:value-type="float">
            <text:p>6.234</text:p>
          </table:table-cell>
          <table:table-cell office:value-type="float" office:value="81.9847" calcext:value-type="float">
            <text:p>81.9847</text:p>
          </table:table-cell>
          <table:table-cell office:value-type="float" office:value="67.0578" calcext:value-type="float">
            <text:p>67.0578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31.781" calcext:value-type="float">
            <text:p>331.781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8" calcext:value-type="float">
            <text:p>8</text:p>
          </table:table-cell>
          <table:table-cell table:formula="of:=22100*1000/(['12.32'.E90]*86400)" office:value-type="float" office:value="115.802571978268" calcext:value-type="float">
            <text:p>115.8025719783</text:p>
          </table:table-cell>
          <table:table-cell office:value-type="float" office:value="331.78" calcext:value-type="float">
            <text:p>331.78</text:p>
          </table:table-cell>
          <table:table-cell office:value-type="float" office:value="2.23891" calcext:value-type="float">
            <text:p>2.23891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44200*1000/(['12.32'.J90]*86400)" office:value-type="float" office:value="228.492469136354" calcext:value-type="float">
            <text:p>228.4924691364</text:p>
          </table:table-cell>
          <table:table-cell table:formula="of:=22100*1000/(['12.32'.J90]*86400)" office:value-type="float" office:value="114.246234568177" calcext:value-type="float">
            <text:p>114.2462345682</text:p>
          </table:table-cell>
          <table:table-cell table:number-columns-repeated="5"/>
          <table:table-cell table:style-name="ce17" office:value-type="float" office:value="20" calcext:value-type="float">
            <text:p>20</text:p>
          </table:table-cell>
          <table:table-cell office:value-type="float" office:value="2.93994" calcext:value-type="float">
            <text:p>2.93994</text:p>
          </table:table-cell>
          <table:table-cell office:value-type="float" office:value="2.54666" calcext:value-type="float">
            <text:p>2.54666</text:p>
          </table:table-cell>
          <table:table-cell office:value-type="float" office:value="79.012" calcext:value-type="float">
            <text:p>79.012</text:p>
          </table:table-cell>
          <table:table-cell office:value-type="float" office:value="49.8374" calcext:value-type="float">
            <text:p>49.8374</text:p>
          </table:table-cell>
          <table:table-cell table:style-name="ce17"/>
          <table:table-cell office:value-type="float" office:value="0.918631" calcext:value-type="float">
            <text:p>0.918631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745.545" calcext:value-type="float">
            <text:p>745.545</text:p>
          </table:table-cell>
          <table:table-cell office:value-type="float" office:value="21.2714" calcext:value-type="float">
            <text:p>21.2714</text:p>
          </table:table-cell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office:value-type="float" office:value="6.68997" calcext:value-type="float">
            <text:p>6.68997</text:p>
          </table:table-cell>
          <table:table-cell office:value-type="float" office:value="4.6754" calcext:value-type="float">
            <text:p>4.6754</text:p>
          </table:table-cell>
          <table:table-cell office:value-type="float" office:value="81.1115" calcext:value-type="float">
            <text:p>81.1115</text:p>
          </table:table-cell>
          <table:table-cell office:value-type="float" office:value="59.5511" calcext:value-type="float">
            <text:p>59.5511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31.78" calcext:value-type="float">
            <text:p>331.78</text:p>
          </table:table-cell>
          <table:table-cell office:value-type="float" office:value="2.21952" calcext:value-type="float">
            <text:p>2.21952</text:p>
          </table:table-cell>
          <table:table-cell office:value-type="float" office:value="0.99997" calcext:value-type="float">
            <text:p>0.99997</text:p>
          </table:table-cell>
          <table:table-cell/>
          <table:table-cell table:formula="of:=22100*1000/(['12.32'.E91]*86400)" office:value-type="float" office:value="115.244303740015" calcext:value-type="float">
            <text:p>115.24430374</text:p>
          </table:table-cell>
          <table:table-cell office:value-type="float" office:value="331.78" calcext:value-type="float">
            <text:p>331.78</text:p>
          </table:table-cell>
          <table:table-cell office:value-type="float" office:value="2.25072" calcext:value-type="float">
            <text:p>2.25072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4" calcext:value-type="float">
            <text:p>4</text:p>
          </table:table-cell>
          <table:table-cell table:formula="of:=44200*1000/(['12.32'.J91]*86400)" office:value-type="float" office:value="227.293521217243" calcext:value-type="float">
            <text:p>227.2935212172</text:p>
          </table:table-cell>
          <table:table-cell table:formula="of:=22100*1000/(['12.32'.J91]*86400)" office:value-type="float" office:value="113.646760608622" calcext:value-type="float">
            <text:p>113.6467606086</text:p>
          </table:table-cell>
          <table:table-cell table:number-columns-repeated="5"/>
          <table:table-cell table:style-name="ce17" office:value-type="float" office:value="21" calcext:value-type="float">
            <text:p>21</text:p>
          </table:table-cell>
          <table:table-cell office:value-type="float" office:value="5.342" calcext:value-type="float">
            <text:p>5.342</text:p>
          </table:table-cell>
          <table:table-cell office:value-type="float" office:value="2.67886" calcext:value-type="float">
            <text:p>2.67886</text:p>
          </table:table-cell>
          <table:table-cell office:value-type="float" office:value="67.54" calcext:value-type="float">
            <text:p>67.54</text:p>
          </table:table-cell>
          <table:table-cell office:value-type="float" office:value="43.33" calcext:value-type="float">
            <text:p>43.33</text:p>
          </table:table-cell>
          <table:table-cell table:style-name="ce17"/>
          <table:table-cell office:value-type="float" office:value="0.0972871" calcext:value-type="float">
            <text:p>0.0972871</text:p>
          </table:table-cell>
          <table:table-cell office:value-type="float" office:value="0.0751723" calcext:value-type="float">
            <text:p>0.0751723</text:p>
          </table:table-cell>
          <table:table-cell office:value-type="float" office:value="43.6675" calcext:value-type="float">
            <text:p>43.6675</text:p>
          </table:table-cell>
          <table:table-cell office:value-type="float" office:value="20.0536" calcext:value-type="float">
            <text:p>20.0536</text:p>
          </table:table-cell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office:value-type="float" office:value="6.24453" calcext:value-type="float">
            <text:p>6.24453</text:p>
          </table:table-cell>
          <table:table-cell office:value-type="float" office:value="5.8798" calcext:value-type="float">
            <text:p>5.8798</text:p>
          </table:table-cell>
          <table:table-cell office:value-type="float" office:value="81.3299" calcext:value-type="float">
            <text:p>81.3299</text:p>
          </table:table-cell>
          <table:table-cell office:value-type="float" office:value="66.3891" calcext:value-type="float">
            <text:p>66.3891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28.637" calcext:value-type="float">
            <text:p>328.637</text:p>
          </table:table-cell>
          <table:table-cell office:value-type="float" office:value="2.22371" calcext:value-type="float">
            <text:p>2.22371</text:p>
          </table:table-cell>
          <table:table-cell office:value-type="float" office:value="0.999903" calcext:value-type="float">
            <text:p>0.999903</text:p>
          </table:table-cell>
          <table:table-cell/>
          <table:table-cell table:formula="of:=22100*1000/(['12.32'.E92]*86400)" office:value-type="float" office:value="115.027155985734" calcext:value-type="float">
            <text:p>115.0271559857</text:p>
          </table:table-cell>
          <table:table-cell office:value-type="float" office:value="328.636" calcext:value-type="float">
            <text:p>328.636</text:p>
          </table:table-cell>
          <table:table-cell office:value-type="float" office:value="2.25535" calcext:value-type="float">
            <text:p>2.25535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22" calcext:value-type="float">
            <text:p>22</text:p>
          </table:table-cell>
          <table:table-cell table:formula="of:=44200*1000/(['12.32'.J92]*86400)" office:value-type="float" office:value="226.826911155286" calcext:value-type="float">
            <text:p>226.8269111553</text:p>
          </table:table-cell>
          <table:table-cell table:formula="of:=22100*1000/(['12.32'.J92]*86400)" office:value-type="float" office:value="113.413455577643" calcext:value-type="float">
            <text:p>113.4134555776</text:p>
          </table:table-cell>
          <table:table-cell table:number-columns-repeated="5"/>
          <table:table-cell table:style-name="ce17" office:value-type="float" office:value="22" calcext:value-type="float">
            <text:p>22</text:p>
          </table:table-cell>
          <table:table-cell office:value-type="float" office:value="5.01814" calcext:value-type="float">
            <text:p>5.01814</text:p>
          </table:table-cell>
          <table:table-cell office:value-type="float" office:value="3.14322" calcext:value-type="float">
            <text:p>3.14322</text:p>
          </table:table-cell>
          <table:table-cell office:value-type="float" office:value="75.223" calcext:value-type="float">
            <text:p>75.223</text:p>
          </table:table-cell>
          <table:table-cell office:value-type="float" office:value="52.3748" calcext:value-type="float">
            <text:p>52.3748</text:p>
          </table:table-cell>
          <table:table-cell table:style-name="ce17"/>
          <table:table-cell office:value-type="float" office:value="5.00956" calcext:value-type="float">
            <text:p>5.00956</text:p>
          </table:table-cell>
          <table:table-cell office:value-type="float" office:value="2.43167" calcext:value-type="float">
            <text:p>2.43167</text:p>
          </table:table-cell>
          <table:table-cell office:value-type="float" office:value="55.4675" calcext:value-type="float">
            <text:p>55.4675</text:p>
          </table:table-cell>
          <table:table-cell office:value-type="float" office:value="20.0536" calcext:value-type="float">
            <text:p>20.0536</text:p>
          </table:table-cell>
          <table:table-cell table:number-columns-repeated="2"/>
          <table:table-cell table:style-name="ce17" office:value-type="float" office:value="22" calcext:value-type="float">
            <text:p>22</text:p>
          </table:table-cell>
          <table:table-cell office:value-type="float" office:value="6.17921" calcext:value-type="float">
            <text:p>6.17921</text:p>
          </table:table-cell>
          <table:table-cell office:value-type="float" office:value="5.5532" calcext:value-type="float">
            <text:p>5.5532</text:p>
          </table:table-cell>
          <table:table-cell office:value-type="float" office:value="80.6477" calcext:value-type="float">
            <text:p>80.6477</text:p>
          </table:table-cell>
          <table:table-cell office:value-type="float" office:value="59.5903" calcext:value-type="float">
            <text:p>59.5903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28.638" calcext:value-type="float">
            <text:p>328.638</text:p>
          </table:table-cell>
          <table:table-cell office:value-type="float" office:value="2.2237" calcext:value-type="float">
            <text:p>2.223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21" calcext:value-type="float">
            <text:p>21</text:p>
          </table:table-cell>
          <table:table-cell table:formula="of:=22100*1000/(['12.32'.E93]*86400)" office:value-type="float" office:value="115.027673263946" calcext:value-type="float">
            <text:p>115.0276732639</text:p>
          </table:table-cell>
          <table:table-cell office:value-type="float" office:value="328.636" calcext:value-type="float">
            <text:p>328.636</text:p>
          </table:table-cell>
          <table:table-cell office:value-type="float" office:value="2.25536" calcext:value-type="float">
            <text:p>2.25536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21" calcext:value-type="float">
            <text:p>21</text:p>
          </table:table-cell>
          <table:table-cell table:formula="of:=44200*1000/(['12.32'.J93]*86400)" office:value-type="float" office:value="226.825905431538" calcext:value-type="float">
            <text:p>226.8259054315</text:p>
          </table:table-cell>
          <table:table-cell table:formula="of:=22100*1000/(['12.32'.J93]*86400)" office:value-type="float" office:value="113.412952715769" calcext:value-type="float">
            <text:p>113.4129527158</text:p>
          </table:table-cell>
          <table:table-cell table:number-columns-repeated="5"/>
          <table:table-cell table:style-name="ce17" office:value-type="float" office:value="23" calcext:value-type="float">
            <text:p>23</text:p>
          </table:table-cell>
          <table:table-cell office:value-type="float" office:value="4.07736" calcext:value-type="float">
            <text:p>4.07736</text:p>
          </table:table-cell>
          <table:table-cell office:value-type="float" office:value="3.59987" calcext:value-type="float">
            <text:p>3.59987</text:p>
          </table:table-cell>
          <table:table-cell office:value-type="float" office:value="88.7674" calcext:value-type="float">
            <text:p>88.7674</text:p>
          </table:table-cell>
          <table:table-cell office:value-type="float" office:value="42.1656" calcext:value-type="float">
            <text:p>42.1656</text:p>
          </table:table-cell>
          <table:table-cell table:style-name="ce17"/>
          <table:table-cell office:value-type="float" office:value="2.12988" calcext:value-type="float">
            <text:p>2.12988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13.9894" calcext:value-type="float">
            <text:p>13.9894</text:p>
          </table:table-cell>
          <table:table-cell office:value-type="float" office:value="69.8536" calcext:value-type="float">
            <text:p>69.8536</text:p>
          </table:table-cell>
          <table:table-cell table:number-columns-repeated="2"/>
          <table:table-cell table:style-name="ce17" office:value-type="float" office:value="23" calcext:value-type="float">
            <text:p>23</text:p>
          </table:table-cell>
          <table:table-cell office:value-type="float" office:value="6.33739" calcext:value-type="float">
            <text:p>6.33739</text:p>
          </table:table-cell>
          <table:table-cell office:value-type="float" office:value="5.897" calcext:value-type="float">
            <text:p>5.897</text:p>
          </table:table-cell>
          <table:table-cell office:value-type="float" office:value="81.3928" calcext:value-type="float">
            <text:p>81.3928</text:p>
          </table:table-cell>
          <table:table-cell office:value-type="float" office:value="56.0972" calcext:value-type="float">
            <text:p>56.0972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41.786" calcext:value-type="float">
            <text:p>341.786</text:p>
          </table:table-cell>
          <table:table-cell office:value-type="float" office:value="2.24111" calcext:value-type="float">
            <text:p>2.24111</text:p>
          </table:table-cell>
          <table:table-cell office:value-type="float" office:value="0.999953" calcext:value-type="float">
            <text:p>0.999953</text:p>
          </table:table-cell>
          <table:table-cell/>
          <table:table-cell table:formula="of:=22100*1000/(['12.32'.E94]*86400)" office:value-type="float" office:value="114.134084019543" calcext:value-type="float">
            <text:p>114.1340840195</text:p>
          </table:table-cell>
          <table:table-cell office:value-type="float" office:value="341.785" calcext:value-type="float">
            <text:p>341.785</text:p>
          </table:table-cell>
          <table:table-cell office:value-type="float" office:value="2.2746" calcext:value-type="float">
            <text:p>2.2746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12" calcext:value-type="float">
            <text:p>12</text:p>
          </table:table-cell>
          <table:table-cell table:formula="of:=44200*1000/(['12.32'.J94]*86400)" office:value-type="float" office:value="224.907269002934" calcext:value-type="float">
            <text:p>224.9072690029</text:p>
          </table:table-cell>
          <table:table-cell table:formula="of:=22100*1000/(['12.32'.J94]*86400)" office:value-type="float" office:value="112.453634501467" calcext:value-type="float">
            <text:p>112.4536345015</text:p>
          </table:table-cell>
          <table:table-cell table:number-columns-repeated="5"/>
          <table:table-cell table:style-name="ce17" office:value-type="float" office:value="24" calcext:value-type="float">
            <text:p>24</text:p>
          </table:table-cell>
          <table:table-cell office:value-type="float" office:value="5.897" calcext:value-type="float">
            <text:p>5.897</text:p>
          </table:table-cell>
          <table:table-cell office:value-type="float" office:value="3.68779" calcext:value-type="float">
            <text:p>3.68779</text:p>
          </table:table-cell>
          <table:table-cell office:value-type="float" office:value="89.3197" calcext:value-type="float">
            <text:p>89.3197</text:p>
          </table:table-cell>
          <table:table-cell office:value-type="float" office:value="62.4073" calcext:value-type="float">
            <text:p>62.4073</text:p>
          </table:table-cell>
          <table:table-cell table:style-name="ce17"/>
          <table:table-cell table:formula="of:=MAX([.Z86:.Z93])" office:value-type="float" office:value="5.78048" calcext:value-type="float">
            <text:p>5.78048</text:p>
          </table:table-cell>
          <table:table-cell table:formula="of:=MAX([.AA86:.AA93])" office:value-type="float" office:value="4.2109" calcext:value-type="float">
            <text:p>4.2109</text:p>
          </table:table-cell>
          <table:table-cell table:formula="of:=AVERAGE([.AB86:.AB93])" office:value-type="float" office:value="225.5512875" calcext:value-type="float">
            <text:p>225.5512875</text:p>
          </table:table-cell>
          <table:table-cell table:formula="of:=AVERAGE([.AC86:.AC93])" office:value-type="float" office:value="27.397975" calcext:value-type="float">
            <text:p>27.397975</text:p>
          </table:table-cell>
          <table:table-cell table:number-columns-repeated="2"/>
          <table:table-cell table:style-name="ce17" office:value-type="float" office:value="24" calcext:value-type="float">
            <text:p>24</text:p>
          </table:table-cell>
          <table:table-cell office:value-type="float" office:value="6.51114" calcext:value-type="float">
            <text:p>6.51114</text:p>
          </table:table-cell>
          <table:table-cell office:value-type="float" office:value="5.9865" calcext:value-type="float">
            <text:p>5.9865</text:p>
          </table:table-cell>
          <table:table-cell office:value-type="float" office:value="81.6419" calcext:value-type="float">
            <text:p>81.6419</text:p>
          </table:table-cell>
          <table:table-cell office:value-type="float" office:value="69.3231" calcext:value-type="float">
            <text:p>69.3231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341.786" calcext:value-type="float">
            <text:p>341.786</text:p>
          </table:table-cell>
          <table:table-cell office:value-type="float" office:value="2.24112" calcext:value-type="float">
            <text:p>2.24112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formula="of:=22100*1000/(['12.32'.E95]*86400)" office:value-type="float" office:value="114.133574747018" calcext:value-type="float">
            <text:p>114.133574747</text:p>
          </table:table-cell>
          <table:table-cell office:value-type="float" office:value="341.785" calcext:value-type="float">
            <text:p>341.785</text:p>
          </table:table-cell>
          <table:table-cell office:value-type="float" office:value="2.2746" calcext:value-type="float">
            <text:p>2.2746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12" calcext:value-type="float">
            <text:p>12</text:p>
          </table:table-cell>
          <table:table-cell table:formula="of:=44200*1000/(['12.32'.J95]*86400)" office:value-type="float" office:value="224.907269002934" calcext:value-type="float">
            <text:p>224.9072690029</text:p>
          </table:table-cell>
          <table:table-cell table:formula="of:=22100*1000/(['12.32'.J95]*86400)" office:value-type="float" office:value="112.453634501467" calcext:value-type="float">
            <text:p>112.4536345015</text:p>
          </table:table-cell>
          <table:table-cell table:number-columns-repeated="5"/>
          <table:table-cell table:style-name="ce17" office:value-type="float" office:value="25" calcext:value-type="float">
            <text:p>25</text:p>
          </table:table-cell>
          <table:table-cell office:value-type="float" office:value="2.83899" calcext:value-type="float">
            <text:p>2.83899</text:p>
          </table:table-cell>
          <table:table-cell office:value-type="float" office:value="2.7654" calcext:value-type="float">
            <text:p>2.7654</text:p>
          </table:table-cell>
          <table:table-cell office:value-type="float" office:value="27.2309" calcext:value-type="float">
            <text:p>27.2309</text:p>
          </table:table-cell>
          <table:table-cell office:value-type="float" office:value="23.0856" calcext:value-type="float">
            <text:p>23.0856</text:p>
          </table:table-cell>
          <table:table-cell table:style-name="ce17"/>
          <table:table-cell table:number-columns-repeated="6"/>
          <table:table-cell table:style-name="ce17" office:value-type="float" office:value="25" calcext:value-type="float">
            <text:p>25</text:p>
          </table:table-cell>
          <table:table-cell office:value-type="float" office:value="6.97286" calcext:value-type="float">
            <text:p>6.97286</text:p>
          </table:table-cell>
          <table:table-cell office:value-type="float" office:value="6.5321" calcext:value-type="float">
            <text:p>6.5321</text:p>
          </table:table-cell>
          <table:table-cell office:value-type="float" office:value="81.6797" calcext:value-type="float">
            <text:p>81.6797</text:p>
          </table:table-cell>
          <table:table-cell office:value-type="float" office:value="82.5918" calcext:value-type="float">
            <text:p>82.5918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46.773" calcext:value-type="float">
            <text:p>346.773</text:p>
          </table:table-cell>
          <table:table-cell office:value-type="float" office:value="2.23914" calcext:value-type="float">
            <text:p>2.23914</text:p>
          </table:table-cell>
          <table:table-cell office:value-type="float" office:value="0.999973" calcext:value-type="float">
            <text:p>0.999973</text:p>
          </table:table-cell>
          <table:table-cell/>
          <table:table-cell table:formula="of:=22100*1000/(['12.32'.E96]*86400)" office:value-type="float" office:value="114.234499422563" calcext:value-type="float">
            <text:p>114.2344994226</text:p>
          </table:table-cell>
          <table:table-cell office:value-type="float" office:value="346.772" calcext:value-type="float">
            <text:p>346.772</text:p>
          </table:table-cell>
          <table:table-cell office:value-type="float" office:value="2.2724" calcext:value-type="float">
            <text:p>2.2724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9" calcext:value-type="float">
            <text:p>9</text:p>
          </table:table-cell>
          <table:table-cell table:formula="of:=44200*1000/(['12.32'.J96]*86400)" office:value-type="float" office:value="225.125010594118" calcext:value-type="float">
            <text:p>225.1250105941</text:p>
          </table:table-cell>
          <table:table-cell table:formula="of:=22100*1000/(['12.32'.J96]*86400)" office:value-type="float" office:value="112.562505297059" calcext:value-type="float">
            <text:p>112.5625052971</text:p>
          </table:table-cell>
          <table:table-cell table:number-columns-repeated="5"/>
          <table:table-cell table:style-name="ce17" office:value-type="float" office:value="26" calcext:value-type="float">
            <text:p>26</text:p>
          </table:table-cell>
          <table:table-cell office:value-type="float" office:value="2.49709" calcext:value-type="float">
            <text:p>2.49709</text:p>
          </table:table-cell>
          <table:table-cell office:value-type="float" office:value="1.68792" calcext:value-type="float">
            <text:p>1.68792</text:p>
          </table:table-cell>
          <table:table-cell office:value-type="float" office:value="44.1525" calcext:value-type="float">
            <text:p>44.1525</text:p>
          </table:table-cell>
          <table:table-cell office:value-type="float" office:value="22.455" calcext:value-type="float">
            <text:p>22.455</text:p>
          </table:table-cell>
          <table:table-cell table:style-name="ce17"/>
          <table:table-cell table:number-columns-repeated="6"/>
          <table:table-cell table:style-name="ce17" office:value-type="float" office:value="26" calcext:value-type="float">
            <text:p>26</text:p>
          </table:table-cell>
          <table:table-cell office:value-type="float" office:value="6.64738" calcext:value-type="float">
            <text:p>6.64738</text:p>
          </table:table-cell>
          <table:table-cell office:value-type="float" office:value="6.3211" calcext:value-type="float">
            <text:p>6.3211</text:p>
          </table:table-cell>
          <table:table-cell office:value-type="float" office:value="81.1963" calcext:value-type="float">
            <text:p>81.1963</text:p>
          </table:table-cell>
          <table:table-cell office:value-type="float" office:value="62.1566" calcext:value-type="float">
            <text:p>62.1566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43.624" calcext:value-type="float">
            <text:p>343.624</text:p>
          </table:table-cell>
          <table:table-cell office:value-type="float" office:value="2.23573" calcext:value-type="float">
            <text:p>2.23573</text:p>
          </table:table-cell>
          <table:table-cell office:value-type="float" office:value="0.999883" calcext:value-type="float">
            <text:p>0.999883</text:p>
          </table:table-cell>
          <table:table-cell/>
          <table:table-cell table:formula="of:=22100*1000/(['12.32'.E97]*86400)" office:value-type="float" office:value="114.40873318202" calcext:value-type="float">
            <text:p>114.408733182</text:p>
          </table:table-cell>
          <table:table-cell office:value-type="float" office:value="343.614" calcext:value-type="float">
            <text:p>343.614</text:p>
          </table:table-cell>
          <table:table-cell office:value-type="float" office:value="2.26866" calcext:value-type="float">
            <text:p>2.26866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46" calcext:value-type="float">
            <text:p>46</text:p>
          </table:table-cell>
          <table:table-cell table:formula="of:=44200*1000/(['12.32'.J97]*86400)" office:value-type="float" office:value="225.496140485606" calcext:value-type="float">
            <text:p>225.4961404856</text:p>
          </table:table-cell>
          <table:table-cell table:formula="of:=22100*1000/(['12.32'.J97]*86400)" office:value-type="float" office:value="112.748070242803" calcext:value-type="float">
            <text:p>112.7480702428</text:p>
          </table:table-cell>
          <table:table-cell table:number-columns-repeated="5"/>
          <table:table-cell table:style-name="ce17" office:value-type="float" office:value="27" calcext:value-type="float">
            <text:p>27</text:p>
          </table:table-cell>
          <table:table-cell office:value-type="float" office:value="2.14563" calcext:value-type="float">
            <text:p>2.14563</text:p>
          </table:table-cell>
          <table:table-cell office:value-type="float" office:value="2.1042" calcext:value-type="float">
            <text:p>2.1042</text:p>
          </table:table-cell>
          <table:table-cell office:value-type="float" office:value="38.1902" calcext:value-type="float">
            <text:p>38.1902</text:p>
          </table:table-cell>
          <table:table-cell office:value-type="float" office:value="23.02" calcext:value-type="float">
            <text:p>23.02</text:p>
          </table:table-cell>
          <table:table-cell table:style-name="ce17"/>
          <table:table-cell table:number-columns-repeated="6"/>
          <table:table-cell table:style-name="ce17" office:value-type="float" office:value="27" calcext:value-type="float">
            <text:p>27</text:p>
          </table:table-cell>
          <table:table-cell office:value-type="float" office:value="6.32728" calcext:value-type="float">
            <text:p>6.32728</text:p>
          </table:table-cell>
          <table:table-cell office:value-type="float" office:value="6.2311" calcext:value-type="float">
            <text:p>6.2311</text:p>
          </table:table-cell>
          <table:table-cell office:value-type="float" office:value="81.4401" calcext:value-type="float">
            <text:p>81.4401</text:p>
          </table:table-cell>
          <table:table-cell office:value-type="float" office:value="64.7241" calcext:value-type="float">
            <text:p>64.7241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43.617" calcext:value-type="float">
            <text:p>343.617</text:p>
          </table:table-cell>
          <table:table-cell office:value-type="float" office:value="2.23573" calcext:value-type="float">
            <text:p>2.23573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 table:formula="of:=22100*1000/(['12.32'.E98]*86400)" office:value-type="float" office:value="114.40873318202" calcext:value-type="float">
            <text:p>114.408733182</text:p>
          </table:table-cell>
          <table:table-cell office:value-type="float" office:value="343.615" calcext:value-type="float">
            <text:p>343.615</text:p>
          </table:table-cell>
          <table:table-cell office:value-type="float" office:value="2.26866" calcext:value-type="float">
            <text:p>2.26866</text:p>
          </table:table-cell>
          <table:table-cell office:value-type="float" office:value="0.999823" calcext:value-type="float">
            <text:p>0.999823</text:p>
          </table:table-cell>
          <table:table-cell office:value-type="float" office:value="53" calcext:value-type="float">
            <text:p>53</text:p>
          </table:table-cell>
          <table:table-cell table:formula="of:=44200*1000/(['12.32'.J98]*86400)" office:value-type="float" office:value="225.496140485606" calcext:value-type="float">
            <text:p>225.4961404856</text:p>
          </table:table-cell>
          <table:table-cell table:formula="of:=22100*1000/(['12.32'.J98]*86400)" office:value-type="float" office:value="112.748070242803" calcext:value-type="float">
            <text:p>112.7480702428</text:p>
          </table:table-cell>
          <table:table-cell table:number-columns-repeated="5"/>
          <table:table-cell table:style-name="ce17" office:value-type="float" office:value="28" calcext:value-type="float">
            <text:p>28</text:p>
          </table:table-cell>
          <table:table-cell office:value-type="float" office:value="3.23355" calcext:value-type="float">
            <text:p>3.23355</text:p>
          </table:table-cell>
          <table:table-cell office:value-type="float" office:value="0.68752" calcext:value-type="float">
            <text:p>0.68752</text:p>
          </table:table-cell>
          <table:table-cell office:value-type="float" office:value="23.3924" calcext:value-type="float">
            <text:p>23.3924</text:p>
          </table:table-cell>
          <table:table-cell office:value-type="float" office:value="22.2795" calcext:value-type="float">
            <text:p>22.2795</text:p>
          </table:table-cell>
          <table:table-cell table:style-name="ce17"/>
          <table:table-cell table:number-columns-repeated="6"/>
          <table:table-cell table:style-name="ce17" office:value-type="float" office:value="28" calcext:value-type="float">
            <text:p>28</text:p>
          </table:table-cell>
          <table:table-cell office:value-type="float" office:value="6.17881" calcext:value-type="float">
            <text:p>6.17881</text:p>
          </table:table-cell>
          <table:table-cell office:value-type="float" office:value="5.9872" calcext:value-type="float">
            <text:p>5.9872</text:p>
          </table:table-cell>
          <table:table-cell office:value-type="float" office:value="75.8613" calcext:value-type="float">
            <text:p>75.8613</text:p>
          </table:table-cell>
          <table:table-cell office:value-type="float" office:value="55.9175" calcext:value-type="float">
            <text:p>55.9175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3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75" calcext:value-type="float">
            <text:p>0.75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343.436" calcext:value-type="float">
            <text:p>343.436</text:p>
          </table:table-cell>
          <table:table-cell office:value-type="float" office:value="2.24108" calcext:value-type="float">
            <text:p>2.24108</text:p>
          </table:table-cell>
          <table:table-cell office:value-type="float" office:value="0.999883" calcext:value-type="float">
            <text:p>0.999883</text:p>
          </table:table-cell>
          <table:table-cell/>
          <table:table-cell table:formula="of:=22100*1000/(['12.32'.E99]*86400)" office:value-type="float" office:value="114.135611864385" calcext:value-type="float">
            <text:p>114.1356118644</text:p>
          </table:table-cell>
          <table:table-cell office:value-type="float" office:value="343.438" calcext:value-type="float">
            <text:p>343.438</text:p>
          </table:table-cell>
          <table:table-cell office:value-type="float" office:value="2.2746" calcext:value-type="float">
            <text:p>2.2746</text:p>
          </table:table-cell>
          <table:table-cell office:value-type="float" office:value="0.999903" calcext:value-type="float">
            <text:p>0.999903</text:p>
          </table:table-cell>
          <table:table-cell office:value-type="float" office:value="29" calcext:value-type="float">
            <text:p>29</text:p>
          </table:table-cell>
          <table:table-cell table:formula="of:=44200*1000/(['12.32'.J99]*86400)" office:value-type="float" office:value="224.907269002934" calcext:value-type="float">
            <text:p>224.9072690029</text:p>
          </table:table-cell>
          <table:table-cell table:formula="of:=22100*1000/(['12.32'.J99]*86400)" office:value-type="float" office:value="112.453634501467" calcext:value-type="float">
            <text:p>112.4536345015</text:p>
          </table:table-cell>
          <table:table-cell table:number-columns-repeated="5"/>
          <table:table-cell table:style-name="ce17" office:value-type="float" office:value="29" calcext:value-type="float">
            <text:p>29</text:p>
          </table:table-cell>
          <table:table-cell office:value-type="float" office:value="2.80792" calcext:value-type="float">
            <text:p>2.80792</text:p>
          </table:table-cell>
          <table:table-cell office:value-type="float" office:value="2.45623" calcext:value-type="float">
            <text:p>2.45623</text:p>
          </table:table-cell>
          <table:table-cell office:value-type="float" office:value="16.4673" calcext:value-type="float">
            <text:p>16.4673</text:p>
          </table:table-cell>
          <table:table-cell office:value-type="float" office:value="23.2484" calcext:value-type="float">
            <text:p>23.2484</text:p>
          </table:table-cell>
          <table:table-cell table:style-name="ce17"/>
          <table:table-cell table:number-columns-repeated="6"/>
          <table:table-cell table:style-name="ce17" office:value-type="float" office:value="29" calcext:value-type="float">
            <text:p>29</text:p>
          </table:table-cell>
          <table:table-cell office:value-type="float" office:value="6.27042" calcext:value-type="float">
            <text:p>6.27042</text:p>
          </table:table-cell>
          <table:table-cell office:value-type="float" office:value="5.98721" calcext:value-type="float">
            <text:p>5.98721</text:p>
          </table:table-cell>
          <table:table-cell office:value-type="float" office:value="76.7591" calcext:value-type="float">
            <text:p>76.7591</text:p>
          </table:table-cell>
          <table:table-cell office:value-type="float" office:value="53.7573" calcext:value-type="float">
            <text:p>53.7573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43.435" calcext:value-type="float">
            <text:p>343.435</text:p>
          </table:table-cell>
          <table:table-cell office:value-type="float" office:value="2.24109" calcext:value-type="float">
            <text:p>2.24109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27" calcext:value-type="float">
            <text:p>27</text:p>
          </table:table-cell>
          <table:table-cell table:formula="of:=22100*1000/(['12.32'.E100]*86400)" office:value-type="float" office:value="114.135102578226" calcext:value-type="float">
            <text:p>114.1351025782</text:p>
          </table:table-cell>
          <table:table-cell office:value-type="float" office:value="343.438" calcext:value-type="float">
            <text:p>343.438</text:p>
          </table:table-cell>
          <table:table-cell office:value-type="float" office:value="2.27461" calcext:value-type="float">
            <text:p>2.27461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 table:formula="of:=44200*1000/(['12.32'.J100]*86400)" office:value-type="float" office:value="224.90628023005" calcext:value-type="float">
            <text:p>224.9062802301</text:p>
          </table:table-cell>
          <table:table-cell table:formula="of:=22100*1000/(['12.32'.J100]*86400)" office:value-type="float" office:value="112.453140115025" calcext:value-type="float">
            <text:p>112.453140115</text:p>
          </table:table-cell>
          <table:table-cell table:number-columns-repeated="5"/>
          <table:table-cell table:style-name="ce17" office:value-type="float" office:value="30" calcext:value-type="float">
            <text:p>30</text:p>
          </table:table-cell>
          <table:table-cell office:value-type="float" office:value="2.90999" calcext:value-type="float">
            <text:p>2.90999</text:p>
          </table:table-cell>
          <table:table-cell office:value-type="float" office:value="2.67888" calcext:value-type="float">
            <text:p>2.67888</text:p>
          </table:table-cell>
          <table:table-cell office:value-type="float" office:value="36.6903" calcext:value-type="float">
            <text:p>36.6903</text:p>
          </table:table-cell>
          <table:table-cell office:value-type="float" office:value="32.6674" calcext:value-type="float">
            <text:p>32.6674</text:p>
          </table:table-cell>
          <table:table-cell table:style-name="ce17"/>
          <table:table-cell table:number-columns-repeated="6"/>
          <table:table-cell table:style-name="ce17" office:value-type="float" office:value="30" calcext:value-type="float">
            <text:p>30</text:p>
          </table:table-cell>
          <table:table-cell office:value-type="float" office:value="6.26806" calcext:value-type="float">
            <text:p>6.26806</text:p>
          </table:table-cell>
          <table:table-cell office:value-type="float" office:value="6.12321" calcext:value-type="float">
            <text:p>6.12321</text:p>
          </table:table-cell>
          <table:table-cell office:value-type="float" office:value="76.8674" calcext:value-type="float">
            <text:p>76.8674</text:p>
          </table:table-cell>
          <table:table-cell office:value-type="float" office:value="71.2957" calcext:value-type="float">
            <text:p>71.2957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43.43" calcext:value-type="float">
            <text:p>343.43</text:p>
          </table:table-cell>
          <table:table-cell office:value-type="float" office:value="2.24476" calcext:value-type="float">
            <text:p>2.24476</text:p>
          </table:table-cell>
          <table:table-cell office:value-type="float" office:value="0.999883" calcext:value-type="float">
            <text:p>0.999883</text:p>
          </table:table-cell>
          <table:table-cell/>
          <table:table-cell table:formula="of:=22100*1000/(['12.32'.E101]*86400)" office:value-type="float" office:value="113.948500969831" calcext:value-type="float">
            <text:p>113.9485009698</text:p>
          </table:table-cell>
          <table:table-cell office:value-type="float" office:value="343.428" calcext:value-type="float">
            <text:p>343.428</text:p>
          </table:table-cell>
          <table:table-cell office:value-type="float" office:value="2.27866" calcext:value-type="float">
            <text:p>2.27866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22" calcext:value-type="float">
            <text:p>22</text:p>
          </table:table-cell>
          <table:table-cell table:formula="of:=44200*1000/(['12.32'.J101]*86400)" office:value-type="float" office:value="224.5065407187" calcext:value-type="float">
            <text:p>224.5065407187</text:p>
          </table:table-cell>
          <table:table-cell table:formula="of:=22100*1000/(['12.32'.J101]*86400)" office:value-type="float" office:value="112.25327035935" calcext:value-type="float">
            <text:p>112.2532703594</text:p>
          </table:table-cell>
          <table:table-cell table:number-columns-repeated="6"/>
          <table:table-cell table:formula="of:=MAX([.U71:.U100])" office:value-type="float" office:value="6.778" calcext:value-type="float">
            <text:p>6.778</text:p>
          </table:table-cell>
          <table:table-cell table:formula="of:=MAX([.V71:.V100])" office:value-type="float" office:value="3.68779" calcext:value-type="float">
            <text:p>3.68779</text:p>
          </table:table-cell>
          <table:table-cell table:formula="of:=MAX([.W71:.W100])" office:value-type="float" office:value="89.3197" calcext:value-type="float">
            <text:p>89.3197</text:p>
          </table:table-cell>
          <table:table-cell table:formula="of:=MAX([.X71:.X100])" office:value-type="float" office:value="62.4073" calcext:value-type="float">
            <text:p>62.4073</text:p>
          </table:table-cell>
          <table:table-cell table:number-columns-repeated="8"/>
          <table:table-cell table:formula="of:=MAX([.AG71:.AG100])" office:value-type="float" office:value="7.8314" calcext:value-type="float">
            <text:p>7.8314</text:p>
          </table:table-cell>
          <table:table-cell table:formula="of:=MAX([.AH71:.AH100])" office:value-type="float" office:value="6.9876" calcext:value-type="float">
            <text:p>6.9876</text:p>
          </table:table-cell>
          <table:table-cell table:formula="of:=MAX([.AI71:.AI100])" office:value-type="float" office:value="88.9694" calcext:value-type="float">
            <text:p>88.9694</text:p>
          </table:table-cell>
          <table:table-cell table:formula="of:=MAX([.AJ71:.AJ100])" office:value-type="float" office:value="83.4216" calcext:value-type="float">
            <text:p>83.4216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48.488" calcext:value-type="float">
            <text:p>348.488</text:p>
          </table:table-cell>
          <table:table-cell office:value-type="float" office:value="2.23594" calcext:value-type="float">
            <text:p>2.23594</text:p>
          </table:table-cell>
          <table:table-cell office:value-type="float" office:value="0.999817" calcext:value-type="float">
            <text:p>0.999817</text:p>
          </table:table-cell>
          <table:table-cell/>
          <table:table-cell table:formula="of:=22100*1000/(['12.32'.E102]*86400)" office:value-type="float" office:value="114.397987887438" calcext:value-type="float">
            <text:p>114.3979878874</text:p>
          </table:table-cell>
          <table:table-cell office:value-type="float" office:value="348.489" calcext:value-type="float">
            <text:p>348.489</text:p>
          </table:table-cell>
          <table:table-cell office:value-type="float" office:value="2.26893" calcext:value-type="float">
            <text:p>2.26893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72" calcext:value-type="float">
            <text:p>72</text:p>
          </table:table-cell>
          <table:table-cell table:formula="of:=44200*1000/(['12.32'.J102]*86400)" office:value-type="float" office:value="225.469306710244" calcext:value-type="float">
            <text:p>225.4693067102</text:p>
          </table:table-cell>
          <table:table-cell table:formula="of:=22100*1000/(['12.32'.J102]*86400)" office:value-type="float" office:value="112.734653355122" calcext:value-type="float">
            <text:p>112.7346533551</text:p>
          </table:table-cell>
          <table:table-cell table:number-columns-repeated="6"/>
          <table:table-cell table:formula="of:=AVERAGE([.U71:.U100])" office:value-type="float" office:value="2.76162803333333" calcext:value-type="float">
            <text:p>2.7616280333</text:p>
          </table:table-cell>
          <table:table-cell table:formula="of:=AVERAGE([.V71:.V100])" office:value-type="float" office:value="1.66051766666667" calcext:value-type="float">
            <text:p>1.6605176667</text:p>
          </table:table-cell>
          <table:table-cell table:formula="of:=AVERAGE([.W71:.W100])" office:value-type="float" office:value="41.617871" calcext:value-type="float">
            <text:p>41.617871</text:p>
          </table:table-cell>
          <table:table-cell table:formula="of:=AVERAGE([.X71:.X100])" office:value-type="float" office:value="27.3497466666667" calcext:value-type="float">
            <text:p>27.3497466667</text:p>
          </table:table-cell>
          <table:table-cell table:number-columns-repeated="8"/>
          <table:table-cell table:formula="of:=AVERAGE([.AG71:.AG100])" office:value-type="float" office:value="6.62138933333333" calcext:value-type="float">
            <text:p>6.6213893333</text:p>
          </table:table-cell>
          <table:table-cell table:formula="of:=AVERAGE([.AH71:.AH100])" office:value-type="float" office:value="5.57666733333333" calcext:value-type="float">
            <text:p>5.5766673333</text:p>
          </table:table-cell>
          <table:table-cell table:formula="of:=AVERAGE([.AI71:.AI100])" office:value-type="float" office:value="81.3122633333333" calcext:value-type="float">
            <text:p>81.3122633333</text:p>
          </table:table-cell>
          <table:table-cell table:formula="of:=AVERAGE([.AJ71:.AJ100])" office:value-type="float" office:value="59.2461633333333" calcext:value-type="float">
            <text:p>59.2461633333</text:p>
          </table:table-cell>
          <table:table-cell table:number-columns-repeated="4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348.455" calcext:value-type="float">
            <text:p>348.455</text:p>
          </table:table-cell>
          <table:table-cell office:value-type="float" office:value="2.24768" calcext:value-type="float">
            <text:p>2.24768</text:p>
          </table:table-cell>
          <table:table-cell office:value-type="float" office:value="0.999837" calcext:value-type="float">
            <text:p>0.999837</text:p>
          </table:table-cell>
          <table:table-cell office:value-type="float" office:value="49" calcext:value-type="float">
            <text:p>49</text:p>
          </table:table-cell>
          <table:table-cell table:formula="of:=22100*1000/(['12.32'.E103]*86400)" office:value-type="float" office:value="113.800468499536" calcext:value-type="float">
            <text:p>113.8004684995</text:p>
          </table:table-cell>
          <table:table-cell office:value-type="float" office:value="348.455" calcext:value-type="float">
            <text:p>348.455</text:p>
          </table:table-cell>
          <table:table-cell office:value-type="float" office:value="2.28191" calcext:value-type="float">
            <text:p>2.28191</text:p>
          </table:table-cell>
          <table:table-cell office:value-type="float" office:value="0.99986" calcext:value-type="float">
            <text:p>0.99986</text:p>
          </table:table-cell>
          <table:table-cell office:value-type="float" office:value="42" calcext:value-type="float">
            <text:p>42</text:p>
          </table:table-cell>
          <table:table-cell table:formula="of:=44200*1000/(['12.32'.J103]*86400)" office:value-type="float" office:value="224.186788293173" calcext:value-type="float">
            <text:p>224.1867882932</text:p>
          </table:table-cell>
          <table:table-cell table:formula="of:=22100*1000/(['12.32'.J103]*86400)" office:value-type="float" office:value="112.093394146586" calcext:value-type="float">
            <text:p>112.0933941466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8.453" calcext:value-type="float">
            <text:p>348.453</text:p>
          </table:table-cell>
          <table:table-cell office:value-type="float" office:value="2.25111" calcext:value-type="float">
            <text:p>2.25111</text:p>
          </table:table-cell>
          <table:table-cell office:value-type="float" office:value="0.99984" calcext:value-type="float">
            <text:p>0.99984</text:p>
          </table:table-cell>
          <table:table-cell/>
          <table:table-cell table:formula="of:=22100*1000/(['12.32'.E104]*86400)" office:value-type="float" office:value="113.627071550052" calcext:value-type="float">
            <text:p>113.6270715501</text:p>
          </table:table-cell>
          <table:table-cell office:value-type="float" office:value="348.445" calcext:value-type="float">
            <text:p>348.445</text:p>
          </table:table-cell>
          <table:table-cell office:value-type="float" office:value="2.28569" calcext:value-type="float">
            <text:p>2.28569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48" calcext:value-type="float">
            <text:p>48</text:p>
          </table:table-cell>
          <table:table-cell table:formula="of:=44200*1000/(['12.32'.J104]*86400)" office:value-type="float" office:value="223.816035452784" calcext:value-type="float">
            <text:p>223.8160354528</text:p>
          </table:table-cell>
          <table:table-cell table:formula="of:=22100*1000/(['12.32'.J104]*86400)" office:value-type="float" office:value="111.908017726392" calcext:value-type="float">
            <text:p>111.9080177264</text:p>
          </table:table-cell>
          <table:table-cell table:number-columns-repeated="6"/>
          <table:table-cell table:formula="of:=([.W102]-[.U102])/[.U102]" office:value-type="float" office:value="14.0700494410055" calcext:value-type="float">
            <text:p>14.070049441</text:p>
          </table:table-cell>
          <table:table-cell table:formula="of:=([.X102]-[.U102])/[.U102]" office:value-type="float" office:value="8.90348676090714" calcext:value-type="float">
            <text:p>8.9034867609</text:p>
          </table:table-cell>
          <table:table-cell table:number-columns-repeated="10"/>
          <table:table-cell table:formula="of:=([.AI102]-[.AG102])/[.AG102]" office:value-type="float" office:value="11.2802419915095" calcext:value-type="float">
            <text:p>11.2802419915</text:p>
          </table:table-cell>
          <table:table-cell table:formula="of:=([.AJ102]-[.AG102])/[.AG102]" office:value-type="float" office:value="7.94769365623569" calcext:value-type="float">
            <text:p>7.9476936562</text:p>
          </table:table-cell>
          <table:table-cell table:number-columns-repeated="4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351.779" calcext:value-type="float">
            <text:p>351.779</text:p>
          </table:table-cell>
          <table:table-cell office:value-type="float" office:value="2.25963" calcext:value-type="float">
            <text:p>2.25963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 table:formula="of:=22100*1000/(['12.32'.E105]*86400)" office:value-type="float" office:value="113.198637403928" calcext:value-type="float">
            <text:p>113.1986374039</text:p>
          </table:table-cell>
          <table:table-cell office:value-type="float" office:value="351.782" calcext:value-type="float">
            <text:p>351.782</text:p>
          </table:table-cell>
          <table:table-cell office:value-type="float" office:value="2.29514" calcext:value-type="float">
            <text:p>2.29514</text:p>
          </table:table-cell>
          <table:table-cell office:value-type="float" office:value="0.999897" calcext:value-type="float">
            <text:p>0.999897</text:p>
          </table:table-cell>
          <table:table-cell office:value-type="float" office:value="31" calcext:value-type="float">
            <text:p>31</text:p>
          </table:table-cell>
          <table:table-cell table:formula="of:=44200*1000/(['12.32'.J105]*86400)" office:value-type="float" office:value="222.894496228585" calcext:value-type="float">
            <text:p>222.8944962286</text:p>
          </table:table-cell>
          <table:table-cell table:formula="of:=22100*1000/(['12.32'.J105]*86400)" office:value-type="float" office:value="111.447248114292" calcext:value-type="float">
            <text:p>111.4472481143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45.106" calcext:value-type="float">
            <text:p>345.106</text:p>
          </table:table-cell>
          <table:table-cell office:value-type="float" office:value="2.26917" calcext:value-type="float">
            <text:p>2.26917</text:p>
          </table:table-cell>
          <table:table-cell office:value-type="float" office:value="0.999793" calcext:value-type="float">
            <text:p>0.999793</text:p>
          </table:table-cell>
          <table:table-cell/>
          <table:table-cell table:formula="of:=22100*1000/(['12.32'.E106]*86400)" office:value-type="float" office:value="112.722729913156" calcext:value-type="float">
            <text:p>112.7227299132</text:p>
          </table:table-cell>
          <table:table-cell office:value-type="float" office:value="345.112" calcext:value-type="float">
            <text:p>345.112</text:p>
          </table:table-cell>
          <table:table-cell office:value-type="float" office:value="2.30568" calcext:value-type="float">
            <text:p>2.30568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32" calcext:value-type="float">
            <text:p>32</text:p>
          </table:table-cell>
          <table:table-cell table:formula="of:=44200*1000/(['12.32'.J106]*86400)" office:value-type="float" office:value="221.875574266192" calcext:value-type="float">
            <text:p>221.8755742662</text:p>
          </table:table-cell>
          <table:table-cell table:formula="of:=22100*1000/(['12.32'.J106]*86400)" office:value-type="float" office:value="110.937787133096" calcext:value-type="float">
            <text:p>110.9377871331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10.206" calcext:value-type="float">
            <text:p>410.206</text:p>
          </table:table-cell>
          <table:table-cell office:value-type="float" office:value="2.27964" calcext:value-type="float">
            <text:p>2.27964</text:p>
          </table:table-cell>
          <table:table-cell office:value-type="float" office:value="0.99982" calcext:value-type="float">
            <text:p>0.99982</text:p>
          </table:table-cell>
          <table:table-cell/>
          <table:table-cell table:formula="of:=22100*1000/(['12.32'.E107]*86400)" office:value-type="float" office:value="112.205013527152" calcext:value-type="float">
            <text:p>112.2050135272</text:p>
          </table:table-cell>
          <table:table-cell office:value-type="float" office:value="410.203" calcext:value-type="float">
            <text:p>410.203</text:p>
          </table:table-cell>
          <table:table-cell office:value-type="float" office:value="2.31723" calcext:value-type="float">
            <text:p>2.31723</text:p>
          </table:table-cell>
          <table:table-cell office:value-type="float" office:value="0.99984" calcext:value-type="float">
            <text:p>0.99984</text:p>
          </table:table-cell>
          <table:table-cell office:value-type="float" office:value="48" calcext:value-type="float">
            <text:p>48</text:p>
          </table:table-cell>
          <table:table-cell table:formula="of:=44200*1000/(['12.32'.J107]*86400)" office:value-type="float" office:value="220.769657769869" calcext:value-type="float">
            <text:p>220.7696577699</text:p>
          </table:table-cell>
          <table:table-cell table:formula="of:=22100*1000/(['12.32'.J107]*86400)" office:value-type="float" office:value="110.384828884935" calcext:value-type="float">
            <text:p>110.3848288849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421.844" calcext:value-type="float">
            <text:p>421.844</text:p>
          </table:table-cell>
          <table:table-cell office:value-type="float" office:value="2.28716" calcext:value-type="float">
            <text:p>2.28716</text:p>
          </table:table-cell>
          <table:table-cell office:value-type="float" office:value="0.99986" calcext:value-type="float">
            <text:p>0.99986</text:p>
          </table:table-cell>
          <table:table-cell office:value-type="float" office:value="42" calcext:value-type="float">
            <text:p>42</text:p>
          </table:table-cell>
          <table:table-cell table:formula="of:=22100*1000/(['12.32'.E108]*86400)" office:value-type="float" office:value="111.836092375276" calcext:value-type="float">
            <text:p>111.8360923753</text:p>
          </table:table-cell>
          <table:table-cell office:value-type="float" office:value="421.837" calcext:value-type="float">
            <text:p>421.837</text:p>
          </table:table-cell>
          <table:table-cell office:value-type="float" office:value="2.32557" calcext:value-type="float">
            <text:p>2.32557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46" calcext:value-type="float">
            <text:p>46</text:p>
          </table:table-cell>
          <table:table-cell table:formula="of:=44200*1000/(['12.32'.J108]*86400)" office:value-type="float" office:value="219.977929743708" calcext:value-type="float">
            <text:p>219.9779297437</text:p>
          </table:table-cell>
          <table:table-cell table:formula="of:=22100*1000/(['12.32'.J108]*86400)" office:value-type="float" office:value="109.988964871854" calcext:value-type="float">
            <text:p>109.9889648719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21.844" calcext:value-type="float">
            <text:p>421.844</text:p>
          </table:table-cell>
          <table:table-cell office:value-type="float" office:value="2.29764" calcext:value-type="float">
            <text:p>2.29764</text:p>
          </table:table-cell>
          <table:table-cell office:value-type="float" office:value="0.999843" calcext:value-type="float">
            <text:p>0.999843</text:p>
          </table:table-cell>
          <table:table-cell/>
          <table:table-cell table:formula="of:=22100*1000/(['12.32'.E109]*86400)" office:value-type="float" office:value="111.32598537501" calcext:value-type="float">
            <text:p>111.325985375</text:p>
          </table:table-cell>
          <table:table-cell office:value-type="float" office:value="421.843" calcext:value-type="float">
            <text:p>421.843</text:p>
          </table:table-cell>
          <table:table-cell office:value-type="float" office:value="2.33715" calcext:value-type="float">
            <text:p>2.33715</text:p>
          </table:table-cell>
          <table:table-cell office:value-type="float" office:value="0.999847" calcext:value-type="float">
            <text:p>0.999847</text:p>
          </table:table-cell>
          <table:table-cell office:value-type="float" office:value="46" calcext:value-type="float">
            <text:p>46</text:p>
          </table:table-cell>
          <table:table-cell table:formula="of:=44200*1000/(['12.32'.J109]*86400)" office:value-type="float" office:value="218.887993528047" calcext:value-type="float">
            <text:p>218.887993528</text:p>
          </table:table-cell>
          <table:table-cell table:formula="of:=22100*1000/(['12.32'.J109]*86400)" office:value-type="float" office:value="109.443996764023" calcext:value-type="float">
            <text:p>109.443996764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405.179" calcext:value-type="float">
            <text:p>405.179</text:p>
          </table:table-cell>
          <table:table-cell office:value-type="float" office:value="2.29597" calcext:value-type="float">
            <text:p>2.29597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35" calcext:value-type="float">
            <text:p>35</text:p>
          </table:table-cell>
          <table:table-cell table:formula="of:=22100*1000/(['12.32'.E110]*86400)" office:value-type="float" office:value="111.40695960184" calcext:value-type="float">
            <text:p>111.4069596018</text:p>
          </table:table-cell>
          <table:table-cell office:value-type="float" office:value="405.171" calcext:value-type="float">
            <text:p>405.171</text:p>
          </table:table-cell>
          <table:table-cell office:value-type="float" office:value="2.33533" calcext:value-type="float">
            <text:p>2.33533</text:p>
          </table:table-cell>
          <table:table-cell office:value-type="float" office:value="0.999883" calcext:value-type="float">
            <text:p>0.999883</text:p>
          </table:table-cell>
          <table:table-cell office:value-type="float" office:value="35" calcext:value-type="float">
            <text:p>35</text:p>
          </table:table-cell>
          <table:table-cell table:formula="of:=44200*1000/(['12.32'.J110]*86400)" office:value-type="float" office:value="219.058580189555" calcext:value-type="float">
            <text:p>219.0585801896</text:p>
          </table:table-cell>
          <table:table-cell table:formula="of:=22100*1000/(['12.32'.J110]*86400)" office:value-type="float" office:value="109.529290094778" calcext:value-type="float">
            <text:p>109.5292900948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433.499" calcext:value-type="float">
            <text:p>433.499</text:p>
          </table:table-cell>
          <table:table-cell office:value-type="float" office:value="2.31503" calcext:value-type="float">
            <text:p>2.31503</text:p>
          </table:table-cell>
          <table:table-cell office:value-type="float" office:value="0.999883" calcext:value-type="float">
            <text:p>0.999883</text:p>
          </table:table-cell>
          <table:table-cell/>
          <table:table-cell table:formula="of:=22100*1000/(['12.32'.E111]*86400)" office:value-type="float" office:value="110.489728874804" calcext:value-type="float">
            <text:p>110.4897288748</text:p>
          </table:table-cell>
          <table:table-cell office:value-type="float" office:value="433.501" calcext:value-type="float">
            <text:p>433.501</text:p>
          </table:table-cell>
          <table:table-cell office:value-type="float" office:value="2.35641" calcext:value-type="float">
            <text:p>2.35641</text:p>
          </table:table-cell>
          <table:table-cell office:value-type="float" office:value="0.999907" calcext:value-type="float">
            <text:p>0.999907</text:p>
          </table:table-cell>
          <table:table-cell office:value-type="float" office:value="28" calcext:value-type="float">
            <text:p>28</text:p>
          </table:table-cell>
          <table:table-cell table:formula="of:=44200*1000/(['12.32'.J111]*86400)" office:value-type="float" office:value="217.098923393668" calcext:value-type="float">
            <text:p>217.0989233937</text:p>
          </table:table-cell>
          <table:table-cell table:formula="of:=22100*1000/(['12.32'.J111]*86400)" office:value-type="float" office:value="108.549461696834" calcext:value-type="float">
            <text:p>108.5494616968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10.168" calcext:value-type="float">
            <text:p>410.168</text:p>
          </table:table-cell>
          <table:table-cell office:value-type="float" office:value="2.27772" calcext:value-type="float">
            <text:p>2.27772</text:p>
          </table:table-cell>
          <table:table-cell office:value-type="float" office:value="0.999753" calcext:value-type="float">
            <text:p>0.999753</text:p>
          </table:table-cell>
          <table:table-cell/>
          <table:table-cell table:formula="of:=22100*1000/(['12.32'.E112]*86400)" office:value-type="float" office:value="112.299596542611" calcext:value-type="float">
            <text:p>112.2995965426</text:p>
          </table:table-cell>
          <table:table-cell office:value-type="float" office:value="410.163" calcext:value-type="float">
            <text:p>410.163</text:p>
          </table:table-cell>
          <table:table-cell office:value-type="float" office:value="2.31514" calcext:value-type="float">
            <text:p>2.31514</text:p>
          </table:table-cell>
          <table:table-cell office:value-type="float" office:value="0.999767" calcext:value-type="float">
            <text:p>0.999767</text:p>
          </table:table-cell>
          <table:table-cell office:value-type="float" office:value="70" calcext:value-type="float">
            <text:p>70</text:p>
          </table:table-cell>
          <table:table-cell table:formula="of:=44200*1000/(['12.32'.J112]*86400)" office:value-type="float" office:value="220.968958280741" calcext:value-type="float">
            <text:p>220.9689582807</text:p>
          </table:table-cell>
          <table:table-cell table:formula="of:=22100*1000/(['12.32'.J112]*86400)" office:value-type="float" office:value="110.48447914037" calcext:value-type="float">
            <text:p>110.4844791404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28.463" calcext:value-type="float">
            <text:p>428.463</text:p>
          </table:table-cell>
          <table:table-cell office:value-type="float" office:value="2.29422" calcext:value-type="float">
            <text:p>2.29422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37" calcext:value-type="float">
            <text:p>37</text:p>
          </table:table-cell>
          <table:table-cell table:formula="of:=22100*1000/(['12.32'.E113]*86400)" office:value-type="float" office:value="111.491939324492" calcext:value-type="float">
            <text:p>111.4919393245</text:p>
          </table:table-cell>
          <table:table-cell office:value-type="float" office:value="428.47" calcext:value-type="float">
            <text:p>428.47</text:p>
          </table:table-cell>
          <table:table-cell office:value-type="float" office:value="2.33339" calcext:value-type="float">
            <text:p>2.33339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44" calcext:value-type="float">
            <text:p>44</text:p>
          </table:table-cell>
          <table:table-cell table:formula="of:=44200*1000/(['12.32'.J113]*86400)" office:value-type="float" office:value="219.240707328854" calcext:value-type="float">
            <text:p>219.2407073289</text:p>
          </table:table-cell>
          <table:table-cell table:formula="of:=22100*1000/(['12.32'.J113]*86400)" office:value-type="float" office:value="109.620353664427" calcext:value-type="float">
            <text:p>109.6203536644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26.834" calcext:value-type="float">
            <text:p>426.834</text:p>
          </table:table-cell>
          <table:table-cell office:value-type="float" office:value="2.29562" calcext:value-type="float">
            <text:p>2.29562</text:p>
          </table:table-cell>
          <table:table-cell office:value-type="float" office:value="0.999837" calcext:value-type="float">
            <text:p>0.999837</text:p>
          </table:table-cell>
          <table:table-cell/>
          <table:table-cell table:formula="of:=22100*1000/(['12.32'.E114]*86400)" office:value-type="float" office:value="111.423945181274" calcext:value-type="float">
            <text:p>111.4239451813</text:p>
          </table:table-cell>
          <table:table-cell office:value-type="float" office:value="426.837" calcext:value-type="float">
            <text:p>426.837</text:p>
          </table:table-cell>
          <table:table-cell office:value-type="float" office:value="2.33495" calcext:value-type="float">
            <text:p>2.33495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 table:formula="of:=44200*1000/(['12.32'.J114]*86400)" office:value-type="float" office:value="219.094230743302" calcext:value-type="float">
            <text:p>219.0942307433</text:p>
          </table:table-cell>
          <table:table-cell table:formula="of:=22100*1000/(['12.32'.J114]*86400)" office:value-type="float" office:value="109.547115371651" calcext:value-type="float">
            <text:p>109.5471153717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413.465" calcext:value-type="float">
            <text:p>413.465</text:p>
          </table:table-cell>
          <table:table-cell office:value-type="float" office:value="2.30268" calcext:value-type="float">
            <text:p>2.30268</text:p>
          </table:table-cell>
          <table:table-cell office:value-type="float" office:value="0.999873" calcext:value-type="float">
            <text:p>0.999873</text:p>
          </table:table-cell>
          <table:table-cell office:value-type="float" office:value="38" calcext:value-type="float">
            <text:p>38</text:p>
          </table:table-cell>
          <table:table-cell table:formula="of:=22100*1000/(['12.32'.E115]*86400)" office:value-type="float" office:value="111.082320182152" calcext:value-type="float">
            <text:p>111.0823201822</text:p>
          </table:table-cell>
          <table:table-cell office:value-type="float" office:value="413.466" calcext:value-type="float">
            <text:p>413.466</text:p>
          </table:table-cell>
          <table:table-cell office:value-type="float" office:value="2.34279" calcext:value-type="float">
            <text:p>2.34279</text:p>
          </table:table-cell>
          <table:table-cell office:value-type="float" office:value="0.999833" calcext:value-type="float">
            <text:p>0.999833</text:p>
          </table:table-cell>
          <table:table-cell office:value-type="float" office:value="50" calcext:value-type="float">
            <text:p>50</text:p>
          </table:table-cell>
          <table:table-cell table:formula="of:=44200*1000/(['12.32'.J115]*86400)" office:value-type="float" office:value="218.361045622559" calcext:value-type="float">
            <text:p>218.3610456226</text:p>
          </table:table-cell>
          <table:table-cell table:formula="of:=22100*1000/(['12.32'.J115]*86400)" office:value-type="float" office:value="109.180522811279" calcext:value-type="float">
            <text:p>109.1805228113</text:p>
          </table:table-cell>
          <table:table-cell table:number-columns-repeated="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75.023" calcext:value-type="float">
            <text:p>575.023</text:p>
          </table:table-cell>
          <table:table-cell office:value-type="float" office:value="2.54454" calcext:value-type="float">
            <text:p>2.54454</text:p>
          </table:table-cell>
          <table:table-cell office:value-type="float" office:value="0.999853" calcext:value-type="float">
            <text:p>0.999853</text:p>
          </table:table-cell>
          <table:table-cell/>
          <table:table-cell table:formula="of:=22100*1000/(['12.32'.E116]*86400)" office:value-type="float" office:value="100.523881344776" calcext:value-type="float">
            <text:p>100.5238813448</text:p>
          </table:table-cell>
          <table:table-cell office:value-type="float" office:value="574.982" calcext:value-type="float">
            <text:p>574.982</text:p>
          </table:table-cell>
          <table:table-cell office:value-type="float" office:value="2.61023" calcext:value-type="float">
            <text:p>2.61023</text:p>
          </table:table-cell>
          <table:table-cell office:value-type="float" office:value="0.999887" calcext:value-type="float">
            <text:p>0.999887</text:p>
          </table:table-cell>
          <table:table-cell office:value-type="float" office:value="34" calcext:value-type="float">
            <text:p>34</text:p>
          </table:table-cell>
          <table:table-cell table:formula="of:=44200*1000/(['12.32'.J116]*86400)" office:value-type="float" office:value="195.988121381669" calcext:value-type="float">
            <text:p>195.9881213817</text:p>
          </table:table-cell>
          <table:table-cell table:formula="of:=22100*1000/(['12.32'.J116]*86400)" office:value-type="float" office:value="97.9940606908345" calcext:value-type="float">
            <text:p>97.994060690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406.698" calcext:value-type="float">
            <text:p>406.698</text:p>
          </table:table-cell>
          <table:table-cell office:value-type="float" office:value="2.05497" calcext:value-type="float">
            <text:p>2.05497</text:p>
          </table:table-cell>
          <table:table-cell office:value-type="float" office:value="0.99303" calcext:value-type="float">
            <text:p>0.99303</text:p>
          </table:table-cell>
          <table:table-cell/>
          <table:table-cell table:formula="of:=22100*1000/(['12.32'.E117]*86400)" office:value-type="float" office:value="124.472394748846" calcext:value-type="float">
            <text:p>124.4723947488</text:p>
          </table:table-cell>
          <table:table-cell office:value-type="float" office:value="406.699" calcext:value-type="float">
            <text:p>406.699</text:p>
          </table:table-cell>
          <table:table-cell office:value-type="float" office:value="2.06886" calcext:value-type="float">
            <text:p>2.06886</text:p>
          </table:table-cell>
          <table:table-cell office:value-type="float" office:value="0.99301" calcext:value-type="float">
            <text:p>0.99301</text:p>
          </table:table-cell>
          <table:table-cell office:value-type="float" office:value="2097" calcext:value-type="float">
            <text:p>2097</text:p>
          </table:table-cell>
          <table:table-cell table:formula="of:=44200*1000/(['12.32'.J117]*86400)" office:value-type="float" office:value="247.27341341322" calcext:value-type="float">
            <text:p>247.2734134132</text:p>
          </table:table-cell>
          <table:table-cell table:formula="of:=22100*1000/(['12.32'.J117]*86400)" office:value-type="float" office:value="123.63670670661" calcext:value-type="float">
            <text:p>123.6367067066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06.699" calcext:value-type="float">
            <text:p>406.699</text:p>
          </table:table-cell>
          <table:table-cell office:value-type="float" office:value="2.05957" calcext:value-type="float">
            <text:p>2.05957</text:p>
          </table:table-cell>
          <table:table-cell office:value-type="float" office:value="0.994053" calcext:value-type="float">
            <text:p>0.994053</text:p>
          </table:table-cell>
          <table:table-cell office:value-type="float" office:value="1784" calcext:value-type="float">
            <text:p>1784</text:p>
          </table:table-cell>
          <table:table-cell table:formula="of:=22100*1000/(['12.32'.E118]*86400)" office:value-type="float" office:value="124.194388652504" calcext:value-type="float">
            <text:p>124.1943886525</text:p>
          </table:table-cell>
          <table:table-cell office:value-type="float" office:value="406.697" calcext:value-type="float">
            <text:p>406.697</text:p>
          </table:table-cell>
          <table:table-cell office:value-type="float" office:value="2.07394" calcext:value-type="float">
            <text:p>2.07394</text:p>
          </table:table-cell>
          <table:table-cell office:value-type="float" office:value="0.993873" calcext:value-type="float">
            <text:p>0.993873</text:p>
          </table:table-cell>
          <table:table-cell office:value-type="float" office:value="1838" calcext:value-type="float">
            <text:p>1838</text:p>
          </table:table-cell>
          <table:table-cell table:formula="of:=44200*1000/(['12.32'.J118]*86400)" office:value-type="float" office:value="246.667731021184" calcext:value-type="float">
            <text:p>246.6677310212</text:p>
          </table:table-cell>
          <table:table-cell table:formula="of:=22100*1000/(['12.32'.J118]*86400)" office:value-type="float" office:value="123.333865510592" calcext:value-type="float">
            <text:p>123.3338655106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06.7" calcext:value-type="float">
            <text:p>406.7</text:p>
          </table:table-cell>
          <table:table-cell office:value-type="float" office:value="2.05965" calcext:value-type="float">
            <text:p>2.05965</text:p>
          </table:table-cell>
          <table:table-cell office:value-type="float" office:value="0.995873" calcext:value-type="float">
            <text:p>0.995873</text:p>
          </table:table-cell>
          <table:table-cell/>
          <table:table-cell table:formula="of:=22100*1000/(['12.32'.E119]*86400)" office:value-type="float" office:value="124.189564749854" calcext:value-type="float">
            <text:p>124.1895647499</text:p>
          </table:table-cell>
          <table:table-cell office:value-type="float" office:value="406.698" calcext:value-type="float">
            <text:p>406.698</text:p>
          </table:table-cell>
          <table:table-cell office:value-type="float" office:value="2.07402" calcext:value-type="float">
            <text:p>2.07402</text:p>
          </table:table-cell>
          <table:table-cell office:value-type="float" office:value="0.995563" calcext:value-type="float">
            <text:p>0.995563</text:p>
          </table:table-cell>
          <table:table-cell office:value-type="float" office:value="1331" calcext:value-type="float">
            <text:p>1331</text:p>
          </table:table-cell>
          <table:table-cell table:formula="of:=44200*1000/(['12.32'.J119]*86400)" office:value-type="float" office:value="246.658216446357" calcext:value-type="float">
            <text:p>246.6582164464</text:p>
          </table:table-cell>
          <table:table-cell table:formula="of:=22100*1000/(['12.32'.J119]*86400)" office:value-type="float" office:value="123.329108223179" calcext:value-type="float">
            <text:p>123.3291082232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06.7" calcext:value-type="float">
            <text:p>406.7</text:p>
          </table:table-cell>
          <table:table-cell office:value-type="float" office:value="2.05964" calcext:value-type="float">
            <text:p>2.05964</text:p>
          </table:table-cell>
          <table:table-cell office:value-type="float" office:value="0.995887" calcext:value-type="float">
            <text:p>0.995887</text:p>
          </table:table-cell>
          <table:table-cell office:value-type="float" office:value="1234" calcext:value-type="float">
            <text:p>1234</text:p>
          </table:table-cell>
          <table:table-cell table:formula="of:=22100*1000/(['12.32'.E120]*86400)" office:value-type="float" office:value="124.190167717192" calcext:value-type="float">
            <text:p>124.1901677172</text:p>
          </table:table-cell>
          <table:table-cell office:value-type="float" office:value="406.7" calcext:value-type="float">
            <text:p>406.7</text:p>
          </table:table-cell>
          <table:table-cell office:value-type="float" office:value="2.07402" calcext:value-type="float">
            <text:p>2.07402</text:p>
          </table:table-cell>
          <table:table-cell office:value-type="float" office:value="0.99591" calcext:value-type="float">
            <text:p>0.99591</text:p>
          </table:table-cell>
          <table:table-cell office:value-type="float" office:value="1227" calcext:value-type="float">
            <text:p>1227</text:p>
          </table:table-cell>
          <table:table-cell table:formula="of:=44200*1000/(['12.32'.J120]*86400)" office:value-type="float" office:value="246.658216446357" calcext:value-type="float">
            <text:p>246.6582164464</text:p>
          </table:table-cell>
          <table:table-cell table:formula="of:=22100*1000/(['12.32'.J120]*86400)" office:value-type="float" office:value="123.329108223179" calcext:value-type="float">
            <text:p>123.3291082232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13.366" calcext:value-type="float">
            <text:p>413.366</text:p>
          </table:table-cell>
          <table:table-cell office:value-type="float" office:value="2.07968" calcext:value-type="float">
            <text:p>2.07968</text:p>
          </table:table-cell>
          <table:table-cell office:value-type="float" office:value="0.996073" calcext:value-type="float">
            <text:p>0.996073</text:p>
          </table:table-cell>
          <table:table-cell/>
          <table:table-cell table:formula="of:=22100*1000/(['12.32'.E121]*86400)" office:value-type="float" office:value="122.993459107669" calcext:value-type="float">
            <text:p>122.9934591077</text:p>
          </table:table-cell>
          <table:table-cell office:value-type="float" office:value="413.367" calcext:value-type="float">
            <text:p>413.367</text:p>
          </table:table-cell>
          <table:table-cell office:value-type="float" office:value="2.0961" calcext:value-type="float">
            <text:p>2.0961</text:p>
          </table:table-cell>
          <table:table-cell office:value-type="float" office:value="0.996233" calcext:value-type="float">
            <text:p>0.996233</text:p>
          </table:table-cell>
          <table:table-cell office:value-type="float" office:value="1130" calcext:value-type="float">
            <text:p>1130</text:p>
          </table:table-cell>
          <table:table-cell table:formula="of:=44200*1000/(['12.32'.J121]*86400)" office:value-type="float" office:value="244.059956144303" calcext:value-type="float">
            <text:p>244.0599561443</text:p>
          </table:table-cell>
          <table:table-cell table:formula="of:=22100*1000/(['12.32'.J121]*86400)" office:value-type="float" office:value="122.029978072152" calcext:value-type="float">
            <text:p>122.0299780722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2.09673" calcext:value-type="float">
            <text:p>2.09673</text:p>
          </table:table-cell>
          <table:table-cell office:value-type="float" office:value="0.998793" calcext:value-type="float">
            <text:p>0.998793</text:p>
          </table:table-cell>
          <table:table-cell/>
          <table:table-cell table:formula="of:=22100*1000/(['12.32'.E122]*86400)" office:value-type="float" office:value="121.993311984393" calcext:value-type="float">
            <text:p>121.9933119844</text:p>
          </table:table-cell>
          <table:table-cell office:value-type="float" office:value="281.729" calcext:value-type="float">
            <text:p>281.729</text:p>
          </table:table-cell>
          <table:table-cell office:value-type="float" office:value="2.11493" calcext:value-type="float">
            <text:p>2.11493</text:p>
          </table:table-cell>
          <table:table-cell table:formula="of:=1-(['12.32'.L122]/(50001*6))" office:value-type="float" office:value="0.995520089598208" calcext:value-type="float">
            <text:p>0.9955200896</text:p>
          </table:table-cell>
          <table:table-cell office:value-type="float" office:value="1344" calcext:value-type="float">
            <text:p>1344</text:p>
          </table:table-cell>
          <table:table-cell table:formula="of:=44200*1000/(['12.32'.J122]*86400)" office:value-type="float" office:value="241.887000550408" calcext:value-type="float">
            <text:p>241.8870005504</text:p>
          </table:table-cell>
          <table:table-cell table:formula="of:=22100*1000/(['12.32'.J122]*86400)" office:value-type="float" office:value="120.943500275204" calcext:value-type="float">
            <text:p>120.9435002752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2.09672" calcext:value-type="float">
            <text:p>2.09672</text:p>
          </table:table-cell>
          <table:table-cell office:value-type="float" office:value="0.99883" calcext:value-type="float">
            <text:p>0.99883</text:p>
          </table:table-cell>
          <table:table-cell office:value-type="float" office:value="351" calcext:value-type="float">
            <text:p>351</text:p>
          </table:table-cell>
          <table:table-cell table:formula="of:=22100*1000/(['12.32'.E123]*86400)" office:value-type="float" office:value="121.993893813689" calcext:value-type="float">
            <text:p>121.9938938137</text:p>
          </table:table-cell>
          <table:table-cell office:value-type="float" office:value="281.732" calcext:value-type="float">
            <text:p>281.732</text:p>
          </table:table-cell>
          <table:table-cell office:value-type="float" office:value="2.11496" calcext:value-type="float">
            <text:p>2.11496</text:p>
          </table:table-cell>
          <table:table-cell table:formula="of:=1-(['12.32'.L123]/(50001*6))" office:value-type="float" office:value="0.995426758131504" calcext:value-type="float">
            <text:p>0.9954267581</text:p>
          </table:table-cell>
          <table:table-cell office:value-type="float" office:value="1372" calcext:value-type="float">
            <text:p>1372</text:p>
          </table:table-cell>
          <table:table-cell table:formula="of:=44200*1000/(['12.32'.J123]*86400)" office:value-type="float" office:value="241.883569464233" calcext:value-type="float">
            <text:p>241.8835694642</text:p>
          </table:table-cell>
          <table:table-cell table:formula="of:=22100*1000/(['12.32'.J123]*86400)" office:value-type="float" office:value="120.941784732116" calcext:value-type="float">
            <text:p>120.9417847321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2.09672" calcext:value-type="float">
            <text:p>2.09672</text:p>
          </table:table-cell>
          <table:table-cell office:value-type="float" office:value="0.998923" calcext:value-type="float">
            <text:p>0.998923</text:p>
          </table:table-cell>
          <table:table-cell/>
          <table:table-cell table:formula="of:=22100*1000/(['12.32'.E124]*86400)" office:value-type="float" office:value="121.993893813689" calcext:value-type="float">
            <text:p>121.9938938137</text:p>
          </table:table-cell>
          <table:table-cell office:value-type="float" office:value="281.732" calcext:value-type="float">
            <text:p>281.732</text:p>
          </table:table-cell>
          <table:table-cell office:value-type="float" office:value="2.11494" calcext:value-type="float">
            <text:p>2.11494</text:p>
          </table:table-cell>
          <table:table-cell table:formula="of:=1-(['12.32'.L124]/(50001*6))" office:value-type="float" office:value="0.995560088798224" calcext:value-type="float">
            <text:p>0.9955600888</text:p>
          </table:table-cell>
          <table:table-cell office:value-type="float" office:value="1332" calcext:value-type="float">
            <text:p>1332</text:p>
          </table:table-cell>
          <table:table-cell table:formula="of:=44200*1000/(['12.32'.J124]*86400)" office:value-type="float" office:value="241.885856844201" calcext:value-type="float">
            <text:p>241.8858568442</text:p>
          </table:table-cell>
          <table:table-cell table:formula="of:=22100*1000/(['12.32'.J124]*86400)" office:value-type="float" office:value="120.9429284221" calcext:value-type="float">
            <text:p>120.9429284221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81.732" calcext:value-type="float">
            <text:p>281.732</text:p>
          </table:table-cell>
          <table:table-cell office:value-type="float" office:value="2.09671" calcext:value-type="float">
            <text:p>2.09671</text:p>
          </table:table-cell>
          <table:table-cell office:value-type="float" office:value="0.998953" calcext:value-type="float">
            <text:p>0.998953</text:p>
          </table:table-cell>
          <table:table-cell office:value-type="float" office:value="314" calcext:value-type="float">
            <text:p>314</text:p>
          </table:table-cell>
          <table:table-cell table:formula="of:=22100*1000/(['12.32'.E125]*86400)" office:value-type="float" office:value="121.994475648534" calcext:value-type="float">
            <text:p>121.9944756485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2.11494" calcext:value-type="float">
            <text:p>2.11494</text:p>
          </table:table-cell>
          <table:table-cell table:formula="of:=1-(['12.32'.L125]/(50001*6))" office:value-type="float" office:value="0.995506756531536" calcext:value-type="float">
            <text:p>0.9955067565</text:p>
          </table:table-cell>
          <table:table-cell office:value-type="float" office:value="1348" calcext:value-type="float">
            <text:p>1348</text:p>
          </table:table-cell>
          <table:table-cell table:formula="of:=44200*1000/(['12.32'.J125]*86400)" office:value-type="float" office:value="241.885856844201" calcext:value-type="float">
            <text:p>241.8858568442</text:p>
          </table:table-cell>
          <table:table-cell table:formula="of:=22100*1000/(['12.32'.J125]*86400)" office:value-type="float" office:value="120.9429284221" calcext:value-type="float">
            <text:p>120.9429284221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86.733" calcext:value-type="float">
            <text:p>286.733</text:p>
          </table:table-cell>
          <table:table-cell office:value-type="float" office:value="2.0926" calcext:value-type="float">
            <text:p>2.0926</text:p>
          </table:table-cell>
          <table:table-cell office:value-type="float" office:value="0.999327" calcext:value-type="float">
            <text:p>0.999327</text:p>
          </table:table-cell>
          <table:table-cell/>
          <table:table-cell table:formula="of:=22100*1000/(['12.32'.E126]*86400)" office:value-type="float" office:value="122.234080587325" calcext:value-type="float">
            <text:p>122.2340805873</text:p>
          </table:table-cell>
          <table:table-cell office:value-type="float" office:value="286.733" calcext:value-type="float">
            <text:p>286.733</text:p>
          </table:table-cell>
          <table:table-cell office:value-type="float" office:value="2.1104" calcext:value-type="float">
            <text:p>2.1104</text:p>
          </table:table-cell>
          <table:table-cell table:formula="of:=1-(['12.32'.L126]/(50001*6))" office:value-type="float" office:value="0.995796750731652" calcext:value-type="float">
            <text:p>0.9957967507</text:p>
          </table:table-cell>
          <table:table-cell office:value-type="float" office:value="1261" calcext:value-type="float">
            <text:p>1261</text:p>
          </table:table-cell>
          <table:table-cell table:formula="of:=44200*1000/(['12.32'.J126]*86400)" office:value-type="float" office:value="242.406214022969" calcext:value-type="float">
            <text:p>242.406214023</text:p>
          </table:table-cell>
          <table:table-cell table:formula="of:=22100*1000/(['12.32'.J126]*86400)" office:value-type="float" office:value="121.203107011485" calcext:value-type="float">
            <text:p>121.2031070115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32.235" calcext:value-type="float">
            <text:p>232.235</text:p>
          </table:table-cell>
          <table:table-cell office:value-type="float" office:value="2.13416" calcext:value-type="float">
            <text:p>2.13416</text:p>
          </table:table-cell>
          <table:table-cell office:value-type="float" office:value="0.998433" calcext:value-type="float">
            <text:p>0.998433</text:p>
          </table:table-cell>
          <table:table-cell/>
          <table:table-cell table:formula="of:=22100*1000/(['12.32'.E127]*86400)" office:value-type="float" office:value="119.853730290624" calcext:value-type="float">
            <text:p>119.8537302906</text:p>
          </table:table-cell>
          <table:table-cell office:value-type="float" office:value="232.234" calcext:value-type="float">
            <text:p>232.234</text:p>
          </table:table-cell>
          <table:table-cell office:value-type="float" office:value="2.15625" calcext:value-type="float">
            <text:p>2.15625</text:p>
          </table:table-cell>
          <table:table-cell table:formula="of:=1-(['12.32'.L127]/(50001*6))" office:value-type="float" office:value="0.994986766931328" calcext:value-type="float">
            <text:p>0.9949867669</text:p>
          </table:table-cell>
          <table:table-cell office:value-type="float" office:value="1504" calcext:value-type="float">
            <text:p>1504</text:p>
          </table:table-cell>
          <table:table-cell table:formula="of:=44200*1000/(['12.32'.J127]*86400)" office:value-type="float" office:value="237.251744498121" calcext:value-type="float">
            <text:p>237.2517444981</text:p>
          </table:table-cell>
          <table:table-cell table:formula="of:=22100*1000/(['12.32'.J127]*86400)" office:value-type="float" office:value="118.625872249061" calcext:value-type="float">
            <text:p>118.6258722491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32.235" calcext:value-type="float">
            <text:p>232.235</text:p>
          </table:table-cell>
          <table:table-cell office:value-type="float" office:value="2.13416" calcext:value-type="float">
            <text:p>2.13416</text:p>
          </table:table-cell>
          <table:table-cell office:value-type="float" office:value="0.998467" calcext:value-type="float">
            <text:p>0.998467</text:p>
          </table:table-cell>
          <table:table-cell office:value-type="float" office:value="460" calcext:value-type="float">
            <text:p>460</text:p>
          </table:table-cell>
          <table:table-cell table:formula="of:=22100*1000/(['12.32'.E128]*86400)" office:value-type="float" office:value="119.853730290624" calcext:value-type="float">
            <text:p>119.8537302906</text:p>
          </table:table-cell>
          <table:table-cell office:value-type="float" office:value="232.242" calcext:value-type="float">
            <text:p>232.242</text:p>
          </table:table-cell>
          <table:table-cell office:value-type="float" office:value="2.15628" calcext:value-type="float">
            <text:p>2.15628</text:p>
          </table:table-cell>
          <table:table-cell table:formula="of:=1-(['12.32'.L128]/(50001*6))" office:value-type="float" office:value="0.995036765931348" calcext:value-type="float">
            <text:p>0.9950367659</text:p>
          </table:table-cell>
          <table:table-cell office:value-type="float" office:value="1489" calcext:value-type="float">
            <text:p>1489</text:p>
          </table:table-cell>
          <table:table-cell table:formula="of:=44200*1000/(['12.32'.J128]*86400)" office:value-type="float" office:value="237.24844365021" calcext:value-type="float">
            <text:p>237.2484436502</text:p>
          </table:table-cell>
          <table:table-cell table:formula="of:=22100*1000/(['12.32'.J128]*86400)" office:value-type="float" office:value="118.624221825105" calcext:value-type="float">
            <text:p>118.6242218251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246.87" calcext:value-type="float">
            <text:p>246.87</text:p>
          </table:table-cell>
          <table:table-cell office:value-type="float" office:value="2.14815" calcext:value-type="float">
            <text:p>2.14815</text:p>
          </table:table-cell>
          <table:table-cell office:value-type="float" office:value="0.998263" calcext:value-type="float">
            <text:p>0.998263</text:p>
          </table:table-cell>
          <table:table-cell/>
          <table:table-cell table:formula="of:=22100*1000/(['12.32'.E129]*86400)" office:value-type="float" office:value="119.073173212782" calcext:value-type="float">
            <text:p>119.0731732128</text:p>
          </table:table-cell>
          <table:table-cell office:value-type="float" office:value="246.863" calcext:value-type="float">
            <text:p>246.863</text:p>
          </table:table-cell>
          <table:table-cell office:value-type="float" office:value="2.17174" calcext:value-type="float">
            <text:p>2.17174</text:p>
          </table:table-cell>
          <table:table-cell table:formula="of:=1-(['12.32'.L129]/(50001*6))" office:value-type="float" office:value="0.995086764931368" calcext:value-type="float">
            <text:p>0.9950867649</text:p>
          </table:table-cell>
          <table:table-cell office:value-type="float" office:value="1474" calcext:value-type="float">
            <text:p>1474</text:p>
          </table:table-cell>
          <table:table-cell table:formula="of:=44200*1000/(['12.32'.J129]*86400)" office:value-type="float" office:value="235.559539389648" calcext:value-type="float">
            <text:p>235.5595393896</text:p>
          </table:table-cell>
          <table:table-cell table:formula="of:=22100*1000/(['12.32'.J129]*86400)" office:value-type="float" office:value="117.779769694824" calcext:value-type="float">
            <text:p>117.779769694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46.865" calcext:value-type="float">
            <text:p>246.865</text:p>
          </table:table-cell>
          <table:table-cell office:value-type="float" office:value="2.14815" calcext:value-type="float">
            <text:p>2.14815</text:p>
          </table:table-cell>
          <table:table-cell office:value-type="float" office:value="0.99844" calcext:value-type="float">
            <text:p>0.99844</text:p>
          </table:table-cell>
          <table:table-cell office:value-type="float" office:value="468" calcext:value-type="float">
            <text:p>468</text:p>
          </table:table-cell>
          <table:table-cell table:formula="of:=22100*1000/(['12.32'.E130]*86400)" office:value-type="float" office:value="119.073173212782" calcext:value-type="float">
            <text:p>119.0731732128</text:p>
          </table:table-cell>
          <table:table-cell office:value-type="float" office:value="246.862" calcext:value-type="float">
            <text:p>246.862</text:p>
          </table:table-cell>
          <table:table-cell office:value-type="float" office:value="2.17174" calcext:value-type="float">
            <text:p>2.17174</text:p>
          </table:table-cell>
          <table:table-cell table:formula="of:=1-(['12.32'.L130]/(50001*6))" office:value-type="float" office:value="0.995086764931368" calcext:value-type="float">
            <text:p>0.9950867649</text:p>
          </table:table-cell>
          <table:table-cell office:value-type="float" office:value="1474" calcext:value-type="float">
            <text:p>1474</text:p>
          </table:table-cell>
          <table:table-cell table:formula="of:=44200*1000/(['12.32'.J130]*86400)" office:value-type="float" office:value="235.559539389648" calcext:value-type="float">
            <text:p>235.5595393896</text:p>
          </table:table-cell>
          <table:table-cell table:formula="of:=22100*1000/(['12.32'.J130]*86400)" office:value-type="float" office:value="117.779769694824" calcext:value-type="float">
            <text:p>117.779769694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246.864" calcext:value-type="float">
            <text:p>246.864</text:p>
          </table:table-cell>
          <table:table-cell office:value-type="float" office:value="2.15628" calcext:value-type="float">
            <text:p>2.15628</text:p>
          </table:table-cell>
          <table:table-cell office:value-type="float" office:value="0.99862" calcext:value-type="float">
            <text:p>0.99862</text:p>
          </table:table-cell>
          <table:table-cell/>
          <table:table-cell table:formula="of:=22100*1000/(['12.32'.E131]*86400)" office:value-type="float" office:value="118.624221825105" calcext:value-type="float">
            <text:p>118.6242218251</text:p>
          </table:table-cell>
          <table:table-cell office:value-type="float" office:value="246.868" calcext:value-type="float">
            <text:p>246.868</text:p>
          </table:table-cell>
          <table:table-cell office:value-type="float" office:value="2.18073" calcext:value-type="float">
            <text:p>2.18073</text:p>
          </table:table-cell>
          <table:table-cell table:formula="of:=1-(['12.32'.L131]/(50001*6))" office:value-type="float" office:value="0.995273427864776" calcext:value-type="float">
            <text:p>0.9952734279</text:p>
          </table:table-cell>
          <table:table-cell office:value-type="float" office:value="1418" calcext:value-type="float">
            <text:p>1418</text:p>
          </table:table-cell>
          <table:table-cell table:formula="of:=44200*1000/(['12.32'.J131]*86400)" office:value-type="float" office:value="234.588451607523" calcext:value-type="float">
            <text:p>234.5884516075</text:p>
          </table:table-cell>
          <table:table-cell table:formula="of:=22100*1000/(['12.32'.J131]*86400)" office:value-type="float" office:value="117.294225803762" calcext:value-type="float">
            <text:p>117.294225803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242.175" calcext:value-type="float">
            <text:p>242.175</text:p>
          </table:table-cell>
          <table:table-cell office:value-type="float" office:value="2.16071" calcext:value-type="float">
            <text:p>2.16071</text:p>
          </table:table-cell>
          <table:table-cell office:value-type="float" office:value="0.99727" calcext:value-type="float">
            <text:p>0.99727</text:p>
          </table:table-cell>
          <table:table-cell/>
          <table:table-cell table:formula="of:=22100*1000/(['12.32'.E132]*86400)" office:value-type="float" office:value="118.381012277" calcext:value-type="float">
            <text:p>118.381012277</text:p>
          </table:table-cell>
          <table:table-cell office:value-type="float" office:value="242.169" calcext:value-type="float">
            <text:p>242.169</text:p>
          </table:table-cell>
          <table:table-cell office:value-type="float" office:value="2.18561" calcext:value-type="float">
            <text:p>2.18561</text:p>
          </table:table-cell>
          <table:table-cell table:formula="of:=1-(['12.32'.L132]/(50001*6))" office:value-type="float" office:value="0.99393345466424" calcext:value-type="float">
            <text:p>0.9939334547</text:p>
          </table:table-cell>
          <table:table-cell office:value-type="float" office:value="1820" calcext:value-type="float">
            <text:p>1820</text:p>
          </table:table-cell>
          <table:table-cell table:formula="of:=44200*1000/(['12.32'.J132]*86400)" office:value-type="float" office:value="234.064665733628" calcext:value-type="float">
            <text:p>234.0646657336</text:p>
          </table:table-cell>
          <table:table-cell table:formula="of:=22100*1000/(['12.32'.J132]*86400)" office:value-type="float" office:value="117.032332866814" calcext:value-type="float">
            <text:p>117.032332866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42.172" calcext:value-type="float">
            <text:p>242.172</text:p>
          </table:table-cell>
          <table:table-cell office:value-type="float" office:value="2.16071" calcext:value-type="float">
            <text:p>2.16071</text:p>
          </table:table-cell>
          <table:table-cell office:value-type="float" office:value="0.997347" calcext:value-type="float">
            <text:p>0.997347</text:p>
          </table:table-cell>
          <table:table-cell office:value-type="float" office:value="796" calcext:value-type="float">
            <text:p>796</text:p>
          </table:table-cell>
          <table:table-cell table:formula="of:=22100*1000/(['12.32'.E133]*86400)" office:value-type="float" office:value="118.381012277" calcext:value-type="float">
            <text:p>118.381012277</text:p>
          </table:table-cell>
          <table:table-cell office:value-type="float" office:value="242.173" calcext:value-type="float">
            <text:p>242.173</text:p>
          </table:table-cell>
          <table:table-cell office:value-type="float" office:value="2.18561" calcext:value-type="float">
            <text:p>2.18561</text:p>
          </table:table-cell>
          <table:table-cell table:formula="of:=1-(['12.32'.L133]/(50001*6))" office:value-type="float" office:value="0.994006786530936" calcext:value-type="float">
            <text:p>0.9940067865</text:p>
          </table:table-cell>
          <table:table-cell office:value-type="float" office:value="1798" calcext:value-type="float">
            <text:p>1798</text:p>
          </table:table-cell>
          <table:table-cell table:formula="of:=44200*1000/(['12.32'.J133]*86400)" office:value-type="float" office:value="234.064665733628" calcext:value-type="float">
            <text:p>234.0646657336</text:p>
          </table:table-cell>
          <table:table-cell table:formula="of:=22100*1000/(['12.32'.J133]*86400)" office:value-type="float" office:value="117.032332866814" calcext:value-type="float">
            <text:p>117.032332866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3.557" calcext:value-type="float">
            <text:p>253.557</text:p>
          </table:table-cell>
          <table:table-cell office:value-type="float" office:value="2.17534" calcext:value-type="float">
            <text:p>2.17534</text:p>
          </table:table-cell>
          <table:table-cell office:value-type="float" office:value="0.998157" calcext:value-type="float">
            <text:p>0.998157</text:p>
          </table:table-cell>
          <table:table-cell/>
          <table:table-cell table:formula="of:=22100*1000/(['12.32'.E134]*86400)" office:value-type="float" office:value="117.584854338649" calcext:value-type="float">
            <text:p>117.5848543387</text:p>
          </table:table-cell>
          <table:table-cell office:value-type="float" office:value="253.56" calcext:value-type="float">
            <text:p>253.56</text:p>
          </table:table-cell>
          <table:table-cell office:value-type="float" office:value="2.20178" calcext:value-type="float">
            <text:p>2.20178</text:p>
          </table:table-cell>
          <table:table-cell table:formula="of:=1-(['12.32'.L134]/(50001*6))" office:value-type="float" office:value="0.994826770131264" calcext:value-type="float">
            <text:p>0.9948267701</text:p>
          </table:table-cell>
          <table:table-cell office:value-type="float" office:value="1552" calcext:value-type="float">
            <text:p>1552</text:p>
          </table:table-cell>
          <table:table-cell table:formula="of:=44200*1000/(['12.32'.J134]*86400)" office:value-type="float" office:value="232.3456812552" calcext:value-type="float">
            <text:p>232.3456812552</text:p>
          </table:table-cell>
          <table:table-cell table:formula="of:=22100*1000/(['12.32'.J134]*86400)" office:value-type="float" office:value="116.1728406276" calcext:value-type="float">
            <text:p>116.1728406276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253.56" calcext:value-type="float">
            <text:p>253.56</text:p>
          </table:table-cell>
          <table:table-cell office:value-type="float" office:value="2.17535" calcext:value-type="float">
            <text:p>2.17535</text:p>
          </table:table-cell>
          <table:table-cell office:value-type="float" office:value="0.998197" calcext:value-type="float">
            <text:p>0.998197</text:p>
          </table:table-cell>
          <table:table-cell office:value-type="float" office:value="541" calcext:value-type="float">
            <text:p>541</text:p>
          </table:table-cell>
          <table:table-cell table:formula="of:=22100*1000/(['12.32'.E135]*86400)" office:value-type="float" office:value="117.584313805612" calcext:value-type="float">
            <text:p>117.5843138056</text:p>
          </table:table-cell>
          <table:table-cell office:value-type="float" office:value="253.553" calcext:value-type="float">
            <text:p>253.553</text:p>
          </table:table-cell>
          <table:table-cell office:value-type="float" office:value="2.20179" calcext:value-type="float">
            <text:p>2.20179</text:p>
          </table:table-cell>
          <table:table-cell table:formula="of:=1-(['12.32'.L135]/(50001*6))" office:value-type="float" office:value="0.995003433264668" calcext:value-type="float">
            <text:p>0.9950034333</text:p>
          </table:table-cell>
          <table:table-cell office:value-type="float" office:value="1499" calcext:value-type="float">
            <text:p>1499</text:p>
          </table:table-cell>
          <table:table-cell table:formula="of:=44200*1000/(['12.32'.J135]*86400)" office:value-type="float" office:value="232.344625997063" calcext:value-type="float">
            <text:p>232.3446259971</text:p>
          </table:table-cell>
          <table:table-cell table:formula="of:=22100*1000/(['12.32'.J135]*86400)" office:value-type="float" office:value="116.172312998532" calcext:value-type="float">
            <text:p>116.1723129985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55.178" calcext:value-type="float">
            <text:p>255.178</text:p>
          </table:table-cell>
          <table:table-cell office:value-type="float" office:value="2.17337" calcext:value-type="float">
            <text:p>2.17337</text:p>
          </table:table-cell>
          <table:table-cell office:value-type="float" office:value="0.99816" calcext:value-type="float">
            <text:p>0.99816</text:p>
          </table:table-cell>
          <table:table-cell/>
          <table:table-cell table:formula="of:=22100*1000/(['12.32'.E136]*86400)" office:value-type="float" office:value="117.691436357839" calcext:value-type="float">
            <text:p>117.6914363578</text:p>
          </table:table-cell>
          <table:table-cell office:value-type="float" office:value="255.18" calcext:value-type="float">
            <text:p>255.18</text:p>
          </table:table-cell>
          <table:table-cell office:value-type="float" office:value="2.19962" calcext:value-type="float">
            <text:p>2.19962</text:p>
          </table:table-cell>
          <table:table-cell table:formula="of:=1-(['12.32'.L136]/(50001*6))" office:value-type="float" office:value="0.994830103397932" calcext:value-type="float">
            <text:p>0.9948301034</text:p>
          </table:table-cell>
          <table:table-cell office:value-type="float" office:value="1551" calcext:value-type="float">
            <text:p>1551</text:p>
          </table:table-cell>
          <table:table-cell table:formula="of:=44200*1000/(['12.32'.J136]*86400)" office:value-type="float" office:value="232.573841879086" calcext:value-type="float">
            <text:p>232.5738418791</text:p>
          </table:table-cell>
          <table:table-cell table:formula="of:=22100*1000/(['12.32'.J136]*86400)" office:value-type="float" office:value="116.286920939543" calcext:value-type="float">
            <text:p>116.2869209395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65.453" calcext:value-type="float">
            <text:p>265.453</text:p>
          </table:table-cell>
          <table:table-cell office:value-type="float" office:value="2.17303" calcext:value-type="float">
            <text:p>2.17303</text:p>
          </table:table-cell>
          <table:table-cell office:value-type="float" office:value="0.993457" calcext:value-type="float">
            <text:p>0.993457</text:p>
          </table:table-cell>
          <table:table-cell/>
          <table:table-cell table:formula="of:=22100*1000/(['12.32'.E137]*86400)" office:value-type="float" office:value="117.709850778423" calcext:value-type="float">
            <text:p>117.7098507784</text:p>
          </table:table-cell>
          <table:table-cell office:value-type="float" office:value="265.444" calcext:value-type="float">
            <text:p>265.444</text:p>
          </table:table-cell>
          <table:table-cell office:value-type="float" office:value="2.19923" calcext:value-type="float">
            <text:p>2.19923</text:p>
          </table:table-cell>
          <table:table-cell office:value-type="float" office:value="0.993777" calcext:value-type="float">
            <text:p>0.993777</text:p>
          </table:table-cell>
          <table:table-cell office:value-type="float" office:value="1867" calcext:value-type="float">
            <text:p>1867</text:p>
          </table:table-cell>
          <table:table-cell table:formula="of:=44200*1000/(['12.32'.J137]*86400)" office:value-type="float" office:value="232.61508531353" calcext:value-type="float">
            <text:p>232.6150853135</text:p>
          </table:table-cell>
          <table:table-cell table:formula="of:=22100*1000/(['12.32'.J137]*86400)" office:value-type="float" office:value="116.307542656765" calcext:value-type="float">
            <text:p>116.307542656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265.45" calcext:value-type="float">
            <text:p>265.45</text:p>
          </table:table-cell>
          <table:table-cell office:value-type="float" office:value="2.17301" calcext:value-type="float">
            <text:p>2.17301</text:p>
          </table:table-cell>
          <table:table-cell office:value-type="float" office:value="0.993643" calcext:value-type="float">
            <text:p>0.993643</text:p>
          </table:table-cell>
          <table:table-cell office:value-type="float" office:value="1907" calcext:value-type="float">
            <text:p>1907</text:p>
          </table:table-cell>
          <table:table-cell table:formula="of:=22100*1000/(['12.32'.E138]*86400)" office:value-type="float" office:value="117.710934159087" calcext:value-type="float">
            <text:p>117.7109341591</text:p>
          </table:table-cell>
          <table:table-cell office:value-type="float" office:value="265.441" calcext:value-type="float">
            <text:p>265.441</text:p>
          </table:table-cell>
          <table:table-cell office:value-type="float" office:value="2.19921" calcext:value-type="float">
            <text:p>2.19921</text:p>
          </table:table-cell>
          <table:table-cell office:value-type="float" office:value="0.99351" calcext:value-type="float">
            <text:p>0.99351</text:p>
          </table:table-cell>
          <table:table-cell office:value-type="float" office:value="1947" calcext:value-type="float">
            <text:p>1947</text:p>
          </table:table-cell>
          <table:table-cell table:formula="of:=44200*1000/(['12.32'.J138]*86400)" office:value-type="float" office:value="232.61720075576" calcext:value-type="float">
            <text:p>232.6172007558</text:p>
          </table:table-cell>
          <table:table-cell table:formula="of:=22100*1000/(['12.32'.J138]*86400)" office:value-type="float" office:value="116.30860037788" calcext:value-type="float">
            <text:p>116.3086003779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63.498" calcext:value-type="float">
            <text:p>263.498</text:p>
          </table:table-cell>
          <table:table-cell office:value-type="float" office:value="2.17837" calcext:value-type="float">
            <text:p>2.17837</text:p>
          </table:table-cell>
          <table:table-cell office:value-type="float" office:value="0.995833" calcext:value-type="float">
            <text:p>0.995833</text:p>
          </table:table-cell>
          <table:table-cell/>
          <table:table-cell table:formula="of:=22100*1000/(['12.32'.E139]*86400)" office:value-type="float" office:value="117.421299888007" calcext:value-type="float">
            <text:p>117.421299888</text:p>
          </table:table-cell>
          <table:table-cell office:value-type="float" office:value="263.503" calcext:value-type="float">
            <text:p>263.503</text:p>
          </table:table-cell>
          <table:table-cell office:value-type="float" office:value="2.20518" calcext:value-type="float">
            <text:p>2.20518</text:p>
          </table:table-cell>
          <table:table-cell office:value-type="float" office:value="0.995603" calcext:value-type="float">
            <text:p>0.995603</text:p>
          </table:table-cell>
          <table:table-cell office:value-type="float" office:value="1319" calcext:value-type="float">
            <text:p>1319</text:p>
          </table:table-cell>
          <table:table-cell table:formula="of:=44200*1000/(['12.32'.J139]*86400)" office:value-type="float" office:value="231.987445049417" calcext:value-type="float">
            <text:p>231.9874450494</text:p>
          </table:table-cell>
          <table:table-cell table:formula="of:=22100*1000/(['12.32'.J139]*86400)" office:value-type="float" office:value="115.993722524709" calcext:value-type="float">
            <text:p>115.9937225247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63.494" calcext:value-type="float">
            <text:p>263.494</text:p>
          </table:table-cell>
          <table:table-cell office:value-type="float" office:value="2.17838" calcext:value-type="float">
            <text:p>2.17838</text:p>
          </table:table-cell>
          <table:table-cell office:value-type="float" office:value="0.995627" calcext:value-type="float">
            <text:p>0.995627</text:p>
          </table:table-cell>
          <table:table-cell office:value-type="float" office:value="1312" calcext:value-type="float">
            <text:p>1312</text:p>
          </table:table-cell>
          <table:table-cell table:formula="of:=22100*1000/(['12.32'.E140]*86400)" office:value-type="float" office:value="117.420760857627" calcext:value-type="float">
            <text:p>117.4207608576</text:p>
          </table:table-cell>
          <table:table-cell office:value-type="float" office:value="263.501" calcext:value-type="float">
            <text:p>263.501</text:p>
          </table:table-cell>
          <table:table-cell office:value-type="float" office:value="2.20518" calcext:value-type="float">
            <text:p>2.20518</text:p>
          </table:table-cell>
          <table:table-cell office:value-type="float" office:value="0.99549" calcext:value-type="float">
            <text:p>0.99549</text:p>
          </table:table-cell>
          <table:table-cell office:value-type="float" office:value="1353" calcext:value-type="float">
            <text:p>1353</text:p>
          </table:table-cell>
          <table:table-cell table:formula="of:=44200*1000/(['12.32'.J140]*86400)" office:value-type="float" office:value="231.987445049417" calcext:value-type="float">
            <text:p>231.9874450494</text:p>
          </table:table-cell>
          <table:table-cell table:formula="of:=22100*1000/(['12.32'.J140]*86400)" office:value-type="float" office:value="115.993722524709" calcext:value-type="float">
            <text:p>115.9937225247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263.502" calcext:value-type="float">
            <text:p>263.502</text:p>
          </table:table-cell>
          <table:table-cell office:value-type="float" office:value="2.18191" calcext:value-type="float">
            <text:p>2.18191</text:p>
          </table:table-cell>
          <table:table-cell office:value-type="float" office:value="0.995647" calcext:value-type="float">
            <text:p>0.995647</text:p>
          </table:table-cell>
          <table:table-cell/>
          <table:table-cell table:formula="of:=22100*1000/(['12.32'.E141]*86400)" office:value-type="float" office:value="117.230791846152" calcext:value-type="float">
            <text:p>117.2307918462</text:p>
          </table:table-cell>
          <table:table-cell office:value-type="float" office:value="263.49" calcext:value-type="float">
            <text:p>263.49</text:p>
          </table:table-cell>
          <table:table-cell office:value-type="float" office:value="2.20907" calcext:value-type="float">
            <text:p>2.20907</text:p>
          </table:table-cell>
          <table:table-cell office:value-type="float" office:value="0.995667" calcext:value-type="float">
            <text:p>0.995667</text:p>
          </table:table-cell>
          <table:table-cell office:value-type="float" office:value="1300" calcext:value-type="float">
            <text:p>1300</text:p>
          </table:table-cell>
          <table:table-cell table:formula="of:=44200*1000/(['12.32'.J141]*86400)" office:value-type="float" office:value="231.578933249772" calcext:value-type="float">
            <text:p>231.5789332498</text:p>
          </table:table-cell>
          <table:table-cell table:formula="of:=22100*1000/(['12.32'.J141]*86400)" office:value-type="float" office:value="115.789466624886" calcext:value-type="float">
            <text:p>115.7894666249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61.966" calcext:value-type="float">
            <text:p>261.966</text:p>
          </table:table-cell>
          <table:table-cell office:value-type="float" office:value="2.17601" calcext:value-type="float">
            <text:p>2.17601</text:p>
          </table:table-cell>
          <table:table-cell office:value-type="float" office:value="0.99367" calcext:value-type="float">
            <text:p>0.99367</text:p>
          </table:table-cell>
          <table:table-cell/>
          <table:table-cell table:formula="of:=22100*1000/(['12.32'.E142]*86400)" office:value-type="float" office:value="117.548649609624" calcext:value-type="float">
            <text:p>117.5486496096</text:p>
          </table:table-cell>
          <table:table-cell office:value-type="float" office:value="261.976" calcext:value-type="float">
            <text:p>261.976</text:p>
          </table:table-cell>
          <table:table-cell office:value-type="float" office:value="2.20254" calcext:value-type="float">
            <text:p>2.20254</text:p>
          </table:table-cell>
          <table:table-cell office:value-type="float" office:value="0.993933" calcext:value-type="float">
            <text:p>0.993933</text:p>
          </table:table-cell>
          <table:table-cell office:value-type="float" office:value="1820" calcext:value-type="float">
            <text:p>1820</text:p>
          </table:table-cell>
          <table:table-cell table:formula="of:=44200*1000/(['12.32'.J142]*86400)" office:value-type="float" office:value="232.265508946069" calcext:value-type="float">
            <text:p>232.2655089461</text:p>
          </table:table-cell>
          <table:table-cell table:formula="of:=22100*1000/(['12.32'.J142]*86400)" office:value-type="float" office:value="116.132754473034" calcext:value-type="float">
            <text:p>116.132754473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2.18555" calcext:value-type="float">
            <text:p>2.18555</text:p>
          </table:table-cell>
          <table:table-cell office:value-type="float" office:value="0.993787" calcext:value-type="float">
            <text:p>0.993787</text:p>
          </table:table-cell>
          <table:table-cell office:value-type="float" office:value="1864" calcext:value-type="float">
            <text:p>1864</text:p>
          </table:table-cell>
          <table:table-cell table:formula="of:=22100*1000/(['12.32'.E143]*86400)" office:value-type="float" office:value="117.035545760581" calcext:value-type="float">
            <text:p>117.0355457606</text:p>
          </table:table-cell>
          <table:table-cell office:value-type="float" office:value="263.523" calcext:value-type="float">
            <text:p>263.523</text:p>
          </table:table-cell>
          <table:table-cell office:value-type="float" office:value="2.21308" calcext:value-type="float">
            <text:p>2.21308</text:p>
          </table:table-cell>
          <table:table-cell office:value-type="float" office:value="0.99381" calcext:value-type="float">
            <text:p>0.99381</text:p>
          </table:table-cell>
          <table:table-cell office:value-type="float" office:value="1857" calcext:value-type="float">
            <text:p>1857</text:p>
          </table:table-cell>
          <table:table-cell table:formula="of:=44200*1000/(['12.32'.J143]*86400)" office:value-type="float" office:value="231.15932278728" calcext:value-type="float">
            <text:p>231.1593227873</text:p>
          </table:table-cell>
          <table:table-cell table:formula="of:=22100*1000/(['12.32'.J143]*86400)" office:value-type="float" office:value="115.57966139364" calcext:value-type="float">
            <text:p>115.5796613936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260.187" calcext:value-type="float">
            <text:p>260.187</text:p>
          </table:table-cell>
          <table:table-cell office:value-type="float" office:value="2.18902" calcext:value-type="float">
            <text:p>2.18902</text:p>
          </table:table-cell>
          <table:table-cell office:value-type="float" office:value="0.994333" calcext:value-type="float">
            <text:p>0.994333</text:p>
          </table:table-cell>
          <table:table-cell/>
          <table:table-cell table:formula="of:=22100*1000/(['12.32'.E144]*86400)" office:value-type="float" office:value="116.850022858191" calcext:value-type="float">
            <text:p>116.8500228582</text:p>
          </table:table-cell>
          <table:table-cell office:value-type="float" office:value="260.181" calcext:value-type="float">
            <text:p>260.181</text:p>
          </table:table-cell>
          <table:table-cell office:value-type="float" office:value="2.21692" calcext:value-type="float">
            <text:p>2.21692</text:p>
          </table:table-cell>
          <table:table-cell office:value-type="float" office:value="0.994487" calcext:value-type="float">
            <text:p>0.994487</text:p>
          </table:table-cell>
          <table:table-cell office:value-type="float" office:value="1654" calcext:value-type="float">
            <text:p>1654</text:p>
          </table:table-cell>
          <table:table-cell table:formula="of:=44200*1000/(['12.32'.J144]*86400)" office:value-type="float" office:value="230.758924126299" calcext:value-type="float">
            <text:p>230.7589241263</text:p>
          </table:table-cell>
          <table:table-cell table:formula="of:=22100*1000/(['12.32'.J144]*86400)" office:value-type="float" office:value="115.379462063149" calcext:value-type="float">
            <text:p>115.3794620632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266.905" calcext:value-type="float">
            <text:p>266.905</text:p>
          </table:table-cell>
          <table:table-cell office:value-type="float" office:value="2.20227" calcext:value-type="float">
            <text:p>2.20227</text:p>
          </table:table-cell>
          <table:table-cell office:value-type="float" office:value="0.994353" calcext:value-type="float">
            <text:p>0.994353</text:p>
          </table:table-cell>
          <table:table-cell office:value-type="float" office:value="1694" calcext:value-type="float">
            <text:p>1694</text:p>
          </table:table-cell>
          <table:table-cell table:formula="of:=22100*1000/(['12.32'.E145]*86400)" office:value-type="float" office:value="116.146992438274" calcext:value-type="float">
            <text:p>116.1469924383</text:p>
          </table:table-cell>
          <table:table-cell office:value-type="float" office:value="266.902" calcext:value-type="float">
            <text:p>266.902</text:p>
          </table:table-cell>
          <table:table-cell office:value-type="float" office:value="2.23157" calcext:value-type="float">
            <text:p>2.23157</text:p>
          </table:table-cell>
          <table:table-cell office:value-type="float" office:value="0.99431" calcext:value-type="float">
            <text:p>0.99431</text:p>
          </table:table-cell>
          <table:table-cell office:value-type="float" office:value="1707" calcext:value-type="float">
            <text:p>1707</text:p>
          </table:table-cell>
          <table:table-cell table:formula="of:=44200*1000/(['12.32'.J145]*86400)" office:value-type="float" office:value="229.24401837006" calcext:value-type="float">
            <text:p>229.2440183701</text:p>
          </table:table-cell>
          <table:table-cell table:formula="of:=22100*1000/(['12.32'.J145]*86400)" office:value-type="float" office:value="114.62200918503" calcext:value-type="float">
            <text:p>114.622009185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51.863" calcext:value-type="float">
            <text:p>251.863</text:p>
          </table:table-cell>
          <table:table-cell office:value-type="float" office:value="2.21485" calcext:value-type="float">
            <text:p>2.21485</text:p>
          </table:table-cell>
          <table:table-cell office:value-type="float" office:value="0.994133" calcext:value-type="float">
            <text:p>0.994133</text:p>
          </table:table-cell>
          <table:table-cell/>
          <table:table-cell table:formula="of:=22100*1000/(['12.32'.E146]*86400)" office:value-type="float" office:value="115.487295770385" calcext:value-type="float">
            <text:p>115.4872957704</text:p>
          </table:table-cell>
          <table:table-cell office:value-type="float" office:value="251.861" calcext:value-type="float">
            <text:p>251.861</text:p>
          </table:table-cell>
          <table:table-cell office:value-type="float" office:value="2.24551" calcext:value-type="float">
            <text:p>2.24551</text:p>
          </table:table-cell>
          <table:table-cell office:value-type="float" office:value="0.99413" calcext:value-type="float">
            <text:p>0.99413</text:p>
          </table:table-cell>
          <table:table-cell office:value-type="float" office:value="1761" calcext:value-type="float">
            <text:p>1761</text:p>
          </table:table-cell>
          <table:table-cell table:formula="of:=44200*1000/(['12.32'.J146]*86400)" office:value-type="float" office:value="227.82088437552" calcext:value-type="float">
            <text:p>227.8208843755</text:p>
          </table:table-cell>
          <table:table-cell table:formula="of:=22100*1000/(['12.32'.J146]*86400)" office:value-type="float" office:value="113.91044218776" calcext:value-type="float">
            <text:p>113.9104421878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03.854" calcext:value-type="float">
            <text:p>303.854</text:p>
          </table:table-cell>
          <table:table-cell office:value-type="float" office:value="2.21059" calcext:value-type="float">
            <text:p>2.21059</text:p>
          </table:table-cell>
          <table:table-cell office:value-type="float" office:value="0.993163" calcext:value-type="float">
            <text:p>0.993163</text:p>
          </table:table-cell>
          <table:table-cell/>
          <table:table-cell table:formula="of:=22100*1000/(['12.32'.E147]*86400)" office:value-type="float" office:value="115.709849875842" calcext:value-type="float">
            <text:p>115.7098498758</text:p>
          </table:table-cell>
          <table:table-cell office:value-type="float" office:value="303.864" calcext:value-type="float">
            <text:p>303.864</text:p>
          </table:table-cell>
          <table:table-cell office:value-type="float" office:value="2.2408" calcext:value-type="float">
            <text:p>2.2408</text:p>
          </table:table-cell>
          <table:table-cell office:value-type="float" office:value="0.993207" calcext:value-type="float">
            <text:p>0.993207</text:p>
          </table:table-cell>
          <table:table-cell office:value-type="float" office:value="2038" calcext:value-type="float">
            <text:p>2038</text:p>
          </table:table-cell>
          <table:table-cell table:formula="of:=44200*1000/(['12.32'.J147]*86400)" office:value-type="float" office:value="228.299747444696" calcext:value-type="float">
            <text:p>228.2997474447</text:p>
          </table:table-cell>
          <table:table-cell table:formula="of:=22100*1000/(['12.32'.J147]*86400)" office:value-type="float" office:value="114.149873722348" calcext:value-type="float">
            <text:p>114.1498737223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12.042" calcext:value-type="float">
            <text:p>312.042</text:p>
          </table:table-cell>
          <table:table-cell office:value-type="float" office:value="2.21982" calcext:value-type="float">
            <text:p>2.21982</text:p>
          </table:table-cell>
          <table:table-cell office:value-type="float" office:value="0.993277" calcext:value-type="float">
            <text:p>0.993277</text:p>
          </table:table-cell>
          <table:table-cell office:value-type="float" office:value="2017" calcext:value-type="float">
            <text:p>2017</text:p>
          </table:table-cell>
          <table:table-cell table:formula="of:=22100*1000/(['12.32'.E148]*86400)" office:value-type="float" office:value="115.228728922632" calcext:value-type="float">
            <text:p>115.2287289226</text:p>
          </table:table-cell>
          <table:table-cell office:value-type="float" office:value="312.029" calcext:value-type="float">
            <text:p>312.029</text:p>
          </table:table-cell>
          <table:table-cell office:value-type="float" office:value="2.25098" calcext:value-type="float">
            <text:p>2.25098</text:p>
          </table:table-cell>
          <table:table-cell office:value-type="float" office:value="0.992797" calcext:value-type="float">
            <text:p>0.992797</text:p>
          </table:table-cell>
          <table:table-cell office:value-type="float" office:value="2161" calcext:value-type="float">
            <text:p>2161</text:p>
          </table:table-cell>
          <table:table-cell table:formula="of:=44200*1000/(['12.32'.J148]*86400)" office:value-type="float" office:value="227.267267623024" calcext:value-type="float">
            <text:p>227.267267623</text:p>
          </table:table-cell>
          <table:table-cell table:formula="of:=22100*1000/(['12.32'.J148]*86400)" office:value-type="float" office:value="113.633633811512" calcext:value-type="float">
            <text:p>113.6336338115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11.99" calcext:value-type="float">
            <text:p>311.99</text:p>
          </table:table-cell>
          <table:table-cell office:value-type="float" office:value="2.21933" calcext:value-type="float">
            <text:p>2.21933</text:p>
          </table:table-cell>
          <table:table-cell office:value-type="float" office:value="0.99294" calcext:value-type="float">
            <text:p>0.99294</text:p>
          </table:table-cell>
          <table:table-cell/>
          <table:table-cell table:formula="of:=22100*1000/(['12.32'.E149]*86400)" office:value-type="float" office:value="115.254169968881" calcext:value-type="float">
            <text:p>115.2541699689</text:p>
          </table:table-cell>
          <table:table-cell office:value-type="float" office:value="311.997" calcext:value-type="float">
            <text:p>311.997</text:p>
          </table:table-cell>
          <table:table-cell office:value-type="float" office:value="2.25045" calcext:value-type="float">
            <text:p>2.25045</text:p>
          </table:table-cell>
          <table:table-cell office:value-type="float" office:value="0.993093" calcext:value-type="float">
            <text:p>0.993093</text:p>
          </table:table-cell>
          <table:table-cell office:value-type="float" office:value="2072" calcext:value-type="float">
            <text:p>2072</text:p>
          </table:table-cell>
          <table:table-cell table:formula="of:=44200*1000/(['12.32'.J149]*86400)" office:value-type="float" office:value="227.320790985836" calcext:value-type="float">
            <text:p>227.3207909858</text:p>
          </table:table-cell>
          <table:table-cell table:formula="of:=22100*1000/(['12.32'.J149]*86400)" office:value-type="float" office:value="113.660395492918" calcext:value-type="float">
            <text:p>113.6603954929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318.665" calcext:value-type="float">
            <text:p>318.665</text:p>
          </table:table-cell>
          <table:table-cell office:value-type="float" office:value="2.22413" calcext:value-type="float">
            <text:p>2.22413</text:p>
          </table:table-cell>
          <table:table-cell office:value-type="float" office:value="0.994233" calcext:value-type="float">
            <text:p>0.994233</text:p>
          </table:table-cell>
          <table:table-cell office:value-type="float" office:value="1730" calcext:value-type="float">
            <text:p>1730</text:p>
          </table:table-cell>
          <table:table-cell table:formula="of:=22100*1000/(['12.32'.E150]*86400)" office:value-type="float" office:value="115.005434501147" calcext:value-type="float">
            <text:p>115.0054345011</text:p>
          </table:table-cell>
          <table:table-cell office:value-type="float" office:value="318.669" calcext:value-type="float">
            <text:p>318.669</text:p>
          </table:table-cell>
          <table:table-cell office:value-type="float" office:value="2.2558" calcext:value-type="float">
            <text:p>2.2558</text:p>
          </table:table-cell>
          <table:table-cell office:value-type="float" office:value="0.99438" calcext:value-type="float">
            <text:p>0.99438</text:p>
          </table:table-cell>
          <table:table-cell office:value-type="float" office:value="1686" calcext:value-type="float">
            <text:p>1686</text:p>
          </table:table-cell>
          <table:table-cell table:formula="of:=44200*1000/(['12.32'.J150]*86400)" office:value-type="float" office:value="226.781662414254" calcext:value-type="float">
            <text:p>226.7816624143</text:p>
          </table:table-cell>
          <table:table-cell table:formula="of:=22100*1000/(['12.32'.J150]*86400)" office:value-type="float" office:value="113.390831207127" calcext:value-type="float">
            <text:p>113.3908312071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38.653" calcext:value-type="float">
            <text:p>338.653</text:p>
          </table:table-cell>
          <table:table-cell office:value-type="float" office:value="2.23842" calcext:value-type="float">
            <text:p>2.23842</text:p>
          </table:table-cell>
          <table:table-cell office:value-type="float" office:value="0.994217" calcext:value-type="float">
            <text:p>0.994217</text:p>
          </table:table-cell>
          <table:table-cell/>
          <table:table-cell table:formula="of:=22100*1000/(['12.32'.E151]*86400)" office:value-type="float" office:value="114.271243572268" calcext:value-type="float">
            <text:p>114.2712435723</text:p>
          </table:table-cell>
          <table:table-cell office:value-type="float" office:value="338.653" calcext:value-type="float">
            <text:p>338.653</text:p>
          </table:table-cell>
          <table:table-cell office:value-type="float" office:value="2.27156" calcext:value-type="float">
            <text:p>2.27156</text:p>
          </table:table-cell>
          <table:table-cell office:value-type="float" office:value="0.994227" calcext:value-type="float">
            <text:p>0.994227</text:p>
          </table:table-cell>
          <table:table-cell office:value-type="float" office:value="1732" calcext:value-type="float">
            <text:p>1732</text:p>
          </table:table-cell>
          <table:table-cell table:formula="of:=44200*1000/(['12.32'.J151]*86400)" office:value-type="float" office:value="225.2082595547" calcext:value-type="float">
            <text:p>225.2082595547</text:p>
          </table:table-cell>
          <table:table-cell table:formula="of:=22100*1000/(['12.32'.J151]*86400)" office:value-type="float" office:value="112.60412977735" calcext:value-type="float">
            <text:p>112.6041297774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95.353" calcext:value-type="float">
            <text:p>295.353</text:p>
          </table:table-cell>
          <table:table-cell office:value-type="float" office:value="2.20871" calcext:value-type="float">
            <text:p>2.20871</text:p>
          </table:table-cell>
          <table:table-cell office:value-type="float" office:value="0.990777" calcext:value-type="float">
            <text:p>0.990777</text:p>
          </table:table-cell>
          <table:table-cell/>
          <table:table-cell table:formula="of:=22100*1000/(['12.32'.E152]*86400)" office:value-type="float" office:value="115.80833927362" calcext:value-type="float">
            <text:p>115.8083392736</text:p>
          </table:table-cell>
          <table:table-cell office:value-type="float" office:value="295.37" calcext:value-type="float">
            <text:p>295.37</text:p>
          </table:table-cell>
          <table:table-cell office:value-type="float" office:value="2.23871" calcext:value-type="float">
            <text:p>2.23871</text:p>
          </table:table-cell>
          <table:table-cell office:value-type="float" office:value="0.990884" calcext:value-type="float">
            <text:p>0.990884</text:p>
          </table:table-cell>
          <table:table-cell office:value-type="float" office:value="2735" calcext:value-type="float">
            <text:p>2735</text:p>
          </table:table-cell>
          <table:table-cell table:formula="of:=44200*1000/(['12.32'.J152]*86400)" office:value-type="float" office:value="228.512882005295" calcext:value-type="float">
            <text:p>228.5128820053</text:p>
          </table:table-cell>
          <table:table-cell table:formula="of:=22100*1000/(['12.32'.J152]*86400)" office:value-type="float" office:value="114.256441002648" calcext:value-type="float">
            <text:p>114.2564410026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18.56" calcext:value-type="float">
            <text:p>318.56</text:p>
          </table:table-cell>
          <table:table-cell office:value-type="float" office:value="2.21677" calcext:value-type="float">
            <text:p>2.21677</text:p>
          </table:table-cell>
          <table:table-cell office:value-type="float" office:value="0.99277" calcext:value-type="float">
            <text:p>0.99277</text:p>
          </table:table-cell>
          <table:table-cell office:value-type="float" office:value="2169" calcext:value-type="float">
            <text:p>2169</text:p>
          </table:table-cell>
          <table:table-cell table:formula="of:=22100*1000/(['12.32'.E153]*86400)" office:value-type="float" office:value="115.387269331973" calcext:value-type="float">
            <text:p>115.387269332</text:p>
          </table:table-cell>
          <table:table-cell office:value-type="float" office:value="318.546" calcext:value-type="float">
            <text:p>318.546</text:p>
          </table:table-cell>
          <table:table-cell office:value-type="float" office:value="2.24764" calcext:value-type="float">
            <text:p>2.24764</text:p>
          </table:table-cell>
          <table:table-cell office:value-type="float" office:value="0.99256" calcext:value-type="float">
            <text:p>0.99256</text:p>
          </table:table-cell>
          <table:table-cell office:value-type="float" office:value="2232" calcext:value-type="float">
            <text:p>2232</text:p>
          </table:table-cell>
          <table:table-cell table:formula="of:=44200*1000/(['12.32'.J153]*86400)" office:value-type="float" office:value="227.604987486463" calcext:value-type="float">
            <text:p>227.6049874865</text:p>
          </table:table-cell>
          <table:table-cell table:formula="of:=22100*1000/(['12.32'.J153]*86400)" office:value-type="float" office:value="113.802493743232" calcext:value-type="float">
            <text:p>113.8024937432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318.547" calcext:value-type="float">
            <text:p>318.547</text:p>
          </table:table-cell>
          <table:table-cell office:value-type="float" office:value="2.22461" calcext:value-type="float">
            <text:p>2.22461</text:p>
          </table:table-cell>
          <table:table-cell office:value-type="float" office:value="0.9925" calcext:value-type="float">
            <text:p>0.9925</text:p>
          </table:table-cell>
          <table:table-cell/>
          <table:table-cell table:formula="of:=22100*1000/(['12.32'.E154]*86400)" office:value-type="float" office:value="114.980619990487" calcext:value-type="float">
            <text:p>114.9806199905</text:p>
          </table:table-cell>
          <table:table-cell office:value-type="float" office:value="318.551" calcext:value-type="float">
            <text:p>318.551</text:p>
          </table:table-cell>
          <table:table-cell office:value-type="float" office:value="2.25629" calcext:value-type="float">
            <text:p>2.25629</text:p>
          </table:table-cell>
          <table:table-cell office:value-type="float" office:value="0.992737" calcext:value-type="float">
            <text:p>0.992737</text:p>
          </table:table-cell>
          <table:table-cell office:value-type="float" office:value="2179" calcext:value-type="float">
            <text:p>2179</text:p>
          </table:table-cell>
          <table:table-cell table:formula="of:=44200*1000/(['12.32'.J154]*86400)" office:value-type="float" office:value="226.732412089791" calcext:value-type="float">
            <text:p>226.7324120898</text:p>
          </table:table-cell>
          <table:table-cell table:formula="of:=22100*1000/(['12.32'.J154]*86400)" office:value-type="float" office:value="113.366206044895" calcext:value-type="float">
            <text:p>113.3662060449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316.887" calcext:value-type="float">
            <text:p>316.887</text:p>
          </table:table-cell>
          <table:table-cell office:value-type="float" office:value="2.24155" calcext:value-type="float">
            <text:p>2.24155</text:p>
          </table:table-cell>
          <table:table-cell office:value-type="float" office:value="0.9933" calcext:value-type="float">
            <text:p>0.9933</text:p>
          </table:table-cell>
          <table:table-cell office:value-type="float" office:value="2010" calcext:value-type="float">
            <text:p>2010</text:p>
          </table:table-cell>
          <table:table-cell table:formula="of:=22100*1000/(['12.32'.E155]*86400)" office:value-type="float" office:value="114.111680327022" calcext:value-type="float">
            <text:p>114.111680327</text:p>
          </table:table-cell>
          <table:table-cell office:value-type="float" office:value="316.893" calcext:value-type="float">
            <text:p>316.893</text:p>
          </table:table-cell>
          <table:table-cell office:value-type="float" office:value="2.27506" calcext:value-type="float">
            <text:p>2.27506</text:p>
          </table:table-cell>
          <table:table-cell office:value-type="float" office:value="0.993273" calcext:value-type="float">
            <text:p>0.993273</text:p>
          </table:table-cell>
          <table:table-cell office:value-type="float" office:value="2018" calcext:value-type="float">
            <text:p>2018</text:p>
          </table:table-cell>
          <table:table-cell table:formula="of:=44200*1000/(['12.32'.J155]*86400)" office:value-type="float" office:value="224.861794446772" calcext:value-type="float">
            <text:p>224.8617944468</text:p>
          </table:table-cell>
          <table:table-cell table:formula="of:=22100*1000/(['12.32'.J155]*86400)" office:value-type="float" office:value="112.430897223386" calcext:value-type="float">
            <text:p>112.4308972234</text:p>
          </table:table-cell>
          <table:table-cell table:number-columns-repeated="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15.416" calcext:value-type="float">
            <text:p>515.416</text:p>
          </table:table-cell>
          <table:table-cell office:value-type="float" office:value="2.50576" calcext:value-type="float">
            <text:p>2.50576</text:p>
          </table:table-cell>
          <table:table-cell office:value-type="float" office:value="0.985077" calcext:value-type="float">
            <text:p>0.985077</text:p>
          </table:table-cell>
          <table:table-cell/>
          <table:table-cell table:formula="of:=22100*1000/(['12.32'.E156]*86400)" office:value-type="float" office:value="102.079623362587" calcext:value-type="float">
            <text:p>102.0796233626</text:p>
          </table:table-cell>
          <table:table-cell office:value-type="float" office:value="515.404" calcext:value-type="float">
            <text:p>515.404</text:p>
          </table:table-cell>
          <table:table-cell office:value-type="float" office:value="2.56707" calcext:value-type="float">
            <text:p>2.56707</text:p>
          </table:table-cell>
          <table:table-cell office:value-type="float" office:value="0.98555" calcext:value-type="float">
            <text:p>0.98555</text:p>
          </table:table-cell>
          <table:table-cell office:value-type="float" office:value="4335" calcext:value-type="float">
            <text:p>4335</text:p>
          </table:table-cell>
          <table:table-cell table:formula="of:=44200*1000/(['12.32'.J156]*86400)" office:value-type="float" office:value="199.283258373973" calcext:value-type="float">
            <text:p>199.283258374</text:p>
          </table:table-cell>
          <table:table-cell table:formula="of:=22100*1000/(['12.32'.J156]*86400)" office:value-type="float" office:value="99.6416291869863" calcext:value-type="float">
            <text:p>99.641629187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.01637" calcext:value-type="float">
            <text:p>2.01637</text:p>
          </table:table-cell>
          <table:table-cell office:value-type="float" office:value="0.942311" calcext:value-type="float">
            <text:p>0.942311</text:p>
          </table:table-cell>
          <table:table-cell/>
          <table:table-cell table:formula="of:=22100*1000/(['12.32'.E157]*86400)" office:value-type="float" office:value="126.855208635834" calcext:value-type="float">
            <text:p>126.8552086358</text:p>
          </table:table-cell>
          <table:table-cell office:value-type="float" office:value="145" calcext:value-type="float">
            <text:p>145</text:p>
          </table:table-cell>
          <table:table-cell office:value-type="float" office:value="2.02587" calcext:value-type="float">
            <text:p>2.02587</text:p>
          </table:table-cell>
          <table:table-cell office:value-type="float" office:value="0.942858" calcext:value-type="float">
            <text:p>0.942858</text:p>
          </table:table-cell>
          <table:table-cell office:value-type="float" office:value="17143" calcext:value-type="float">
            <text:p>17143</text:p>
          </table:table-cell>
          <table:table-cell table:formula="of:=44200*1000/(['12.32'.J157]*86400)" office:value-type="float" office:value="252.520682015171" calcext:value-type="float">
            <text:p>252.5206820152</text:p>
          </table:table-cell>
          <table:table-cell table:formula="of:=22100*1000/(['12.32'.J157]*86400)" office:value-type="float" office:value="126.260341007585" calcext:value-type="float">
            <text:p>126.2603410076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.01189" calcext:value-type="float">
            <text:p>2.01189</text:p>
          </table:table-cell>
          <table:table-cell office:value-type="float" office:value="0.946318" calcext:value-type="float">
            <text:p>0.946318</text:p>
          </table:table-cell>
          <table:table-cell office:value-type="float" office:value="16105" calcext:value-type="float">
            <text:p>16105</text:p>
          </table:table-cell>
          <table:table-cell table:formula="of:=22100*1000/(['12.32'.E158]*86400)" office:value-type="float" office:value="127.137684981305" calcext:value-type="float">
            <text:p>127.1376849813</text:p>
          </table:table-cell>
          <table:table-cell office:value-type="float" office:value="145" calcext:value-type="float">
            <text:p>145</text:p>
          </table:table-cell>
          <table:table-cell office:value-type="float" office:value="2.02094" calcext:value-type="float">
            <text:p>2.02094</text:p>
          </table:table-cell>
          <table:table-cell office:value-type="float" office:value="0.946181" calcext:value-type="float">
            <text:p>0.946181</text:p>
          </table:table-cell>
          <table:table-cell office:value-type="float" office:value="16146" calcext:value-type="float">
            <text:p>16146</text:p>
          </table:table-cell>
          <table:table-cell table:formula="of:=44200*1000/(['12.32'.J158]*86400)" office:value-type="float" office:value="253.136695831679" calcext:value-type="float">
            <text:p>253.1366958317</text:p>
          </table:table-cell>
          <table:table-cell table:formula="of:=22100*1000/(['12.32'.J158]*86400)" office:value-type="float" office:value="126.56834791584" calcext:value-type="float">
            <text:p>126.5683479158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2.01189" calcext:value-type="float">
            <text:p>2.01189</text:p>
          </table:table-cell>
          <table:table-cell office:value-type="float" office:value="0.946708" calcext:value-type="float">
            <text:p>0.946708</text:p>
          </table:table-cell>
          <table:table-cell/>
          <table:table-cell table:formula="of:=22100*1000/(['12.32'.E159]*86400)" office:value-type="float" office:value="127.137684981305" calcext:value-type="float">
            <text:p>127.1376849813</text:p>
          </table:table-cell>
          <table:table-cell office:value-type="float" office:value="145" calcext:value-type="float">
            <text:p>145</text:p>
          </table:table-cell>
          <table:table-cell office:value-type="float" office:value="2.02096" calcext:value-type="float">
            <text:p>2.02096</text:p>
          </table:table-cell>
          <table:table-cell office:value-type="float" office:value="0.946394" calcext:value-type="float">
            <text:p>0.946394</text:p>
          </table:table-cell>
          <table:table-cell office:value-type="float" office:value="16082" calcext:value-type="float">
            <text:p>16082</text:p>
          </table:table-cell>
          <table:table-cell table:formula="of:=44200*1000/(['12.32'.J159]*86400)" office:value-type="float" office:value="253.134190718309" calcext:value-type="float">
            <text:p>253.1341907183</text:p>
          </table:table-cell>
          <table:table-cell table:formula="of:=22100*1000/(['12.32'.J159]*86400)" office:value-type="float" office:value="126.567095359155" calcext:value-type="float">
            <text:p>126.5670953592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2.0119" calcext:value-type="float">
            <text:p>2.0119</text:p>
          </table:table-cell>
          <table:table-cell office:value-type="float" office:value="0.946744" calcext:value-type="float">
            <text:p>0.946744</text:p>
          </table:table-cell>
          <table:table-cell office:value-type="float" office:value="15977" calcext:value-type="float">
            <text:p>15977</text:p>
          </table:table-cell>
          <table:table-cell table:formula="of:=22100*1000/(['12.32'.E160]*86400)" office:value-type="float" office:value="127.137053052854" calcext:value-type="float">
            <text:p>127.1370530529</text:p>
          </table:table-cell>
          <table:table-cell office:value-type="float" office:value="145" calcext:value-type="float">
            <text:p>145</text:p>
          </table:table-cell>
          <table:table-cell office:value-type="float" office:value="2.02093" calcext:value-type="float">
            <text:p>2.02093</text:p>
          </table:table-cell>
          <table:table-cell office:value-type="float" office:value="0.946051" calcext:value-type="float">
            <text:p>0.946051</text:p>
          </table:table-cell>
          <table:table-cell office:value-type="float" office:value="16185" calcext:value-type="float">
            <text:p>16185</text:p>
          </table:table-cell>
          <table:table-cell table:formula="of:=44200*1000/(['12.32'.J160]*86400)" office:value-type="float" office:value="253.137948406958" calcext:value-type="float">
            <text:p>253.137948407</text:p>
          </table:table-cell>
          <table:table-cell table:formula="of:=22100*1000/(['12.32'.J160]*86400)" office:value-type="float" office:value="126.568974203479" calcext:value-type="float">
            <text:p>126.5689742035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48.333" calcext:value-type="float">
            <text:p>148.333</text:p>
          </table:table-cell>
          <table:table-cell office:value-type="float" office:value="2.01234" calcext:value-type="float">
            <text:p>2.01234</text:p>
          </table:table-cell>
          <table:table-cell office:value-type="float" office:value="0.946564" calcext:value-type="float">
            <text:p>0.946564</text:p>
          </table:table-cell>
          <table:table-cell/>
          <table:table-cell table:formula="of:=22100*1000/(['12.32'.E161]*86400)" office:value-type="float" office:value="127.109254418755" calcext:value-type="float">
            <text:p>127.1092544188</text:p>
          </table:table-cell>
          <table:table-cell office:value-type="float" office:value="148.333" calcext:value-type="float">
            <text:p>148.333</text:p>
          </table:table-cell>
          <table:table-cell office:value-type="float" office:value="2.02143" calcext:value-type="float">
            <text:p>2.02143</text:p>
          </table:table-cell>
          <table:table-cell office:value-type="float" office:value="0.946174" calcext:value-type="float">
            <text:p>0.946174</text:p>
          </table:table-cell>
          <table:table-cell office:value-type="float" office:value="16148" calcext:value-type="float">
            <text:p>16148</text:p>
          </table:table-cell>
          <table:table-cell table:formula="of:=44200*1000/(['12.32'.J161]*86400)" office:value-type="float" office:value="253.075334824394" calcext:value-type="float">
            <text:p>253.0753348244</text:p>
          </table:table-cell>
          <table:table-cell table:formula="of:=22100*1000/(['12.32'.J161]*86400)" office:value-type="float" office:value="126.537667412197" calcext:value-type="float">
            <text:p>126.5376674122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38" calcext:value-type="float">
            <text:p>2.02238</text:p>
          </table:table-cell>
          <table:table-cell office:value-type="float" office:value="0.965667" calcext:value-type="float">
            <text:p>0.965667</text:p>
          </table:table-cell>
          <table:table-cell/>
          <table:table-cell table:formula="of:=22100*1000/(['12.32'.E162]*86400)" office:value-type="float" office:value="126.478227156636" calcext:value-type="float">
            <text:p>126.4782271566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3247" calcext:value-type="float">
            <text:p>2.03247</text:p>
          </table:table-cell>
          <table:table-cell office:value-type="float" office:value="0.966181" calcext:value-type="float">
            <text:p>0.966181</text:p>
          </table:table-cell>
          <table:table-cell office:value-type="float" office:value="10146" calcext:value-type="float">
            <text:p>10146</text:p>
          </table:table-cell>
          <table:table-cell table:formula="of:=44200*1000/(['12.32'.J162]*86400)" office:value-type="float" office:value="251.700676553196" calcext:value-type="float">
            <text:p>251.7006765532</text:p>
          </table:table-cell>
          <table:table-cell table:formula="of:=22100*1000/(['12.32'.J162]*86400)" office:value-type="float" office:value="125.850338276598" calcext:value-type="float">
            <text:p>125.850338276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39" calcext:value-type="float">
            <text:p>2.02239</text:p>
          </table:table-cell>
          <table:table-cell office:value-type="float" office:value="0.965517" calcext:value-type="float">
            <text:p>0.965517</text:p>
          </table:table-cell>
          <table:table-cell office:value-type="float" office:value="10345" calcext:value-type="float">
            <text:p>10345</text:p>
          </table:table-cell>
          <table:table-cell table:formula="of:=22100*1000/(['12.32'.E163]*86400)" office:value-type="float" office:value="126.47760176674" calcext:value-type="float">
            <text:p>126.4776017667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3247" calcext:value-type="float">
            <text:p>2.03247</text:p>
          </table:table-cell>
          <table:table-cell office:value-type="float" office:value="0.965574" calcext:value-type="float">
            <text:p>0.965574</text:p>
          </table:table-cell>
          <table:table-cell office:value-type="float" office:value="10328" calcext:value-type="float">
            <text:p>10328</text:p>
          </table:table-cell>
          <table:table-cell table:formula="of:=44200*1000/(['12.32'.J163]*86400)" office:value-type="float" office:value="251.700676553196" calcext:value-type="float">
            <text:p>251.7006765532</text:p>
          </table:table-cell>
          <table:table-cell table:formula="of:=22100*1000/(['12.32'.J163]*86400)" office:value-type="float" office:value="125.850338276598" calcext:value-type="float">
            <text:p>125.850338276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38" calcext:value-type="float">
            <text:p>2.02238</text:p>
          </table:table-cell>
          <table:table-cell office:value-type="float" office:value="0.965507" calcext:value-type="float">
            <text:p>0.965507</text:p>
          </table:table-cell>
          <table:table-cell/>
          <table:table-cell table:formula="of:=22100*1000/(['12.32'.E164]*86400)" office:value-type="float" office:value="126.478227156636" calcext:value-type="float">
            <text:p>126.4782271566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3247" calcext:value-type="float">
            <text:p>2.03247</text:p>
          </table:table-cell>
          <table:table-cell office:value-type="float" office:value="0.965591" calcext:value-type="float">
            <text:p>0.965591</text:p>
          </table:table-cell>
          <table:table-cell office:value-type="float" office:value="10323" calcext:value-type="float">
            <text:p>10323</text:p>
          </table:table-cell>
          <table:table-cell table:formula="of:=44200*1000/(['12.32'.J164]*86400)" office:value-type="float" office:value="251.700676553196" calcext:value-type="float">
            <text:p>251.7006765532</text:p>
          </table:table-cell>
          <table:table-cell table:formula="of:=22100*1000/(['12.32'.J164]*86400)" office:value-type="float" office:value="125.850338276598" calcext:value-type="float">
            <text:p>125.850338276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38" calcext:value-type="float">
            <text:p>2.02238</text:p>
          </table:table-cell>
          <table:table-cell office:value-type="float" office:value="0.965321" calcext:value-type="float">
            <text:p>0.965321</text:p>
          </table:table-cell>
          <table:table-cell office:value-type="float" office:value="10404" calcext:value-type="float">
            <text:p>10404</text:p>
          </table:table-cell>
          <table:table-cell table:formula="of:=22100*1000/(['12.32'.E165]*86400)" office:value-type="float" office:value="126.478227156636" calcext:value-type="float">
            <text:p>126.4782271566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3244" calcext:value-type="float">
            <text:p>2.03244</text:p>
          </table:table-cell>
          <table:table-cell office:value-type="float" office:value="0.965057" calcext:value-type="float">
            <text:p>0.965057</text:p>
          </table:table-cell>
          <table:table-cell office:value-type="float" office:value="10483" calcext:value-type="float">
            <text:p>10483</text:p>
          </table:table-cell>
          <table:table-cell table:formula="of:=44200*1000/(['12.32'.J165]*86400)" office:value-type="float" office:value="251.704391802008" calcext:value-type="float">
            <text:p>251.704391802</text:p>
          </table:table-cell>
          <table:table-cell table:formula="of:=22100*1000/(['12.32'.J165]*86400)" office:value-type="float" office:value="125.852195901004" calcext:value-type="float">
            <text:p>125.852195901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2226" calcext:value-type="float">
            <text:p>2.02226</text:p>
          </table:table-cell>
          <table:table-cell office:value-type="float" office:value="0.967461" calcext:value-type="float">
            <text:p>0.967461</text:p>
          </table:table-cell>
          <table:table-cell/>
          <table:table-cell table:formula="of:=22100*1000/(['12.32'.E166]*86400)" office:value-type="float" office:value="126.485732317821" calcext:value-type="float">
            <text:p>126.4857323178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3233" calcext:value-type="float">
            <text:p>2.03233</text:p>
          </table:table-cell>
          <table:table-cell office:value-type="float" office:value="0.967971" calcext:value-type="float">
            <text:p>0.967971</text:p>
          </table:table-cell>
          <table:table-cell office:value-type="float" office:value="9609" calcext:value-type="float">
            <text:p>9609</text:p>
          </table:table-cell>
          <table:table-cell table:formula="of:=44200*1000/(['12.32'.J166]*86400)" office:value-type="float" office:value="251.718015319399" calcext:value-type="float">
            <text:p>251.7180153194</text:p>
          </table:table-cell>
          <table:table-cell table:formula="of:=22100*1000/(['12.32'.J166]*86400)" office:value-type="float" office:value="125.859007659699" calcext:value-type="float">
            <text:p>125.8590076597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2.04581" calcext:value-type="float">
            <text:p>2.04581</text:p>
          </table:table-cell>
          <table:table-cell office:value-type="float" office:value="0.949161" calcext:value-type="float">
            <text:p>0.949161</text:p>
          </table:table-cell>
          <table:table-cell/>
          <table:table-cell table:formula="of:=22100*1000/(['12.32'.E167]*86400)" office:value-type="float" office:value="125.029712943547" calcext:value-type="float">
            <text:p>125.0297129435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2.05817" calcext:value-type="float">
            <text:p>2.05817</text:p>
          </table:table-cell>
          <table:table-cell office:value-type="float" office:value="0.949008" calcext:value-type="float">
            <text:p>0.949008</text:p>
          </table:table-cell>
          <table:table-cell office:value-type="float" office:value="15298" calcext:value-type="float">
            <text:p>15298</text:p>
          </table:table-cell>
          <table:table-cell table:formula="of:=44200*1000/(['12.32'.J167]*86400)" office:value-type="float" office:value="248.557735305672" calcext:value-type="float">
            <text:p>248.5577353057</text:p>
          </table:table-cell>
          <table:table-cell table:formula="of:=22100*1000/(['12.32'.J167]*86400)" office:value-type="float" office:value="124.278867652836" calcext:value-type="float">
            <text:p>124.2788676528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2.04579" calcext:value-type="float">
            <text:p>2.04579</text:p>
          </table:table-cell>
          <table:table-cell office:value-type="float" office:value="0.949608" calcext:value-type="float">
            <text:p>0.949608</text:p>
          </table:table-cell>
          <table:table-cell office:value-type="float" office:value="15118" calcext:value-type="float">
            <text:p>15118</text:p>
          </table:table-cell>
          <table:table-cell table:formula="of:=22100*1000/(['12.32'.E168]*86400)" office:value-type="float" office:value="125.030935255836" calcext:value-type="float">
            <text:p>125.0309352558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2.05817" calcext:value-type="float">
            <text:p>2.05817</text:p>
          </table:table-cell>
          <table:table-cell office:value-type="float" office:value="0.948191" calcext:value-type="float">
            <text:p>0.948191</text:p>
          </table:table-cell>
          <table:table-cell office:value-type="float" office:value="15543" calcext:value-type="float">
            <text:p>15543</text:p>
          </table:table-cell>
          <table:table-cell table:formula="of:=44200*1000/(['12.32'.J168]*86400)" office:value-type="float" office:value="248.557735305672" calcext:value-type="float">
            <text:p>248.5577353057</text:p>
          </table:table-cell>
          <table:table-cell table:formula="of:=22100*1000/(['12.32'.J168]*86400)" office:value-type="float" office:value="124.278867652836" calcext:value-type="float">
            <text:p>124.2788676528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021" calcext:value-type="float">
            <text:p>2.05021</text:p>
          </table:table-cell>
          <table:table-cell office:value-type="float" office:value="0.961971" calcext:value-type="float">
            <text:p>0.961971</text:p>
          </table:table-cell>
          <table:table-cell/>
          <table:table-cell table:formula="of:=22100*1000/(['12.32'.E169]*86400)" office:value-type="float" office:value="124.761383973855" calcext:value-type="float">
            <text:p>124.7613839739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6303" calcext:value-type="float">
            <text:p>2.06303</text:p>
          </table:table-cell>
          <table:table-cell office:value-type="float" office:value="0.961874" calcext:value-type="float">
            <text:p>0.961874</text:p>
          </table:table-cell>
          <table:table-cell office:value-type="float" office:value="11438" calcext:value-type="float">
            <text:p>11438</text:p>
          </table:table-cell>
          <table:table-cell table:formula="of:=44200*1000/(['12.32'.J169]*86400)" office:value-type="float" office:value="247.972193363196" calcext:value-type="float">
            <text:p>247.9721933632</text:p>
          </table:table-cell>
          <table:table-cell table:formula="of:=22100*1000/(['12.32'.J169]*86400)" office:value-type="float" office:value="123.986096681598" calcext:value-type="float">
            <text:p>123.986096681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022" calcext:value-type="float">
            <text:p>2.05022</text:p>
          </table:table-cell>
          <table:table-cell office:value-type="float" office:value="0.961921" calcext:value-type="float">
            <text:p>0.961921</text:p>
          </table:table-cell>
          <table:table-cell office:value-type="float" office:value="11424" calcext:value-type="float">
            <text:p>11424</text:p>
          </table:table-cell>
          <table:table-cell table:formula="of:=22100*1000/(['12.32'.E170]*86400)" office:value-type="float" office:value="124.760775447043" calcext:value-type="float">
            <text:p>124.760775447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6303" calcext:value-type="float">
            <text:p>2.06303</text:p>
          </table:table-cell>
          <table:table-cell office:value-type="float" office:value="0.961574" calcext:value-type="float">
            <text:p>0.961574</text:p>
          </table:table-cell>
          <table:table-cell office:value-type="float" office:value="11528" calcext:value-type="float">
            <text:p>11528</text:p>
          </table:table-cell>
          <table:table-cell table:formula="of:=44200*1000/(['12.32'.J170]*86400)" office:value-type="float" office:value="247.972193363196" calcext:value-type="float">
            <text:p>247.9721933632</text:p>
          </table:table-cell>
          <table:table-cell table:formula="of:=22100*1000/(['12.32'.J170]*86400)" office:value-type="float" office:value="123.986096681598" calcext:value-type="float">
            <text:p>123.986096681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02" calcext:value-type="float">
            <text:p>2.0502</text:p>
          </table:table-cell>
          <table:table-cell office:value-type="float" office:value="0.961721" calcext:value-type="float">
            <text:p>0.961721</text:p>
          </table:table-cell>
          <table:table-cell/>
          <table:table-cell table:formula="of:=22100*1000/(['12.32'.E171]*86400)" office:value-type="float" office:value="124.761992506603" calcext:value-type="float">
            <text:p>124.7619925066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6303" calcext:value-type="float">
            <text:p>2.06303</text:p>
          </table:table-cell>
          <table:table-cell office:value-type="float" office:value="0.961471" calcext:value-type="float">
            <text:p>0.961471</text:p>
          </table:table-cell>
          <table:table-cell office:value-type="float" office:value="11559" calcext:value-type="float">
            <text:p>11559</text:p>
          </table:table-cell>
          <table:table-cell table:formula="of:=44200*1000/(['12.32'.J171]*86400)" office:value-type="float" office:value="247.972193363196" calcext:value-type="float">
            <text:p>247.9721933632</text:p>
          </table:table-cell>
          <table:table-cell table:formula="of:=22100*1000/(['12.32'.J171]*86400)" office:value-type="float" office:value="123.986096681598" calcext:value-type="float">
            <text:p>123.986096681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644" calcext:value-type="float">
            <text:p>2.05644</text:p>
          </table:table-cell>
          <table:table-cell office:value-type="float" office:value="0.944558" calcext:value-type="float">
            <text:p>0.944558</text:p>
          </table:table-cell>
          <table:table-cell/>
          <table:table-cell table:formula="of:=22100*1000/(['12.32'.E172]*86400)" office:value-type="float" office:value="124.383418449863" calcext:value-type="float">
            <text:p>124.3834184499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6987" calcext:value-type="float">
            <text:p>2.06987</text:p>
          </table:table-cell>
          <table:table-cell office:value-type="float" office:value="0.944528" calcext:value-type="float">
            <text:p>0.944528</text:p>
          </table:table-cell>
          <table:table-cell office:value-type="float" office:value="16642" calcext:value-type="float">
            <text:p>16642</text:p>
          </table:table-cell>
          <table:table-cell table:formula="of:=44200*1000/(['12.32'.J172]*86400)" office:value-type="float" office:value="247.152755522846" calcext:value-type="float">
            <text:p>247.1527555228</text:p>
          </table:table-cell>
          <table:table-cell table:formula="of:=22100*1000/(['12.32'.J172]*86400)" office:value-type="float" office:value="123.576377761423" calcext:value-type="float">
            <text:p>123.5763777614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5644" calcext:value-type="float">
            <text:p>2.05644</text:p>
          </table:table-cell>
          <table:table-cell office:value-type="float" office:value="0.943891" calcext:value-type="float">
            <text:p>0.943891</text:p>
          </table:table-cell>
          <table:table-cell office:value-type="float" office:value="16833" calcext:value-type="float">
            <text:p>16833</text:p>
          </table:table-cell>
          <table:table-cell table:formula="of:=22100*1000/(['12.32'.E173]*86400)" office:value-type="float" office:value="124.383418449863" calcext:value-type="float">
            <text:p>124.3834184499</text:p>
          </table:table-cell>
          <table:table-cell office:value-type="float" office:value="93.3333" calcext:value-type="float">
            <text:p>93.3333</text:p>
          </table:table-cell>
          <table:table-cell office:value-type="float" office:value="2.06985" calcext:value-type="float">
            <text:p>2.06985</text:p>
          </table:table-cell>
          <table:table-cell office:value-type="float" office:value="0.944298" calcext:value-type="float">
            <text:p>0.944298</text:p>
          </table:table-cell>
          <table:table-cell office:value-type="float" office:value="16711" calcext:value-type="float">
            <text:p>16711</text:p>
          </table:table-cell>
          <table:table-cell table:formula="of:=44200*1000/(['12.32'.J173]*86400)" office:value-type="float" office:value="247.155143645227" calcext:value-type="float">
            <text:p>247.1551436452</text:p>
          </table:table-cell>
          <table:table-cell table:formula="of:=22100*1000/(['12.32'.J173]*86400)" office:value-type="float" office:value="123.577571822614" calcext:value-type="float">
            <text:p>123.577571822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.06108" calcext:value-type="float">
            <text:p>2.06108</text:p>
          </table:table-cell>
          <table:table-cell office:value-type="float" office:value="0.954461" calcext:value-type="float">
            <text:p>0.954461</text:p>
          </table:table-cell>
          <table:table-cell/>
          <table:table-cell table:formula="of:=22100*1000/(['12.32'.E174]*86400)" office:value-type="float" office:value="124.103400662292" calcext:value-type="float">
            <text:p>124.1034006623</text:p>
          </table:table-cell>
          <table:table-cell office:value-type="float" office:value="95" calcext:value-type="float">
            <text:p>95</text:p>
          </table:table-cell>
          <table:table-cell office:value-type="float" office:value="2.075" calcext:value-type="float">
            <text:p>2.075</text:p>
          </table:table-cell>
          <table:table-cell office:value-type="float" office:value="0.955148" calcext:value-type="float">
            <text:p>0.955148</text:p>
          </table:table-cell>
          <table:table-cell office:value-type="float" office:value="13456" calcext:value-type="float">
            <text:p>13456</text:p>
          </table:table-cell>
          <table:table-cell table:formula="of:=44200*1000/(['12.32'.J174]*86400)" office:value-type="float" office:value="246.541722445337" calcext:value-type="float">
            <text:p>246.5417224453</text:p>
          </table:table-cell>
          <table:table-cell table:formula="of:=22100*1000/(['12.32'.J174]*86400)" office:value-type="float" office:value="123.270861222668" calcext:value-type="float">
            <text:p>123.2708612227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.06109" calcext:value-type="float">
            <text:p>2.06109</text:p>
          </table:table-cell>
          <table:table-cell office:value-type="float" office:value="0.954724" calcext:value-type="float">
            <text:p>0.954724</text:p>
          </table:table-cell>
          <table:table-cell office:value-type="float" office:value="13583" calcext:value-type="float">
            <text:p>13583</text:p>
          </table:table-cell>
          <table:table-cell table:formula="of:=22100*1000/(['12.32'.E175]*86400)" office:value-type="float" office:value="124.1027985372" calcext:value-type="float">
            <text:p>124.1027985372</text:p>
          </table:table-cell>
          <table:table-cell office:value-type="float" office:value="95" calcext:value-type="float">
            <text:p>95</text:p>
          </table:table-cell>
          <table:table-cell office:value-type="float" office:value="2.07496" calcext:value-type="float">
            <text:p>2.07496</text:p>
          </table:table-cell>
          <table:table-cell office:value-type="float" office:value="0.954121" calcext:value-type="float">
            <text:p>0.954121</text:p>
          </table:table-cell>
          <table:table-cell office:value-type="float" office:value="13764" calcext:value-type="float">
            <text:p>13764</text:p>
          </table:table-cell>
          <table:table-cell table:formula="of:=44200*1000/(['12.32'.J175]*86400)" office:value-type="float" office:value="246.546475148472" calcext:value-type="float">
            <text:p>246.5464751485</text:p>
          </table:table-cell>
          <table:table-cell table:formula="of:=22100*1000/(['12.32'.J175]*86400)" office:value-type="float" office:value="123.273237574236" calcext:value-type="float">
            <text:p>123.2732375742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03.333" calcext:value-type="float">
            <text:p>103.333</text:p>
          </table:table-cell>
          <table:table-cell office:value-type="float" office:value="2.06107" calcext:value-type="float">
            <text:p>2.06107</text:p>
          </table:table-cell>
          <table:table-cell office:value-type="float" office:value="0.956664" calcext:value-type="float">
            <text:p>0.956664</text:p>
          </table:table-cell>
          <table:table-cell/>
          <table:table-cell table:formula="of:=22100*1000/(['12.32'.E176]*86400)" office:value-type="float" office:value="124.104002793227" calcext:value-type="float">
            <text:p>124.1040027932</text:p>
          </table:table-cell>
          <table:table-cell office:value-type="float" office:value="103.333" calcext:value-type="float">
            <text:p>103.333</text:p>
          </table:table-cell>
          <table:table-cell office:value-type="float" office:value="2.07493" calcext:value-type="float">
            <text:p>2.07493</text:p>
          </table:table-cell>
          <table:table-cell office:value-type="float" office:value="0.955821" calcext:value-type="float">
            <text:p>0.955821</text:p>
          </table:table-cell>
          <table:table-cell office:value-type="float" office:value="13254" calcext:value-type="float">
            <text:p>13254</text:p>
          </table:table-cell>
          <table:table-cell table:formula="of:=44200*1000/(['12.32'.J176]*86400)" office:value-type="float" office:value="246.550039796077" calcext:value-type="float">
            <text:p>246.5500397961</text:p>
          </table:table-cell>
          <table:table-cell table:formula="of:=22100*1000/(['12.32'.J176]*86400)" office:value-type="float" office:value="123.275019898038" calcext:value-type="float">
            <text:p>123.275019898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.06737" calcext:value-type="float">
            <text:p>2.06737</text:p>
          </table:table-cell>
          <table:table-cell office:value-type="float" office:value="0.925828" calcext:value-type="float">
            <text:p>0.925828</text:p>
          </table:table-cell>
          <table:table-cell/>
          <table:table-cell table:formula="of:=22100*1000/(['12.32'.E177]*86400)" office:value-type="float" office:value="123.725814458484" calcext:value-type="float">
            <text:p>123.7258144585</text:p>
          </table:table-cell>
          <table:table-cell office:value-type="float" office:value="100" calcext:value-type="float">
            <text:p>100</text:p>
          </table:table-cell>
          <table:table-cell office:value-type="float" office:value="2.08181" calcext:value-type="float">
            <text:p>2.08181</text:p>
          </table:table-cell>
          <table:table-cell office:value-type="float" office:value="0.924245" calcext:value-type="float">
            <text:p>0.924245</text:p>
          </table:table-cell>
          <table:table-cell office:value-type="float" office:value="22727" calcext:value-type="float">
            <text:p>22727</text:p>
          </table:table-cell>
          <table:table-cell table:formula="of:=44200*1000/(['12.32'.J177]*86400)" office:value-type="float" office:value="245.735237160968" calcext:value-type="float">
            <text:p>245.735237161</text:p>
          </table:table-cell>
          <table:table-cell table:formula="of:=22100*1000/(['12.32'.J177]*86400)" office:value-type="float" office:value="122.867618580484" calcext:value-type="float">
            <text:p>122.8676185805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06738" calcext:value-type="float">
            <text:p>2.06738</text:p>
          </table:table-cell>
          <table:table-cell office:value-type="float" office:value="0.925111" calcext:value-type="float">
            <text:p>0.925111</text:p>
          </table:table-cell>
          <table:table-cell office:value-type="float" office:value="22467" calcext:value-type="float">
            <text:p>22467</text:p>
          </table:table-cell>
          <table:table-cell table:formula="of:=22100*1000/(['12.32'.E178]*86400)" office:value-type="float" office:value="123.725215991756" calcext:value-type="float">
            <text:p>123.7252159918</text:p>
          </table:table-cell>
          <table:table-cell office:value-type="float" office:value="100" calcext:value-type="float">
            <text:p>100</text:p>
          </table:table-cell>
          <table:table-cell office:value-type="float" office:value="2.08186" calcext:value-type="float">
            <text:p>2.08186</text:p>
          </table:table-cell>
          <table:table-cell office:value-type="float" office:value="0.925361" calcext:value-type="float">
            <text:p>0.925361</text:p>
          </table:table-cell>
          <table:table-cell office:value-type="float" office:value="22392" calcext:value-type="float">
            <text:p>22392</text:p>
          </table:table-cell>
          <table:table-cell table:formula="of:=44200*1000/(['12.32'.J178]*86400)" office:value-type="float" office:value="245.729335341509" calcext:value-type="float">
            <text:p>245.7293353415</text:p>
          </table:table-cell>
          <table:table-cell table:formula="of:=22100*1000/(['12.32'.J178]*86400)" office:value-type="float" office:value="122.864667670755" calcext:value-type="float">
            <text:p>122.8646676708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723" calcext:value-type="float">
            <text:p>2.0723</text:p>
          </table:table-cell>
          <table:table-cell office:value-type="float" office:value="0.933351" calcext:value-type="float">
            <text:p>0.933351</text:p>
          </table:table-cell>
          <table:table-cell/>
          <table:table-cell table:formula="of:=22100*1000/(['12.32'.E179]*86400)" office:value-type="float" office:value="123.431470847386" calcext:value-type="float">
            <text:p>123.4314708474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873" calcext:value-type="float">
            <text:p>2.0873</text:p>
          </table:table-cell>
          <table:table-cell office:value-type="float" office:value="0.934128" calcext:value-type="float">
            <text:p>0.934128</text:p>
          </table:table-cell>
          <table:table-cell office:value-type="float" office:value="19762" calcext:value-type="float">
            <text:p>19762</text:p>
          </table:table-cell>
          <table:table-cell table:formula="of:=44200*1000/(['12.32'.J179]*86400)" office:value-type="float" office:value="245.088906278002" calcext:value-type="float">
            <text:p>245.088906278</text:p>
          </table:table-cell>
          <table:table-cell table:formula="of:=22100*1000/(['12.32'.J179]*86400)" office:value-type="float" office:value="122.544453139001" calcext:value-type="float">
            <text:p>122.544453139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7229" calcext:value-type="float">
            <text:p>2.07229</text:p>
          </table:table-cell>
          <table:table-cell office:value-type="float" office:value="0.933725" calcext:value-type="float">
            <text:p>0.933725</text:p>
          </table:table-cell>
          <table:table-cell office:value-type="float" office:value="19883" calcext:value-type="float">
            <text:p>19883</text:p>
          </table:table-cell>
          <table:table-cell table:formula="of:=22100*1000/(['12.32'.E180]*86400)" office:value-type="float" office:value="123.432066475752" calcext:value-type="float">
            <text:p>123.4320664758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8729" calcext:value-type="float">
            <text:p>2.08729</text:p>
          </table:table-cell>
          <table:table-cell office:value-type="float" office:value="0.933431" calcext:value-type="float">
            <text:p>0.933431</text:p>
          </table:table-cell>
          <table:table-cell office:value-type="float" office:value="19971" calcext:value-type="float">
            <text:p>19971</text:p>
          </table:table-cell>
          <table:table-cell table:formula="of:=44200*1000/(['12.32'.J180]*86400)" office:value-type="float" office:value="245.090080474718" calcext:value-type="float">
            <text:p>245.0900804747</text:p>
          </table:table-cell>
          <table:table-cell table:formula="of:=22100*1000/(['12.32'.J180]*86400)" office:value-type="float" office:value="122.545040237359" calcext:value-type="float">
            <text:p>122.5450402374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6505" calcext:value-type="float">
            <text:p>2.06505</text:p>
          </table:table-cell>
          <table:table-cell office:value-type="float" office:value="0.933855" calcext:value-type="float">
            <text:p>0.933855</text:p>
          </table:table-cell>
          <table:table-cell/>
          <table:table-cell table:formula="of:=22100*1000/(['12.32'.E181]*86400)" office:value-type="float" office:value="123.864815397708" calcext:value-type="float">
            <text:p>123.8648153977</text:p>
          </table:table-cell>
          <table:table-cell office:value-type="float" office:value="101.667" calcext:value-type="float">
            <text:p>101.667</text:p>
          </table:table-cell>
          <table:table-cell office:value-type="float" office:value="2.07935" calcext:value-type="float">
            <text:p>2.07935</text:p>
          </table:table-cell>
          <table:table-cell office:value-type="float" office:value="0.934405" calcext:value-type="float">
            <text:p>0.934405</text:p>
          </table:table-cell>
          <table:table-cell office:value-type="float" office:value="19679" calcext:value-type="float">
            <text:p>19679</text:p>
          </table:table-cell>
          <table:table-cell table:formula="of:=44200*1000/(['12.32'.J181]*86400)" office:value-type="float" office:value="246.025957185695" calcext:value-type="float">
            <text:p>246.0259571857</text:p>
          </table:table-cell>
          <table:table-cell table:formula="of:=22100*1000/(['12.32'.J181]*86400)" office:value-type="float" office:value="123.012978592847" calcext:value-type="float">
            <text:p>123.0129785928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8.333" calcext:value-type="float">
            <text:p>108.333</text:p>
          </table:table-cell>
          <table:table-cell office:value-type="float" office:value="2.08433" calcext:value-type="float">
            <text:p>2.08433</text:p>
          </table:table-cell>
          <table:table-cell office:value-type="float" office:value="0.910958" calcext:value-type="float">
            <text:p>0.910958</text:p>
          </table:table-cell>
          <table:table-cell/>
          <table:table-cell table:formula="of:=22100*1000/(['12.32'.E182]*86400)" office:value-type="float" office:value="122.71906897518" calcext:value-type="float">
            <text:p>122.7190689752</text:p>
          </table:table-cell>
          <table:table-cell office:value-type="float" office:value="108.333" calcext:value-type="float">
            <text:p>108.333</text:p>
          </table:table-cell>
          <table:table-cell office:value-type="float" office:value="2.10058" calcext:value-type="float">
            <text:p>2.10058</text:p>
          </table:table-cell>
          <table:table-cell office:value-type="float" office:value="0.911335" calcext:value-type="float">
            <text:p>0.911335</text:p>
          </table:table-cell>
          <table:table-cell office:value-type="float" office:value="26600" calcext:value-type="float">
            <text:p>26600</text:p>
          </table:table-cell>
          <table:table-cell table:formula="of:=44200*1000/(['12.32'.J182]*86400)" office:value-type="float" office:value="243.539438666499" calcext:value-type="float">
            <text:p>243.5394386665</text:p>
          </table:table-cell>
          <table:table-cell table:formula="of:=22100*1000/(['12.32'.J182]*86400)" office:value-type="float" office:value="121.769719333249" calcext:value-type="float">
            <text:p>121.7697193333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.07436" calcext:value-type="float">
            <text:p>2.07436</text:p>
          </table:table-cell>
          <table:table-cell office:value-type="float" office:value="0.924408" calcext:value-type="float">
            <text:p>0.924408</text:p>
          </table:table-cell>
          <table:table-cell office:value-type="float" office:value="22678" calcext:value-type="float">
            <text:p>22678</text:p>
          </table:table-cell>
          <table:table-cell table:formula="of:=22100*1000/(['12.32'.E183]*86400)" office:value-type="float" office:value="123.308893845348" calcext:value-type="float">
            <text:p>123.3088938453</text:p>
          </table:table-cell>
          <table:table-cell office:value-type="float" office:value="110" calcext:value-type="float">
            <text:p>110</text:p>
          </table:table-cell>
          <table:table-cell office:value-type="float" office:value="2.08956" calcext:value-type="float">
            <text:p>2.08956</text:p>
          </table:table-cell>
          <table:table-cell office:value-type="float" office:value="0.924122" calcext:value-type="float">
            <text:p>0.924122</text:p>
          </table:table-cell>
          <table:table-cell office:value-type="float" office:value="22764" calcext:value-type="float">
            <text:p>22764</text:p>
          </table:table-cell>
          <table:table-cell table:formula="of:=44200*1000/(['12.32'.J183]*86400)" office:value-type="float" office:value="244.823826104096" calcext:value-type="float">
            <text:p>244.8238261041</text:p>
          </table:table-cell>
          <table:table-cell table:formula="of:=22100*1000/(['12.32'.J183]*86400)" office:value-type="float" office:value="122.411913052048" calcext:value-type="float">
            <text:p>122.411913052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2.07434" calcext:value-type="float">
            <text:p>2.07434</text:p>
          </table:table-cell>
          <table:table-cell office:value-type="float" office:value="0.923745" calcext:value-type="float">
            <text:p>0.923745</text:p>
          </table:table-cell>
          <table:table-cell/>
          <table:table-cell table:formula="of:=22100*1000/(['12.32'.E184]*86400)" office:value-type="float" office:value="123.310082742963" calcext:value-type="float">
            <text:p>123.310082743</text:p>
          </table:table-cell>
          <table:table-cell office:value-type="float" office:value="110" calcext:value-type="float">
            <text:p>110</text:p>
          </table:table-cell>
          <table:table-cell office:value-type="float" office:value="2.08956" calcext:value-type="float">
            <text:p>2.08956</text:p>
          </table:table-cell>
          <table:table-cell office:value-type="float" office:value="0.924335" calcext:value-type="float">
            <text:p>0.924335</text:p>
          </table:table-cell>
          <table:table-cell office:value-type="float" office:value="22700" calcext:value-type="float">
            <text:p>22700</text:p>
          </table:table-cell>
          <table:table-cell table:formula="of:=44200*1000/(['12.32'.J184]*86400)" office:value-type="float" office:value="244.823826104096" calcext:value-type="float">
            <text:p>244.8238261041</text:p>
          </table:table-cell>
          <table:table-cell table:formula="of:=22100*1000/(['12.32'.J184]*86400)" office:value-type="float" office:value="122.411913052048" calcext:value-type="float">
            <text:p>122.411913052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2.07432" calcext:value-type="float">
            <text:p>2.07432</text:p>
          </table:table-cell>
          <table:table-cell office:value-type="float" office:value="0.924935" calcext:value-type="float">
            <text:p>0.924935</text:p>
          </table:table-cell>
          <table:table-cell office:value-type="float" office:value="22520" calcext:value-type="float">
            <text:p>22520</text:p>
          </table:table-cell>
          <table:table-cell table:formula="of:=22100*1000/(['12.32'.E185]*86400)" office:value-type="float" office:value="123.311271663503" calcext:value-type="float">
            <text:p>123.3112716635</text:p>
          </table:table-cell>
          <table:table-cell office:value-type="float" office:value="110" calcext:value-type="float">
            <text:p>110</text:p>
          </table:table-cell>
          <table:table-cell office:value-type="float" office:value="2.08955" calcext:value-type="float">
            <text:p>2.08955</text:p>
          </table:table-cell>
          <table:table-cell office:value-type="float" office:value="0.926195" calcext:value-type="float">
            <text:p>0.926195</text:p>
          </table:table-cell>
          <table:table-cell office:value-type="float" office:value="22142" calcext:value-type="float">
            <text:p>22142</text:p>
          </table:table-cell>
          <table:table-cell table:formula="of:=44200*1000/(['12.32'.J185]*86400)" office:value-type="float" office:value="244.824997762233" calcext:value-type="float">
            <text:p>244.8249977622</text:p>
          </table:table-cell>
          <table:table-cell table:formula="of:=22100*1000/(['12.32'.J185]*86400)" office:value-type="float" office:value="122.412498881117" calcext:value-type="float">
            <text:p>122.4124988811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.07434" calcext:value-type="float">
            <text:p>2.07434</text:p>
          </table:table-cell>
          <table:table-cell office:value-type="float" office:value="0.925425" calcext:value-type="float">
            <text:p>0.925425</text:p>
          </table:table-cell>
          <table:table-cell/>
          <table:table-cell table:formula="of:=22100*1000/(['12.32'.E186]*86400)" office:value-type="float" office:value="123.310082742963" calcext:value-type="float">
            <text:p>123.310082743</text:p>
          </table:table-cell>
          <table:table-cell office:value-type="float" office:value="110" calcext:value-type="float">
            <text:p>110</text:p>
          </table:table-cell>
          <table:table-cell office:value-type="float" office:value="2.08952" calcext:value-type="float">
            <text:p>2.08952</text:p>
          </table:table-cell>
          <table:table-cell office:value-type="float" office:value="0.925048" calcext:value-type="float">
            <text:p>0.925048</text:p>
          </table:table-cell>
          <table:table-cell office:value-type="float" office:value="22486" calcext:value-type="float">
            <text:p>22486</text:p>
          </table:table-cell>
          <table:table-cell table:formula="of:=44200*1000/(['12.32'.J186]*86400)" office:value-type="float" office:value="244.828512803933" calcext:value-type="float">
            <text:p>244.8285128039</text:p>
          </table:table-cell>
          <table:table-cell table:formula="of:=22100*1000/(['12.32'.J186]*86400)" office:value-type="float" office:value="122.414256401967" calcext:value-type="float">
            <text:p>122.414256402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1.667" calcext:value-type="float">
            <text:p>121.667</text:p>
          </table:table-cell>
          <table:table-cell office:value-type="float" office:value="2.10171" calcext:value-type="float">
            <text:p>2.10171</text:p>
          </table:table-cell>
          <table:table-cell office:value-type="float" office:value="0.896292" calcext:value-type="float">
            <text:p>0.896292</text:p>
          </table:table-cell>
          <table:table-cell/>
          <table:table-cell table:formula="of:=22100*1000/(['12.32'.E187]*86400)" office:value-type="float" office:value="121.704248938739" calcext:value-type="float">
            <text:p>121.7042489387</text:p>
          </table:table-cell>
          <table:table-cell office:value-type="float" office:value="121.667" calcext:value-type="float">
            <text:p>121.667</text:p>
          </table:table-cell>
          <table:table-cell office:value-type="float" office:value="2.11959" calcext:value-type="float">
            <text:p>2.11959</text:p>
          </table:table-cell>
          <table:table-cell office:value-type="float" office:value="0.896122" calcext:value-type="float">
            <text:p>0.896122</text:p>
          </table:table-cell>
          <table:table-cell office:value-type="float" office:value="31164" calcext:value-type="float">
            <text:p>31164</text:p>
          </table:table-cell>
          <table:table-cell table:formula="of:=44200*1000/(['12.32'.J187]*86400)" office:value-type="float" office:value="241.355202692065" calcext:value-type="float">
            <text:p>241.3552026921</text:p>
          </table:table-cell>
          <table:table-cell table:formula="of:=22100*1000/(['12.32'.J187]*86400)" office:value-type="float" office:value="120.677601346033" calcext:value-type="float">
            <text:p>120.67760134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09088" calcext:value-type="float">
            <text:p>2.09088</text:p>
          </table:table-cell>
          <table:table-cell office:value-type="float" office:value="0.905352" calcext:value-type="float">
            <text:p>0.905352</text:p>
          </table:table-cell>
          <table:table-cell office:value-type="float" office:value="28395" calcext:value-type="float">
            <text:p>28395</text:p>
          </table:table-cell>
          <table:table-cell table:formula="of:=22100*1000/(['12.32'.E188]*86400)" office:value-type="float" office:value="122.334632803909" calcext:value-type="float">
            <text:p>122.3346328039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10774" calcext:value-type="float">
            <text:p>2.10774</text:p>
          </table:table-cell>
          <table:table-cell office:value-type="float" office:value="0.904892" calcext:value-type="float">
            <text:p>0.904892</text:p>
          </table:table-cell>
          <table:table-cell office:value-type="float" office:value="28533" calcext:value-type="float">
            <text:p>28533</text:p>
          </table:table-cell>
          <table:table-cell table:formula="of:=44200*1000/(['12.32'.J188]*86400)" office:value-type="float" office:value="242.712134359112" calcext:value-type="float">
            <text:p>242.7121343591</text:p>
          </table:table-cell>
          <table:table-cell table:formula="of:=22100*1000/(['12.32'.J188]*86400)" office:value-type="float" office:value="121.356067179556" calcext:value-type="float">
            <text:p>121.356067179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09089" calcext:value-type="float">
            <text:p>2.09089</text:p>
          </table:table-cell>
          <table:table-cell office:value-type="float" office:value="0.905215" calcext:value-type="float">
            <text:p>0.905215</text:p>
          </table:table-cell>
          <table:table-cell/>
          <table:table-cell table:formula="of:=22100*1000/(['12.32'.E189]*86400)" office:value-type="float" office:value="122.334047719888" calcext:value-type="float">
            <text:p>122.3340477199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10775" calcext:value-type="float">
            <text:p>2.107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28404" calcext:value-type="float">
            <text:p>28404</text:p>
          </table:table-cell>
          <table:table-cell table:formula="of:=44200*1000/(['12.32'.J189]*86400)" office:value-type="float" office:value="242.710982836709" calcext:value-type="float">
            <text:p>242.7109828367</text:p>
          </table:table-cell>
          <table:table-cell table:formula="of:=22100*1000/(['12.32'.J189]*86400)" office:value-type="float" office:value="121.355491418355" calcext:value-type="float">
            <text:p>121.3554914184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2.08391" calcext:value-type="float">
            <text:p>2.08391</text:p>
          </table:table-cell>
          <table:table-cell office:value-type="float" office:value="0.906725" calcext:value-type="float">
            <text:p>0.906725</text:p>
          </table:table-cell>
          <table:table-cell office:value-type="float" office:value="27983" calcext:value-type="float">
            <text:p>27983</text:p>
          </table:table-cell>
          <table:table-cell table:formula="of:=22100*1000/(['12.32'.E190]*86400)" office:value-type="float" office:value="122.743802293303" calcext:value-type="float">
            <text:p>122.7438022933</text:p>
          </table:table-cell>
          <table:table-cell office:value-type="float" office:value="120" calcext:value-type="float">
            <text:p>120</text:p>
          </table:table-cell>
          <table:table-cell office:value-type="float" office:value="2.10007" calcext:value-type="float">
            <text:p>2.10007</text:p>
          </table:table-cell>
          <table:table-cell office:value-type="float" office:value="0.906929" calcext:value-type="float">
            <text:p>0.906929</text:p>
          </table:table-cell>
          <table:table-cell office:value-type="float" office:value="27922" calcext:value-type="float">
            <text:p>27922</text:p>
          </table:table-cell>
          <table:table-cell table:formula="of:=44200*1000/(['12.32'.J190]*86400)" office:value-type="float" office:value="243.598581987302" calcext:value-type="float">
            <text:p>243.5985819873</text:p>
          </table:table-cell>
          <table:table-cell table:formula="of:=22100*1000/(['12.32'.J190]*86400)" office:value-type="float" office:value="121.799290993651" calcext:value-type="float">
            <text:p>121.7992909937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2.08135" calcext:value-type="float">
            <text:p>2.08135</text:p>
          </table:table-cell>
          <table:table-cell office:value-type="float" office:value="0.908395" calcext:value-type="float">
            <text:p>0.908395</text:p>
          </table:table-cell>
          <table:table-cell/>
          <table:table-cell table:formula="of:=22100*1000/(['12.32'.E191]*86400)" office:value-type="float" office:value="122.894773602247" calcext:value-type="float">
            <text:p>122.8947736022</text:p>
          </table:table-cell>
          <table:table-cell office:value-type="float" office:value="125" calcext:value-type="float">
            <text:p>125</text:p>
          </table:table-cell>
          <table:table-cell office:value-type="float" office:value="2.09726" calcext:value-type="float">
            <text:p>2.09726</text:p>
          </table:table-cell>
          <table:table-cell office:value-type="float" office:value="0.908958" calcext:value-type="float">
            <text:p>0.908958</text:p>
          </table:table-cell>
          <table:table-cell office:value-type="float" office:value="27313" calcext:value-type="float">
            <text:p>27313</text:p>
          </table:table-cell>
          <table:table-cell table:formula="of:=44200*1000/(['12.32'.J191]*86400)" office:value-type="float" office:value="243.924965943218" calcext:value-type="float">
            <text:p>243.9249659432</text:p>
          </table:table-cell>
          <table:table-cell table:formula="of:=22100*1000/(['12.32'.J191]*86400)" office:value-type="float" office:value="121.962482971609" calcext:value-type="float">
            <text:p>121.9624829716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08676" calcext:value-type="float">
            <text:p>2.08676</text:p>
          </table:table-cell>
          <table:table-cell office:value-type="float" office:value="0.888059" calcext:value-type="float">
            <text:p>0.888059</text:p>
          </table:table-cell>
          <table:table-cell/>
          <table:table-cell table:formula="of:=22100*1000/(['12.32'.E192]*86400)" office:value-type="float" office:value="122.576164502404" calcext:value-type="float">
            <text:p>122.5761645024</text:p>
          </table:table-cell>
          <table:table-cell office:value-type="float" office:value="123.333" calcext:value-type="float">
            <text:p>123.333</text:p>
          </table:table-cell>
          <table:table-cell office:value-type="float" office:value="2.10317" calcext:value-type="float">
            <text:p>2.10317</text:p>
          </table:table-cell>
          <table:table-cell office:value-type="float" office:value="0.887676" calcext:value-type="float">
            <text:p>0.887676</text:p>
          </table:table-cell>
          <table:table-cell office:value-type="float" office:value="33698" calcext:value-type="float">
            <text:p>33698</text:p>
          </table:table-cell>
          <table:table-cell table:formula="of:=44200*1000/(['12.32'.J192]*86400)" office:value-type="float" office:value="243.239526083994" calcext:value-type="float">
            <text:p>243.239526084</text:p>
          </table:table-cell>
          <table:table-cell table:formula="of:=22100*1000/(['12.32'.J192]*86400)" office:value-type="float" office:value="121.619763041997" calcext:value-type="float">
            <text:p>121.619763042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.09931" calcext:value-type="float">
            <text:p>2.09931</text:p>
          </table:table-cell>
          <table:table-cell office:value-type="float" office:value="0.901702" calcext:value-type="float">
            <text:p>0.901702</text:p>
          </table:table-cell>
          <table:table-cell office:value-type="float" office:value="29490" calcext:value-type="float">
            <text:p>29490</text:p>
          </table:table-cell>
          <table:table-cell table:formula="of:=22100*1000/(['12.32'.E193]*86400)" office:value-type="float" office:value="121.843385225163" calcext:value-type="float">
            <text:p>121.8433852252</text:p>
          </table:table-cell>
          <table:table-cell office:value-type="float" office:value="125" calcext:value-type="float">
            <text:p>125</text:p>
          </table:table-cell>
          <table:table-cell office:value-type="float" office:value="2.11697" calcext:value-type="float">
            <text:p>2.11697</text:p>
          </table:table-cell>
          <table:table-cell office:value-type="float" office:value="0.901659" calcext:value-type="float">
            <text:p>0.901659</text:p>
          </table:table-cell>
          <table:table-cell office:value-type="float" office:value="29503" calcext:value-type="float">
            <text:p>29503</text:p>
          </table:table-cell>
          <table:table-cell table:formula="of:=44200*1000/(['12.32'.J193]*86400)" office:value-type="float" office:value="241.653908215078" calcext:value-type="float">
            <text:p>241.6539082151</text:p>
          </table:table-cell>
          <table:table-cell table:formula="of:=22100*1000/(['12.32'.J193]*86400)" office:value-type="float" office:value="120.826954107539" calcext:value-type="float">
            <text:p>120.8269541075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2.09932" calcext:value-type="float">
            <text:p>2.09932</text:p>
          </table:table-cell>
          <table:table-cell office:value-type="float" office:value="0.902045" calcext:value-type="float">
            <text:p>0.902045</text:p>
          </table:table-cell>
          <table:table-cell/>
          <table:table-cell table:formula="of:=22100*1000/(['12.32'.E194]*86400)" office:value-type="float" office:value="121.842804830629" calcext:value-type="float">
            <text:p>121.8428048306</text:p>
          </table:table-cell>
          <table:table-cell office:value-type="float" office:value="125" calcext:value-type="float">
            <text:p>125</text:p>
          </table:table-cell>
          <table:table-cell office:value-type="float" office:value="2.11701" calcext:value-type="float">
            <text:p>2.11701</text:p>
          </table:table-cell>
          <table:table-cell office:value-type="float" office:value="0.902015" calcext:value-type="float">
            <text:p>0.902015</text:p>
          </table:table-cell>
          <table:table-cell office:value-type="float" office:value="29396" calcext:value-type="float">
            <text:p>29396</text:p>
          </table:table-cell>
          <table:table-cell table:formula="of:=44200*1000/(['12.32'.J194]*86400)" office:value-type="float" office:value="241.649342267667" calcext:value-type="float">
            <text:p>241.6493422677</text:p>
          </table:table-cell>
          <table:table-cell table:formula="of:=22100*1000/(['12.32'.J194]*86400)" office:value-type="float" office:value="120.824671133834" calcext:value-type="float">
            <text:p>120.8246711338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21.667" calcext:value-type="float">
            <text:p>121.667</text:p>
          </table:table-cell>
          <table:table-cell office:value-type="float" office:value="2.09947" calcext:value-type="float">
            <text:p>2.09947</text:p>
          </table:table-cell>
          <table:table-cell office:value-type="float" office:value="0.904312" calcext:value-type="float">
            <text:p>0.904312</text:p>
          </table:table-cell>
          <table:table-cell office:value-type="float" office:value="28707" calcext:value-type="float">
            <text:p>28707</text:p>
          </table:table-cell>
          <table:table-cell table:formula="of:=22100*1000/(['12.32'.E195]*86400)" office:value-type="float" office:value="121.834099576101" calcext:value-type="float">
            <text:p>121.8340995761</text:p>
          </table:table-cell>
          <table:table-cell office:value-type="float" office:value="121.667" calcext:value-type="float">
            <text:p>121.667</text:p>
          </table:table-cell>
          <table:table-cell office:value-type="float" office:value="2.11711" calcext:value-type="float">
            <text:p>2.11711</text:p>
          </table:table-cell>
          <table:table-cell office:value-type="float" office:value="0.903079" calcext:value-type="float">
            <text:p>0.903079</text:p>
          </table:table-cell>
          <table:table-cell office:value-type="float" office:value="29077" calcext:value-type="float">
            <text:p>29077</text:p>
          </table:table-cell>
          <table:table-cell table:formula="of:=44200*1000/(['12.32'.J195]*86400)" office:value-type="float" office:value="241.637928153981" calcext:value-type="float">
            <text:p>241.637928154</text:p>
          </table:table-cell>
          <table:table-cell table:formula="of:=22100*1000/(['12.32'.J195]*86400)" office:value-type="float" office:value="120.81896407699" calcext:value-type="float">
            <text:p>120.818964077</text:p>
          </table:table-cell>
          <table:table-cell table:number-columns-repeated="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46.667" calcext:value-type="float">
            <text:p>146.667</text:p>
          </table:table-cell>
          <table:table-cell office:value-type="float" office:value="2.11832" calcext:value-type="float">
            <text:p>2.11832</text:p>
          </table:table-cell>
          <table:table-cell office:value-type="float" office:value="0.923465" calcext:value-type="float">
            <text:p>0.923465</text:p>
          </table:table-cell>
          <table:table-cell/>
          <table:table-cell table:formula="of:=22100*1000/(['12.32'.E196]*86400)" office:value-type="float" office:value="120.749951394047" calcext:value-type="float">
            <text:p>120.749951394</text:p>
          </table:table-cell>
          <table:table-cell office:value-type="float" office:value="146.667" calcext:value-type="float">
            <text:p>146.667</text:p>
          </table:table-cell>
          <table:table-cell office:value-type="float" office:value="2.13794" calcext:value-type="float">
            <text:p>2.13794</text:p>
          </table:table-cell>
          <table:table-cell office:value-type="float" office:value="0.924175" calcext:value-type="float">
            <text:p>0.924175</text:p>
          </table:table-cell>
          <table:table-cell office:value-type="float" office:value="22748" calcext:value-type="float">
            <text:p>22748</text:p>
          </table:table-cell>
          <table:table-cell table:formula="of:=44200*1000/(['12.32'.J196]*86400)" office:value-type="float" office:value="239.283644103237" calcext:value-type="float">
            <text:p>239.2836441032</text:p>
          </table:table-cell>
          <table:table-cell table:formula="of:=22100*1000/(['12.32'.J196]*86400)" office:value-type="float" office:value="119.641822051618" calcext:value-type="float">
            <text:p>119.6418220516</text:p>
          </table:table-cell>
          <table:table-cell table:number-columns-repeated="63"/>
        </table:table-row>
        <table:table-row table:style-name="ro1">
          <table:table-cell table:number-columns-repeated="12"/>
          <table:table-cell table:style-name="Default"/>
          <table:table-cell table:number-columns-repeated="64"/>
        </table:table-row>
        <table:table-row table:style-name="ro1">
          <table:table-cell table:style-name="ce14" table:number-columns-repeated="3"/>
          <table:table-cell table:style-name="ce14" table:formula="of:=MIN(['12.32'.D157:.D196])" office:value-type="float" office:value="91.6667" calcext:value-type="float">
            <text:p>91.6667</text:p>
          </table:table-cell>
          <table:table-cell table:style-name="ce14" table:number-columns-repeated="5"/>
          <table:table-cell table:style-name="ce14" table:formula="of:=MIN(['12.32'.J80:.J195])" office:value-type="float" office:value="2.02093" calcext:value-type="float">
            <text:p>2.02093</text:p>
          </table:table-cell>
          <table:table-cell table:style-name="ce14" table:number-columns-repeated="3"/>
          <table:table-cell table:style-name="ce14" table:formula="of:=MIN(['12.32'.N81:.N196])" office:value-type="float" office:value="97.9940606908345" calcext:value-type="float">
            <text:p>97.9940606908</text:p>
          </table:table-cell>
          <table:table-cell table:style-name="ce14" table:number-columns-repeated="6"/>
          <table:table-cell table:number-columns-repeated="57"/>
        </table:table-row>
        <table:table-row table:style-name="ro1" table:number-rows-repeated="2">
          <table:table-cell table:style-name="ce14" table:number-columns-repeated="20"/>
          <table:table-cell table:number-columns-repeated="5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1]-['12.32'.C201]" office:value-type="float" office:value="53.3333" calcext:value-type="float">
            <text:p>53.3333</text:p>
          </table:table-cell>
          <table:table-cell table:style-name="ce14" table:number-columns-repeated="2"/>
          <table:table-cell table:style-name="ce14" office:value-type="float" office:value="126.260341007585" calcext:value-type="float">
            <text:p>126.260341007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0.714050372608" calcext:value-type="float">
            <text:p>120.7140503726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1]-['12.32'.L201]" office:value-type="float" office:value="11.533527561329" calcext:value-type="float">
            <text:p>11.5335275613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999847" calcext:value-type="float">
            <text:p>0.999847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1]-['12.32'.R201]" office:value-type="float" office:value="0.0798469999999999" calcext:value-type="float">
            <text:p>0.079847</text:p>
          </table:table-cell>
          <table:table-cell table:style-name="ce14" table:formula="of:=['12.32'.S201]*100" office:value-type="float" office:value="7.98469999999999" calcext:value-type="float">
            <text:p>7.9847</text:p>
          </table:table-cell>
          <table:table-cell table:number-columns-repeated="5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2]-['12.32'.C202]" office:value-type="float" office:value="53.3333" calcext:value-type="float">
            <text:p>53.3333</text:p>
          </table:table-cell>
          <table:table-cell table:style-name="ce14" table:number-columns-repeated="2"/>
          <table:table-cell table:style-name="ce14" office:value-type="float" office:value="126.56834791584" calcext:value-type="float">
            <text:p>126.5683479158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17.888335485836" calcext:value-type="float">
            <text:p>117.8883354858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2]-['12.32'.L202]" office:value-type="float" office:value="8.70781267455699" calcext:value-type="float">
            <text:p>8.7078126746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999823" calcext:value-type="float">
            <text:p>0.999823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2]-['12.32'.R202]" office:value-type="float" office:value="0.0798229999999999" calcext:value-type="float">
            <text:p>0.079823</text:p>
          </table:table-cell>
          <table:table-cell table:style-name="ce14" table:formula="of:=['12.32'.S202]*100" office:value-type="float" office:value="7.98229999999999" calcext:value-type="float">
            <text:p>7.9823</text:p>
          </table:table-cell>
          <table:table-cell table:number-columns-repeated="5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3]-['12.32'.C203]" office:value-type="float" office:value="53.3333" calcext:value-type="float">
            <text:p>53.3333</text:p>
          </table:table-cell>
          <table:table-cell table:style-name="ce14" table:number-columns-repeated="2"/>
          <table:table-cell table:style-name="ce14" office:value-type="float" office:value="126.567095359155" calcext:value-type="float">
            <text:p>126.567095359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14.246234568177" calcext:value-type="float">
            <text:p>114.2462345682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3]-['12.32'.L203]" office:value-type="float" office:value="5.065711756898" calcext:value-type="float">
            <text:p>5.0657117569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999903" calcext:value-type="float">
            <text:p>0.999903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3]-['12.32'.R203]" office:value-type="float" office:value="0.0799029999999999" calcext:value-type="float">
            <text:p>0.079903</text:p>
          </table:table-cell>
          <table:table-cell table:style-name="ce14" table:formula="of:=['12.32'.S203]*100" office:value-type="float" office:value="7.99029999999999" calcext:value-type="float">
            <text:p>7.9903</text:p>
          </table:table-cell>
          <table:table-cell table:number-columns-repeated="5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4]-['12.32'.C204]" office:value-type="float" office:value="53.3333" calcext:value-type="float">
            <text:p>53.3333</text:p>
          </table:table-cell>
          <table:table-cell table:style-name="ce14" table:number-columns-repeated="2"/>
          <table:table-cell table:style-name="ce14" office:value-type="float" office:value="126.568974203479" calcext:value-type="float">
            <text:p>126.5689742035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2.453634501467" calcext:value-type="float">
            <text:p>112.4536345015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4]-['12.32'.L204]" office:value-type="float" office:value="3.27311169018799" calcext:value-type="float">
            <text:p>3.2731116902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999877" calcext:value-type="float">
            <text:p>0.999877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4]-['12.32'.R204]" office:value-type="float" office:value="0.0798769999999999" calcext:value-type="float">
            <text:p>0.079877</text:p>
          </table:table-cell>
          <table:table-cell table:style-name="ce14" table:formula="of:=['12.32'.S204]*100" office:value-type="float" office:value="7.98769999999999" calcext:value-type="float">
            <text:p>7.9877</text:p>
          </table:table-cell>
          <table:table-cell table:number-columns-repeated="5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8.333" calcext:value-type="float">
            <text:p>148.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5]-['12.32'.C205]" office:value-type="float" office:value="56.6663" calcext:value-type="float">
            <text:p>56.6663</text:p>
          </table:table-cell>
          <table:table-cell table:style-name="ce14" table:number-columns-repeated="2"/>
          <table:table-cell table:style-name="ce14" office:value-type="float" office:value="126.537667412197" calcext:value-type="float">
            <text:p>126.537667412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2.453140115025" calcext:value-type="float">
            <text:p>112.453140115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5]-['12.32'.L205]" office:value-type="float" office:value="3.27261730374599" calcext:value-type="float">
            <text:p>3.2726173037</text:p>
          </table:table-cell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999927" calcext:value-type="float">
            <text:p>0.999927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5]-['12.32'.R205]" office:value-type="float" office:value="0.079927" calcext:value-type="float">
            <text:p>0.079927</text:p>
          </table:table-cell>
          <table:table-cell table:style-name="ce14" table:formula="of:=['12.32'.S205]*100" office:value-type="float" office:value="7.9927" calcext:value-type="float">
            <text:p>7.9927</text:p>
          </table:table-cell>
          <table:table-cell table:number-columns-repeated="5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6]-['12.32'.C206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5.850338276598" calcext:value-type="float">
            <text:p>125.850338276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1.447248114292" calcext:value-type="float">
            <text:p>111.4472481143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6]-['12.32'.L206]" office:value-type="float" office:value="2.26672530301299" calcext:value-type="float">
            <text:p>2.266725303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993777" calcext:value-type="float">
            <text:p>0.993777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6]-['12.32'.R206]" office:value-type="float" office:value="0.0737769999999999" calcext:value-type="float">
            <text:p>0.073777</text:p>
          </table:table-cell>
          <table:table-cell table:style-name="ce14" table:formula="of:=['12.32'.S206]*100" office:value-type="float" office:value="7.37769999999999" calcext:value-type="float">
            <text:p>7.3777</text:p>
          </table:table-cell>
          <table:table-cell table:number-columns-repeated="5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7]-['12.32'.C207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5.850338276598" calcext:value-type="float">
            <text:p>125.850338276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9.529290094778" calcext:value-type="float">
            <text:p>109.5292900948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7]-['12.32'.L207]" office:value-type="float" office:value="0.348767283499001" calcext:value-type="float">
            <text:p>0.3487672835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99351" calcext:value-type="float">
            <text:p>0.99351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7]-['12.32'.R207]" office:value-type="float" office:value="0.0735100000000001" calcext:value-type="float">
            <text:p>0.07351</text:p>
          </table:table-cell>
          <table:table-cell table:style-name="ce14" table:formula="of:=['12.32'.S207]*100" office:value-type="float" office:value="7.35100000000001" calcext:value-type="float">
            <text:p>7.351</text:p>
          </table:table-cell>
          <table:table-cell table:number-columns-repeated="5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8]-['12.32'.C208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5.850338276598" calcext:value-type="float">
            <text:p>125.850338276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09.180522811279" calcext:value-type="float">
            <text:p>109.1805228113</text:p>
          </table:table-cell>
          <table:table-cell table:style-name="ce14" table:formula="of:=['12.32'.K208]-['12.32'.L208]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995603" calcext:value-type="float">
            <text:p>0.995603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8]-['12.32'.R208]" office:value-type="float" office:value="0.0756029999999999" calcext:value-type="float">
            <text:p>0.075603</text:p>
          </table:table-cell>
          <table:table-cell table:style-name="ce14" table:formula="of:=['12.32'.S208]*100" office:value-type="float" office:value="7.56029999999999" calcext:value-type="float">
            <text:p>7.5603</text:p>
          </table:table-cell>
          <table:table-cell table:number-columns-repeated="5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09]-['12.32'.C209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5.852195901004" calcext:value-type="float">
            <text:p>125.852195901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3.329108223179" calcext:value-type="float">
            <text:p>123.3291082232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09]-['12.32'.L209]" office:value-type="float" office:value="14.1485854119" calcext:value-type="float">
            <text:p>14.1485854119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99549" calcext:value-type="float">
            <text:p>0.99549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09]-['12.32'.R209]" office:value-type="float" office:value="0.0754900000000001" calcext:value-type="float">
            <text:p>0.07549</text:p>
          </table:table-cell>
          <table:table-cell table:style-name="ce14" table:formula="of:=['12.32'.S209]*100" office:value-type="float" office:value="7.54900000000001" calcext:value-type="float">
            <text:p>7.549</text:p>
          </table:table-cell>
          <table:table-cell table:number-columns-repeated="5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0]-['12.32'.C210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5.859007659699" calcext:value-type="float">
            <text:p>125.8590076597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120.9429284221" calcext:value-type="float">
            <text:p>120.9429284221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0]-['12.32'.L210]" office:value-type="float" office:value="11.762405610821" calcext:value-type="float">
            <text:p>11.7624056108</text:p>
          </table:table-cell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995667" calcext:value-type="float">
            <text:p>0.995667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10]-['12.32'.R210]" office:value-type="float" office:value="0.0756669999999999" calcext:value-type="float">
            <text:p>0.075667</text:p>
          </table:table-cell>
          <table:table-cell table:style-name="ce14" table:formula="of:=['12.32'.S210]*100" office:value-type="float" office:value="7.56669999999999" calcext:value-type="float">
            <text:p>7.5667</text:p>
          </table:table-cell>
          <table:table-cell table:number-columns-repeated="5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91.6667" calcext:value-type="float">
            <text:p>91.6667</text:p>
          </table:table-cell>
          <table:table-cell table:style-name="ce14" table:formula="of:=['12.32'.B211]-['12.32'.C211]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124.278867652836" calcext:value-type="float">
            <text:p>124.2788676528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17.779769694824" calcext:value-type="float">
            <text:p>117.7797696948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1]-['12.32'.L211]" office:value-type="float" office:value="8.59924688354499" calcext:value-type="float">
            <text:p>8.599246883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24245" calcext:value-type="float">
            <text:p>0.924245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11]-['12.32'.R211]" office:value-type="float" office:value="0.00424499999999994" calcext:value-type="float">
            <text:p>0.004245</text:p>
          </table:table-cell>
          <table:table-cell table:style-name="ce14" table:formula="of:=['12.32'.S211]*100" office:value-type="float" office:value="0.424499999999994" calcext:value-type="float">
            <text:p>0.4245</text:p>
          </table:table-cell>
          <table:table-cell table:number-columns-repeated="5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91.6667" calcext:value-type="float">
            <text:p>91.6667</text:p>
          </table:table-cell>
          <table:table-cell table:style-name="ce14" table:formula="of:=['12.32'.B212]-['12.32'.C212]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124.278867652836" calcext:value-type="float">
            <text:p>124.2788676528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6.172312998532" calcext:value-type="float">
            <text:p>116.1723129985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2]-['12.32'.L212]" office:value-type="float" office:value="6.99179018725299" calcext:value-type="float">
            <text:p>6.99179018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25361" calcext:value-type="float">
            <text:p>0.925361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12]-['12.32'.R212]" office:value-type="float" office:value="0.00536099999999995" calcext:value-type="float">
            <text:p>0.005361</text:p>
          </table:table-cell>
          <table:table-cell table:style-name="ce14" table:formula="of:=['12.32'.S212]*100" office:value-type="float" office:value="0.536099999999995" calcext:value-type="float">
            <text:p>0.5361</text:p>
          </table:table-cell>
          <table:table-cell table:number-columns-repeated="5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93.3333" calcext:value-type="float">
            <text:p>93.3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3]-['12.32'.C213]" office:value-type="float" office:value="1.66659999999999" calcext:value-type="float">
            <text:p>1.6666</text:p>
          </table:table-cell>
          <table:table-cell table:style-name="ce14" table:number-columns-repeated="2"/>
          <table:table-cell table:style-name="ce14" office:value-type="float" office:value="123.986096681598" calcext:value-type="float">
            <text:p>123.986096681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5.993722524709" calcext:value-type="float">
            <text:p>115.9937225247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3]-['12.32'.L213]" office:value-type="float" office:value="6.81319971343" calcext:value-type="float">
            <text:p>6.813199713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34128" calcext:value-type="float">
            <text:p>0.934128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13]-['12.32'.R213]" office:value-type="float" office:value="0.0141279999999999" calcext:value-type="float">
            <text:p>0.014128</text:p>
          </table:table-cell>
          <table:table-cell table:style-name="ce14" table:formula="of:=['12.32'.S213]*100" office:value-type="float" office:value="1.41279999999999" calcext:value-type="float">
            <text:p>1.4128</text:p>
          </table:table-cell>
          <table:table-cell table:number-columns-repeated="5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93.3333" calcext:value-type="float">
            <text:p>93.3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4]-['12.32'.C214]" office:value-type="float" office:value="1.66659999999999" calcext:value-type="float">
            <text:p>1.6666</text:p>
          </table:table-cell>
          <table:table-cell table:style-name="ce14" table:number-columns-repeated="2"/>
          <table:table-cell table:style-name="ce14" office:value-type="float" office:value="123.986096681598" calcext:value-type="float">
            <text:p>123.986096681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4.62200918503" calcext:value-type="float">
            <text:p>114.622009185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4]-['12.32'.L214]" office:value-type="float" office:value="5.44148637375099" calcext:value-type="float">
            <text:p>5.4414863738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33431" calcext:value-type="float">
            <text:p>0.933431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14]-['12.32'.R214]" office:value-type="float" office:value="0.013431" calcext:value-type="float">
            <text:p>0.013431</text:p>
          </table:table-cell>
          <table:table-cell table:style-name="ce14" table:formula="of:=['12.32'.S214]*100" office:value-type="float" office:value="1.3431" calcext:value-type="float">
            <text:p>1.3431</text:p>
          </table:table-cell>
          <table:table-cell table:number-columns-repeated="5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float" office:value="93.3333" calcext:value-type="float">
            <text:p>93.3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5]-['12.32'.C215]" office:value-type="float" office:value="1.66659999999999" calcext:value-type="float">
            <text:p>1.6666</text:p>
          </table:table-cell>
          <table:table-cell table:style-name="ce14" table:number-columns-repeated="2"/>
          <table:table-cell table:style-name="ce14" office:value-type="float" office:value="123.986096681598" calcext:value-type="float">
            <text:p>123.986096681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13.390831207127" calcext:value-type="float">
            <text:p>113.3908312071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5]-['12.32'.L215]" office:value-type="float" office:value="4.21030839584799" calcext:value-type="float">
            <text:p>4.2103083958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34405" calcext:value-type="float">
            <text:p>0.934405</text:p>
          </table:table-cell>
          <table:table-cell table:style-name="ce14" office:value-type="float" office:value="0.92" calcext:value-type="float">
            <text:p>0.92</text:p>
          </table:table-cell>
          <table:table-cell table:style-name="ce14" table:formula="of:=['12.32'.Q215]-['12.32'.R215]" office:value-type="float" office:value="0.0144049999999999" calcext:value-type="float">
            <text:p>0.014405</text:p>
          </table:table-cell>
          <table:table-cell table:style-name="ce14" table:formula="of:=['12.32'.S215]*100" office:value-type="float" office:value="1.44049999999999" calcext:value-type="float">
            <text:p>1.4405</text:p>
          </table:table-cell>
          <table:table-cell table:number-columns-repeated="5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3.3333" calcext:value-type="float">
            <text:p>93.3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6]-['12.32'.C216]" office:value-type="float" office:value="1.66659999999999" calcext:value-type="float">
            <text:p>1.6666</text:p>
          </table:table-cell>
          <table:table-cell table:style-name="ce14" table:number-columns-repeated="2"/>
          <table:table-cell table:style-name="ce14" office:value-type="float" office:value="123.576377761423" calcext:value-type="float">
            <text:p>123.5763777614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2.430897223386" calcext:value-type="float">
            <text:p>112.4308972234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6]-['12.32'.L216]" office:value-type="float" office:value="3.25037441210699" calcext:value-type="float">
            <text:p>3.2503744121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3.3333" calcext:value-type="float">
            <text:p>93.3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7]-['12.32'.C217]" office:value-type="float" office:value="1.66659999999999" calcext:value-type="float">
            <text:p>1.6666</text:p>
          </table:table-cell>
          <table:table-cell table:style-name="ce14" table:number-columns-repeated="2"/>
          <table:table-cell table:style-name="ce14" office:value-type="float" office:value="123.577571822614" calcext:value-type="float">
            <text:p>123.577571822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26.568974203479" calcext:value-type="float">
            <text:p>126.5689742035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7]-['12.32'.L217]" office:value-type="float" office:value="17.3884513922" calcext:value-type="float">
            <text:p>17.3884513922</text:p>
          </table:table-cell>
          <table:table-cell table:style-name="ce14" table:number-columns-repeated="3"/>
          <table:table-cell table:style-name="ce14" table:formula="of:=MIN(['12.32'.Q201:.Q215])" office:value-type="float" office:value="0.924245" calcext:value-type="float">
            <text:p>0.924245</text:p>
          </table:table-cell>
          <table:table-cell table:style-name="ce14" table:number-columns-repeated="3"/>
          <table:table-cell table:number-columns-repeated="5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8]-['12.32'.C218]" office:value-type="float" office:value="3.33329999999999" calcext:value-type="float">
            <text:p>3.3333</text:p>
          </table:table-cell>
          <table:table-cell table:style-name="ce14" table:number-columns-repeated="2"/>
          <table:table-cell table:style-name="ce14" office:value-type="float" office:value="123.270861222668" calcext:value-type="float">
            <text:p>123.2708612227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5.852195901004" calcext:value-type="float">
            <text:p>125.852195901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8]-['12.32'.L218]" office:value-type="float" office:value="16.671673089725" calcext:value-type="float">
            <text:p>16.6716730897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19]-['12.32'.C219]" office:value-type="float" office:value="3.33329999999999" calcext:value-type="float">
            <text:p>3.3333</text:p>
          </table:table-cell>
          <table:table-cell table:style-name="ce14" table:number-columns-repeated="2"/>
          <table:table-cell table:style-name="ce14" office:value-type="float" office:value="123.273237574236" calcext:value-type="float">
            <text:p>123.273237574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3.986096681598" calcext:value-type="float">
            <text:p>123.9860966816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19]-['12.32'.L219]" office:value-type="float" office:value="14.805573870319" calcext:value-type="float">
            <text:p>14.8055738703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3.333" calcext:value-type="float">
            <text:p>103.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0]-['12.32'.C220]" office:value-type="float" office:value="11.6663" calcext:value-type="float">
            <text:p>11.6663</text:p>
          </table:table-cell>
          <table:table-cell table:style-name="ce14" table:number-columns-repeated="2"/>
          <table:table-cell table:style-name="ce14" office:value-type="float" office:value="123.275019898038" calcext:value-type="float">
            <text:p>123.275019898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3.273237574236" calcext:value-type="float">
            <text:p>123.2732375742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20]-['12.32'.L220]" office:value-type="float" office:value="14.092714762957" calcext:value-type="float">
            <text:p>14.092714763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1]-['12.32'.C221]" office:value-type="float" office:value="8.33329999999999" calcext:value-type="float">
            <text:p>8.3333</text:p>
          </table:table-cell>
          <table:table-cell table:style-name="ce14" table:number-columns-repeated="2"/>
          <table:table-cell table:style-name="ce14" office:value-type="float" office:value="122.867618580484" calcext:value-type="float">
            <text:p>122.8676185805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2.545040237359" calcext:value-type="float">
            <text:p>122.5450402374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21]-['12.32'.L221]" office:value-type="float" office:value="13.36451742608" calcext:value-type="float">
            <text:p>13.3645174261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2]-['12.32'.C222]" office:value-type="float" office:value="8.33329999999999" calcext:value-type="float">
            <text:p>8.3333</text:p>
          </table:table-cell>
          <table:table-cell table:style-name="ce14" table:number-columns-repeated="2"/>
          <table:table-cell table:style-name="ce14" office:value-type="float" office:value="122.864667670755" calcext:value-type="float">
            <text:p>122.8646676708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2.412498881117" calcext:value-type="float">
            <text:p>122.4124988811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22]-['12.32'.L222]" office:value-type="float" office:value="13.231976069838" calcext:value-type="float">
            <text:p>13.2319760698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3]-['12.32'.C223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2.544453139001" calcext:value-type="float">
            <text:p>122.544453139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1.799290993651" calcext:value-type="float">
            <text:p>121.7992909937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23]-['12.32'.L223]" office:value-type="float" office:value="12.618768182372" calcext:value-type="float">
            <text:p>12.6187681824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4]-['12.32'.C224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2.545040237359" calcext:value-type="float">
            <text:p>122.5450402374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0.81896407699" calcext:value-type="float">
            <text:p>120.818964077</text:p>
          </table:table-cell>
          <table:table-cell table:style-name="ce14" office:value-type="float" office:value="109.180522811279" calcext:value-type="float">
            <text:p>109.1805228113</text:p>
          </table:table-cell>
          <table:table-cell table:style-name="ce14" table:formula="of:=['12.32'.K224]-['12.32'.L224]" office:value-type="float" office:value="11.638441265711" calcext:value-type="float">
            <text:p>11.6384412657</text:p>
          </table:table-cell>
          <table:table-cell table:style-name="ce14" table:number-columns-repeated="7"/>
          <table:table-cell table:number-columns-repeated="5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1.667" calcext:value-type="float">
            <text:p>10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5]-['12.32'.C225]" office:value-type="float" office:value="10.0003" calcext:value-type="float">
            <text:p>10.0003</text:p>
          </table:table-cell>
          <table:table-cell table:style-name="ce14" table:number-columns-repeated="2"/>
          <table:table-cell table:style-name="ce14" office:value-type="float" office:value="123.012978592847" calcext:value-type="float">
            <text:p>123.0129785928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8.333" calcext:value-type="float">
            <text:p>108.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6]-['12.32'.C226]" office:value-type="float" office:value="16.6663" calcext:value-type="float">
            <text:p>16.6663</text:p>
          </table:table-cell>
          <table:table-cell table:style-name="ce14" table:number-columns-repeated="2"/>
          <table:table-cell table:style-name="ce14" office:value-type="float" office:value="121.769719333249" calcext:value-type="float">
            <text:p>121.769719333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2"/>
          <table:table-cell table:style-name="ce14" table:formula="of:=MIN(['12.32'.K201:.K224])" office:value-type="float" office:value="109.180522811279" calcext:value-type="float">
            <text:p>109.1805228113</text:p>
          </table:table-cell>
          <table:table-cell table:style-name="ce14" table:number-columns-repeated="9"/>
          <table:table-cell table:number-columns-repeated="5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7]-['12.32'.C227]" office:value-type="float" office:value="18.3333" calcext:value-type="float">
            <text:p>18.3333</text:p>
          </table:table-cell>
          <table:table-cell table:style-name="ce14" table:number-columns-repeated="2"/>
          <table:table-cell table:style-name="ce14" office:value-type="float" office:value="122.411913052048" calcext:value-type="float">
            <text:p>122.41191305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8]-['12.32'.C228]" office:value-type="float" office:value="18.3333" calcext:value-type="float">
            <text:p>18.3333</text:p>
          </table:table-cell>
          <table:table-cell table:style-name="ce14" table:number-columns-repeated="2"/>
          <table:table-cell table:style-name="ce14" office:value-type="float" office:value="122.411913052048" calcext:value-type="float">
            <text:p>122.41191305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29]-['12.32'.C229]" office:value-type="float" office:value="18.3333" calcext:value-type="float">
            <text:p>18.3333</text:p>
          </table:table-cell>
          <table:table-cell table:style-name="ce14" table:number-columns-repeated="2"/>
          <table:table-cell table:style-name="ce14" office:value-type="float" office:value="122.412498881117" calcext:value-type="float">
            <text:p>122.4124988811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0]-['12.32'.C230]" office:value-type="float" office:value="18.3333" calcext:value-type="float">
            <text:p>18.3333</text:p>
          </table:table-cell>
          <table:table-cell table:style-name="ce14" table:number-columns-repeated="2"/>
          <table:table-cell table:style-name="ce14" office:value-type="float" office:value="122.414256401967" calcext:value-type="float">
            <text:p>122.41425640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1.667" calcext:value-type="float">
            <text:p>12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1]-['12.32'.C231]" office:value-type="float" office:value="30.0003" calcext:value-type="float">
            <text:p>30.0003</text:p>
          </table:table-cell>
          <table:table-cell table:style-name="ce14" table:number-columns-repeated="2"/>
          <table:table-cell table:style-name="ce14" office:value-type="float" office:value="120.677601346033" calcext:value-type="float">
            <text:p>120.67760134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3.333" calcext:value-type="float">
            <text:p>123.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2]-['12.32'.C232]" office:value-type="float" office:value="31.6663" calcext:value-type="float">
            <text:p>31.6663</text:p>
          </table:table-cell>
          <table:table-cell table:style-name="ce14" table:number-columns-repeated="2"/>
          <table:table-cell table:style-name="ce14" office:value-type="float" office:value="121.356067179556" calcext:value-type="float">
            <text:p>121.356067179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3.333" calcext:value-type="float">
            <text:p>123.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3]-['12.32'.C233]" office:value-type="float" office:value="31.6663" calcext:value-type="float">
            <text:p>31.6663</text:p>
          </table:table-cell>
          <table:table-cell table:style-name="ce14" table:number-columns-repeated="2"/>
          <table:table-cell table:style-name="ce14" office:value-type="float" office:value="121.355491418355" calcext:value-type="float">
            <text:p>121.3554914184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4]-['12.32'.C234]" office:value-type="float" office:value="28.3333" calcext:value-type="float">
            <text:p>28.3333</text:p>
          </table:table-cell>
          <table:table-cell table:style-name="ce14" table:number-columns-repeated="2"/>
          <table:table-cell table:style-name="ce14" office:value-type="float" office:value="121.799290993651" calcext:value-type="float">
            <text:p>121.7992909937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5]-['12.32'.C235]" office:value-type="float" office:value="33.3333" calcext:value-type="float">
            <text:p>33.3333</text:p>
          </table:table-cell>
          <table:table-cell table:style-name="ce14" table:number-columns-repeated="2"/>
          <table:table-cell table:style-name="ce14" office:value-type="float" office:value="121.962482971609" calcext:value-type="float">
            <text:p>121.9624829716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3.333" calcext:value-type="float">
            <text:p>123.333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6]-['12.32'.C236]" office:value-type="float" office:value="31.6663" calcext:value-type="float">
            <text:p>31.6663</text:p>
          </table:table-cell>
          <table:table-cell table:style-name="ce14" table:number-columns-repeated="2"/>
          <table:table-cell table:style-name="ce14" office:value-type="float" office:value="121.619763041997" calcext:value-type="float">
            <text:p>121.619763042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7]-['12.32'.C237]" office:value-type="float" office:value="33.3333" calcext:value-type="float">
            <text:p>33.3333</text:p>
          </table:table-cell>
          <table:table-cell table:style-name="ce14" table:number-columns-repeated="2"/>
          <table:table-cell table:style-name="ce14" office:value-type="float" office:value="120.826954107539" calcext:value-type="float">
            <text:p>120.8269541075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8]-['12.32'.C238]" office:value-type="float" office:value="33.3333" calcext:value-type="float">
            <text:p>33.3333</text:p>
          </table:table-cell>
          <table:table-cell table:style-name="ce14" table:number-columns-repeated="2"/>
          <table:table-cell table:style-name="ce14" office:value-type="float" office:value="120.824671133834" calcext:value-type="float">
            <text:p>120.8246711338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1.667" calcext:value-type="float">
            <text:p>121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39]-['12.32'.C239]" office:value-type="float" office:value="30.0003" calcext:value-type="float">
            <text:p>30.0003</text:p>
          </table:table-cell>
          <table:table-cell table:style-name="ce14" table:number-columns-repeated="2"/>
          <table:table-cell table:style-name="ce14" office:value-type="float" office:value="120.81896407699" calcext:value-type="float">
            <text:p>120.818964077</text:p>
          </table:table-cell>
          <table:table-cell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float" office:value="146.667" calcext:value-type="float">
            <text:p>146.667</text:p>
          </table:table-cell>
          <table:table-cell table:style-name="ce14" office:value-type="float" office:value="91.6667" calcext:value-type="float">
            <text:p>91.6667</text:p>
          </table:table-cell>
          <table:table-cell table:style-name="ce14" table:formula="of:=['12.32'.B240]-['12.32'.C240]" office:value-type="float" office:value="55.0003" calcext:value-type="float">
            <text:p>55.0003</text:p>
          </table:table-cell>
          <table:table-cell table:style-name="ce14" table:number-columns-repeated="2"/>
          <table:table-cell table:number-columns-repeated="2" table:style-name="ce14" office:value-type="float" office:value="119.641822051618" calcext:value-type="float">
            <text:p>119.6418220516</text:p>
          </table:table-cell>
          <table:table-cell table:style-name="ce14" table:number-columns-repeated="12"/>
          <table:table-cell table:number-columns-repeated="57"/>
        </table:table-row>
        <table:table-row table:style-name="ro1">
          <table:table-cell table:style-name="ce14" table:number-columns-repeated="20"/>
          <table:table-cell table:number-columns-repeated="57"/>
        </table:table-row>
        <table:table-row table:style-name="ro1">
          <table:table-cell table:style-name="ce14" table:number-columns-repeated="6"/>
          <table:table-cell table:style-name="ce14" table:formula="of:=MIN(['12.32'.G125:.G240])" office:value-type="float" office:value="119.641822051618" calcext:value-type="float">
            <text:p>119.6418220516</text:p>
          </table:table-cell>
          <table:table-cell table:style-name="ce14" table:number-columns-repeated="13"/>
          <table:table-cell table:number-columns-repeated="57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64"/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table:style-name="Default" office:value-type="float" office:value="0.8" calcext:value-type="float">
            <text:p>0.8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6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" calcext:value-type="float">
            <text:p>13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5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float" office:value="262" calcext:value-type="float">
            <text:p>26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" calcext:value-type="float">
            <text:p>23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table:number-columns-repeated="5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96" calcext:value-type="float">
            <text:p>296</text:p>
          </table:table-cell>
          <table:table-cell office:value-type="float" office:value="23" calcext:value-type="float">
            <text:p>23</text:p>
          </table:table-cell>
          <table:table-cell office:value-type="float" office:value="286" calcext:value-type="float">
            <text:p>286</text:p>
          </table:table-cell>
          <table:table-cell office:value-type="float" office:value="23" calcext:value-type="float">
            <text:p>23</text:p>
          </table:table-cell>
          <table:table-cell office:value-type="float" office:value="272" calcext:value-type="float">
            <text:p>272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247" calcext:value-type="float">
            <text:p>247</text:p>
          </table:table-cell>
          <table:table-cell office:value-type="float" office:value="15" calcext:value-type="float">
            <text:p>15</text:p>
          </table:table-cell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64" calcext:value-type="float">
            <text:p>264</text:p>
          </table:table-cell>
          <table:table-cell office:value-type="float" office:value="23" calcext:value-type="float">
            <text:p>23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table:number-columns-repeated="5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  <table:table-cell office:value-type="float" office:value="302" calcext:value-type="float">
            <text:p>302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office:value-type="float" office:value="316" calcext:value-type="float">
            <text:p>316</text:p>
          </table:table-cell>
          <table:table-cell office:value-type="float" office:value="26" calcext:value-type="float">
            <text:p>26</text:p>
          </table:table-cell>
          <table:table-cell office:value-type="float" office:value="314" calcext:value-type="float">
            <text:p>314</text:p>
          </table:table-cell>
          <table:table-cell office:value-type="float" office:value="26" calcext:value-type="float">
            <text:p>26</text:p>
          </table:table-cell>
          <table:table-cell office:value-type="float" office:value="312" calcext:value-type="float">
            <text:p>312</text:p>
          </table:table-cell>
          <table:table-cell office:value-type="float" office:value="26" calcext:value-type="float">
            <text:p>26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6" calcext:value-type="float">
            <text:p>26</text:p>
          </table:table-cell>
          <table:table-cell office:value-type="float" office:value="296" calcext:value-type="float">
            <text:p>296</text:p>
          </table:table-cell>
          <table:table-cell office:value-type="float" office:value="26" calcext:value-type="float">
            <text:p>26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table:number-columns-repeated="5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office:value-type="float" office:value="319" calcext:value-type="float">
            <text:p>319</text:p>
          </table:table-cell>
          <table:table-cell office:value-type="float" office:value="25" calcext:value-type="float">
            <text:p>25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306" calcext:value-type="float">
            <text:p>306</text:p>
          </table:table-cell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office:value-type="float" office:value="25" calcext:value-type="float">
            <text:p>25</text:p>
          </table:table-cell>
          <table:table-cell office:value-type="float" office:value="286" calcext:value-type="float">
            <text:p>286</text:p>
          </table:table-cell>
          <table:table-cell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office:value-type="float" office:value="20" calcext:value-type="float">
            <text:p>20</text:p>
          </table:table-cell>
          <table:table-cell office:value-type="float" office:value="347" calcext:value-type="float">
            <text:p>347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office:value-type="float" office:value="24" calcext:value-type="float">
            <text:p>24</text:p>
          </table:table-cell>
          <table:table-cell office:value-type="float" office:value="335" calcext:value-type="float">
            <text:p>335</text:p>
          </table:table-cell>
          <table:table-cell office:value-type="float" office:value="24" calcext:value-type="float">
            <text:p>24</text:p>
          </table:table-cell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321" calcext:value-type="float">
            <text:p>321</text:p>
          </table:table-cell>
          <table:table-cell office:value-type="float" office:value="24" calcext:value-type="float">
            <text:p>24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float" office:value="361" calcext:value-type="float">
            <text:p>361</text:p>
          </table:table-cell>
          <table:table-cell office:value-type="float" office:value="24" calcext:value-type="float">
            <text:p>24</text:p>
          </table:table-cell>
          <table:table-cell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office:value-type="float" office:value="342" calcext:value-type="float">
            <text:p>342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327" calcext:value-type="float">
            <text:p>327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float" office:value="20" calcext:value-type="float">
            <text:p>20</text:p>
          </table:table-cell>
          <table:table-cell table:number-columns-repeated="59"/>
        </table:table-row>
      </table:table>
      <table:table table:name="wustl" table:style-name="ta1">
        <table:table-column table:style-name="co7" table:number-columns-repeated="5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links</text:p>
          </table:table-cell>
          <table:table-cell table:number-columns-repeated="3"/>
          <table:table-cell office:value-type="string" calcext:value-type="string">
            <text:p>wustl different settings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0.63059" calcext:value-type="float">
            <text:p>0.63059</text:p>
          </table:table-cell>
          <table:table-cell office:value-type="float" office:value="0.43552" calcext:value-type="float">
            <text:p>0.43552</text:p>
          </table:table-cell>
          <table:table-cell office:value-type="float" office:value="59.8611" calcext:value-type="float">
            <text:p>59.8611</text:p>
          </table:table-cell>
          <table:table-cell office:value-type="float" office:value="46.4643" calcext:value-type="float">
            <text:p>46.46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0.350714" calcext:value-type="float">
            <text:p>0.350714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49.3315" calcext:value-type="float">
            <text:p>49.3315</text:p>
          </table:table-cell>
          <table:table-cell office:value-type="float" office:value="39.1656" calcext:value-type="float">
            <text:p>39.1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9" calcext:value-type="float">
            <text:p>269</text:p>
          </table:table-cell>
          <table:table-cell table:number-columns-repeated="3"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0.63059" calcext:value-type="float">
            <text:p>0.63059</text:p>
          </table:table-cell>
          <table:table-cell office:value-type="float" office:value="0.43552" calcext:value-type="float">
            <text:p>0.43552</text:p>
          </table:table-cell>
          <table:table-cell office:value-type="float" office:value="59.8611" calcext:value-type="float">
            <text:p>59.8611</text:p>
          </table:table-cell>
          <table:table-cell office:value-type="float" office:value="46.4643" calcext:value-type="float">
            <text:p>46.46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0.350714" calcext:value-type="float">
            <text:p>0.350714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49.3315" calcext:value-type="float">
            <text:p>49.3315</text:p>
          </table:table-cell>
          <table:table-cell office:value-type="float" office:value="39.1656" calcext:value-type="float">
            <text:p>39.16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4.5223" calcext:value-type="float">
            <text:p>4.5223</text:p>
          </table:table-cell>
          <table:table-cell office:value-type="float" office:value="3.2931" calcext:value-type="float">
            <text:p>3.2931</text:p>
          </table:table-cell>
          <table:table-cell office:value-type="float" office:value="59.223" calcext:value-type="float">
            <text:p>59.223</text:p>
          </table:table-cell>
          <table:table-cell office:value-type="float" office:value="23.4232" calcext:value-type="float">
            <text:p>23.42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0.350714" calcext:value-type="float">
            <text:p>0.350714</text:p>
          </table:table-cell>
          <table:table-cell office:value-type="float" office:value="0.28987" calcext:value-type="float">
            <text:p>0.28987</text:p>
          </table:table-cell>
          <table:table-cell office:value-type="float" office:value="49.3315" calcext:value-type="float">
            <text:p>49.3315</text:p>
          </table:table-cell>
          <table:table-cell office:value-type="float" office:value="39.1656" calcext:value-type="float">
            <text:p>39.16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0.63059" calcext:value-type="float">
            <text:p>0.63059</text:p>
          </table:table-cell>
          <table:table-cell office:value-type="float" office:value="0.43552" calcext:value-type="float">
            <text:p>0.43552</text:p>
          </table:table-cell>
          <table:table-cell office:value-type="float" office:value="59.8611" calcext:value-type="float">
            <text:p>59.8611</text:p>
          </table:table-cell>
          <table:table-cell office:value-type="float" office:value="46.4643" calcext:value-type="float">
            <text:p>46.46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.3432" calcext:value-type="float">
            <text:p>2.3432</text:p>
          </table:table-cell>
          <table:table-cell office:value-type="float" office:value="2.1231" calcext:value-type="float">
            <text:p>2.1231</text:p>
          </table:table-cell>
          <table:table-cell office:value-type="float" office:value="45.23" calcext:value-type="float">
            <text:p>45.23</text:p>
          </table:table-cell>
          <table:table-cell office:value-type="float" office:value="23.22" calcext:value-type="float">
            <text:p>23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5.6123" calcext:value-type="float">
            <text:p>5.6123</text:p>
          </table:table-cell>
          <table:table-cell office:value-type="float" office:value="4.2342" calcext:value-type="float">
            <text:p>4.2342</text:p>
          </table:table-cell>
          <table:table-cell office:value-type="float" office:value="69.2823" calcext:value-type="float">
            <text:p>69.2823</text:p>
          </table:table-cell>
          <table:table-cell office:value-type="float" office:value="34.2321" calcext:value-type="float">
            <text:p>34.2321</text:p>
          </table:table-cell>
        </table:table-row>
        <table:table-row table:style-name="ro1">
          <table:table-cell table:number-columns-repeated="5"/>
          <table:table-cell office:value-type="float" office:value="1.2311" calcext:value-type="float">
            <text:p>1.2311</text:p>
          </table:table-cell>
          <table:table-cell office:value-type="float" office:value="1.112" calcext:value-type="float">
            <text:p>1.112</text:p>
          </table:table-cell>
          <table:table-cell office:value-type="float" office:value="29.321" calcext:value-type="float">
            <text:p>29.321</text:p>
          </table:table-cell>
          <table:table-cell office:value-type="float" office:value="32.223" calcext:value-type="float">
            <text:p>32.22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links</text:p>
          </table:table-cell>
          <table:table-cell table:number-columns-repeated="3"/>
          <table:table-cell office:value-type="float" office:value="3.1232" calcext:value-type="float">
            <text:p>3.1232</text:p>
          </table:table-cell>
          <table:table-cell office:value-type="float" office:value="2.321" calcext:value-type="float">
            <text:p>2.321</text:p>
          </table:table-cell>
          <table:table-cell office:value-type="float" office:value="55.231" calcext:value-type="float">
            <text:p>55.231</text:p>
          </table:table-cell>
          <table:table-cell office:value-type="float" office:value="35.422" calcext:value-type="float">
            <text:p>35.4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.321" calcext:value-type="float">
            <text:p>1.321</text:p>
          </table:table-cell>
          <table:table-cell office:value-type="float" office:value="0.8723" calcext:value-type="float">
            <text:p>0.8723</text:p>
          </table:table-cell>
          <table:table-cell office:value-type="float" office:value="49.422" calcext:value-type="float">
            <text:p>49.422</text:p>
          </table:table-cell>
          <table:table-cell office:value-type="float" office:value="33.231" calcext:value-type="float">
            <text:p>33.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0.83323" calcext:value-type="float">
            <text:p>0.83323</text:p>
          </table:table-cell>
          <table:table-cell office:value-type="float" office:value="0.7523" calcext:value-type="float">
            <text:p>0.7523</text:p>
          </table:table-cell>
          <table:table-cell office:value-type="float" office:value="26.723" calcext:value-type="float">
            <text:p>26.723</text:p>
          </table:table-cell>
          <table:table-cell office:value-type="float" office:value="33.211" calcext:value-type="float">
            <text:p>33.2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2.90999" calcext:value-type="float">
            <text:p>2.90999</text:p>
          </table:table-cell>
          <table:table-cell office:value-type="float" office:value="2.67888" calcext:value-type="float">
            <text:p>2.67888</text:p>
          </table:table-cell>
          <table:table-cell office:value-type="float" office:value="36.6903" calcext:value-type="float">
            <text:p>36.6903</text:p>
          </table:table-cell>
          <table:table-cell office:value-type="float" office:value="32.6674" calcext:value-type="float">
            <text:p>32.66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0.8523" calcext:value-type="float">
            <text:p>0.8523</text:p>
          </table:table-cell>
          <table:table-cell office:value-type="float" office:value="0.74321" calcext:value-type="float">
            <text:p>0.74321</text:p>
          </table:table-cell>
          <table:table-cell office:value-type="float" office:value="42.3429" calcext:value-type="float">
            <text:p>42.3429</text:p>
          </table:table-cell>
          <table:table-cell office:value-type="float" office:value="42.2329" calcext:value-type="float">
            <text:p>42.2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0.95234" calcext:value-type="float">
            <text:p>0.95234</text:p>
          </table:table-cell>
          <table:table-cell office:value-type="float" office:value="0.5234" calcext:value-type="float">
            <text:p>0.5234</text:p>
          </table:table-cell>
          <table:table-cell office:value-type="float" office:value="39.232" calcext:value-type="float">
            <text:p>39.232</text:p>
          </table:table-cell>
          <table:table-cell office:value-type="float" office:value="22.34234" calcext:value-type="float">
            <text:p>22.342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5.2311" calcext:value-type="float">
            <text:p>5.2311</text:p>
          </table:table-cell>
          <table:table-cell office:value-type="float" office:value="4.23421" calcext:value-type="float">
            <text:p>4.23421</text:p>
          </table:table-cell>
          <table:table-cell office:value-type="float" office:value="57.234" calcext:value-type="float">
            <text:p>57.234</text:p>
          </table:table-cell>
          <table:table-cell office:value-type="float" office:value="44.4234" calcext:value-type="float">
            <text:p>44.4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5.1923" calcext:value-type="float">
            <text:p>5.1923</text:p>
          </table:table-cell>
          <table:table-cell office:value-type="float" office:value="4.67242" calcext:value-type="float">
            <text:p>4.67242</text:p>
          </table:table-cell>
          <table:table-cell office:value-type="float" office:value="52.321" calcext:value-type="float">
            <text:p>52.321</text:p>
          </table:table-cell>
          <table:table-cell office:value-type="float" office:value="47.2341" calcext:value-type="float">
            <text:p>47.2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.3121" calcext:value-type="float">
            <text:p>2.3121</text:p>
          </table:table-cell>
          <table:table-cell office:value-type="float" office:value="1.23492" calcext:value-type="float">
            <text:p>1.23492</text:p>
          </table:table-cell>
          <table:table-cell office:value-type="float" office:value="34.234" calcext:value-type="float">
            <text:p>34.234</text:p>
          </table:table-cell>
          <table:table-cell office:value-type="float" office:value="22.3211" calcext:value-type="float">
            <text:p>22.32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1.2341" calcext:value-type="float">
            <text:p>1.2341</text:p>
          </table:table-cell>
          <table:table-cell office:value-type="float" office:value="0.43241" calcext:value-type="float">
            <text:p>0.43241</text:p>
          </table:table-cell>
          <table:table-cell office:value-type="float" office:value="38.231" calcext:value-type="float">
            <text:p>38.231</text:p>
          </table:table-cell>
          <table:table-cell office:value-type="float" office:value="23.34132" calcext:value-type="float">
            <text:p>23.3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1.2341" calcext:value-type="float">
            <text:p>1.2341</text:p>
          </table:table-cell>
          <table:table-cell office:value-type="float" office:value="1.112" calcext:value-type="float">
            <text:p>1.112</text:p>
          </table:table-cell>
          <table:table-cell office:value-type="float" office:value="59.234" calcext:value-type="float">
            <text:p>59.234</text:p>
          </table:table-cell>
          <table:table-cell office:value-type="float" office:value="22.1234" calcext:value-type="float">
            <text:p>22.12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.49234" calcext:value-type="float">
            <text:p>1.49234</text:p>
          </table:table-cell>
          <table:table-cell office:value-type="float" office:value="1.00923" calcext:value-type="float">
            <text:p>1.00923</text:p>
          </table:table-cell>
          <table:table-cell office:value-type="float" office:value="62.2322" calcext:value-type="float">
            <text:p>62.2322</text:p>
          </table:table-cell>
          <table:table-cell office:value-type="float" office:value="42.32" calcext:value-type="float">
            <text:p>42.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.923" calcext:value-type="float">
            <text:p>1.923</text:p>
          </table:table-cell>
          <table:table-cell office:value-type="float" office:value="1.5923" calcext:value-type="float">
            <text:p>1.5923</text:p>
          </table:table-cell>
          <table:table-cell office:value-type="float" office:value="53.23" calcext:value-type="float">
            <text:p>53.23</text:p>
          </table:table-cell>
          <table:table-cell office:value-type="float" office:value="23.211" calcext:value-type="float">
            <text:p>23.2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.555" calcext:value-type="float">
            <text:p>1.555</text:p>
          </table:table-cell>
          <table:table-cell office:value-type="float" office:value="1.3221" calcext:value-type="float">
            <text:p>1.3221</text:p>
          </table:table-cell>
          <table:table-cell office:value-type="float" office:value="47.232" calcext:value-type="float">
            <text:p>47.232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formula="of:=AVERAGE([.F11:.F32])" office:value-type="float" office:value="2.08352763636364" calcext:value-type="float">
            <text:p>2.0835276364</text:p>
          </table:table-cell>
          <table:table-cell table:formula="of:=AVERAGE([.G11:.G32])" office:value-type="float" office:value="1.62335727272727" calcext:value-type="float">
            <text:p>1.6233572727</text:p>
          </table:table-cell>
          <table:table-cell table:formula="of:=AVERAGE([.H11:.H32])" office:value-type="float" office:value="48.8650409090909" calcext:value-type="float">
            <text:p>48.8650409091</text:p>
          </table:table-cell>
          <table:table-cell table:formula="of:=AVERAGE([.I11:.I32])" office:value-type="float" office:value="33.3485936363636" calcext:value-type="float">
            <text:p>33.3485936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formula="of:=MAX([.F11:.F32])" office:value-type="float" office:value="5.6123" calcext:value-type="float">
            <text:p>5.6123</text:p>
          </table:table-cell>
          <table:table-cell table:formula="of:=MAX([.G11:.G32])" office:value-type="float" office:value="4.67242" calcext:value-type="float">
            <text:p>4.67242</text:p>
          </table:table-cell>
          <table:table-cell table:formula="of:=MAX([.H11:.H32])" office:value-type="float" office:value="69.2823" calcext:value-type="float">
            <text:p>69.2823</text:p>
          </table:table-cell>
          <table:table-cell table:formula="of:=MAX([.I11:.I32])" office:value-type="float" office:value="47.2341" calcext:value-type="float">
            <text:p>47.234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([.H34]-[.F34])/[.F34]" office:value-type="float" office:value="22.4530322786477" calcext:value-type="float">
            <text:p>22.4530322786</text:p>
          </table:table-cell>
          <table:table-cell table:formula="of:=([.F34]-[.I34])/[.F34]" office:value-type="float" office:value="-15.0058321542433" calcext:value-type="float">
            <text:p>-15.0058321542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office:value-type="float" office:value="2.90999" calcext:value-type="float">
            <text:p>2.90999</text:p>
          </table:table-cell>
          <table:table-cell office:value-type="float" office:value="2.67888" calcext:value-type="float">
            <text:p>2.67888</text:p>
          </table:table-cell>
          <table:table-cell office:value-type="float" office:value="36.6903" calcext:value-type="float">
            <text:p>36.6903</text:p>
          </table:table-cell>
          <table:table-cell office:value-type="float" office:value="32.6674" calcext:value-type="float">
            <text:p>32.6674</text:p>
          </table:table-cell>
        </table:table-row>
      </table:table>
      <table:table table:name="indriya" table:style-name="ta1">
        <table:table-column table:style-name="co7" table:number-columns-repeated="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ce13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links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links</text:p>
          </table:table-cell>
          <table:table-cell table:number-columns-repeated="2"/>
          <table:table-cell office:value-type="string" calcext:value-type="string">
            <text:p>Indriya different requirements settings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string" calcext:value-type="string">
            <text:p>brute force</text:p>
          </table:table-cell>
          <table:table-cell office:value-type="string" calcext:value-type="string">
            <text:p>adaptation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0.19553" calcext:value-type="float">
            <text:p>0.19553</text:p>
          </table:table-cell>
          <table:table-cell office:value-type="float" office:value="0.245001" calcext:value-type="float">
            <text:p>0.245001</text:p>
          </table:table-cell>
          <table:table-cell office:value-type="float" office:value="1.9821" calcext:value-type="float">
            <text:p>1.9821</text:p>
          </table:table-cell>
          <table:table-cell office:value-type="float" office:value="1.20353" calcext:value-type="float">
            <text:p>1.203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0.09523" calcext:value-type="float">
            <text:p>0.09523</text:p>
          </table:table-cell>
          <table:table-cell office:value-type="float" office:value="0.135834" calcext:value-type="float">
            <text:p>0.135834</text:p>
          </table:table-cell>
          <table:table-cell office:value-type="float" office:value="1.11124" calcext:value-type="float">
            <text:p>1.11124</text:p>
          </table:table-cell>
          <table:table-cell office:value-type="float" office:value="0.401964" calcext:value-type="float">
            <text:p>0.4019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2" calcext:value-type="float">
            <text:p>232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7" calcext:value-type="float">
            <text:p>217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1" calcext:value-type="float">
            <text:p>211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adaptation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WirelessHART</text:p>
          </table:table-cell>
          <table:table-cell office:value-type="string" calcext:value-type="string">
            <text:p>CR+CP</text:p>
          </table:table-cell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0.8634" calcext:value-type="float">
            <text:p>0.8634</text:p>
          </table:table-cell>
          <table:table-cell office:value-type="float" office:value="0.6242" calcext:value-type="float">
            <text:p>0.6242</text:p>
          </table:table-cell>
          <table:table-cell office:value-type="float" office:value="20.231" calcext:value-type="float">
            <text:p>20.231</text:p>
          </table:table-cell>
          <table:table-cell office:value-type="float" office:value="15.432" calcext:value-type="float">
            <text:p>15.4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1.6342" calcext:value-type="float">
            <text:p>1.6342</text:p>
          </table:table-cell>
          <table:table-cell office:value-type="float" office:value="0.82341" calcext:value-type="float">
            <text:p>0.82341</text:p>
          </table:table-cell>
          <table:table-cell office:value-type="float" office:value="33.2321" calcext:value-type="float">
            <text:p>33.2321</text:p>
          </table:table-cell>
          <table:table-cell office:value-type="float" office:value="22.322" calcext:value-type="float">
            <text:p>22.322</text:p>
          </table:table-cell>
          <table:table-cell/>
        </table:table-row>
        <table:table-row table:style-name="ro1">
          <table:table-cell table:number-columns-repeated="7"/>
          <table:table-cell office:value-type="float" office:value="1.5234" calcext:value-type="float">
            <text:p>1.5234</text:p>
          </table:table-cell>
          <table:table-cell office:value-type="float" office:value="0.98234" calcext:value-type="float">
            <text:p>0.98234</text:p>
          </table:table-cell>
          <table:table-cell office:value-type="float" office:value="23.222" calcext:value-type="float">
            <text:p>23.222</text:p>
          </table:table-cell>
          <table:table-cell office:value-type="float" office:value="21.231" calcext:value-type="float">
            <text:p>21.231</text:p>
          </table:table-cell>
          <table:table-cell/>
        </table:table-row>
        <table:table-row table:style-name="ro1">
          <table:table-cell table:number-columns-repeated="7"/>
          <table:table-cell office:value-type="float" office:value="1.4232" calcext:value-type="float">
            <text:p>1.4232</text:p>
          </table:table-cell>
          <table:table-cell office:value-type="float" office:value="1.3231" calcext:value-type="float">
            <text:p>1.3231</text:p>
          </table:table-cell>
          <table:table-cell office:value-type="float" office:value="55.234" calcext:value-type="float">
            <text:p>55.234</text:p>
          </table:table-cell>
          <table:table-cell office:value-type="float" office:value="48.2342" calcext:value-type="float">
            <text:p>48.2342</text:p>
          </table:table-cell>
          <table:table-cell table:style-name="Default"/>
        </table:table-row>
        <table:table-row table:style-name="ro1">
          <table:table-cell table:number-columns-repeated="7"/>
          <table:table-cell office:value-type="float" office:value="1.5234" calcext:value-type="float">
            <text:p>1.5234</text:p>
          </table:table-cell>
          <table:table-cell office:value-type="float" office:value="1.3242" calcext:value-type="float">
            <text:p>1.3242</text:p>
          </table:table-cell>
          <table:table-cell office:value-type="float" office:value="43.2342" calcext:value-type="float">
            <text:p>43.2342</text:p>
          </table:table-cell>
          <table:table-cell office:value-type="float" office:value="39.3451" calcext:value-type="float">
            <text:p>39.3451</text:p>
          </table:table-cell>
          <table:table-cell table:style-name="Default"/>
        </table:table-row>
        <table:table-row table:style-name="ro1">
          <table:table-cell table:number-columns-repeated="7"/>
          <table:table-cell office:value-type="float" office:value="0.5423" calcext:value-type="float">
            <text:p>0.5423</text:p>
          </table:table-cell>
          <table:table-cell office:value-type="float" office:value="0.42341" calcext:value-type="float">
            <text:p>0.42341</text:p>
          </table:table-cell>
          <table:table-cell office:value-type="float" office:value="60.2342" calcext:value-type="float">
            <text:p>60.2342</text:p>
          </table:table-cell>
          <table:table-cell office:value-type="float" office:value="48.2342" calcext:value-type="float">
            <text:p>48.2342</text:p>
          </table:table-cell>
          <table:table-cell table:style-name="Default"/>
        </table:table-row>
        <table:table-row table:style-name="ro1">
          <table:table-cell table:number-columns-repeated="7"/>
          <table:table-cell office:value-type="float" office:value="0.3211" calcext:value-type="float">
            <text:p>0.3211</text:p>
          </table:table-cell>
          <table:table-cell office:value-type="float" office:value="0.14223" calcext:value-type="float">
            <text:p>0.14223</text:p>
          </table:table-cell>
          <table:table-cell office:value-type="float" office:value="40.2343" calcext:value-type="float">
            <text:p>40.2343</text:p>
          </table:table-cell>
          <table:table-cell office:value-type="float" office:value="50.2342" calcext:value-type="float">
            <text:p>50.2342</text:p>
          </table:table-cell>
          <table:table-cell table:style-name="Default"/>
        </table:table-row>
        <table:table-row table:style-name="ro1">
          <table:table-cell table:number-columns-repeated="7"/>
          <table:table-cell office:value-type="float" office:value="5.4234" calcext:value-type="float">
            <text:p>5.4234</text:p>
          </table:table-cell>
          <table:table-cell office:value-type="float" office:value="4.6353" calcext:value-type="float">
            <text:p>4.6353</text:p>
          </table:table-cell>
          <table:table-cell office:value-type="float" office:value="77.2421" calcext:value-type="float">
            <text:p>77.2421</text:p>
          </table:table-cell>
          <table:table-cell office:value-type="float" office:value="30.2323" calcext:value-type="float">
            <text:p>30.2323</text:p>
          </table:table-cell>
          <table:table-cell/>
        </table:table-row>
        <table:table-row table:style-name="ro1">
          <table:table-cell table:number-columns-repeated="7"/>
          <table:table-cell office:value-type="float" office:value="4.23234" calcext:value-type="float">
            <text:p>4.23234</text:p>
          </table:table-cell>
          <table:table-cell office:value-type="float" office:value="3.234321" calcext:value-type="float">
            <text:p>3.234321</text:p>
          </table:table-cell>
          <table:table-cell office:value-type="float" office:value="66.234312" calcext:value-type="float">
            <text:p>66.234312</text:p>
          </table:table-cell>
          <table:table-cell office:value-type="float" office:value="45.23423" calcext:value-type="float">
            <text:p>45.23423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3424" calcext:value-type="float">
            <text:p>2.3424</text:p>
          </table:table-cell>
          <table:table-cell office:value-type="float" office:value="1.68234" calcext:value-type="float">
            <text:p>1.68234</text:p>
          </table:table-cell>
          <table:table-cell office:value-type="float" office:value="11.234" calcext:value-type="float">
            <text:p>11.234</text:p>
          </table:table-cell>
          <table:table-cell office:value-type="float" office:value="8.241132" calcext:value-type="float">
            <text:p>8.241132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35423" calcext:value-type="float">
            <text:p>0.35423</text:p>
          </table:table-cell>
          <table:table-cell office:value-type="float" office:value="0.23421" calcext:value-type="float">
            <text:p>0.23421</text:p>
          </table:table-cell>
          <table:table-cell office:value-type="float" office:value="16.234" calcext:value-type="float">
            <text:p>16.234</text:p>
          </table:table-cell>
          <table:table-cell office:value-type="float" office:value="24.2342" calcext:value-type="float">
            <text:p>24.2342</text:p>
          </table:table-cell>
          <table:table-cell/>
        </table:table-row>
        <table:table-row table:style-name="ro1">
          <table:table-cell table:number-columns-repeated="7"/>
          <table:table-cell office:value-type="float" office:value="6.2423" calcext:value-type="float">
            <text:p>6.2423</text:p>
          </table:table-cell>
          <table:table-cell office:value-type="float" office:value="5.23424" calcext:value-type="float">
            <text:p>5.23424</text:p>
          </table:table-cell>
          <table:table-cell office:value-type="float" office:value="55.234234" calcext:value-type="float">
            <text:p>55.234234</text:p>
          </table:table-cell>
          <table:table-cell office:value-type="float" office:value="39.24321" calcext:value-type="float">
            <text:p>39.24321</text:p>
          </table:table-cell>
          <table:table-cell/>
        </table:table-row>
        <table:table-row table:style-name="ro1">
          <table:table-cell table:number-columns-repeated="7"/>
          <table:table-cell office:value-type="float" office:value="4.23423" calcext:value-type="float">
            <text:p>4.23423</text:p>
          </table:table-cell>
          <table:table-cell office:value-type="float" office:value="3.2342" calcext:value-type="float">
            <text:p>3.2342</text:p>
          </table:table-cell>
          <table:table-cell office:value-type="float" office:value="41.23432" calcext:value-type="float">
            <text:p>41.23432</text:p>
          </table:table-cell>
          <table:table-cell office:value-type="float" office:value="23.3342" calcext:value-type="float">
            <text:p>23.3342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45345" calcext:value-type="float">
            <text:p>2.45345</text:p>
          </table:table-cell>
          <table:table-cell office:value-type="float" office:value="1.423124" calcext:value-type="float">
            <text:p>1.423124</text:p>
          </table:table-cell>
          <table:table-cell office:value-type="float" office:value="32.23412" calcext:value-type="float">
            <text:p>32.23412</text:p>
          </table:table-cell>
          <table:table-cell office:value-type="float" office:value="23.234" calcext:value-type="float">
            <text:p>23.234</text:p>
          </table:table-cell>
          <table:table-cell/>
        </table:table-row>
        <table:table-row table:style-name="ro1">
          <table:table-cell table:number-columns-repeated="7"/>
          <table:table-cell office:value-type="float" office:value="1.53242" calcext:value-type="float">
            <text:p>1.53242</text:p>
          </table:table-cell>
          <table:table-cell office:value-type="float" office:value="1.3214" calcext:value-type="float">
            <text:p>1.3214</text:p>
          </table:table-cell>
          <table:table-cell office:value-type="float" office:value="34.234234" calcext:value-type="float">
            <text:p>34.234234</text:p>
          </table:table-cell>
          <table:table-cell office:value-type="float" office:value="32.1234" calcext:value-type="float">
            <text:p>32.123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85322" calcext:value-type="float">
            <text:p>0.85322</text:p>
          </table:table-cell>
          <table:table-cell office:value-type="float" office:value="0.843242" calcext:value-type="float">
            <text:p>0.843242</text:p>
          </table:table-cell>
          <table:table-cell office:value-type="float" office:value="17.6353" calcext:value-type="float">
            <text:p>17.6353</text:p>
          </table:table-cell>
          <table:table-cell office:value-type="float" office:value="24.24234" calcext:value-type="float">
            <text:p>24.24234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243324" calcext:value-type="float">
            <text:p>3.243324</text:p>
          </table:table-cell>
          <table:table-cell office:value-type="float" office:value="2.4324" calcext:value-type="float">
            <text:p>2.4324</text:p>
          </table:table-cell>
          <table:table-cell office:value-type="float" office:value="35.423" calcext:value-type="float">
            <text:p>35.423</text:p>
          </table:table-cell>
          <table:table-cell office:value-type="float" office:value="36.43123" calcext:value-type="float">
            <text:p>36.43123</text:p>
          </table:table-cell>
          <table:table-cell/>
        </table:table-row>
        <table:table-row table:style-name="ro1">
          <table:table-cell table:number-columns-repeated="7"/>
          <table:table-cell office:value-type="float" office:value="6.24224" calcext:value-type="float">
            <text:p>6.24224</text:p>
          </table:table-cell>
          <table:table-cell office:value-type="float" office:value="5.62343" calcext:value-type="float">
            <text:p>5.62343</text:p>
          </table:table-cell>
          <table:table-cell office:value-type="float" office:value="59.2423" calcext:value-type="float">
            <text:p>59.2423</text:p>
          </table:table-cell>
          <table:table-cell office:value-type="float" office:value="53.23424" calcext:value-type="float">
            <text:p>53.23424</text:p>
          </table:table-cell>
          <table:table-cell/>
        </table:table-row>
        <table:table-row table:style-name="ro1">
          <table:table-cell table:number-columns-repeated="7"/>
          <table:table-cell office:value-type="float" office:value="5.4234" calcext:value-type="float">
            <text:p>5.4234</text:p>
          </table:table-cell>
          <table:table-cell office:value-type="float" office:value="5.321" calcext:value-type="float">
            <text:p>5.321</text:p>
          </table:table-cell>
          <table:table-cell office:value-type="float" office:value="56.2434" calcext:value-type="float">
            <text:p>56.2434</text:p>
          </table:table-cell>
          <table:table-cell office:value-type="float" office:value="39.234324" calcext:value-type="float">
            <text:p>39.234324</text:p>
          </table:table-cell>
          <table:table-cell/>
        </table:table-row>
        <table:table-row table:style-name="ro1">
          <table:table-cell table:number-columns-repeated="7"/>
          <table:table-cell office:value-type="float" office:value="0.123432" calcext:value-type="float">
            <text:p>0.123432</text:p>
          </table:table-cell>
          <table:table-cell office:value-type="float" office:value="0.1123434" calcext:value-type="float">
            <text:p>0.1123434</text:p>
          </table:table-cell>
          <table:table-cell office:value-type="float" office:value="33.234" calcext:value-type="float">
            <text:p>33.234</text:p>
          </table:table-cell>
          <table:table-cell office:value-type="float" office:value="23.2344" calcext:value-type="float">
            <text:p>23.2344</text:p>
          </table:table-cell>
          <table:table-cell/>
        </table:table-row>
        <table:table-row table:style-name="ro1">
          <table:table-cell table:number-columns-repeated="7"/>
          <table:table-cell office:value-type="float" office:value="1.23423" calcext:value-type="float">
            <text:p>1.23423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23.23424" calcext:value-type="float">
            <text:p>23.23424</text:p>
          </table:table-cell>
          <table:table-cell office:value-type="float" office:value="22.2341" calcext:value-type="float">
            <text:p>22.2341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234234" calcext:value-type="float">
            <text:p>2.234234</text:p>
          </table:table-cell>
          <table:table-cell office:value-type="float" office:value="1.23423" calcext:value-type="float">
            <text:p>1.23423</text:p>
          </table:table-cell>
          <table:table-cell office:value-type="float" office:value="34.3423" calcext:value-type="float">
            <text:p>34.3423</text:p>
          </table:table-cell>
          <table:table-cell office:value-type="float" office:value="30.13123" calcext:value-type="float">
            <text:p>30.13123</text:p>
          </table:table-cell>
          <table:table-cell/>
        </table:table-row>
        <table:table-row table:style-name="ro1">
          <table:table-cell table:number-columns-repeated="7"/>
          <table:table-cell table:formula="of:=MAX([.H16:.H37])" office:value-type="float" office:value="6.2423" calcext:value-type="float">
            <text:p>6.2423</text:p>
          </table:table-cell>
          <table:table-cell table:formula="of:=MAX([.I16:.I37])" office:value-type="float" office:value="5.62343" calcext:value-type="float">
            <text:p>5.62343</text:p>
          </table:table-cell>
          <table:table-cell table:formula="of:=MAX([.J16:.J37])" office:value-type="float" office:value="77.2421" calcext:value-type="float">
            <text:p>77.2421</text:p>
          </table:table-cell>
          <table:table-cell table:formula="of:=MAX([.K16:.K37])" office:value-type="float" office:value="53.23424" calcext:value-type="float">
            <text:p>53.23424</text:p>
          </table:table-cell>
          <table:table-cell/>
        </table:table-row>
        <table:table-row table:style-name="ro1">
          <table:table-cell table:number-columns-repeated="7"/>
          <table:table-cell table:formula="of:=AVERAGE([.H16:.H38])" office:value-type="float" office:value="2.61922391304348" calcext:value-type="float">
            <text:p>2.619223913</text:p>
          </table:table-cell>
          <table:table-cell table:formula="of:=AVERAGE([.I16:.I38])" office:value-type="float" office:value="2.10241393043478" calcext:value-type="float">
            <text:p>2.1024139304</text:p>
          </table:table-cell>
          <table:table-cell table:formula="of:=AVERAGE([.J16:.J38])" office:value-type="float" office:value="41.134772173913" calcext:value-type="float">
            <text:p>41.1347721739</text:p>
          </table:table-cell>
          <table:table-cell table:formula="of:=AVERAGE([.K16:.K38])" office:value-type="float" office:value="32.7341511304348" calcext:value-type="float">
            <text:p>32.7341511304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office:value-type="float" office:value="6.26806" calcext:value-type="float">
            <text:p>6.26806</text:p>
          </table:table-cell>
          <table:table-cell office:value-type="float" office:value="6.12321" calcext:value-type="float">
            <text:p>6.12321</text:p>
          </table:table-cell>
          <table:table-cell office:value-type="float" office:value="76.8674" calcext:value-type="float">
            <text:p>76.8674</text:p>
          </table:table-cell>
          <table:table-cell office:value-type="float" office:value="71.2957" calcext:value-type="float">
            <text:p>71.2957</text:p>
          </table:table-cell>
          <table:table-cell office:value-type="percentage" office:value="0.1" calcext:value-type="percentage">
            <text:p>10.00%</text:p>
          </table:table-cell>
        </table:table-row>
      </table:table>
      <table:named-expressions/>
      <table:database-ranges>
        <table:database-range table:name="__Anonymous_Sheet_DB__0" table:target-range-address="'10.20'.A28:'10.20'.B3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12.32'.BX14:'12.32'.BY14" table:contains-header="false" table:orientation="column"/>
        <table:database-range table:name="__Anonymous_Sheet_DB__6" table:target-range-address="wustl.A1:wustl.B17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indriya.D1:indriya.E17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0:09:32.874604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02:25.087196958</meta:creation-date>
    <meta:generator>LibreOffice/5.1.6.2$Linux_X86_64 LibreOffice_project/10m0$Build-2</meta:generator>
    <dc:date>2018-05-21T13:13:19.479079875</dc:date>
    <meta:editing-duration>P4DT57M</meta:editing-duration>
    <meta:editing-cycles>78</meta:editing-cycles>
    <meta:document-statistic meta:table-count="8" meta:cell-count="11974" meta:object-count="0"/>
  </office:meta>
</office:document-meta>
</file>